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1.5535in"/>
    </style:style>
    <style:style style:name="co4" style:family="table-column">
      <style:table-column-properties fo:break-before="auto" style:column-width="2.0134in"/>
    </style:style>
    <style:style style:name="co5" style:family="table-column">
      <style:table-column-properties fo:break-before="auto" style:column-width="1.8925in"/>
    </style:style>
    <style:style style:name="co6" style:family="table-column">
      <style:table-column-properties fo:break-before="auto" style:column-width="2.7264in"/>
    </style:style>
    <style:style style:name="co7" style:family="table-column">
      <style:table-column-properties fo:break-before="auto" style:column-width="1.8193in"/>
    </style:style>
    <style:style style:name="co8" style:family="table-column">
      <style:table-column-properties fo:break-before="auto" style:column-width="1.6984in"/>
    </style:style>
    <style:style style:name="co9" style:family="table-column">
      <style:table-column-properties fo:break-before="auto" style:column-width="1.5661in"/>
    </style:style>
    <style:style style:name="co10" style:family="table-column">
      <style:table-column-properties fo:break-before="auto" style:column-width="2.0252in"/>
    </style:style>
    <style:style style:name="co11" style:family="table-column">
      <style:table-column-properties fo:break-before="auto" style:column-width="1.9043in"/>
    </style:style>
    <style:style style:name="co12" style:family="table-column">
      <style:table-column-properties fo:break-before="auto" style:column-width="2.0618in"/>
    </style:style>
    <style:style style:name="co13" style:family="table-column">
      <style:table-column-properties fo:break-before="auto" style:column-width="1.9283in"/>
    </style:style>
    <style:style style:name="co14" style:family="table-column">
      <style:table-column-properties fo:break-before="auto" style:column-width="2.3882in"/>
    </style:style>
    <style:style style:name="co15" style:family="table-column">
      <style:table-column-properties fo:break-before="auto" style:column-width="2.2673in"/>
    </style:style>
    <style:style style:name="co16" style:family="table-column">
      <style:table-column-properties fo:break-before="auto" style:column-width="1.9165in"/>
    </style:style>
    <style:style style:name="co17" style:family="table-column">
      <style:table-column-properties fo:break-before="auto" style:column-width="1.7835in"/>
    </style:style>
    <style:style style:name="co18" style:family="table-column">
      <style:table-column-properties fo:break-before="auto" style:column-width="2.2429in"/>
    </style:style>
    <style:style style:name="co19" style:family="table-column">
      <style:table-column-properties fo:break-before="auto" style:column-width="2.122in"/>
    </style:style>
    <style:style style:name="co20" style:family="table-column">
      <style:table-column-properties fo:break-before="auto" style:column-width="0.211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our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allocate(EnumSet&lt;int&gt;) </text:p>
          </table:table-cell>
          <table:table-cell office:value-type="string">
            <text:p>allocate(std::set&lt;int&gt;) </text:p>
          </table:table-cell>
          <table:table-cell office:value-type="string">
            <text:p>allocate(std::map&lt;int, bool&gt;) </text:p>
          </table:table-cell>
          <table:table-cell office:value-type="string">
            <text:p>allocate(std::bitset&lt;5000&gt;) </text:p>
          </table:table-cell>
          <table:table-cell office:value-type="string">
            <text:p>clear(EnumSet&lt;int&gt;) </text:p>
          </table:table-cell>
          <table:table-cell office:value-type="string">
            <text:p>clear(std::set&lt;int&gt;) </text:p>
          </table:table-cell>
          <table:table-cell office:value-type="string">
            <text:p>clear(std::map&lt;int, bool&gt;) </text:p>
          </table:table-cell>
          <table:table-cell office:value-type="string">
            <text:p>clear(std::bitset&lt;5000&gt;) </text:p>
          </table:table-cell>
          <table:table-cell office:value-type="string">
            <text:p>destruct(EnumSet&lt;int&gt;) </text:p>
          </table:table-cell>
          <table:table-cell office:value-type="string">
            <text:p>destruct(std::set&lt;int&gt;) </text:p>
          </table:table-cell>
          <table:table-cell office:value-type="string">
            <text:p>destruct(std::map&lt;int, bool&gt;) </text:p>
          </table:table-cell>
          <table:table-cell office:value-type="string">
            <text:p>destruct(std::bitset&lt;5000&gt;) </text:p>
          </table:table-cell>
          <table:table-cell office:value-type="string">
            <text:p>orderedInsert(EnumSet&lt;int&gt;) </text:p>
          </table:table-cell>
          <table:table-cell office:value-type="string">
            <text:p>orderedInsert(std::set&lt;int&gt;) </text:p>
          </table:table-cell>
          <table:table-cell office:value-type="string">
            <text:p>orderedInsert(std::map&lt;int, bool&gt;) </text:p>
          </table:table-cell>
          <table:table-cell office:value-type="string">
            <text:p>orderedInsert(std::bitset&lt;5000&gt;) </text:p>
          </table:table-cell>
          <table:table-cell office:value-type="string">
            <text:p>randomGet(EnumSet&lt;int&gt;) </text:p>
          </table:table-cell>
          <table:table-cell office:value-type="string">
            <text:p>randomGet(std::set&lt;int&gt;) </text:p>
          </table:table-cell>
          <table:table-cell office:value-type="string">
            <text:p>randomGet(std::map&lt;int, bool&gt;) </text:p>
          </table:table-cell>
          <table:table-cell office:value-type="string">
            <text:p>randomGet(std::bitset&lt;5000&gt;) </text:p>
          </table:table-cell>
          <table:table-cell office:value-type="string">
            <text:p>randomInsert(EnumSet&lt;int&gt;) </text:p>
          </table:table-cell>
          <table:table-cell office:value-type="string">
            <text:p>randomInsert(std::set&lt;int&gt;) </text:p>
          </table:table-cell>
          <table:table-cell office:value-type="string">
            <text:p>randomInsert(std::map&lt;int, bool&gt;) </text:p>
          </table:table-cell>
          <table:table-cell office:value-type="string">
            <text:p>randomInsert(std::bitset&lt;5000&gt;) 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6905">
            <text:p>0.0006905</text:p>
          </table:table-cell>
          <table:table-cell office:value-type="float" office:value="0.0005096">
            <text:p>0.0005096</text:p>
          </table:table-cell>
          <table:table-cell office:value-type="float" office:value="0.000461">
            <text:p>0.000461</text:p>
          </table:table-cell>
          <table:table-cell office:value-type="float" office:value="0.0006863">
            <text:p>0.0006863</text:p>
          </table:table-cell>
          <table:table-cell office:value-type="float" office:value="0.0000007">
            <text:p>0.0000007</text:p>
          </table:table-cell>
          <table:table-cell office:value-type="float" office:value="0.0000005">
            <text:p>0.0000005</text:p>
          </table:table-cell>
          <table:table-cell office:value-type="float" office:value="0.0000004">
            <text:p>0.0000004</text:p>
          </table:table-cell>
          <table:table-cell office:value-type="float" office:value="0.0000006">
            <text:p>0.0000006</text:p>
          </table:table-cell>
          <table:table-cell office:value-type="float" office:value="0.0008107">
            <text:p>0.0008107</text:p>
          </table:table-cell>
          <table:table-cell office:value-type="float" office:value="0.0005548">
            <text:p>0.0005548</text:p>
          </table:table-cell>
          <table:table-cell office:value-type="float" office:value="0.0005438">
            <text:p>0.0005438</text:p>
          </table:table-cell>
          <table:table-cell office:value-type="float" office:value="0.000531">
            <text:p>0.000531</text:p>
          </table:table-cell>
          <table:table-cell office:value-type="float" office:value="0.0006943">
            <text:p>0.0006943</text:p>
          </table:table-cell>
          <table:table-cell office:value-type="float" office:value="0.0004957">
            <text:p>0.0004957</text:p>
          </table:table-cell>
          <table:table-cell office:value-type="float" office:value="0.0004706">
            <text:p>0.0004706</text:p>
          </table:table-cell>
          <table:table-cell office:value-type="float" office:value="0.000466">
            <text:p>0.000466</text:p>
          </table:table-cell>
          <table:table-cell office:value-type="float" office:value="0.0000006">
            <text:p>0.0000006</text:p>
          </table:table-cell>
          <table:table-cell office:value-type="float" office:value="0.0000005">
            <text:p>0.0000005</text:p>
          </table:table-cell>
          <table:table-cell office:value-type="float" office:value="0.0000004">
            <text:p>0.0000004</text:p>
          </table:table-cell>
          <table:table-cell office:value-type="float" office:value="0.0000005">
            <text:p>0.0000005</text:p>
          </table:table-cell>
          <table:table-cell office:value-type="float" office:value="0.0000007">
            <text:p>0.0000007</text:p>
          </table:table-cell>
          <table:table-cell office:value-type="float" office:value="0.0000005">
            <text:p>0.0000005</text:p>
          </table:table-cell>
          <table:table-cell office:value-type="float" office:value="0.0000004">
            <text:p>0.0000004</text:p>
          </table:table-cell>
          <table:table-cell office:value-type="float" office:value="0.0000005">
            <text:p>0.000000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1517">
            <text:p>0.0011517</text:p>
          </table:table-cell>
          <table:table-cell office:value-type="float" office:value="0.0010105">
            <text:p>0.0010105</text:p>
          </table:table-cell>
          <table:table-cell office:value-type="float" office:value="0.0009375">
            <text:p>0.0009375</text:p>
          </table:table-cell>
          <table:table-cell office:value-type="float" office:value="0.0014365">
            <text:p>0.0014365</text:p>
          </table:table-cell>
          <table:table-cell office:value-type="float" office:value="0.0000005">
            <text:p>0.0000005</text:p>
          </table:table-cell>
          <table:table-cell office:value-type="float" office:value="0.0000029">
            <text:p>0.0000029</text:p>
          </table:table-cell>
          <table:table-cell office:value-type="float" office:value="0.000003">
            <text:p>0.000003</text:p>
          </table:table-cell>
          <table:table-cell office:value-type="float" office:value="0.0000005">
            <text:p>0.0000005</text:p>
          </table:table-cell>
          <table:table-cell office:value-type="float" office:value="0.0013639">
            <text:p>0.0013639</text:p>
          </table:table-cell>
          <table:table-cell office:value-type="float" office:value="0.0028317">
            <text:p>0.0028317</text:p>
          </table:table-cell>
          <table:table-cell office:value-type="float" office:value="0.002732">
            <text:p>0.002732</text:p>
          </table:table-cell>
          <table:table-cell office:value-type="float" office:value="0.0012729">
            <text:p>0.0012729</text:p>
          </table:table-cell>
          <table:table-cell office:value-type="float" office:value="0.0029031">
            <text:p>0.0029031</text:p>
          </table:table-cell>
          <table:table-cell office:value-type="float" office:value="0.0084407">
            <text:p>0.0084407</text:p>
          </table:table-cell>
          <table:table-cell office:value-type="float" office:value="0.0086391">
            <text:p>0.0086391</text:p>
          </table:table-cell>
          <table:table-cell office:value-type="float" office:value="0.0012487">
            <text:p>0.0012487</text:p>
          </table:table-cell>
          <table:table-cell office:value-type="float" office:value="0.0000012">
            <text:p>0.0000012</text:p>
          </table:table-cell>
          <table:table-cell table:number-columns-repeated="2" office:value-type="float" office:value="0.0000035">
            <text:p>0.0000035</text:p>
          </table:table-cell>
          <table:table-cell office:value-type="float" office:value="0.0000007">
            <text:p>0.0000007</text:p>
          </table:table-cell>
          <table:table-cell office:value-type="float" office:value="0.0000016">
            <text:p>0.0000016</text:p>
          </table:table-cell>
          <table:table-cell office:value-type="float" office:value="0.0000083">
            <text:p>0.0000083</text:p>
          </table:table-cell>
          <table:table-cell office:value-type="float" office:value="0.0000085">
            <text:p>0.0000085</text:p>
          </table:table-cell>
          <table:table-cell office:value-type="float" office:value="0.0000009">
            <text:p>0.000000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16199">
            <text:p>0.0016199</text:p>
          </table:table-cell>
          <table:table-cell office:value-type="float" office:value="0.0015283">
            <text:p>0.0015283</text:p>
          </table:table-cell>
          <table:table-cell office:value-type="float" office:value="0.0014578">
            <text:p>0.0014578</text:p>
          </table:table-cell>
          <table:table-cell office:value-type="float" office:value="0.0021699">
            <text:p>0.0021699</text:p>
          </table:table-cell>
          <table:table-cell office:value-type="float" office:value="0.0000004">
            <text:p>0.0000004</text:p>
          </table:table-cell>
          <table:table-cell office:value-type="float" office:value="0.0000055">
            <text:p>0.0000055</text:p>
          </table:table-cell>
          <table:table-cell office:value-type="float" office:value="0.0000052">
            <text:p>0.0000052</text:p>
          </table:table-cell>
          <table:table-cell office:value-type="float" office:value="0.0000006">
            <text:p>0.0000006</text:p>
          </table:table-cell>
          <table:table-cell office:value-type="float" office:value="0.0019088">
            <text:p>0.0019088</text:p>
          </table:table-cell>
          <table:table-cell office:value-type="float" office:value="0.0068194">
            <text:p>0.0068194</text:p>
          </table:table-cell>
          <table:table-cell office:value-type="float" office:value="0.0065524">
            <text:p>0.0065524</text:p>
          </table:table-cell>
          <table:table-cell office:value-type="float" office:value="0.0018134">
            <text:p>0.0018134</text:p>
          </table:table-cell>
          <table:table-cell office:value-type="float" office:value="0.0070266">
            <text:p>0.0070266</text:p>
          </table:table-cell>
          <table:table-cell office:value-type="float" office:value="0.02608">
            <text:p>0.02608</text:p>
          </table:table-cell>
          <table:table-cell office:value-type="float" office:value="0.0267216">
            <text:p>0.0267216</text:p>
          </table:table-cell>
          <table:table-cell office:value-type="float" office:value="0.0023408">
            <text:p>0.0023408</text:p>
          </table:table-cell>
          <table:table-cell office:value-type="float" office:value="0.0000018">
            <text:p>0.0000018</text:p>
          </table:table-cell>
          <table:table-cell office:value-type="float" office:value="0.0000078">
            <text:p>0.0000078</text:p>
          </table:table-cell>
          <table:table-cell office:value-type="float" office:value="0.0000076">
            <text:p>0.0000076</text:p>
          </table:table-cell>
          <table:table-cell office:value-type="float" office:value="0.0000009">
            <text:p>0.0000009</text:p>
          </table:table-cell>
          <table:table-cell office:value-type="float" office:value="0.0000023">
            <text:p>0.0000023</text:p>
          </table:table-cell>
          <table:table-cell office:value-type="float" office:value="0.0000171">
            <text:p>0.0000171</text:p>
          </table:table-cell>
          <table:table-cell office:value-type="float" office:value="0.0000182">
            <text:p>0.0000182</text:p>
          </table:table-cell>
          <table:table-cell office:value-type="float" office:value="0.0000013">
            <text:p>0.000001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21062">
            <text:p>0.0021062</text:p>
          </table:table-cell>
          <table:table-cell office:value-type="float" office:value="0.0020569">
            <text:p>0.0020569</text:p>
          </table:table-cell>
          <table:table-cell office:value-type="float" office:value="0.0019804">
            <text:p>0.0019804</text:p>
          </table:table-cell>
          <table:table-cell office:value-type="float" office:value="0.0028843">
            <text:p>0.0028843</text:p>
          </table:table-cell>
          <table:table-cell office:value-type="float" office:value="0.0000004">
            <text:p>0.0000004</text:p>
          </table:table-cell>
          <table:table-cell office:value-type="float" office:value="0.0000081">
            <text:p>0.0000081</text:p>
          </table:table-cell>
          <table:table-cell office:value-type="float" office:value="0.000008">
            <text:p>0.000008</text:p>
          </table:table-cell>
          <table:table-cell office:value-type="float" office:value="0.0000006">
            <text:p>0.0000006</text:p>
          </table:table-cell>
          <table:table-cell office:value-type="float" office:value="0.0024338">
            <text:p>0.0024338</text:p>
          </table:table-cell>
          <table:table-cell office:value-type="float" office:value="0.0125041">
            <text:p>0.0125041</text:p>
          </table:table-cell>
          <table:table-cell office:value-type="float" office:value="0.0120008">
            <text:p>0.0120008</text:p>
          </table:table-cell>
          <table:table-cell office:value-type="float" office:value="0.0023469">
            <text:p>0.0023469</text:p>
          </table:table-cell>
          <table:table-cell office:value-type="float" office:value="0.0135011">
            <text:p>0.0135011</text:p>
          </table:table-cell>
          <table:table-cell office:value-type="float" office:value="0.0524158">
            <text:p>0.0524158</text:p>
          </table:table-cell>
          <table:table-cell office:value-type="float" office:value="0.0541199">
            <text:p>0.0541199</text:p>
          </table:table-cell>
          <table:table-cell office:value-type="float" office:value="0.0037012">
            <text:p>0.0037012</text:p>
          </table:table-cell>
          <table:table-cell office:value-type="float" office:value="0.0000027">
            <text:p>0.0000027</text:p>
          </table:table-cell>
          <table:table-cell office:value-type="float" office:value="0.0000119">
            <text:p>0.0000119</text:p>
          </table:table-cell>
          <table:table-cell office:value-type="float" office:value="0.0000116">
            <text:p>0.0000116</text:p>
          </table:table-cell>
          <table:table-cell office:value-type="float" office:value="0.0000013">
            <text:p>0.0000013</text:p>
          </table:table-cell>
          <table:table-cell office:value-type="float" office:value="0.0000033">
            <text:p>0.0000033</text:p>
          </table:table-cell>
          <table:table-cell office:value-type="float" office:value="0.0000257">
            <text:p>0.0000257</text:p>
          </table:table-cell>
          <table:table-cell office:value-type="float" office:value="0.0000272">
            <text:p>0.0000272</text:p>
          </table:table-cell>
          <table:table-cell office:value-type="float" office:value="0.0000017">
            <text:p>0.000001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25993">
            <text:p>0.0025993</text:p>
          </table:table-cell>
          <table:table-cell office:value-type="float" office:value="0.0025746">
            <text:p>0.0025746</text:p>
          </table:table-cell>
          <table:table-cell office:value-type="float" office:value="0.0025063">
            <text:p>0.0025063</text:p>
          </table:table-cell>
          <table:table-cell office:value-type="float" office:value="0.0036153">
            <text:p>0.0036153</text:p>
          </table:table-cell>
          <table:table-cell office:value-type="float" office:value="0.0000003">
            <text:p>0.0000003</text:p>
          </table:table-cell>
          <table:table-cell office:value-type="float" office:value="0.0000103">
            <text:p>0.0000103</text:p>
          </table:table-cell>
          <table:table-cell office:value-type="float" office:value="0.0000106">
            <text:p>0.0000106</text:p>
          </table:table-cell>
          <table:table-cell office:value-type="float" office:value="0.0000006">
            <text:p>0.0000006</text:p>
          </table:table-cell>
          <table:table-cell office:value-type="float" office:value="0.0029592">
            <text:p>0.0029592</text:p>
          </table:table-cell>
          <table:table-cell office:value-type="float" office:value="0.0199367">
            <text:p>0.0199367</text:p>
          </table:table-cell>
          <table:table-cell office:value-type="float" office:value="0.019054">
            <text:p>0.019054</text:p>
          </table:table-cell>
          <table:table-cell office:value-type="float" office:value="0.0028721">
            <text:p>0.0028721</text:p>
          </table:table-cell>
          <table:table-cell office:value-type="float" office:value="0.022461">
            <text:p>0.022461</text:p>
          </table:table-cell>
          <table:table-cell office:value-type="float" office:value="0.0888387">
            <text:p>0.0888387</text:p>
          </table:table-cell>
          <table:table-cell office:value-type="float" office:value="0.0910164">
            <text:p>0.0910164</text:p>
          </table:table-cell>
          <table:table-cell office:value-type="float" office:value="0.0053526">
            <text:p>0.0053526</text:p>
          </table:table-cell>
          <table:table-cell office:value-type="float" office:value="0.0000032">
            <text:p>0.0000032</text:p>
          </table:table-cell>
          <table:table-cell office:value-type="float" office:value="0.0000172">
            <text:p>0.0000172</text:p>
          </table:table-cell>
          <table:table-cell office:value-type="float" office:value="0.0000168">
            <text:p>0.0000168</text:p>
          </table:table-cell>
          <table:table-cell office:value-type="float" office:value="0.0000015">
            <text:p>0.0000015</text:p>
          </table:table-cell>
          <table:table-cell office:value-type="float" office:value="0.0000037">
            <text:p>0.0000037</text:p>
          </table:table-cell>
          <table:table-cell office:value-type="float" office:value="0.000036">
            <text:p>0.000036</text:p>
          </table:table-cell>
          <table:table-cell office:value-type="float" office:value="0.0000387">
            <text:p>0.0000387</text:p>
          </table:table-cell>
          <table:table-cell office:value-type="float" office:value="0.0000019">
            <text:p>0.000001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30967">
            <text:p>0.0030967</text:p>
          </table:table-cell>
          <table:table-cell office:value-type="float" office:value="0.0031005">
            <text:p>0.0031005</text:p>
          </table:table-cell>
          <table:table-cell office:value-type="float" office:value="0.0030388">
            <text:p>0.0030388</text:p>
          </table:table-cell>
          <table:table-cell office:value-type="float" office:value="0.0043291">
            <text:p>0.0043291</text:p>
          </table:table-cell>
          <table:table-cell office:value-type="float" office:value="0.0000006">
            <text:p>0.0000006</text:p>
          </table:table-cell>
          <table:table-cell office:value-type="float" office:value="0.0000131">
            <text:p>0.0000131</text:p>
          </table:table-cell>
          <table:table-cell office:value-type="float" office:value="0.0000129">
            <text:p>0.0000129</text:p>
          </table:table-cell>
          <table:table-cell office:value-type="float" office:value="0.0000005">
            <text:p>0.0000005</text:p>
          </table:table-cell>
          <table:table-cell office:value-type="float" office:value="0.0035081">
            <text:p>0.0035081</text:p>
          </table:table-cell>
          <table:table-cell office:value-type="float" office:value="0.0290801">
            <text:p>0.0290801</text:p>
          </table:table-cell>
          <table:table-cell office:value-type="float" office:value="0.027767">
            <text:p>0.027767</text:p>
          </table:table-cell>
          <table:table-cell office:value-type="float" office:value="0.0033981">
            <text:p>0.0033981</text:p>
          </table:table-cell>
          <table:table-cell office:value-type="float" office:value="0.0347299">
            <text:p>0.0347299</text:p>
          </table:table-cell>
          <table:table-cell office:value-type="float" office:value="0.1348053">
            <text:p>0.1348053</text:p>
          </table:table-cell>
          <table:table-cell office:value-type="float" office:value="0.1383515">
            <text:p>0.1383515</text:p>
          </table:table-cell>
          <table:table-cell office:value-type="float" office:value="0.0072643">
            <text:p>0.0072643</text:p>
          </table:table-cell>
          <table:table-cell office:value-type="float" office:value="0.000004">
            <text:p>0.000004</text:p>
          </table:table-cell>
          <table:table-cell table:number-columns-repeated="2" office:value-type="float" office:value="0.0000211">
            <text:p>0.0000211</text:p>
          </table:table-cell>
          <table:table-cell office:value-type="float" office:value="0.0000017">
            <text:p>0.0000017</text:p>
          </table:table-cell>
          <table:table-cell office:value-type="float" office:value="0.0000057">
            <text:p>0.0000057</text:p>
          </table:table-cell>
          <table:table-cell office:value-type="float" office:value="0.0000436">
            <text:p>0.0000436</text:p>
          </table:table-cell>
          <table:table-cell office:value-type="float" office:value="0.000048">
            <text:p>0.000048</text:p>
          </table:table-cell>
          <table:table-cell office:value-type="float" office:value="0.0000026">
            <text:p>0.000002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3578">
            <text:p>0.003578</text:p>
          </table:table-cell>
          <table:table-cell office:value-type="float" office:value="0.0036272">
            <text:p>0.0036272</text:p>
          </table:table-cell>
          <table:table-cell office:value-type="float" office:value="0.0035779">
            <text:p>0.0035779</text:p>
          </table:table-cell>
          <table:table-cell office:value-type="float" office:value="0.005048">
            <text:p>0.005048</text:p>
          </table:table-cell>
          <table:table-cell office:value-type="float" office:value="0.0000004">
            <text:p>0.0000004</text:p>
          </table:table-cell>
          <table:table-cell office:value-type="float" office:value="0.000016">
            <text:p>0.000016</text:p>
          </table:table-cell>
          <table:table-cell office:value-type="float" office:value="0.000015">
            <text:p>0.000015</text:p>
          </table:table-cell>
          <table:table-cell office:value-type="float" office:value="0.0000005">
            <text:p>0.0000005</text:p>
          </table:table-cell>
          <table:table-cell office:value-type="float" office:value="0.0040704">
            <text:p>0.0040704</text:p>
          </table:table-cell>
          <table:table-cell office:value-type="float" office:value="0.0399664">
            <text:p>0.0399664</text:p>
          </table:table-cell>
          <table:table-cell office:value-type="float" office:value="0.0380657">
            <text:p>0.0380657</text:p>
          </table:table-cell>
          <table:table-cell office:value-type="float" office:value="0.0039367">
            <text:p>0.0039367</text:p>
          </table:table-cell>
          <table:table-cell office:value-type="float" office:value="0.0508072">
            <text:p>0.0508072</text:p>
          </table:table-cell>
          <table:table-cell office:value-type="float" office:value="0.1895289">
            <text:p>0.1895289</text:p>
          </table:table-cell>
          <table:table-cell office:value-type="float" office:value="0.194637">
            <text:p>0.194637</text:p>
          </table:table-cell>
          <table:table-cell office:value-type="float" office:value="0.0094503">
            <text:p>0.0094503</text:p>
          </table:table-cell>
          <table:table-cell office:value-type="float" office:value="0.0000048">
            <text:p>0.0000048</text:p>
          </table:table-cell>
          <table:table-cell office:value-type="float" office:value="0.0000266">
            <text:p>0.0000266</text:p>
          </table:table-cell>
          <table:table-cell office:value-type="float" office:value="0.000026">
            <text:p>0.000026</text:p>
          </table:table-cell>
          <table:table-cell office:value-type="float" office:value="0.0000022">
            <text:p>0.0000022</text:p>
          </table:table-cell>
          <table:table-cell office:value-type="float" office:value="0.0000065">
            <text:p>0.0000065</text:p>
          </table:table-cell>
          <table:table-cell office:value-type="float" office:value="0.0000539">
            <text:p>0.0000539</text:p>
          </table:table-cell>
          <table:table-cell office:value-type="float" office:value="0.0000574">
            <text:p>0.0000574</text:p>
          </table:table-cell>
          <table:table-cell office:value-type="float" office:value="0.0000032">
            <text:p>0.000003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40747">
            <text:p>0.0040747</text:p>
          </table:table-cell>
          <table:table-cell office:value-type="float" office:value="0.0041486">
            <text:p>0.0041486</text:p>
          </table:table-cell>
          <table:table-cell office:value-type="float" office:value="0.0041624">
            <text:p>0.0041624</text:p>
          </table:table-cell>
          <table:table-cell office:value-type="float" office:value="0.0057689">
            <text:p>0.0057689</text:p>
          </table:table-cell>
          <table:table-cell office:value-type="float" office:value="0.0000006">
            <text:p>0.0000006</text:p>
          </table:table-cell>
          <table:table-cell office:value-type="float" office:value="0.0000183">
            <text:p>0.0000183</text:p>
          </table:table-cell>
          <table:table-cell office:value-type="float" office:value="0.0000178">
            <text:p>0.0000178</text:p>
          </table:table-cell>
          <table:table-cell office:value-type="float" office:value="0.0000004">
            <text:p>0.0000004</text:p>
          </table:table-cell>
          <table:table-cell office:value-type="float" office:value="0.0046317">
            <text:p>0.0046317</text:p>
          </table:table-cell>
          <table:table-cell office:value-type="float" office:value="0.0526115">
            <text:p>0.0526115</text:p>
          </table:table-cell>
          <table:table-cell office:value-type="float" office:value="0.0500939">
            <text:p>0.0500939</text:p>
          </table:table-cell>
          <table:table-cell office:value-type="float" office:value="0.0044757">
            <text:p>0.0044757</text:p>
          </table:table-cell>
          <table:table-cell office:value-type="float" office:value="0.0710645">
            <text:p>0.0710645</text:p>
          </table:table-cell>
          <table:table-cell office:value-type="float" office:value="0.2526915">
            <text:p>0.2526915</text:p>
          </table:table-cell>
          <table:table-cell office:value-type="float" office:value="0.2594233">
            <text:p>0.2594233</text:p>
          </table:table-cell>
          <table:table-cell office:value-type="float" office:value="0.0119989">
            <text:p>0.0119989</text:p>
          </table:table-cell>
          <table:table-cell office:value-type="float" office:value="0.0000055">
            <text:p>0.0000055</text:p>
          </table:table-cell>
          <table:table-cell office:value-type="float" office:value="0.0000317">
            <text:p>0.0000317</text:p>
          </table:table-cell>
          <table:table-cell office:value-type="float" office:value="0.0000323">
            <text:p>0.0000323</text:p>
          </table:table-cell>
          <table:table-cell office:value-type="float" office:value="0.0000022">
            <text:p>0.0000022</text:p>
          </table:table-cell>
          <table:table-cell office:value-type="float" office:value="0.0000068">
            <text:p>0.0000068</text:p>
          </table:table-cell>
          <table:table-cell office:value-type="float" office:value="0.0000648">
            <text:p>0.0000648</text:p>
          </table:table-cell>
          <table:table-cell office:value-type="float" office:value="0.0000682">
            <text:p>0.0000682</text:p>
          </table:table-cell>
          <table:table-cell office:value-type="float" office:value="0.0000033">
            <text:p>0.000003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45576">
            <text:p>0.0045576</text:p>
          </table:table-cell>
          <table:table-cell office:value-type="float" office:value="0.0046866">
            <text:p>0.0046866</text:p>
          </table:table-cell>
          <table:table-cell office:value-type="float" office:value="0.0047583">
            <text:p>0.0047583</text:p>
          </table:table-cell>
          <table:table-cell office:value-type="float" office:value="0.0064869">
            <text:p>0.0064869</text:p>
          </table:table-cell>
          <table:table-cell office:value-type="float" office:value="0.0000005">
            <text:p>0.0000005</text:p>
          </table:table-cell>
          <table:table-cell office:value-type="float" office:value="0.0000203">
            <text:p>0.0000203</text:p>
          </table:table-cell>
          <table:table-cell office:value-type="float" office:value="0.0000202">
            <text:p>0.0000202</text:p>
          </table:table-cell>
          <table:table-cell office:value-type="float" office:value="0.0000004">
            <text:p>0.0000004</text:p>
          </table:table-cell>
          <table:table-cell office:value-type="float" office:value="0.0052116">
            <text:p>0.0052116</text:p>
          </table:table-cell>
          <table:table-cell office:value-type="float" office:value="0.067006">
            <text:p>0.067006</text:p>
          </table:table-cell>
          <table:table-cell office:value-type="float" office:value="0.0637173">
            <text:p>0.0637173</text:p>
          </table:table-cell>
          <table:table-cell office:value-type="float" office:value="0.0050131">
            <text:p>0.0050131</text:p>
          </table:table-cell>
          <table:table-cell office:value-type="float" office:value="0.0958361">
            <text:p>0.0958361</text:p>
          </table:table-cell>
          <table:table-cell office:value-type="float" office:value="0.3265338">
            <text:p>0.3265338</text:p>
          </table:table-cell>
          <table:table-cell office:value-type="float" office:value="0.335282">
            <text:p>0.335282</text:p>
          </table:table-cell>
          <table:table-cell office:value-type="float" office:value="0.0148221">
            <text:p>0.0148221</text:p>
          </table:table-cell>
          <table:table-cell office:value-type="float" office:value="0.0000062">
            <text:p>0.0000062</text:p>
          </table:table-cell>
          <table:table-cell office:value-type="float" office:value="0.0000366">
            <text:p>0.0000366</text:p>
          </table:table-cell>
          <table:table-cell office:value-type="float" office:value="0.0000372">
            <text:p>0.0000372</text:p>
          </table:table-cell>
          <table:table-cell office:value-type="float" office:value="0.0000024">
            <text:p>0.0000024</text:p>
          </table:table-cell>
          <table:table-cell office:value-type="float" office:value="0.000008">
            <text:p>0.000008</text:p>
          </table:table-cell>
          <table:table-cell office:value-type="float" office:value="0.0000728">
            <text:p>0.0000728</text:p>
          </table:table-cell>
          <table:table-cell office:value-type="float" office:value="0.0000768">
            <text:p>0.0000768</text:p>
          </table:table-cell>
          <table:table-cell office:value-type="float" office:value="0.0000039">
            <text:p>0.0000039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0050585">
            <text:p>0.0050585</text:p>
          </table:table-cell>
          <table:table-cell office:value-type="float" office:value="0.0052256">
            <text:p>0.0052256</text:p>
          </table:table-cell>
          <table:table-cell office:value-type="float" office:value="0.0053158">
            <text:p>0.0053158</text:p>
          </table:table-cell>
          <table:table-cell office:value-type="float" office:value="0.0072009">
            <text:p>0.0072009</text:p>
          </table:table-cell>
          <table:table-cell office:value-type="float" office:value="0.0000005">
            <text:p>0.0000005</text:p>
          </table:table-cell>
          <table:table-cell office:value-type="float" office:value="0.0000237">
            <text:p>0.0000237</text:p>
          </table:table-cell>
          <table:table-cell office:value-type="float" office:value="0.0000229">
            <text:p>0.0000229</text:p>
          </table:table-cell>
          <table:table-cell office:value-type="float" office:value="0.0000006">
            <text:p>0.0000006</text:p>
          </table:table-cell>
          <table:table-cell office:value-type="float" office:value="0.0057688">
            <text:p>0.0057688</text:p>
          </table:table-cell>
          <table:table-cell office:value-type="float" office:value="0.0831021">
            <text:p>0.0831021</text:p>
          </table:table-cell>
          <table:table-cell office:value-type="float" office:value="0.0790097">
            <text:p>0.0790097</text:p>
          </table:table-cell>
          <table:table-cell office:value-type="float" office:value="0.0055559">
            <text:p>0.0055559</text:p>
          </table:table-cell>
          <table:table-cell office:value-type="float" office:value="0.1254301">
            <text:p>0.1254301</text:p>
          </table:table-cell>
          <table:table-cell office:value-type="float" office:value="0.410838">
            <text:p>0.410838</text:p>
          </table:table-cell>
          <table:table-cell office:value-type="float" office:value="0.4210425">
            <text:p>0.4210425</text:p>
          </table:table-cell>
          <table:table-cell office:value-type="float" office:value="0.0179152">
            <text:p>0.0179152</text:p>
          </table:table-cell>
          <table:table-cell office:value-type="float" office:value="0.0000069">
            <text:p>0.0000069</text:p>
          </table:table-cell>
          <table:table-cell office:value-type="float" office:value="0.0000416">
            <text:p>0.0000416</text:p>
          </table:table-cell>
          <table:table-cell office:value-type="float" office:value="0.0000423">
            <text:p>0.0000423</text:p>
          </table:table-cell>
          <table:table-cell office:value-type="float" office:value="0.0000028">
            <text:p>0.0000028</text:p>
          </table:table-cell>
          <table:table-cell office:value-type="float" office:value="0.0000084">
            <text:p>0.0000084</text:p>
          </table:table-cell>
          <table:table-cell office:value-type="float" office:value="0.0000817">
            <text:p>0.0000817</text:p>
          </table:table-cell>
          <table:table-cell office:value-type="float" office:value="0.0000897">
            <text:p>0.0000897</text:p>
          </table:table-cell>
          <table:table-cell office:value-type="float" office:value="0.0000044">
            <text:p>0.000004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55393">
            <text:p>0.0055393</text:p>
          </table:table-cell>
          <table:table-cell office:value-type="float" office:value="0.0057616">
            <text:p>0.0057616</text:p>
          </table:table-cell>
          <table:table-cell office:value-type="float" office:value="0.0058519">
            <text:p>0.0058519</text:p>
          </table:table-cell>
          <table:table-cell office:value-type="float" office:value="0.007923">
            <text:p>0.007923</text:p>
          </table:table-cell>
          <table:table-cell office:value-type="float" office:value="0.0000004">
            <text:p>0.0000004</text:p>
          </table:table-cell>
          <table:table-cell office:value-type="float" office:value="0.0000261">
            <text:p>0.0000261</text:p>
          </table:table-cell>
          <table:table-cell office:value-type="float" office:value="0.0000252">
            <text:p>0.0000252</text:p>
          </table:table-cell>
          <table:table-cell office:value-type="float" office:value="0.0000005">
            <text:p>0.0000005</text:p>
          </table:table-cell>
          <table:table-cell office:value-type="float" office:value="0.0063216">
            <text:p>0.0063216</text:p>
          </table:table-cell>
          <table:table-cell office:value-type="float" office:value="0.1008405">
            <text:p>0.1008405</text:p>
          </table:table-cell>
          <table:table-cell office:value-type="float" office:value="0.0958141">
            <text:p>0.0958141</text:p>
          </table:table-cell>
          <table:table-cell office:value-type="float" office:value="0.0060834">
            <text:p>0.0060834</text:p>
          </table:table-cell>
          <table:table-cell office:value-type="float" office:value="0.1597637">
            <text:p>0.1597637</text:p>
          </table:table-cell>
          <table:table-cell office:value-type="float" office:value="0.503059">
            <text:p>0.503059</text:p>
          </table:table-cell>
          <table:table-cell office:value-type="float" office:value="0.5170032">
            <text:p>0.5170032</text:p>
          </table:table-cell>
          <table:table-cell office:value-type="float" office:value="0.0212996">
            <text:p>0.0212996</text:p>
          </table:table-cell>
          <table:table-cell office:value-type="float" office:value="0.0000075">
            <text:p>0.0000075</text:p>
          </table:table-cell>
          <table:table-cell office:value-type="float" office:value="0.0000475">
            <text:p>0.0000475</text:p>
          </table:table-cell>
          <table:table-cell office:value-type="float" office:value="0.0000478">
            <text:p>0.0000478</text:p>
          </table:table-cell>
          <table:table-cell office:value-type="float" office:value="0.000003">
            <text:p>0.000003</text:p>
          </table:table-cell>
          <table:table-cell office:value-type="float" office:value="0.0000104">
            <text:p>0.0000104</text:p>
          </table:table-cell>
          <table:table-cell office:value-type="float" office:value="0.0000937">
            <text:p>0.0000937</text:p>
          </table:table-cell>
          <table:table-cell office:value-type="float" office:value="0.0000983">
            <text:p>0.0000983</text:p>
          </table:table-cell>
          <table:table-cell office:value-type="float" office:value="0.0000047">
            <text:p>0.000004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0060387">
            <text:p>0.0060387</text:p>
          </table:table-cell>
          <table:table-cell office:value-type="float" office:value="0.0062998">
            <text:p>0.0062998</text:p>
          </table:table-cell>
          <table:table-cell office:value-type="float" office:value="0.006398">
            <text:p>0.006398</text:p>
          </table:table-cell>
          <table:table-cell office:value-type="float" office:value="0.0086547">
            <text:p>0.0086547</text:p>
          </table:table-cell>
          <table:table-cell office:value-type="float" office:value="0.0000004">
            <text:p>0.0000004</text:p>
          </table:table-cell>
          <table:table-cell office:value-type="float" office:value="0.0000286">
            <text:p>0.0000286</text:p>
          </table:table-cell>
          <table:table-cell office:value-type="float" office:value="0.0000274">
            <text:p>0.0000274</text:p>
          </table:table-cell>
          <table:table-cell office:value-type="float" office:value="0.0000006">
            <text:p>0.0000006</text:p>
          </table:table-cell>
          <table:table-cell office:value-type="float" office:value="0.0068655">
            <text:p>0.0068655</text:p>
          </table:table-cell>
          <table:table-cell office:value-type="float" office:value="0.1202992">
            <text:p>0.1202992</text:p>
          </table:table-cell>
          <table:table-cell office:value-type="float" office:value="0.1143415">
            <text:p>0.1143415</text:p>
          </table:table-cell>
          <table:table-cell office:value-type="float" office:value="0.0066337">
            <text:p>0.0066337</text:p>
          </table:table-cell>
          <table:table-cell office:value-type="float" office:value="0.1997132">
            <text:p>0.1997132</text:p>
          </table:table-cell>
          <table:table-cell office:value-type="float" office:value="0.6061285">
            <text:p>0.6061285</text:p>
          </table:table-cell>
          <table:table-cell office:value-type="float" office:value="0.6227634">
            <text:p>0.6227634</text:p>
          </table:table-cell>
          <table:table-cell office:value-type="float" office:value="0.0249482">
            <text:p>0.0249482</text:p>
          </table:table-cell>
          <table:table-cell office:value-type="float" office:value="0.0000081">
            <text:p>0.0000081</text:p>
          </table:table-cell>
          <table:table-cell table:number-columns-repeated="2" office:value-type="float" office:value="0.0000517">
            <text:p>0.0000517</text:p>
          </table:table-cell>
          <table:table-cell office:value-type="float" office:value="0.0000032">
            <text:p>0.0000032</text:p>
          </table:table-cell>
          <table:table-cell office:value-type="float" office:value="0.0000107">
            <text:p>0.0000107</text:p>
          </table:table-cell>
          <table:table-cell office:value-type="float" office:value="0.000101">
            <text:p>0.000101</text:p>
          </table:table-cell>
          <table:table-cell office:value-type="float" office:value="0.0001069">
            <text:p>0.0001069</text:p>
          </table:table-cell>
          <table:table-cell office:value-type="float" office:value="0.0000054">
            <text:p>0.000005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0065443">
            <text:p>0.0065443</text:p>
          </table:table-cell>
          <table:table-cell office:value-type="float" office:value="0.0068478">
            <text:p>0.0068478</text:p>
          </table:table-cell>
          <table:table-cell office:value-type="float" office:value="0.006943">
            <text:p>0.006943</text:p>
          </table:table-cell>
          <table:table-cell office:value-type="float" office:value="0.0093735">
            <text:p>0.0093735</text:p>
          </table:table-cell>
          <table:table-cell office:value-type="float" office:value="0.0000004">
            <text:p>0.0000004</text:p>
          </table:table-cell>
          <table:table-cell office:value-type="float" office:value="0.0000309">
            <text:p>0.0000309</text:p>
          </table:table-cell>
          <table:table-cell office:value-type="float" office:value="0.0000324">
            <text:p>0.0000324</text:p>
          </table:table-cell>
          <table:table-cell office:value-type="float" office:value="0.0000004">
            <text:p>0.0000004</text:p>
          </table:table-cell>
          <table:table-cell office:value-type="float" office:value="0.0074353">
            <text:p>0.0074353</text:p>
          </table:table-cell>
          <table:table-cell office:value-type="float" office:value="0.1414697">
            <text:p>0.1414697</text:p>
          </table:table-cell>
          <table:table-cell office:value-type="float" office:value="0.1344168">
            <text:p>0.1344168</text:p>
          </table:table-cell>
          <table:table-cell office:value-type="float" office:value="0.0071602">
            <text:p>0.0071602</text:p>
          </table:table-cell>
          <table:table-cell office:value-type="float" office:value="0.2451428">
            <text:p>0.2451428</text:p>
          </table:table-cell>
          <table:table-cell office:value-type="float" office:value="0.7185117">
            <text:p>0.7185117</text:p>
          </table:table-cell>
          <table:table-cell office:value-type="float" office:value="0.7381515">
            <text:p>0.7381515</text:p>
          </table:table-cell>
          <table:table-cell office:value-type="float" office:value="0.0289121">
            <text:p>0.0289121</text:p>
          </table:table-cell>
          <table:table-cell office:value-type="float" office:value="0.0000089">
            <text:p>0.0000089</text:p>
          </table:table-cell>
          <table:table-cell office:value-type="float" office:value="0.0000609">
            <text:p>0.0000609</text:p>
          </table:table-cell>
          <table:table-cell office:value-type="float" office:value="0.0000593">
            <text:p>0.0000593</text:p>
          </table:table-cell>
          <table:table-cell office:value-type="float" office:value="0.0000035">
            <text:p>0.0000035</text:p>
          </table:table-cell>
          <table:table-cell office:value-type="float" office:value="0.0000117">
            <text:p>0.0000117</text:p>
          </table:table-cell>
          <table:table-cell office:value-type="float" office:value="0.0001138">
            <text:p>0.0001138</text:p>
          </table:table-cell>
          <table:table-cell office:value-type="float" office:value="0.0001204">
            <text:p>0.0001204</text:p>
          </table:table-cell>
          <table:table-cell office:value-type="float" office:value="0.0000054">
            <text:p>0.0000054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0070421">
            <text:p>0.0070421</text:p>
          </table:table-cell>
          <table:table-cell office:value-type="float" office:value="0.0073966">
            <text:p>0.0073966</text:p>
          </table:table-cell>
          <table:table-cell office:value-type="float" office:value="0.0075023">
            <text:p>0.0075023</text:p>
          </table:table-cell>
          <table:table-cell office:value-type="float" office:value="0.0100974">
            <text:p>0.0100974</text:p>
          </table:table-cell>
          <table:table-cell office:value-type="float" office:value="0.0000005">
            <text:p>0.0000005</text:p>
          </table:table-cell>
          <table:table-cell office:value-type="float" office:value="0.0000343">
            <text:p>0.0000343</text:p>
          </table:table-cell>
          <table:table-cell office:value-type="float" office:value="0.000033">
            <text:p>0.000033</text:p>
          </table:table-cell>
          <table:table-cell office:value-type="float" office:value="0.0000006">
            <text:p>0.0000006</text:p>
          </table:table-cell>
          <table:table-cell office:value-type="float" office:value="0.0079991">
            <text:p>0.0079991</text:p>
          </table:table-cell>
          <table:table-cell office:value-type="float" office:value="0.1644039">
            <text:p>0.1644039</text:p>
          </table:table-cell>
          <table:table-cell office:value-type="float" office:value="0.1562956">
            <text:p>0.1562956</text:p>
          </table:table-cell>
          <table:table-cell office:value-type="float" office:value="0.0076985">
            <text:p>0.0076985</text:p>
          </table:table-cell>
          <table:table-cell office:value-type="float" office:value="0.2966912">
            <text:p>0.2966912</text:p>
          </table:table-cell>
          <table:table-cell office:value-type="float" office:value="0.8412794">
            <text:p>0.8412794</text:p>
          </table:table-cell>
          <table:table-cell office:value-type="float" office:value="0.8644638">
            <text:p>0.8644638</text:p>
          </table:table-cell>
          <table:table-cell office:value-type="float" office:value="0.0331321">
            <text:p>0.0331321</text:p>
          </table:table-cell>
          <table:table-cell office:value-type="float" office:value="0.0000097">
            <text:p>0.0000097</text:p>
          </table:table-cell>
          <table:table-cell office:value-type="float" office:value="0.0000637">
            <text:p>0.0000637</text:p>
          </table:table-cell>
          <table:table-cell office:value-type="float" office:value="0.000065">
            <text:p>0.000065</text:p>
          </table:table-cell>
          <table:table-cell office:value-type="float" office:value="0.0000039">
            <text:p>0.0000039</text:p>
          </table:table-cell>
          <table:table-cell office:value-type="float" office:value="0.0000132">
            <text:p>0.0000132</text:p>
          </table:table-cell>
          <table:table-cell office:value-type="float" office:value="0.0001232">
            <text:p>0.0001232</text:p>
          </table:table-cell>
          <table:table-cell office:value-type="float" office:value="0.0001286">
            <text:p>0.0001286</text:p>
          </table:table-cell>
          <table:table-cell office:value-type="float" office:value="0.0000063">
            <text:p>0.0000063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0075381">
            <text:p>0.0075381</text:p>
          </table:table-cell>
          <table:table-cell office:value-type="float" office:value="0.00794">
            <text:p>0.00794</text:p>
          </table:table-cell>
          <table:table-cell office:value-type="float" office:value="0.0080456">
            <text:p>0.0080456</text:p>
          </table:table-cell>
          <table:table-cell office:value-type="float" office:value="0.0108184">
            <text:p>0.0108184</text:p>
          </table:table-cell>
          <table:table-cell office:value-type="float" office:value="0.0000005">
            <text:p>0.0000005</text:p>
          </table:table-cell>
          <table:table-cell office:value-type="float" office:value="0.0000368">
            <text:p>0.0000368</text:p>
          </table:table-cell>
          <table:table-cell office:value-type="float" office:value="0.0000364">
            <text:p>0.0000364</text:p>
          </table:table-cell>
          <table:table-cell office:value-type="float" office:value="0.0000005">
            <text:p>0.0000005</text:p>
          </table:table-cell>
          <table:table-cell office:value-type="float" office:value="0.0085838">
            <text:p>0.0085838</text:p>
          </table:table-cell>
          <table:table-cell office:value-type="float" office:value="0.1890451">
            <text:p>0.1890451</text:p>
          </table:table-cell>
          <table:table-cell office:value-type="float" office:value="0.179745">
            <text:p>0.179745</text:p>
          </table:table-cell>
          <table:table-cell office:value-type="float" office:value="0.0082348">
            <text:p>0.0082348</text:p>
          </table:table-cell>
          <table:table-cell office:value-type="float" office:value="0.3541007">
            <text:p>0.3541007</text:p>
          </table:table-cell>
          <table:table-cell office:value-type="float" office:value="0.9739229">
            <text:p>0.9739229</text:p>
          </table:table-cell>
          <table:table-cell office:value-type="float" office:value="0.9992947">
            <text:p>0.9992947</text:p>
          </table:table-cell>
          <table:table-cell office:value-type="float" office:value="0.0376358">
            <text:p>0.0376358</text:p>
          </table:table-cell>
          <table:table-cell office:value-type="float" office:value="0.0000103">
            <text:p>0.0000103</text:p>
          </table:table-cell>
          <table:table-cell office:value-type="float" office:value="0.0000705">
            <text:p>0.0000705</text:p>
          </table:table-cell>
          <table:table-cell office:value-type="float" office:value="0.0000694">
            <text:p>0.0000694</text:p>
          </table:table-cell>
          <table:table-cell office:value-type="float" office:value="0.0000041">
            <text:p>0.0000041</text:p>
          </table:table-cell>
          <table:table-cell office:value-type="float" office:value="0.0000127">
            <text:p>0.0000127</text:p>
          </table:table-cell>
          <table:table-cell office:value-type="float" office:value="0.0001367">
            <text:p>0.0001367</text:p>
          </table:table-cell>
          <table:table-cell office:value-type="float" office:value="0.0001424">
            <text:p>0.0001424</text:p>
          </table:table-cell>
          <table:table-cell office:value-type="float" office:value="0.0000069">
            <text:p>0.0000069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0080356">
            <text:p>0.0080356</text:p>
          </table:table-cell>
          <table:table-cell office:value-type="float" office:value="0.008492">
            <text:p>0.008492</text:p>
          </table:table-cell>
          <table:table-cell office:value-type="float" office:value="0.0086119">
            <text:p>0.0086119</text:p>
          </table:table-cell>
          <table:table-cell office:value-type="float" office:value="0.0115378">
            <text:p>0.0115378</text:p>
          </table:table-cell>
          <table:table-cell office:value-type="float" office:value="0.0000004">
            <text:p>0.0000004</text:p>
          </table:table-cell>
          <table:table-cell office:value-type="float" office:value="0.0000394">
            <text:p>0.0000394</text:p>
          </table:table-cell>
          <table:table-cell office:value-type="float" office:value="0.0000383">
            <text:p>0.0000383</text:p>
          </table:table-cell>
          <table:table-cell office:value-type="float" office:value="0.0000004">
            <text:p>0.0000004</text:p>
          </table:table-cell>
          <table:table-cell office:value-type="float" office:value="0.0091434">
            <text:p>0.0091434</text:p>
          </table:table-cell>
          <table:table-cell office:value-type="float" office:value="0.2154643">
            <text:p>0.2154643</text:p>
          </table:table-cell>
          <table:table-cell office:value-type="float" office:value="0.2051729">
            <text:p>0.2051729</text:p>
          </table:table-cell>
          <table:table-cell office:value-type="float" office:value="0.0087809">
            <text:p>0.0087809</text:p>
          </table:table-cell>
          <table:table-cell office:value-type="float" office:value="0.41823">
            <text:p>0.41823</text:p>
          </table:table-cell>
          <table:table-cell office:value-type="float" office:value="1.1172265">
            <text:p>1.1172265</text:p>
          </table:table-cell>
          <table:table-cell office:value-type="float" office:value="1.141894">
            <text:p>1.141894</text:p>
          </table:table-cell>
          <table:table-cell office:value-type="float" office:value="0.0424192">
            <text:p>0.0424192</text:p>
          </table:table-cell>
          <table:table-cell office:value-type="float" office:value="0.000011">
            <text:p>0.000011</text:p>
          </table:table-cell>
          <table:table-cell office:value-type="float" office:value="0.0000755">
            <text:p>0.0000755</text:p>
          </table:table-cell>
          <table:table-cell office:value-type="float" office:value="0.0000786">
            <text:p>0.0000786</text:p>
          </table:table-cell>
          <table:table-cell office:value-type="float" office:value="0.0000044">
            <text:p>0.0000044</text:p>
          </table:table-cell>
          <table:table-cell office:value-type="float" office:value="0.0000157">
            <text:p>0.0000157</text:p>
          </table:table-cell>
          <table:table-cell office:value-type="float" office:value="0.0001443">
            <text:p>0.0001443</text:p>
          </table:table-cell>
          <table:table-cell office:value-type="float" office:value="0.0001493">
            <text:p>0.0001493</text:p>
          </table:table-cell>
          <table:table-cell office:value-type="float" office:value="0.000007">
            <text:p>0.000007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0085399">
            <text:p>0.0085399</text:p>
          </table:table-cell>
          <table:table-cell office:value-type="float" office:value="0.0090414">
            <text:p>0.0090414</text:p>
          </table:table-cell>
          <table:table-cell office:value-type="float" office:value="0.0091585">
            <text:p>0.0091585</text:p>
          </table:table-cell>
          <table:table-cell office:value-type="float" office:value="0.012259">
            <text:p>0.012259</text:p>
          </table:table-cell>
          <table:table-cell office:value-type="float" office:value="0.0000004">
            <text:p>0.0000004</text:p>
          </table:table-cell>
          <table:table-cell office:value-type="float" office:value="0.0000403">
            <text:p>0.0000403</text:p>
          </table:table-cell>
          <table:table-cell office:value-type="float" office:value="0.0000406">
            <text:p>0.0000406</text:p>
          </table:table-cell>
          <table:table-cell office:value-type="float" office:value="0.0000004">
            <text:p>0.0000004</text:p>
          </table:table-cell>
          <table:table-cell office:value-type="float" office:value="0.0097549">
            <text:p>0.0097549</text:p>
          </table:table-cell>
          <table:table-cell office:value-type="float" office:value="0.243579">
            <text:p>0.243579</text:p>
          </table:table-cell>
          <table:table-cell office:value-type="float" office:value="0.2321693">
            <text:p>0.2321693</text:p>
          </table:table-cell>
          <table:table-cell office:value-type="float" office:value="0.0093175">
            <text:p>0.0093175</text:p>
          </table:table-cell>
          <table:table-cell office:value-type="float" office:value="0.488819">
            <text:p>0.488819</text:p>
          </table:table-cell>
          <table:table-cell office:value-type="float" office:value="1.2706152">
            <text:p>1.2706152</text:p>
          </table:table-cell>
          <table:table-cell office:value-type="float" office:value="1.2977986">
            <text:p>1.2977986</text:p>
          </table:table-cell>
          <table:table-cell office:value-type="float" office:value="0.0475849">
            <text:p>0.0475849</text:p>
          </table:table-cell>
          <table:table-cell office:value-type="float" office:value="0.0000117">
            <text:p>0.0000117</text:p>
          </table:table-cell>
          <table:table-cell office:value-type="float" office:value="0.0000811">
            <text:p>0.0000811</text:p>
          </table:table-cell>
          <table:table-cell office:value-type="float" office:value="0.0000809">
            <text:p>0.0000809</text:p>
          </table:table-cell>
          <table:table-cell office:value-type="float" office:value="0.0000046">
            <text:p>0.0000046</text:p>
          </table:table-cell>
          <table:table-cell office:value-type="float" office:value="0.0000157">
            <text:p>0.0000157</text:p>
          </table:table-cell>
          <table:table-cell office:value-type="float" office:value="0.0001529">
            <text:p>0.0001529</text:p>
          </table:table-cell>
          <table:table-cell office:value-type="float" office:value="0.0001609">
            <text:p>0.0001609</text:p>
          </table:table-cell>
          <table:table-cell office:value-type="float" office:value="0.0000075">
            <text:p>0.0000075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0090302">
            <text:p>0.0090302</text:p>
          </table:table-cell>
          <table:table-cell office:value-type="float" office:value="0.0095974">
            <text:p>0.0095974</text:p>
          </table:table-cell>
          <table:table-cell office:value-type="float" office:value="0.0097088">
            <text:p>0.0097088</text:p>
          </table:table-cell>
          <table:table-cell office:value-type="float" office:value="0.0129794">
            <text:p>0.0129794</text:p>
          </table:table-cell>
          <table:table-cell office:value-type="float" office:value="0.0000004">
            <text:p>0.0000004</text:p>
          </table:table-cell>
          <table:table-cell office:value-type="float" office:value="0.0000449">
            <text:p>0.0000449</text:p>
          </table:table-cell>
          <table:table-cell office:value-type="float" office:value="0.0000433">
            <text:p>0.0000433</text:p>
          </table:table-cell>
          <table:table-cell office:value-type="float" office:value="0.0000006">
            <text:p>0.0000006</text:p>
          </table:table-cell>
          <table:table-cell office:value-type="float" office:value="0.0104075">
            <text:p>0.0104075</text:p>
          </table:table-cell>
          <table:table-cell office:value-type="float" office:value="0.2734841">
            <text:p>0.2734841</text:p>
          </table:table-cell>
          <table:table-cell office:value-type="float" office:value="0.2612622">
            <text:p>0.2612622</text:p>
          </table:table-cell>
          <table:table-cell office:value-type="float" office:value="0.0098555">
            <text:p>0.0098555</text:p>
          </table:table-cell>
          <table:table-cell office:value-type="float" office:value="0.5666587">
            <text:p>0.5666587</text:p>
          </table:table-cell>
          <table:table-cell office:value-type="float" office:value="1.4332583">
            <text:p>1.4332583</text:p>
          </table:table-cell>
          <table:table-cell office:value-type="float" office:value="1.463578">
            <text:p>1.463578</text:p>
          </table:table-cell>
          <table:table-cell office:value-type="float" office:value="0.0529384">
            <text:p>0.0529384</text:p>
          </table:table-cell>
          <table:table-cell office:value-type="float" office:value="0.0000124">
            <text:p>0.0000124</text:p>
          </table:table-cell>
          <table:table-cell office:value-type="float" office:value="0.0000879">
            <text:p>0.0000879</text:p>
          </table:table-cell>
          <table:table-cell office:value-type="float" office:value="0.0000883">
            <text:p>0.0000883</text:p>
          </table:table-cell>
          <table:table-cell office:value-type="float" office:value="0.0000047">
            <text:p>0.0000047</text:p>
          </table:table-cell>
          <table:table-cell office:value-type="float" office:value="0.000015">
            <text:p>0.000015</text:p>
          </table:table-cell>
          <table:table-cell office:value-type="float" office:value="0.0001642">
            <text:p>0.0001642</text:p>
          </table:table-cell>
          <table:table-cell office:value-type="float" office:value="0.0001709">
            <text:p>0.0001709</text:p>
          </table:table-cell>
          <table:table-cell office:value-type="float" office:value="0.0000083">
            <text:p>0.0000083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0095125">
            <text:p>0.0095125</text:p>
          </table:table-cell>
          <table:table-cell office:value-type="float" office:value="0.010149">
            <text:p>0.010149</text:p>
          </table:table-cell>
          <table:table-cell office:value-type="float" office:value="0.0102638">
            <text:p>0.0102638</text:p>
          </table:table-cell>
          <table:table-cell office:value-type="float" office:value="0.0137142">
            <text:p>0.0137142</text:p>
          </table:table-cell>
          <table:table-cell office:value-type="float" office:value="0.0000004">
            <text:p>0.0000004</text:p>
          </table:table-cell>
          <table:table-cell office:value-type="float" office:value="0.0000453">
            <text:p>0.0000453</text:p>
          </table:table-cell>
          <table:table-cell office:value-type="float" office:value="0.0000462">
            <text:p>0.0000462</text:p>
          </table:table-cell>
          <table:table-cell office:value-type="float" office:value="0.0000006">
            <text:p>0.0000006</text:p>
          </table:table-cell>
          <table:table-cell office:value-type="float" office:value="0.0110401">
            <text:p>0.0110401</text:p>
          </table:table-cell>
          <table:table-cell office:value-type="float" office:value="0.3051329">
            <text:p>0.3051329</text:p>
          </table:table-cell>
          <table:table-cell office:value-type="float" office:value="0.2919517">
            <text:p>0.2919517</text:p>
          </table:table-cell>
          <table:table-cell office:value-type="float" office:value="0.0103888">
            <text:p>0.0103888</text:p>
          </table:table-cell>
          <table:table-cell office:value-type="float" office:value="0.6515578">
            <text:p>0.6515578</text:p>
          </table:table-cell>
          <table:table-cell office:value-type="float" office:value="1.6069494">
            <text:p>1.6069494</text:p>
          </table:table-cell>
          <table:table-cell office:value-type="float" office:value="1.6436829">
            <text:p>1.6436829</text:p>
          </table:table-cell>
          <table:table-cell office:value-type="float" office:value="0.0585738">
            <text:p>0.0585738</text:p>
          </table:table-cell>
          <table:table-cell office:value-type="float" office:value="0.0000131">
            <text:p>0.0000131</text:p>
          </table:table-cell>
          <table:table-cell office:value-type="float" office:value="0.0000938">
            <text:p>0.0000938</text:p>
          </table:table-cell>
          <table:table-cell office:value-type="float" office:value="0.0000969">
            <text:p>0.0000969</text:p>
          </table:table-cell>
          <table:table-cell office:value-type="float" office:value="0.000005">
            <text:p>0.000005</text:p>
          </table:table-cell>
          <table:table-cell office:value-type="float" office:value="0.0000181">
            <text:p>0.0000181</text:p>
          </table:table-cell>
          <table:table-cell office:value-type="float" office:value="0.0001771">
            <text:p>0.0001771</text:p>
          </table:table-cell>
          <table:table-cell office:value-type="float" office:value="0.0001857">
            <text:p>0.0001857</text:p>
          </table:table-cell>
          <table:table-cell office:value-type="float" office:value="0.0000087">
            <text:p>0.0000087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0100108">
            <text:p>0.0100108</text:p>
          </table:table-cell>
          <table:table-cell office:value-type="float" office:value="0.0106986">
            <text:p>0.0106986</text:p>
          </table:table-cell>
          <table:table-cell office:value-type="float" office:value="0.0108141">
            <text:p>0.0108141</text:p>
          </table:table-cell>
          <table:table-cell office:value-type="float" office:value="0.0144283">
            <text:p>0.0144283</text:p>
          </table:table-cell>
          <table:table-cell office:value-type="float" office:value="0.0000006">
            <text:p>0.0000006</text:p>
          </table:table-cell>
          <table:table-cell office:value-type="float" office:value="0.0000479">
            <text:p>0.0000479</text:p>
          </table:table-cell>
          <table:table-cell office:value-type="float" office:value="0.0000487">
            <text:p>0.0000487</text:p>
          </table:table-cell>
          <table:table-cell office:value-type="float" office:value="0.0000005">
            <text:p>0.0000005</text:p>
          </table:table-cell>
          <table:table-cell office:value-type="float" office:value="0.0116172">
            <text:p>0.0116172</text:p>
          </table:table-cell>
          <table:table-cell office:value-type="float" office:value="0.3385377">
            <text:p>0.3385377</text:p>
          </table:table-cell>
          <table:table-cell office:value-type="float" office:value="0.3247494">
            <text:p>0.3247494</text:p>
          </table:table-cell>
          <table:table-cell office:value-type="float" office:value="0.0109366">
            <text:p>0.0109366</text:p>
          </table:table-cell>
          <table:table-cell office:value-type="float" office:value="0.7441958">
            <text:p>0.7441958</text:p>
          </table:table-cell>
          <table:table-cell office:value-type="float" office:value="1.790544">
            <text:p>1.790544</text:p>
          </table:table-cell>
          <table:table-cell office:value-type="float" office:value="1.8275907">
            <text:p>1.8275907</text:p>
          </table:table-cell>
          <table:table-cell office:value-type="float" office:value="0.0644816">
            <text:p>0.0644816</text:p>
          </table:table-cell>
          <table:table-cell office:value-type="float" office:value="0.0000139">
            <text:p>0.0000139</text:p>
          </table:table-cell>
          <table:table-cell office:value-type="float" office:value="0.0000998">
            <text:p>0.0000998</text:p>
          </table:table-cell>
          <table:table-cell office:value-type="float" office:value="0.0001004">
            <text:p>0.0001004</text:p>
          </table:table-cell>
          <table:table-cell office:value-type="float" office:value="0.0000053">
            <text:p>0.0000053</text:p>
          </table:table-cell>
          <table:table-cell office:value-type="float" office:value="0.0000196">
            <text:p>0.0000196</text:p>
          </table:table-cell>
          <table:table-cell office:value-type="float" office:value="0.0001864">
            <text:p>0.0001864</text:p>
          </table:table-cell>
          <table:table-cell office:value-type="float" office:value="0.0001932">
            <text:p>0.0001932</text:p>
          </table:table-cell>
          <table:table-cell office:value-type="float" office:value="0.0000088">
            <text:p>0.000008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105062">
            <text:p>0.0105062</text:p>
          </table:table-cell>
          <table:table-cell office:value-type="float" office:value="0.0112458">
            <text:p>0.0112458</text:p>
          </table:table-cell>
          <table:table-cell office:value-type="float" office:value="0.0113654">
            <text:p>0.0113654</text:p>
          </table:table-cell>
          <table:table-cell office:value-type="float" office:value="0.0151588">
            <text:p>0.0151588</text:p>
          </table:table-cell>
          <table:table-cell office:value-type="float" office:value="0.0000005">
            <text:p>0.0000005</text:p>
          </table:table-cell>
          <table:table-cell office:value-type="float" office:value="0.0000549">
            <text:p>0.0000549</text:p>
          </table:table-cell>
          <table:table-cell office:value-type="float" office:value="0.0000509">
            <text:p>0.0000509</text:p>
          </table:table-cell>
          <table:table-cell office:value-type="float" office:value="0.0000004">
            <text:p>0.0000004</text:p>
          </table:table-cell>
          <table:table-cell office:value-type="float" office:value="0.0122284">
            <text:p>0.0122284</text:p>
          </table:table-cell>
          <table:table-cell office:value-type="float" office:value="0.3737187">
            <text:p>0.3737187</text:p>
          </table:table-cell>
          <table:table-cell office:value-type="float" office:value="0.359191">
            <text:p>0.359191</text:p>
          </table:table-cell>
          <table:table-cell office:value-type="float" office:value="0.0114693">
            <text:p>0.0114693</text:p>
          </table:table-cell>
          <table:table-cell office:value-type="float" office:value="0.8444975">
            <text:p>0.8444975</text:p>
          </table:table-cell>
          <table:table-cell office:value-type="float" office:value="1.984415">
            <text:p>1.984415</text:p>
          </table:table-cell>
          <table:table-cell office:value-type="float" office:value="2.0239525">
            <text:p>2.0239525</text:p>
          </table:table-cell>
          <table:table-cell office:value-type="float" office:value="0.0707076">
            <text:p>0.0707076</text:p>
          </table:table-cell>
          <table:table-cell office:value-type="float" office:value="0.0000146">
            <text:p>0.0000146</text:p>
          </table:table-cell>
          <table:table-cell office:value-type="float" office:value="0.0001063">
            <text:p>0.0001063</text:p>
          </table:table-cell>
          <table:table-cell office:value-type="float" office:value="0.0001071">
            <text:p>0.0001071</text:p>
          </table:table-cell>
          <table:table-cell office:value-type="float" office:value="0.0000056">
            <text:p>0.0000056</text:p>
          </table:table-cell>
          <table:table-cell office:value-type="float" office:value="0.0000208">
            <text:p>0.0000208</text:p>
          </table:table-cell>
          <table:table-cell office:value-type="float" office:value="0.0001997">
            <text:p>0.0001997</text:p>
          </table:table-cell>
          <table:table-cell office:value-type="float" office:value="0.0002064">
            <text:p>0.0002064</text:p>
          </table:table-cell>
          <table:table-cell office:value-type="float" office:value="0.0000098">
            <text:p>0.0000098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0.0110217">
            <text:p>0.0110217</text:p>
          </table:table-cell>
          <table:table-cell office:value-type="float" office:value="0.0118037">
            <text:p>0.0118037</text:p>
          </table:table-cell>
          <table:table-cell office:value-type="float" office:value="0.0119184">
            <text:p>0.0119184</text:p>
          </table:table-cell>
          <table:table-cell office:value-type="float" office:value="0.0158787">
            <text:p>0.0158787</text:p>
          </table:table-cell>
          <table:table-cell office:value-type="float" office:value="0.0000004">
            <text:p>0.0000004</text:p>
          </table:table-cell>
          <table:table-cell office:value-type="float" office:value="0.0000554">
            <text:p>0.0000554</text:p>
          </table:table-cell>
          <table:table-cell office:value-type="float" office:value="0.0000534">
            <text:p>0.0000534</text:p>
          </table:table-cell>
          <table:table-cell office:value-type="float" office:value="0.0000005">
            <text:p>0.0000005</text:p>
          </table:table-cell>
          <table:table-cell office:value-type="float" office:value="0.0127982">
            <text:p>0.0127982</text:p>
          </table:table-cell>
          <table:table-cell office:value-type="float" office:value="0.4107424">
            <text:p>0.4107424</text:p>
          </table:table-cell>
          <table:table-cell office:value-type="float" office:value="0.3957854">
            <text:p>0.3957854</text:p>
          </table:table-cell>
          <table:table-cell office:value-type="float" office:value="0.0120085">
            <text:p>0.0120085</text:p>
          </table:table-cell>
          <table:table-cell office:value-type="float" office:value="0.9530803">
            <text:p>0.9530803</text:p>
          </table:table-cell>
          <table:table-cell office:value-type="float" office:value="2.1899806">
            <text:p>2.1899806</text:p>
          </table:table-cell>
          <table:table-cell office:value-type="float" office:value="2.2317832">
            <text:p>2.2317832</text:p>
          </table:table-cell>
          <table:table-cell office:value-type="float" office:value="0.0771765">
            <text:p>0.0771765</text:p>
          </table:table-cell>
          <table:table-cell office:value-type="float" office:value="0.0000153">
            <text:p>0.0000153</text:p>
          </table:table-cell>
          <table:table-cell office:value-type="float" office:value="0.0001131">
            <text:p>0.0001131</text:p>
          </table:table-cell>
          <table:table-cell office:value-type="float" office:value="0.0001146">
            <text:p>0.0001146</text:p>
          </table:table-cell>
          <table:table-cell office:value-type="float" office:value="0.0000058">
            <text:p>0.0000058</text:p>
          </table:table-cell>
          <table:table-cell office:value-type="float" office:value="0.0000193">
            <text:p>0.0000193</text:p>
          </table:table-cell>
          <table:table-cell office:value-type="float" office:value="0.0002105">
            <text:p>0.0002105</text:p>
          </table:table-cell>
          <table:table-cell office:value-type="float" office:value="0.0002174">
            <text:p>0.0002174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0.01152">
            <text:p>0.01152</text:p>
          </table:table-cell>
          <table:table-cell office:value-type="float" office:value="0.0123552">
            <text:p>0.0123552</text:p>
          </table:table-cell>
          <table:table-cell office:value-type="float" office:value="0.0124679">
            <text:p>0.0124679</text:p>
          </table:table-cell>
          <table:table-cell office:value-type="float" office:value="0.0166006">
            <text:p>0.0166006</text:p>
          </table:table-cell>
          <table:table-cell office:value-type="float" office:value="0.0000005">
            <text:p>0.0000005</text:p>
          </table:table-cell>
          <table:table-cell table:number-columns-repeated="2" office:value-type="float" office:value="0.0000553">
            <text:p>0.0000553</text:p>
          </table:table-cell>
          <table:table-cell office:value-type="float" office:value="0.0000005">
            <text:p>0.0000005</text:p>
          </table:table-cell>
          <table:table-cell office:value-type="float" office:value="0.0134016">
            <text:p>0.0134016</text:p>
          </table:table-cell>
          <table:table-cell office:value-type="float" office:value="0.4496722">
            <text:p>0.4496722</text:p>
          </table:table-cell>
          <table:table-cell office:value-type="float" office:value="0.4338844">
            <text:p>0.4338844</text:p>
          </table:table-cell>
          <table:table-cell office:value-type="float" office:value="0.0125506">
            <text:p>0.0125506</text:p>
          </table:table-cell>
          <table:table-cell office:value-type="float" office:value="1.0696977">
            <text:p>1.0696977</text:p>
          </table:table-cell>
          <table:table-cell office:value-type="float" office:value="2.4046365">
            <text:p>2.4046365</text:p>
          </table:table-cell>
          <table:table-cell office:value-type="float" office:value="2.4487681">
            <text:p>2.4487681</text:p>
          </table:table-cell>
          <table:table-cell office:value-type="float" office:value="0.0839179">
            <text:p>0.0839179</text:p>
          </table:table-cell>
          <table:table-cell office:value-type="float" office:value="0.000016">
            <text:p>0.000016</text:p>
          </table:table-cell>
          <table:table-cell office:value-type="float" office:value="0.0001191">
            <text:p>0.0001191</text:p>
          </table:table-cell>
          <table:table-cell office:value-type="float" office:value="0.0001247">
            <text:p>0.0001247</text:p>
          </table:table-cell>
          <table:table-cell office:value-type="float" office:value="0.0000061">
            <text:p>0.0000061</text:p>
          </table:table-cell>
          <table:table-cell office:value-type="float" office:value="0.0000222">
            <text:p>0.0000222</text:p>
          </table:table-cell>
          <table:table-cell office:value-type="float" office:value="0.0002195">
            <text:p>0.0002195</text:p>
          </table:table-cell>
          <table:table-cell office:value-type="float" office:value="0.0002291">
            <text:p>0.0002291</text:p>
          </table:table-cell>
          <table:table-cell office:value-type="float" office:value="0.0000105">
            <text:p>0.0000105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0.0120162">
            <text:p>0.0120162</text:p>
          </table:table-cell>
          <table:table-cell office:value-type="float" office:value="0.0129099">
            <text:p>0.0129099</text:p>
          </table:table-cell>
          <table:table-cell office:value-type="float" office:value="0.0130227">
            <text:p>0.0130227</text:p>
          </table:table-cell>
          <table:table-cell office:value-type="float" office:value="0.0173151">
            <text:p>0.0173151</text:p>
          </table:table-cell>
          <table:table-cell office:value-type="float" office:value="0.0000005">
            <text:p>0.0000005</text:p>
          </table:table-cell>
          <table:table-cell office:value-type="float" office:value="0.0000601">
            <text:p>0.0000601</text:p>
          </table:table-cell>
          <table:table-cell office:value-type="float" office:value="0.000059">
            <text:p>0.000059</text:p>
          </table:table-cell>
          <table:table-cell office:value-type="float" office:value="0.0000006">
            <text:p>0.0000006</text:p>
          </table:table-cell>
          <table:table-cell office:value-type="float" office:value="0.0140448">
            <text:p>0.0140448</text:p>
          </table:table-cell>
          <table:table-cell office:value-type="float" office:value="0.4904972">
            <text:p>0.4904972</text:p>
          </table:table-cell>
          <table:table-cell office:value-type="float" office:value="0.4742369">
            <text:p>0.4742369</text:p>
          </table:table-cell>
          <table:table-cell office:value-type="float" office:value="0.0130913">
            <text:p>0.0130913</text:p>
          </table:table-cell>
          <table:table-cell office:value-type="float" office:value="1.1953181">
            <text:p>1.1953181</text:p>
          </table:table-cell>
          <table:table-cell office:value-type="float" office:value="2.6297301">
            <text:p>2.6297301</text:p>
          </table:table-cell>
          <table:table-cell office:value-type="float" office:value="2.6700649">
            <text:p>2.6700649</text:p>
          </table:table-cell>
          <table:table-cell office:value-type="float" office:value="0.0910004">
            <text:p>0.0910004</text:p>
          </table:table-cell>
          <table:table-cell office:value-type="float" office:value="0.0000164">
            <text:p>0.0000164</text:p>
          </table:table-cell>
          <table:table-cell office:value-type="float" office:value="0.0001272">
            <text:p>0.0001272</text:p>
          </table:table-cell>
          <table:table-cell office:value-type="float" office:value="0.0001329">
            <text:p>0.0001329</text:p>
          </table:table-cell>
          <table:table-cell office:value-type="float" office:value="0.0000063">
            <text:p>0.0000063</text:p>
          </table:table-cell>
          <table:table-cell office:value-type="float" office:value="0.0000221">
            <text:p>0.0000221</text:p>
          </table:table-cell>
          <table:table-cell office:value-type="float" office:value="0.0002316">
            <text:p>0.0002316</text:p>
          </table:table-cell>
          <table:table-cell office:value-type="float" office:value="0.0002421">
            <text:p>0.0002421</text:p>
          </table:table-cell>
          <table:table-cell office:value-type="float" office:value="0.0000117">
            <text:p>0.0000117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0.0125065">
            <text:p>0.0125065</text:p>
          </table:table-cell>
          <table:table-cell office:value-type="float" office:value="0.0134638">
            <text:p>0.0134638</text:p>
          </table:table-cell>
          <table:table-cell office:value-type="float" office:value="0.0135755">
            <text:p>0.0135755</text:p>
          </table:table-cell>
          <table:table-cell office:value-type="float" office:value="0.01804">
            <text:p>0.01804</text:p>
          </table:table-cell>
          <table:table-cell office:value-type="float" office:value="0.0000004">
            <text:p>0.0000004</text:p>
          </table:table-cell>
          <table:table-cell office:value-type="float" office:value="0.0000604">
            <text:p>0.0000604</text:p>
          </table:table-cell>
          <table:table-cell office:value-type="float" office:value="0.0000597">
            <text:p>0.0000597</text:p>
          </table:table-cell>
          <table:table-cell office:value-type="float" office:value="0.0000005">
            <text:p>0.0000005</text:p>
          </table:table-cell>
          <table:table-cell office:value-type="float" office:value="0.0146354">
            <text:p>0.0146354</text:p>
          </table:table-cell>
          <table:table-cell office:value-type="float" office:value="0.5332314">
            <text:p>0.5332314</text:p>
          </table:table-cell>
          <table:table-cell office:value-type="float" office:value="0.5160182">
            <text:p>0.5160182</text:p>
          </table:table-cell>
          <table:table-cell office:value-type="float" office:value="0.01363">
            <text:p>0.01363</text:p>
          </table:table-cell>
          <table:table-cell office:value-type="float" office:value="1.329413">
            <text:p>1.329413</text:p>
          </table:table-cell>
          <table:table-cell office:value-type="float" office:value="2.8652994">
            <text:p>2.8652994</text:p>
          </table:table-cell>
          <table:table-cell office:value-type="float" office:value="2.9094876">
            <text:p>2.9094876</text:p>
          </table:table-cell>
          <table:table-cell office:value-type="float" office:value="0.0983167">
            <text:p>0.0983167</text:p>
          </table:table-cell>
          <table:table-cell office:value-type="float" office:value="0.0000172">
            <text:p>0.0000172</text:p>
          </table:table-cell>
          <table:table-cell office:value-type="float" office:value="0.000132">
            <text:p>0.000132</text:p>
          </table:table-cell>
          <table:table-cell office:value-type="float" office:value="0.0001347">
            <text:p>0.0001347</text:p>
          </table:table-cell>
          <table:table-cell office:value-type="float" office:value="0.0000066">
            <text:p>0.0000066</text:p>
          </table:table-cell>
          <table:table-cell office:value-type="float" office:value="0.0000202">
            <text:p>0.0000202</text:p>
          </table:table-cell>
          <table:table-cell office:value-type="float" office:value="0.0002445">
            <text:p>0.0002445</text:p>
          </table:table-cell>
          <table:table-cell office:value-type="float" office:value="0.0002581">
            <text:p>0.0002581</text:p>
          </table:table-cell>
          <table:table-cell office:value-type="float" office:value="0.0000112">
            <text:p>0.0000112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0130045">
            <text:p>0.0130045</text:p>
          </table:table-cell>
          <table:table-cell office:value-type="float" office:value="0.014015">
            <text:p>0.014015</text:p>
          </table:table-cell>
          <table:table-cell office:value-type="float" office:value="0.0141395">
            <text:p>0.0141395</text:p>
          </table:table-cell>
          <table:table-cell office:value-type="float" office:value="0.0187578">
            <text:p>0.0187578</text:p>
          </table:table-cell>
          <table:table-cell office:value-type="float" office:value="0.0000005">
            <text:p>0.0000005</text:p>
          </table:table-cell>
          <table:table-cell office:value-type="float" office:value="0.0000661">
            <text:p>0.0000661</text:p>
          </table:table-cell>
          <table:table-cell office:value-type="float" office:value="0.0000633">
            <text:p>0.0000633</text:p>
          </table:table-cell>
          <table:table-cell office:value-type="float" office:value="0.0000006">
            <text:p>0.0000006</text:p>
          </table:table-cell>
          <table:table-cell office:value-type="float" office:value="0.0152165">
            <text:p>0.0152165</text:p>
          </table:table-cell>
          <table:table-cell office:value-type="float" office:value="0.5779007">
            <text:p>0.5779007</text:p>
          </table:table-cell>
          <table:table-cell office:value-type="float" office:value="0.5602247">
            <text:p>0.5602247</text:p>
          </table:table-cell>
          <table:table-cell office:value-type="float" office:value="0.0141842">
            <text:p>0.0141842</text:p>
          </table:table-cell>
          <table:table-cell office:value-type="float" office:value="1.4731879">
            <text:p>1.4731879</text:p>
          </table:table-cell>
          <table:table-cell office:value-type="float" office:value="3.1113998">
            <text:p>3.1113998</text:p>
          </table:table-cell>
          <table:table-cell office:value-type="float" office:value="3.1548807">
            <text:p>3.1548807</text:p>
          </table:table-cell>
          <table:table-cell office:value-type="float" office:value="0.1059098">
            <text:p>0.1059098</text:p>
          </table:table-cell>
          <table:table-cell office:value-type="float" office:value="0.0000179">
            <text:p>0.0000179</text:p>
          </table:table-cell>
          <table:table-cell office:value-type="float" office:value="0.0001389">
            <text:p>0.0001389</text:p>
          </table:table-cell>
          <table:table-cell office:value-type="float" office:value="0.0001415">
            <text:p>0.0001415</text:p>
          </table:table-cell>
          <table:table-cell office:value-type="float" office:value="0.0000067">
            <text:p>0.0000067</text:p>
          </table:table-cell>
          <table:table-cell office:value-type="float" office:value="0.0000246">
            <text:p>0.0000246</text:p>
          </table:table-cell>
          <table:table-cell office:value-type="float" office:value="0.0002517">
            <text:p>0.0002517</text:p>
          </table:table-cell>
          <table:table-cell office:value-type="float" office:value="0.0002624">
            <text:p>0.0002624</text:p>
          </table:table-cell>
          <table:table-cell office:value-type="float" office:value="0.000013">
            <text:p>0.000013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0.0134993">
            <text:p>0.0134993</text:p>
          </table:table-cell>
          <table:table-cell office:value-type="float" office:value="0.0145658">
            <text:p>0.0145658</text:p>
          </table:table-cell>
          <table:table-cell office:value-type="float" office:value="0.0146978">
            <text:p>0.0146978</text:p>
          </table:table-cell>
          <table:table-cell office:value-type="float" office:value="0.0194742">
            <text:p>0.0194742</text:p>
          </table:table-cell>
          <table:table-cell office:value-type="float" office:value="0.0000007">
            <text:p>0.0000007</text:p>
          </table:table-cell>
          <table:table-cell office:value-type="float" office:value="0.0000674">
            <text:p>0.0000674</text:p>
          </table:table-cell>
          <table:table-cell office:value-type="float" office:value="0.0000647">
            <text:p>0.0000647</text:p>
          </table:table-cell>
          <table:table-cell office:value-type="float" office:value="0.0000004">
            <text:p>0.0000004</text:p>
          </table:table-cell>
          <table:table-cell office:value-type="float" office:value="0.015904">
            <text:p>0.015904</text:p>
          </table:table-cell>
          <table:table-cell office:value-type="float" office:value="0.6244654">
            <text:p>0.6244654</text:p>
          </table:table-cell>
          <table:table-cell office:value-type="float" office:value="0.6057167">
            <text:p>0.6057167</text:p>
          </table:table-cell>
          <table:table-cell office:value-type="float" office:value="0.0147285">
            <text:p>0.0147285</text:p>
          </table:table-cell>
          <table:table-cell office:value-type="float" office:value="1.6262463">
            <text:p>1.6262463</text:p>
          </table:table-cell>
          <table:table-cell office:value-type="float" office:value="3.3669247">
            <text:p>3.3669247</text:p>
          </table:table-cell>
          <table:table-cell office:value-type="float" office:value="3.4136431">
            <text:p>3.4136431</text:p>
          </table:table-cell>
          <table:table-cell office:value-type="float" office:value="0.1137619">
            <text:p>0.1137619</text:p>
          </table:table-cell>
          <table:table-cell office:value-type="float" office:value="0.0000187">
            <text:p>0.0000187</text:p>
          </table:table-cell>
          <table:table-cell office:value-type="float" office:value="0.0001456">
            <text:p>0.0001456</text:p>
          </table:table-cell>
          <table:table-cell office:value-type="float" office:value="0.0001487">
            <text:p>0.0001487</text:p>
          </table:table-cell>
          <table:table-cell office:value-type="float" office:value="0.000007">
            <text:p>0.000007</text:p>
          </table:table-cell>
          <table:table-cell office:value-type="float" office:value="0.0000255">
            <text:p>0.0000255</text:p>
          </table:table-cell>
          <table:table-cell office:value-type="float" office:value="0.0002618">
            <text:p>0.0002618</text:p>
          </table:table-cell>
          <table:table-cell office:value-type="float" office:value="0.0002747">
            <text:p>0.0002747</text:p>
          </table:table-cell>
          <table:table-cell office:value-type="float" office:value="0.0000128">
            <text:p>0.0000128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0.0139967">
            <text:p>0.0139967</text:p>
          </table:table-cell>
          <table:table-cell office:value-type="float" office:value="0.0151166">
            <text:p>0.0151166</text:p>
          </table:table-cell>
          <table:table-cell office:value-type="float" office:value="0.015252">
            <text:p>0.015252</text:p>
          </table:table-cell>
          <table:table-cell office:value-type="float" office:value="0.020212">
            <text:p>0.020212</text:p>
          </table:table-cell>
          <table:table-cell office:value-type="float" office:value="0.0000005">
            <text:p>0.0000005</text:p>
          </table:table-cell>
          <table:table-cell office:value-type="float" office:value="0.000071">
            <text:p>0.000071</text:p>
          </table:table-cell>
          <table:table-cell office:value-type="float" office:value="0.0000696">
            <text:p>0.0000696</text:p>
          </table:table-cell>
          <table:table-cell office:value-type="float" office:value="0.0000004">
            <text:p>0.0000004</text:p>
          </table:table-cell>
          <table:table-cell office:value-type="float" office:value="0.0165734">
            <text:p>0.0165734</text:p>
          </table:table-cell>
          <table:table-cell office:value-type="float" office:value="0.6730001">
            <text:p>0.6730001</text:p>
          </table:table-cell>
          <table:table-cell office:value-type="float" office:value="0.6536048">
            <text:p>0.6536048</text:p>
          </table:table-cell>
          <table:table-cell office:value-type="float" office:value="0.0152684">
            <text:p>0.0152684</text:p>
          </table:table-cell>
          <table:table-cell office:value-type="float" office:value="1.7905419">
            <text:p>1.7905419</text:p>
          </table:table-cell>
          <table:table-cell office:value-type="float" office:value="3.6319015">
            <text:p>3.6319015</text:p>
          </table:table-cell>
          <table:table-cell office:value-type="float" office:value="3.6827123">
            <text:p>3.6827123</text:p>
          </table:table-cell>
          <table:table-cell office:value-type="float" office:value="0.1219498">
            <text:p>0.1219498</text:p>
          </table:table-cell>
          <table:table-cell office:value-type="float" office:value="0.0000194">
            <text:p>0.0000194</text:p>
          </table:table-cell>
          <table:table-cell office:value-type="float" office:value="0.0001537">
            <text:p>0.0001537</text:p>
          </table:table-cell>
          <table:table-cell office:value-type="float" office:value="0.0001582">
            <text:p>0.0001582</text:p>
          </table:table-cell>
          <table:table-cell office:value-type="float" office:value="0.0000072">
            <text:p>0.0000072</text:p>
          </table:table-cell>
          <table:table-cell office:value-type="float" office:value="0.0000391">
            <text:p>0.0000391</text:p>
          </table:table-cell>
          <table:table-cell office:value-type="float" office:value="0.0002748">
            <text:p>0.0002748</text:p>
          </table:table-cell>
          <table:table-cell office:value-type="float" office:value="0.0002888">
            <text:p>0.0002888</text:p>
          </table:table-cell>
          <table:table-cell office:value-type="float" office:value="0.000014">
            <text:p>0.000014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0.0144986">
            <text:p>0.0144986</text:p>
          </table:table-cell>
          <table:table-cell office:value-type="float" office:value="0.0156717">
            <text:p>0.0156717</text:p>
          </table:table-cell>
          <table:table-cell office:value-type="float" office:value="0.0158145">
            <text:p>0.0158145</text:p>
          </table:table-cell>
          <table:table-cell office:value-type="float" office:value="0.0209372">
            <text:p>0.0209372</text:p>
          </table:table-cell>
          <table:table-cell office:value-type="float" office:value="0.0000005">
            <text:p>0.0000005</text:p>
          </table:table-cell>
          <table:table-cell office:value-type="float" office:value="0.0000735">
            <text:p>0.0000735</text:p>
          </table:table-cell>
          <table:table-cell office:value-type="float" office:value="0.0000698">
            <text:p>0.0000698</text:p>
          </table:table-cell>
          <table:table-cell office:value-type="float" office:value="0.0000005">
            <text:p>0.0000005</text:p>
          </table:table-cell>
          <table:table-cell office:value-type="float" office:value="0.0172543">
            <text:p>0.0172543</text:p>
          </table:table-cell>
          <table:table-cell office:value-type="float" office:value="0.723412">
            <text:p>0.723412</text:p>
          </table:table-cell>
          <table:table-cell office:value-type="float" office:value="0.7028325">
            <text:p>0.7028325</text:p>
          </table:table-cell>
          <table:table-cell office:value-type="float" office:value="0.0158225">
            <text:p>0.0158225</text:p>
          </table:table-cell>
          <table:table-cell office:value-type="float" office:value="1.9630907">
            <text:p>1.9630907</text:p>
          </table:table-cell>
          <table:table-cell office:value-type="float" office:value="3.9093095">
            <text:p>3.9093095</text:p>
          </table:table-cell>
          <table:table-cell office:value-type="float" office:value="3.9771601">
            <text:p>3.9771601</text:p>
          </table:table-cell>
          <table:table-cell office:value-type="float" office:value="0.1303773">
            <text:p>0.1303773</text:p>
          </table:table-cell>
          <table:table-cell office:value-type="float" office:value="0.00002">
            <text:p>0.00002</text:p>
          </table:table-cell>
          <table:table-cell office:value-type="float" office:value="0.0001615">
            <text:p>0.0001615</text:p>
          </table:table-cell>
          <table:table-cell office:value-type="float" office:value="0.0001649">
            <text:p>0.0001649</text:p>
          </table:table-cell>
          <table:table-cell office:value-type="float" office:value="0.0000076">
            <text:p>0.0000076</text:p>
          </table:table-cell>
          <table:table-cell office:value-type="float" office:value="0.000027">
            <text:p>0.000027</text:p>
          </table:table-cell>
          <table:table-cell office:value-type="float" office:value="0.0002864">
            <text:p>0.0002864</text:p>
          </table:table-cell>
          <table:table-cell office:value-type="float" office:value="0.0002981">
            <text:p>0.0002981</text:p>
          </table:table-cell>
          <table:table-cell office:value-type="float" office:value="0.0000143">
            <text:p>0.0000143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0.0149978">
            <text:p>0.0149978</text:p>
          </table:table-cell>
          <table:table-cell office:value-type="float" office:value="0.016227">
            <text:p>0.016227</text:p>
          </table:table-cell>
          <table:table-cell office:value-type="float" office:value="0.0163716">
            <text:p>0.0163716</text:p>
          </table:table-cell>
          <table:table-cell office:value-type="float" office:value="0.0216684">
            <text:p>0.0216684</text:p>
          </table:table-cell>
          <table:table-cell office:value-type="float" office:value="0.0000006">
            <text:p>0.0000006</text:p>
          </table:table-cell>
          <table:table-cell office:value-type="float" office:value="0.0000769">
            <text:p>0.0000769</text:p>
          </table:table-cell>
          <table:table-cell office:value-type="float" office:value="0.0000735">
            <text:p>0.0000735</text:p>
          </table:table-cell>
          <table:table-cell office:value-type="float" office:value="0.0000005">
            <text:p>0.0000005</text:p>
          </table:table-cell>
          <table:table-cell office:value-type="float" office:value="0.0179319">
            <text:p>0.0179319</text:p>
          </table:table-cell>
          <table:table-cell office:value-type="float" office:value="0.7757246">
            <text:p>0.7757246</text:p>
          </table:table-cell>
          <table:table-cell office:value-type="float" office:value="0.7544438">
            <text:p>0.7544438</text:p>
          </table:table-cell>
          <table:table-cell office:value-type="float" office:value="0.0163745">
            <text:p>0.0163745</text:p>
          </table:table-cell>
          <table:table-cell office:value-type="float" office:value="2.1463846">
            <text:p>2.1463846</text:p>
          </table:table-cell>
          <table:table-cell office:value-type="float" office:value="4.1963025">
            <text:p>4.1963025</text:p>
          </table:table-cell>
          <table:table-cell office:value-type="float" office:value="4.2895474">
            <text:p>4.2895474</text:p>
          </table:table-cell>
          <table:table-cell office:value-type="float" office:value="0.1391305">
            <text:p>0.1391305</text:p>
          </table:table-cell>
          <table:table-cell office:value-type="float" office:value="0.0000208">
            <text:p>0.0000208</text:p>
          </table:table-cell>
          <table:table-cell office:value-type="float" office:value="0.0001688">
            <text:p>0.0001688</text:p>
          </table:table-cell>
          <table:table-cell office:value-type="float" office:value="0.0001726">
            <text:p>0.0001726</text:p>
          </table:table-cell>
          <table:table-cell office:value-type="float" office:value="0.0000079">
            <text:p>0.0000079</text:p>
          </table:table-cell>
          <table:table-cell office:value-type="float" office:value="0.0000308">
            <text:p>0.0000308</text:p>
          </table:table-cell>
          <table:table-cell office:value-type="float" office:value="0.0002984">
            <text:p>0.0002984</text:p>
          </table:table-cell>
          <table:table-cell office:value-type="float" office:value="0.000312">
            <text:p>0.000312</text:p>
          </table:table-cell>
          <table:table-cell office:value-type="float" office:value="0.0000144">
            <text:p>0.0000144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154994">
            <text:p>0.0154994</text:p>
          </table:table-cell>
          <table:table-cell office:value-type="float" office:value="0.0167851">
            <text:p>0.0167851</text:p>
          </table:table-cell>
          <table:table-cell office:value-type="float" office:value="0.0169321">
            <text:p>0.0169321</text:p>
          </table:table-cell>
          <table:table-cell office:value-type="float" office:value="0.0224013">
            <text:p>0.0224013</text:p>
          </table:table-cell>
          <table:table-cell office:value-type="float" office:value="0.0000007">
            <text:p>0.0000007</text:p>
          </table:table-cell>
          <table:table-cell office:value-type="float" office:value="0.0000755">
            <text:p>0.0000755</text:p>
          </table:table-cell>
          <table:table-cell office:value-type="float" office:value="0.0000775">
            <text:p>0.0000775</text:p>
          </table:table-cell>
          <table:table-cell office:value-type="float" office:value="0.0000006">
            <text:p>0.0000006</text:p>
          </table:table-cell>
          <table:table-cell office:value-type="float" office:value="0.018607">
            <text:p>0.018607</text:p>
          </table:table-cell>
          <table:table-cell office:value-type="float" office:value="0.8300783">
            <text:p>0.8300783</text:p>
          </table:table-cell>
          <table:table-cell office:value-type="float" office:value="0.8073949">
            <text:p>0.8073949</text:p>
          </table:table-cell>
          <table:table-cell office:value-type="float" office:value="0.0169162">
            <text:p>0.0169162</text:p>
          </table:table-cell>
          <table:table-cell office:value-type="float" office:value="2.3430286">
            <text:p>2.3430286</text:p>
          </table:table-cell>
          <table:table-cell office:value-type="float" office:value="4.4928273">
            <text:p>4.4928273</text:p>
          </table:table-cell>
          <table:table-cell office:value-type="float" office:value="4.60964">
            <text:p>4.60964</text:p>
          </table:table-cell>
          <table:table-cell office:value-type="float" office:value="0.1481627">
            <text:p>0.1481627</text:p>
          </table:table-cell>
          <table:table-cell office:value-type="float" office:value="0.0000215">
            <text:p>0.0000215</text:p>
          </table:table-cell>
          <table:table-cell office:value-type="float" office:value="0.0001757">
            <text:p>0.0001757</text:p>
          </table:table-cell>
          <table:table-cell office:value-type="float" office:value="0.0001788">
            <text:p>0.0001788</text:p>
          </table:table-cell>
          <table:table-cell office:value-type="float" office:value="0.0000082">
            <text:p>0.0000082</text:p>
          </table:table-cell>
          <table:table-cell office:value-type="float" office:value="0.0000323">
            <text:p>0.0000323</text:p>
          </table:table-cell>
          <table:table-cell office:value-type="float" office:value="0.000309">
            <text:p>0.000309</text:p>
          </table:table-cell>
          <table:table-cell office:value-type="float" office:value="0.0003244">
            <text:p>0.0003244</text:p>
          </table:table-cell>
          <table:table-cell office:value-type="float" office:value="0.0000149">
            <text:p>0.0000149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0.0160019">
            <text:p>0.0160019</text:p>
          </table:table-cell>
          <table:table-cell office:value-type="float" office:value="0.0173362">
            <text:p>0.0173362</text:p>
          </table:table-cell>
          <table:table-cell office:value-type="float" office:value="0.0174951">
            <text:p>0.0174951</text:p>
          </table:table-cell>
          <table:table-cell office:value-type="float" office:value="0.0231298">
            <text:p>0.0231298</text:p>
          </table:table-cell>
          <table:table-cell office:value-type="float" office:value="0.0000005">
            <text:p>0.0000005</text:p>
          </table:table-cell>
          <table:table-cell office:value-type="float" office:value="0.0000814">
            <text:p>0.0000814</text:p>
          </table:table-cell>
          <table:table-cell office:value-type="float" office:value="0.0000799">
            <text:p>0.0000799</text:p>
          </table:table-cell>
          <table:table-cell office:value-type="float" office:value="0.0000005">
            <text:p>0.0000005</text:p>
          </table:table-cell>
          <table:table-cell office:value-type="float" office:value="0.0192898">
            <text:p>0.0192898</text:p>
          </table:table-cell>
          <table:table-cell office:value-type="float" office:value="0.8862828">
            <text:p>0.8862828</text:p>
          </table:table-cell>
          <table:table-cell office:value-type="float" office:value="0.86279">
            <text:p>0.86279</text:p>
          </table:table-cell>
          <table:table-cell office:value-type="float" office:value="0.0174673">
            <text:p>0.0174673</text:p>
          </table:table-cell>
          <table:table-cell office:value-type="float" office:value="2.5475972">
            <text:p>2.5475972</text:p>
          </table:table-cell>
          <table:table-cell office:value-type="float" office:value="4.7997985">
            <text:p>4.7997985</text:p>
          </table:table-cell>
          <table:table-cell office:value-type="float" office:value="4.9140155">
            <text:p>4.9140155</text:p>
          </table:table-cell>
          <table:table-cell office:value-type="float" office:value="0.1574109">
            <text:p>0.1574109</text:p>
          </table:table-cell>
          <table:table-cell office:value-type="float" office:value="0.0000222">
            <text:p>0.0000222</text:p>
          </table:table-cell>
          <table:table-cell office:value-type="float" office:value="0.0001836">
            <text:p>0.0001836</text:p>
          </table:table-cell>
          <table:table-cell office:value-type="float" office:value="0.0001872">
            <text:p>0.0001872</text:p>
          </table:table-cell>
          <table:table-cell office:value-type="float" office:value="0.0000083">
            <text:p>0.0000083</text:p>
          </table:table-cell>
          <table:table-cell office:value-type="float" office:value="0.0000291">
            <text:p>0.0000291</text:p>
          </table:table-cell>
          <table:table-cell office:value-type="float" office:value="0.0003209">
            <text:p>0.0003209</text:p>
          </table:table-cell>
          <table:table-cell office:value-type="float" office:value="0.0003397">
            <text:p>0.0003397</text:p>
          </table:table-cell>
          <table:table-cell office:value-type="float" office:value="0.0000152">
            <text:p>0.0000152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0.0165018">
            <text:p>0.0165018</text:p>
          </table:table-cell>
          <table:table-cell office:value-type="float" office:value="0.0178931">
            <text:p>0.0178931</text:p>
          </table:table-cell>
          <table:table-cell office:value-type="float" office:value="0.0180588">
            <text:p>0.0180588</text:p>
          </table:table-cell>
          <table:table-cell office:value-type="float" office:value="0.0238591">
            <text:p>0.0238591</text:p>
          </table:table-cell>
          <table:table-cell office:value-type="float" office:value="0.0000005">
            <text:p>0.0000005</text:p>
          </table:table-cell>
          <table:table-cell office:value-type="float" office:value="0.0000805">
            <text:p>0.0000805</text:p>
          </table:table-cell>
          <table:table-cell office:value-type="float" office:value="0.0000821">
            <text:p>0.0000821</text:p>
          </table:table-cell>
          <table:table-cell office:value-type="float" office:value="0.0000005">
            <text:p>0.0000005</text:p>
          </table:table-cell>
          <table:table-cell office:value-type="float" office:value="0.0199773">
            <text:p>0.0199773</text:p>
          </table:table-cell>
          <table:table-cell office:value-type="float" office:value="0.94443">
            <text:p>0.94443</text:p>
          </table:table-cell>
          <table:table-cell office:value-type="float" office:value="0.9194016">
            <text:p>0.9194016</text:p>
          </table:table-cell>
          <table:table-cell office:value-type="float" office:value="0.0180053">
            <text:p>0.0180053</text:p>
          </table:table-cell>
          <table:table-cell office:value-type="float" office:value="2.7629255">
            <text:p>2.7629255</text:p>
          </table:table-cell>
          <table:table-cell office:value-type="float" office:value="5.1174381">
            <text:p>5.1174381</text:p>
          </table:table-cell>
          <table:table-cell office:value-type="float" office:value="5.2387223">
            <text:p>5.2387223</text:p>
          </table:table-cell>
          <table:table-cell office:value-type="float" office:value="0.1670454">
            <text:p>0.1670454</text:p>
          </table:table-cell>
          <table:table-cell office:value-type="float" office:value="0.0000229">
            <text:p>0.0000229</text:p>
          </table:table-cell>
          <table:table-cell office:value-type="float" office:value="0.0001899">
            <text:p>0.0001899</text:p>
          </table:table-cell>
          <table:table-cell office:value-type="float" office:value="0.000197">
            <text:p>0.000197</text:p>
          </table:table-cell>
          <table:table-cell office:value-type="float" office:value="0.0000086">
            <text:p>0.0000086</text:p>
          </table:table-cell>
          <table:table-cell office:value-type="float" office:value="0.0000319">
            <text:p>0.0000319</text:p>
          </table:table-cell>
          <table:table-cell office:value-type="float" office:value="0.0003338">
            <text:p>0.0003338</text:p>
          </table:table-cell>
          <table:table-cell office:value-type="float" office:value="0.0003429">
            <text:p>0.0003429</text:p>
          </table:table-cell>
          <table:table-cell office:value-type="float" office:value="0.000016">
            <text:p>0.000016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0.0169979">
            <text:p>0.0169979</text:p>
          </table:table-cell>
          <table:table-cell office:value-type="float" office:value="0.0184462">
            <text:p>0.0184462</text:p>
          </table:table-cell>
          <table:table-cell office:value-type="float" office:value="0.0186191">
            <text:p>0.0186191</text:p>
          </table:table-cell>
          <table:table-cell office:value-type="float" office:value="0.0245891">
            <text:p>0.0245891</text:p>
          </table:table-cell>
          <table:table-cell office:value-type="float" office:value="0.0000007">
            <text:p>0.0000007</text:p>
          </table:table-cell>
          <table:table-cell office:value-type="float" office:value="0.0000877">
            <text:p>0.0000877</text:p>
          </table:table-cell>
          <table:table-cell office:value-type="float" office:value="0.0000838">
            <text:p>0.0000838</text:p>
          </table:table-cell>
          <table:table-cell office:value-type="float" office:value="0.0000004">
            <text:p>0.0000004</text:p>
          </table:table-cell>
          <table:table-cell office:value-type="float" office:value="0.020667">
            <text:p>0.020667</text:p>
          </table:table-cell>
          <table:table-cell office:value-type="float" office:value="1.0044696">
            <text:p>1.0044696</text:p>
          </table:table-cell>
          <table:table-cell office:value-type="float" office:value="0.9785197">
            <text:p>0.9785197</text:p>
          </table:table-cell>
          <table:table-cell office:value-type="float" office:value="0.0185565">
            <text:p>0.0185565</text:p>
          </table:table-cell>
          <table:table-cell office:value-type="float" office:value="2.9901921">
            <text:p>2.9901921</text:p>
          </table:table-cell>
          <table:table-cell office:value-type="float" office:value="5.4458657">
            <text:p>5.4458657</text:p>
          </table:table-cell>
          <table:table-cell office:value-type="float" office:value="5.5729892">
            <text:p>5.5729892</text:p>
          </table:table-cell>
          <table:table-cell office:value-type="float" office:value="0.1769167">
            <text:p>0.1769167</text:p>
          </table:table-cell>
          <table:table-cell office:value-type="float" office:value="0.0000236">
            <text:p>0.0000236</text:p>
          </table:table-cell>
          <table:table-cell office:value-type="float" office:value="0.0001999">
            <text:p>0.0001999</text:p>
          </table:table-cell>
          <table:table-cell office:value-type="float" office:value="0.0002072">
            <text:p>0.0002072</text:p>
          </table:table-cell>
          <table:table-cell office:value-type="float" office:value="0.0000089">
            <text:p>0.0000089</text:p>
          </table:table-cell>
          <table:table-cell office:value-type="float" office:value="0.0000315">
            <text:p>0.0000315</text:p>
          </table:table-cell>
          <table:table-cell office:value-type="float" office:value="0.000345">
            <text:p>0.000345</text:p>
          </table:table-cell>
          <table:table-cell office:value-type="float" office:value="0.000359">
            <text:p>0.000359</text:p>
          </table:table-cell>
          <table:table-cell office:value-type="float" office:value="0.0000162">
            <text:p>0.0000162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0.0175069">
            <text:p>0.0175069</text:p>
          </table:table-cell>
          <table:table-cell office:value-type="float" office:value="0.0190059">
            <text:p>0.0190059</text:p>
          </table:table-cell>
          <table:table-cell office:value-type="float" office:value="0.0191808">
            <text:p>0.0191808</text:p>
          </table:table-cell>
          <table:table-cell office:value-type="float" office:value="0.0253316">
            <text:p>0.0253316</text:p>
          </table:table-cell>
          <table:table-cell office:value-type="float" office:value="0.0000007">
            <text:p>0.0000007</text:p>
          </table:table-cell>
          <table:table-cell office:value-type="float" office:value="0.0000876">
            <text:p>0.0000876</text:p>
          </table:table-cell>
          <table:table-cell office:value-type="float" office:value="0.0000872">
            <text:p>0.0000872</text:p>
          </table:table-cell>
          <table:table-cell office:value-type="float" office:value="0.0000006">
            <text:p>0.0000006</text:p>
          </table:table-cell>
          <table:table-cell office:value-type="float" office:value="0.021347">
            <text:p>0.021347</text:p>
          </table:table-cell>
          <table:table-cell office:value-type="float" office:value="1.0664054">
            <text:p>1.0664054</text:p>
          </table:table-cell>
          <table:table-cell office:value-type="float" office:value="1.0387885">
            <text:p>1.0387885</text:p>
          </table:table-cell>
          <table:table-cell office:value-type="float" office:value="0.0190992">
            <text:p>0.0190992</text:p>
          </table:table-cell>
          <table:table-cell office:value-type="float" office:value="3.2287104">
            <text:p>3.2287104</text:p>
          </table:table-cell>
          <table:table-cell office:value-type="float" office:value="5.7844153">
            <text:p>5.7844153</text:p>
          </table:table-cell>
          <table:table-cell office:value-type="float" office:value="5.9236657">
            <text:p>5.9236657</text:p>
          </table:table-cell>
          <table:table-cell office:value-type="float" office:value="0.1870937">
            <text:p>0.1870937</text:p>
          </table:table-cell>
          <table:table-cell office:value-type="float" office:value="0.0000242">
            <text:p>0.0000242</text:p>
          </table:table-cell>
          <table:table-cell office:value-type="float" office:value="0.0002057">
            <text:p>0.0002057</text:p>
          </table:table-cell>
          <table:table-cell office:value-type="float" office:value="0.0002142">
            <text:p>0.0002142</text:p>
          </table:table-cell>
          <table:table-cell office:value-type="float" office:value="0.0000091">
            <text:p>0.0000091</text:p>
          </table:table-cell>
          <table:table-cell office:value-type="float" office:value="0.0000292">
            <text:p>0.0000292</text:p>
          </table:table-cell>
          <table:table-cell office:value-type="float" office:value="0.0003542">
            <text:p>0.0003542</text:p>
          </table:table-cell>
          <table:table-cell office:value-type="float" office:value="0.0003711">
            <text:p>0.0003711</text:p>
          </table:table-cell>
          <table:table-cell office:value-type="float" office:value="0.0000174">
            <text:p>0.000017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018014">
            <text:p>0.018014</text:p>
          </table:table-cell>
          <table:table-cell office:value-type="float" office:value="0.0195642">
            <text:p>0.0195642</text:p>
          </table:table-cell>
          <table:table-cell office:value-type="float" office:value="0.0197497">
            <text:p>0.0197497</text:p>
          </table:table-cell>
          <table:table-cell office:value-type="float" office:value="0.0260642">
            <text:p>0.0260642</text:p>
          </table:table-cell>
          <table:table-cell office:value-type="float" office:value="0.0000005">
            <text:p>0.0000005</text:p>
          </table:table-cell>
          <table:table-cell office:value-type="float" office:value="0.0000922">
            <text:p>0.0000922</text:p>
          </table:table-cell>
          <table:table-cell office:value-type="float" office:value="0.0000902">
            <text:p>0.0000902</text:p>
          </table:table-cell>
          <table:table-cell office:value-type="float" office:value="0.0000005">
            <text:p>0.0000005</text:p>
          </table:table-cell>
          <table:table-cell office:value-type="float" office:value="0.0220335">
            <text:p>0.0220335</text:p>
          </table:table-cell>
          <table:table-cell office:value-type="float" office:value="1.1303251">
            <text:p>1.1303251</text:p>
          </table:table-cell>
          <table:table-cell office:value-type="float" office:value="1.1016538">
            <text:p>1.1016538</text:p>
          </table:table-cell>
          <table:table-cell office:value-type="float" office:value="0.0196494">
            <text:p>0.0196494</text:p>
          </table:table-cell>
          <table:table-cell office:value-type="float" office:value="3.4794054">
            <text:p>3.4794054</text:p>
          </table:table-cell>
          <table:table-cell office:value-type="float" office:value="6.1338636">
            <text:p>6.1338636</text:p>
          </table:table-cell>
          <table:table-cell office:value-type="float" office:value="6.2841494">
            <text:p>6.2841494</text:p>
          </table:table-cell>
          <table:table-cell office:value-type="float" office:value="0.1974671">
            <text:p>0.1974671</text:p>
          </table:table-cell>
          <table:table-cell office:value-type="float" office:value="0.000025">
            <text:p>0.000025</text:p>
          </table:table-cell>
          <table:table-cell office:value-type="float" office:value="0.0002134">
            <text:p>0.0002134</text:p>
          </table:table-cell>
          <table:table-cell office:value-type="float" office:value="0.0002226">
            <text:p>0.0002226</text:p>
          </table:table-cell>
          <table:table-cell office:value-type="float" office:value="0.0000094">
            <text:p>0.0000094</text:p>
          </table:table-cell>
          <table:table-cell office:value-type="float" office:value="0.0000325">
            <text:p>0.0000325</text:p>
          </table:table-cell>
          <table:table-cell office:value-type="float" office:value="0.0003722">
            <text:p>0.0003722</text:p>
          </table:table-cell>
          <table:table-cell office:value-type="float" office:value="0.0003824">
            <text:p>0.0003824</text:p>
          </table:table-cell>
          <table:table-cell office:value-type="float" office:value="0.000017">
            <text:p>0.000017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0.0185276">
            <text:p>0.0185276</text:p>
          </table:table-cell>
          <table:table-cell office:value-type="float" office:value="0.0201228">
            <text:p>0.0201228</text:p>
          </table:table-cell>
          <table:table-cell office:value-type="float" office:value="0.0203093">
            <text:p>0.0203093</text:p>
          </table:table-cell>
          <table:table-cell office:value-type="float" office:value="0.0268125">
            <text:p>0.0268125</text:p>
          </table:table-cell>
          <table:table-cell office:value-type="float" office:value="0.0000005">
            <text:p>0.0000005</text:p>
          </table:table-cell>
          <table:table-cell office:value-type="float" office:value="0.0000945">
            <text:p>0.0000945</text:p>
          </table:table-cell>
          <table:table-cell office:value-type="float" office:value="0.0000918">
            <text:p>0.0000918</text:p>
          </table:table-cell>
          <table:table-cell office:value-type="float" office:value="0.0000004">
            <text:p>0.0000004</text:p>
          </table:table-cell>
          <table:table-cell office:value-type="float" office:value="0.0227112">
            <text:p>0.0227112</text:p>
          </table:table-cell>
          <table:table-cell office:value-type="float" office:value="1.1961437">
            <text:p>1.1961437</text:p>
          </table:table-cell>
          <table:table-cell office:value-type="float" office:value="1.165592">
            <text:p>1.165592</text:p>
          </table:table-cell>
          <table:table-cell office:value-type="float" office:value="0.0201874">
            <text:p>0.0201874</text:p>
          </table:table-cell>
          <table:table-cell office:value-type="float" office:value="3.7423297">
            <text:p>3.7423297</text:p>
          </table:table-cell>
          <table:table-cell office:value-type="float" office:value="6.4961698">
            <text:p>6.4961698</text:p>
          </table:table-cell>
          <table:table-cell office:value-type="float" office:value="6.6913745">
            <text:p>6.6913745</text:p>
          </table:table-cell>
          <table:table-cell office:value-type="float" office:value="0.2081867">
            <text:p>0.2081867</text:p>
          </table:table-cell>
          <table:table-cell office:value-type="float" office:value="0.0000253">
            <text:p>0.0000253</text:p>
          </table:table-cell>
          <table:table-cell office:value-type="float" office:value="0.0002235">
            <text:p>0.0002235</text:p>
          </table:table-cell>
          <table:table-cell office:value-type="float" office:value="0.0002276">
            <text:p>0.0002276</text:p>
          </table:table-cell>
          <table:table-cell office:value-type="float" office:value="0.0000103">
            <text:p>0.0000103</text:p>
          </table:table-cell>
          <table:table-cell office:value-type="float" office:value="0.0000365">
            <text:p>0.0000365</text:p>
          </table:table-cell>
          <table:table-cell office:value-type="float" office:value="0.0003839">
            <text:p>0.0003839</text:p>
          </table:table-cell>
          <table:table-cell office:value-type="float" office:value="0.000397">
            <text:p>0.000397</text:p>
          </table:table-cell>
          <table:table-cell office:value-type="float" office:value="0.0000167">
            <text:p>0.0000167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0.0190307">
            <text:p>0.0190307</text:p>
          </table:table-cell>
          <table:table-cell office:value-type="float" office:value="0.0206836">
            <text:p>0.0206836</text:p>
          </table:table-cell>
          <table:table-cell office:value-type="float" office:value="0.0208833">
            <text:p>0.0208833</text:p>
          </table:table-cell>
          <table:table-cell office:value-type="float" office:value="0.02754">
            <text:p>0.02754</text:p>
          </table:table-cell>
          <table:table-cell office:value-type="float" office:value="0.0000008">
            <text:p>0.0000008</text:p>
          </table:table-cell>
          <table:table-cell table:number-columns-repeated="2" office:value-type="float" office:value="0.000094">
            <text:p>0.000094</text:p>
          </table:table-cell>
          <table:table-cell office:value-type="float" office:value="0.0000005">
            <text:p>0.0000005</text:p>
          </table:table-cell>
          <table:table-cell office:value-type="float" office:value="0.0234036">
            <text:p>0.0234036</text:p>
          </table:table-cell>
          <table:table-cell office:value-type="float" office:value="1.2638788">
            <text:p>1.2638788</text:p>
          </table:table-cell>
          <table:table-cell office:value-type="float" office:value="1.2321767">
            <text:p>1.2321767</text:p>
          </table:table-cell>
          <table:table-cell office:value-type="float" office:value="0.0207311">
            <text:p>0.0207311</text:p>
          </table:table-cell>
          <table:table-cell office:value-type="float" office:value="4.0219752">
            <text:p>4.0219752</text:p>
          </table:table-cell>
          <table:table-cell office:value-type="float" office:value="6.8677731">
            <text:p>6.8677731</text:p>
          </table:table-cell>
          <table:table-cell office:value-type="float" office:value="7.0875319">
            <text:p>7.0875319</text:p>
          </table:table-cell>
          <table:table-cell office:value-type="float" office:value="0.2189682">
            <text:p>0.2189682</text:p>
          </table:table-cell>
          <table:table-cell office:value-type="float" office:value="0.0000263">
            <text:p>0.0000263</text:p>
          </table:table-cell>
          <table:table-cell office:value-type="float" office:value="0.0002287">
            <text:p>0.0002287</text:p>
          </table:table-cell>
          <table:table-cell office:value-type="float" office:value="0.0002389">
            <text:p>0.0002389</text:p>
          </table:table-cell>
          <table:table-cell office:value-type="float" office:value="0.0000097">
            <text:p>0.0000097</text:p>
          </table:table-cell>
          <table:table-cell office:value-type="float" office:value="0.0000497">
            <text:p>0.0000497</text:p>
          </table:table-cell>
          <table:table-cell office:value-type="float" office:value="0.0003956">
            <text:p>0.0003956</text:p>
          </table:table-cell>
          <table:table-cell office:value-type="float" office:value="0.0004158">
            <text:p>0.0004158</text:p>
          </table:table-cell>
          <table:table-cell office:value-type="float" office:value="0.0000182">
            <text:p>0.0000182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0.0195373">
            <text:p>0.0195373</text:p>
          </table:table-cell>
          <table:table-cell office:value-type="float" office:value="0.0212429">
            <text:p>0.0212429</text:p>
          </table:table-cell>
          <table:table-cell office:value-type="float" office:value="0.0214562">
            <text:p>0.0214562</text:p>
          </table:table-cell>
          <table:table-cell office:value-type="float" office:value="0.0282756">
            <text:p>0.0282756</text:p>
          </table:table-cell>
          <table:table-cell office:value-type="float" office:value="0.0000007">
            <text:p>0.0000007</text:p>
          </table:table-cell>
          <table:table-cell office:value-type="float" office:value="0.0000997">
            <text:p>0.0000997</text:p>
          </table:table-cell>
          <table:table-cell office:value-type="float" office:value="0.0000958">
            <text:p>0.0000958</text:p>
          </table:table-cell>
          <table:table-cell office:value-type="float" office:value="0.0000004">
            <text:p>0.0000004</text:p>
          </table:table-cell>
          <table:table-cell office:value-type="float" office:value="0.0240893">
            <text:p>0.0240893</text:p>
          </table:table-cell>
          <table:table-cell office:value-type="float" office:value="1.3335431">
            <text:p>1.3335431</text:p>
          </table:table-cell>
          <table:table-cell office:value-type="float" office:value="1.2998461">
            <text:p>1.2998461</text:p>
          </table:table-cell>
          <table:table-cell office:value-type="float" office:value="0.0212837">
            <text:p>0.0212837</text:p>
          </table:table-cell>
          <table:table-cell office:value-type="float" office:value="4.3104627">
            <text:p>4.3104627</text:p>
          </table:table-cell>
          <table:table-cell office:value-type="float" office:value="7.2494359">
            <text:p>7.2494359</text:p>
          </table:table-cell>
          <table:table-cell office:value-type="float" office:value="7.5242922">
            <text:p>7.5242922</text:p>
          </table:table-cell>
          <table:table-cell office:value-type="float" office:value="0.2300984">
            <text:p>0.2300984</text:p>
          </table:table-cell>
          <table:table-cell office:value-type="float" office:value="0.000027">
            <text:p>0.000027</text:p>
          </table:table-cell>
          <table:table-cell office:value-type="float" office:value="0.0002399">
            <text:p>0.0002399</text:p>
          </table:table-cell>
          <table:table-cell office:value-type="float" office:value="0.0002447">
            <text:p>0.0002447</text:p>
          </table:table-cell>
          <table:table-cell office:value-type="float" office:value="0.0000102">
            <text:p>0.0000102</text:p>
          </table:table-cell>
          <table:table-cell office:value-type="float" office:value="0.000038">
            <text:p>0.000038</text:p>
          </table:table-cell>
          <table:table-cell office:value-type="float" office:value="0.0004053">
            <text:p>0.0004053</text:p>
          </table:table-cell>
          <table:table-cell office:value-type="float" office:value="0.000427">
            <text:p>0.000427</text:p>
          </table:table-cell>
          <table:table-cell office:value-type="float" office:value="0.0000173">
            <text:p>0.0000173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0.0200465">
            <text:p>0.0200465</text:p>
          </table:table-cell>
          <table:table-cell office:value-type="float" office:value="0.0217979">
            <text:p>0.0217979</text:p>
          </table:table-cell>
          <table:table-cell office:value-type="float" office:value="0.0220276">
            <text:p>0.0220276</text:p>
          </table:table-cell>
          <table:table-cell office:value-type="float" office:value="0.0290074">
            <text:p>0.0290074</text:p>
          </table:table-cell>
          <table:table-cell office:value-type="float" office:value="0.0000006">
            <text:p>0.0000006</text:p>
          </table:table-cell>
          <table:table-cell office:value-type="float" office:value="0.0000983">
            <text:p>0.0000983</text:p>
          </table:table-cell>
          <table:table-cell office:value-type="float" office:value="0.0001007">
            <text:p>0.0001007</text:p>
          </table:table-cell>
          <table:table-cell office:value-type="float" office:value="0.0000004">
            <text:p>0.0000004</text:p>
          </table:table-cell>
          <table:table-cell office:value-type="float" office:value="0.0247747">
            <text:p>0.0247747</text:p>
          </table:table-cell>
          <table:table-cell office:value-type="float" office:value="1.4051055">
            <text:p>1.4051055</text:p>
          </table:table-cell>
          <table:table-cell office:value-type="float" office:value="1.3701617">
            <text:p>1.3701617</text:p>
          </table:table-cell>
          <table:table-cell office:value-type="float" office:value="0.0218297">
            <text:p>0.0218297</text:p>
          </table:table-cell>
          <table:table-cell office:value-type="float" office:value="4.6120099">
            <text:p>4.6120099</text:p>
          </table:table-cell>
          <table:table-cell office:value-type="float" office:value="7.6422002">
            <text:p>7.6422002</text:p>
          </table:table-cell>
          <table:table-cell office:value-type="float" office:value="7.9737715">
            <text:p>7.9737715</text:p>
          </table:table-cell>
          <table:table-cell office:value-type="float" office:value="0.2416515">
            <text:p>0.2416515</text:p>
          </table:table-cell>
          <table:table-cell office:value-type="float" office:value="0.0000277">
            <text:p>0.0000277</text:p>
          </table:table-cell>
          <table:table-cell office:value-type="float" office:value="0.0002451">
            <text:p>0.0002451</text:p>
          </table:table-cell>
          <table:table-cell office:value-type="float" office:value="0.0002548">
            <text:p>0.0002548</text:p>
          </table:table-cell>
          <table:table-cell office:value-type="float" office:value="0.0000103">
            <text:p>0.0000103</text:p>
          </table:table-cell>
          <table:table-cell office:value-type="float" office:value="0.0000396">
            <text:p>0.0000396</text:p>
          </table:table-cell>
          <table:table-cell office:value-type="float" office:value="0.0004124">
            <text:p>0.0004124</text:p>
          </table:table-cell>
          <table:table-cell office:value-type="float" office:value="0.0004337">
            <text:p>0.0004337</text:p>
          </table:table-cell>
          <table:table-cell office:value-type="float" office:value="0.0000197">
            <text:p>0.000019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205635">
            <text:p>0.0205635</text:p>
          </table:table-cell>
          <table:table-cell office:value-type="float" office:value="0.022357">
            <text:p>0.022357</text:p>
          </table:table-cell>
          <table:table-cell office:value-type="float" office:value="0.0225902">
            <text:p>0.0225902</text:p>
          </table:table-cell>
          <table:table-cell office:value-type="float" office:value="0.0297389">
            <text:p>0.0297389</text:p>
          </table:table-cell>
          <table:table-cell office:value-type="float" office:value="0.0000005">
            <text:p>0.0000005</text:p>
          </table:table-cell>
          <table:table-cell office:value-type="float" office:value="0.0001007">
            <text:p>0.0001007</text:p>
          </table:table-cell>
          <table:table-cell office:value-type="float" office:value="0.0001021">
            <text:p>0.0001021</text:p>
          </table:table-cell>
          <table:table-cell office:value-type="float" office:value="0.0000005">
            <text:p>0.0000005</text:p>
          </table:table-cell>
          <table:table-cell office:value-type="float" office:value="0.0254638">
            <text:p>0.0254638</text:p>
          </table:table-cell>
          <table:table-cell office:value-type="float" office:value="1.4786883">
            <text:p>1.4786883</text:p>
          </table:table-cell>
          <table:table-cell office:value-type="float" office:value="1.4414706">
            <text:p>1.4414706</text:p>
          </table:table-cell>
          <table:table-cell office:value-type="float" office:value="0.0223813">
            <text:p>0.0223813</text:p>
          </table:table-cell>
          <table:table-cell office:value-type="float" office:value="4.9313616">
            <text:p>4.9313616</text:p>
          </table:table-cell>
          <table:table-cell office:value-type="float" office:value="8.0413884">
            <text:p>8.0413884</text:p>
          </table:table-cell>
          <table:table-cell office:value-type="float" office:value="8.4047734">
            <text:p>8.4047734</text:p>
          </table:table-cell>
          <table:table-cell office:value-type="float" office:value="0.2533077">
            <text:p>0.2533077</text:p>
          </table:table-cell>
          <table:table-cell office:value-type="float" office:value="0.0000286">
            <text:p>0.0000286</text:p>
          </table:table-cell>
          <table:table-cell office:value-type="float" office:value="0.0002555">
            <text:p>0.0002555</text:p>
          </table:table-cell>
          <table:table-cell office:value-type="float" office:value="0.0002611">
            <text:p>0.0002611</text:p>
          </table:table-cell>
          <table:table-cell office:value-type="float" office:value="0.0000107">
            <text:p>0.0000107</text:p>
          </table:table-cell>
          <table:table-cell office:value-type="float" office:value="0.0000359">
            <text:p>0.0000359</text:p>
          </table:table-cell>
          <table:table-cell office:value-type="float" office:value="0.0004267">
            <text:p>0.0004267</text:p>
          </table:table-cell>
          <table:table-cell office:value-type="float" office:value="0.0004469">
            <text:p>0.0004469</text:p>
          </table:table-cell>
          <table:table-cell office:value-type="float" office:value="0.0000198">
            <text:p>0.0000198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0.0210736">
            <text:p>0.0210736</text:p>
          </table:table-cell>
          <table:table-cell office:value-type="float" office:value="0.0229158">
            <text:p>0.0229158</text:p>
          </table:table-cell>
          <table:table-cell office:value-type="float" office:value="0.0231676">
            <text:p>0.0231676</text:p>
          </table:table-cell>
          <table:table-cell office:value-type="float" office:value="0.0304753">
            <text:p>0.0304753</text:p>
          </table:table-cell>
          <table:table-cell office:value-type="float" office:value="0.0000008">
            <text:p>0.0000008</text:p>
          </table:table-cell>
          <table:table-cell office:value-type="float" office:value="0.0001089">
            <text:p>0.0001089</text:p>
          </table:table-cell>
          <table:table-cell office:value-type="float" office:value="0.0001043">
            <text:p>0.0001043</text:p>
          </table:table-cell>
          <table:table-cell office:value-type="float" office:value="0.0000005">
            <text:p>0.0000005</text:p>
          </table:table-cell>
          <table:table-cell office:value-type="float" office:value="0.0261455">
            <text:p>0.0261455</text:p>
          </table:table-cell>
          <table:table-cell office:value-type="float" office:value="1.5541302">
            <text:p>1.5541302</text:p>
          </table:table-cell>
          <table:table-cell office:value-type="float" office:value="1.515475">
            <text:p>1.515475</text:p>
          </table:table-cell>
          <table:table-cell office:value-type="float" office:value="0.0229292">
            <text:p>0.0229292</text:p>
          </table:table-cell>
          <table:table-cell office:value-type="float" office:value="5.2608511">
            <text:p>5.2608511</text:p>
          </table:table-cell>
          <table:table-cell office:value-type="float" office:value="8.4536486">
            <text:p>8.4536486</text:p>
          </table:table-cell>
          <table:table-cell office:value-type="float" office:value="8.847035">
            <text:p>8.847035</text:p>
          </table:table-cell>
          <table:table-cell office:value-type="float" office:value="0.2653328">
            <text:p>0.2653328</text:p>
          </table:table-cell>
          <table:table-cell office:value-type="float" office:value="0.0000292">
            <text:p>0.0000292</text:p>
          </table:table-cell>
          <table:table-cell office:value-type="float" office:value="0.0002624">
            <text:p>0.0002624</text:p>
          </table:table-cell>
          <table:table-cell office:value-type="float" office:value="0.0002726">
            <text:p>0.0002726</text:p>
          </table:table-cell>
          <table:table-cell office:value-type="float" office:value="0.0000109">
            <text:p>0.0000109</text:p>
          </table:table-cell>
          <table:table-cell office:value-type="float" office:value="0.0000405">
            <text:p>0.0000405</text:p>
          </table:table-cell>
          <table:table-cell office:value-type="float" office:value="0.0004494">
            <text:p>0.0004494</text:p>
          </table:table-cell>
          <table:table-cell office:value-type="float" office:value="0.0004682">
            <text:p>0.0004682</text:p>
          </table:table-cell>
          <table:table-cell office:value-type="float" office:value="0.0000195">
            <text:p>0.0000195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0.0215842">
            <text:p>0.0215842</text:p>
          </table:table-cell>
          <table:table-cell office:value-type="float" office:value="0.0234742">
            <text:p>0.0234742</text:p>
          </table:table-cell>
          <table:table-cell office:value-type="float" office:value="0.0237422">
            <text:p>0.0237422</text:p>
          </table:table-cell>
          <table:table-cell office:value-type="float" office:value="0.0312096">
            <text:p>0.0312096</text:p>
          </table:table-cell>
          <table:table-cell office:value-type="float" office:value="0.0000008">
            <text:p>0.0000008</text:p>
          </table:table-cell>
          <table:table-cell office:value-type="float" office:value="0.0001051">
            <text:p>0.0001051</text:p>
          </table:table-cell>
          <table:table-cell office:value-type="float" office:value="0.0001076">
            <text:p>0.0001076</text:p>
          </table:table-cell>
          <table:table-cell office:value-type="float" office:value="0.0000004">
            <text:p>0.0000004</text:p>
          </table:table-cell>
          <table:table-cell office:value-type="float" office:value="0.0268284">
            <text:p>0.0268284</text:p>
          </table:table-cell>
          <table:table-cell office:value-type="float" office:value="1.6314566">
            <text:p>1.6314566</text:p>
          </table:table-cell>
          <table:table-cell office:value-type="float" office:value="1.5904679">
            <text:p>1.5904679</text:p>
          </table:table-cell>
          <table:table-cell office:value-type="float" office:value="0.0234673">
            <text:p>0.0234673</text:p>
          </table:table-cell>
          <table:table-cell office:value-type="float" office:value="5.6039393">
            <text:p>5.6039393</text:p>
          </table:table-cell>
          <table:table-cell office:value-type="float" office:value="8.8744905">
            <text:p>8.8744905</text:p>
          </table:table-cell>
          <table:table-cell office:value-type="float" office:value="9.3090851">
            <text:p>9.3090851</text:p>
          </table:table-cell>
          <table:table-cell office:value-type="float" office:value="0.2774241">
            <text:p>0.2774241</text:p>
          </table:table-cell>
          <table:table-cell office:value-type="float" office:value="0.0000299">
            <text:p>0.0000299</text:p>
          </table:table-cell>
          <table:table-cell office:value-type="float" office:value="0.0002677">
            <text:p>0.0002677</text:p>
          </table:table-cell>
          <table:table-cell office:value-type="float" office:value="0.0002811">
            <text:p>0.0002811</text:p>
          </table:table-cell>
          <table:table-cell office:value-type="float" office:value="0.0000112">
            <text:p>0.0000112</text:p>
          </table:table-cell>
          <table:table-cell office:value-type="float" office:value="0.0000412">
            <text:p>0.0000412</text:p>
          </table:table-cell>
          <table:table-cell office:value-type="float" office:value="0.0004521">
            <text:p>0.0004521</text:p>
          </table:table-cell>
          <table:table-cell office:value-type="float" office:value="0.0004692">
            <text:p>0.0004692</text:p>
          </table:table-cell>
          <table:table-cell office:value-type="float" office:value="0.0000207">
            <text:p>0.0000207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0.0221169">
            <text:p>0.0221169</text:p>
          </table:table-cell>
          <table:table-cell office:value-type="float" office:value="0.0240381">
            <text:p>0.0240381</text:p>
          </table:table-cell>
          <table:table-cell office:value-type="float" office:value="0.0243221">
            <text:p>0.0243221</text:p>
          </table:table-cell>
          <table:table-cell office:value-type="float" office:value="0.0319507">
            <text:p>0.0319507</text:p>
          </table:table-cell>
          <table:table-cell office:value-type="float" office:value="0.0000004">
            <text:p>0.0000004</text:p>
          </table:table-cell>
          <table:table-cell office:value-type="float" office:value="0.0001105">
            <text:p>0.0001105</text:p>
          </table:table-cell>
          <table:table-cell office:value-type="float" office:value="0.000111">
            <text:p>0.000111</text:p>
          </table:table-cell>
          <table:table-cell office:value-type="float" office:value="0.0000004">
            <text:p>0.0000004</text:p>
          </table:table-cell>
          <table:table-cell office:value-type="float" office:value="0.0275217">
            <text:p>0.0275217</text:p>
          </table:table-cell>
          <table:table-cell office:value-type="float" office:value="1.7107394">
            <text:p>1.7107394</text:p>
          </table:table-cell>
          <table:table-cell office:value-type="float" office:value="1.6682479">
            <text:p>1.6682479</text:p>
          </table:table-cell>
          <table:table-cell office:value-type="float" office:value="0.0239917">
            <text:p>0.0239917</text:p>
          </table:table-cell>
          <table:table-cell office:value-type="float" office:value="5.9619597">
            <text:p>5.9619597</text:p>
          </table:table-cell>
          <table:table-cell office:value-type="float" office:value="9.3060022">
            <text:p>9.3060022</text:p>
          </table:table-cell>
          <table:table-cell office:value-type="float" office:value="9.783472">
            <text:p>9.783472</text:p>
          </table:table-cell>
          <table:table-cell office:value-type="float" office:value="0.2898913">
            <text:p>0.2898913</text:p>
          </table:table-cell>
          <table:table-cell office:value-type="float" office:value="0.0000305">
            <text:p>0.0000305</text:p>
          </table:table-cell>
          <table:table-cell office:value-type="float" office:value="0.0002779">
            <text:p>0.0002779</text:p>
          </table:table-cell>
          <table:table-cell office:value-type="float" office:value="0.0002826">
            <text:p>0.0002826</text:p>
          </table:table-cell>
          <table:table-cell office:value-type="float" office:value="0.000012">
            <text:p>0.000012</text:p>
          </table:table-cell>
          <table:table-cell office:value-type="float" office:value="0.0000427">
            <text:p>0.0000427</text:p>
          </table:table-cell>
          <table:table-cell office:value-type="float" office:value="0.0004687">
            <text:p>0.0004687</text:p>
          </table:table-cell>
          <table:table-cell office:value-type="float" office:value="0.0004908">
            <text:p>0.0004908</text:p>
          </table:table-cell>
          <table:table-cell office:value-type="float" office:value="0.0000202">
            <text:p>0.0000202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0.0226375">
            <text:p>0.0226375</text:p>
          </table:table-cell>
          <table:table-cell office:value-type="float" office:value="0.0245995">
            <text:p>0.0245995</text:p>
          </table:table-cell>
          <table:table-cell office:value-type="float" office:value="0.024896">
            <text:p>0.024896</text:p>
          </table:table-cell>
          <table:table-cell office:value-type="float" office:value="0.032691">
            <text:p>0.032691</text:p>
          </table:table-cell>
          <table:table-cell office:value-type="float" office:value="0.0000005">
            <text:p>0.0000005</text:p>
          </table:table-cell>
          <table:table-cell office:value-type="float" office:value="0.0001158">
            <text:p>0.0001158</text:p>
          </table:table-cell>
          <table:table-cell office:value-type="float" office:value="0.0001094">
            <text:p>0.0001094</text:p>
          </table:table-cell>
          <table:table-cell office:value-type="float" office:value="0.0000004">
            <text:p>0.0000004</text:p>
          </table:table-cell>
          <table:table-cell office:value-type="float" office:value="0.028206">
            <text:p>0.028206</text:p>
          </table:table-cell>
          <table:table-cell office:value-type="float" office:value="1.7918952">
            <text:p>1.7918952</text:p>
          </table:table-cell>
          <table:table-cell office:value-type="float" office:value="1.7469113">
            <text:p>1.7469113</text:p>
          </table:table-cell>
          <table:table-cell office:value-type="float" office:value="0.0245346">
            <text:p>0.0245346</text:p>
          </table:table-cell>
          <table:table-cell office:value-type="float" office:value="6.3343785">
            <text:p>6.3343785</text:p>
          </table:table-cell>
          <table:table-cell office:value-type="float" office:value="9.7513339">
            <text:p>9.7513339</text:p>
          </table:table-cell>
          <table:table-cell office:value-type="float" office:value="10.2757867">
            <text:p>10.2757867</text:p>
          </table:table-cell>
          <table:table-cell office:value-type="float" office:value="0.3027202">
            <text:p>0.3027202</text:p>
          </table:table-cell>
          <table:table-cell office:value-type="float" office:value="0.0000313">
            <text:p>0.0000313</text:p>
          </table:table-cell>
          <table:table-cell office:value-type="float" office:value="0.0002866">
            <text:p>0.0002866</text:p>
          </table:table-cell>
          <table:table-cell office:value-type="float" office:value="0.0002958">
            <text:p>0.0002958</text:p>
          </table:table-cell>
          <table:table-cell office:value-type="float" office:value="0.0000117">
            <text:p>0.0000117</text:p>
          </table:table-cell>
          <table:table-cell office:value-type="float" office:value="0.0000401">
            <text:p>0.0000401</text:p>
          </table:table-cell>
          <table:table-cell office:value-type="float" office:value="0.0004823">
            <text:p>0.0004823</text:p>
          </table:table-cell>
          <table:table-cell office:value-type="float" office:value="0.0004987">
            <text:p>0.0004987</text:p>
          </table:table-cell>
          <table:table-cell office:value-type="float" office:value="0.0000212">
            <text:p>0.0000212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0231557">
            <text:p>0.0231557</text:p>
          </table:table-cell>
          <table:table-cell office:value-type="float" office:value="0.0251688">
            <text:p>0.0251688</text:p>
          </table:table-cell>
          <table:table-cell office:value-type="float" office:value="0.0254721">
            <text:p>0.0254721</text:p>
          </table:table-cell>
          <table:table-cell office:value-type="float" office:value="0.033432">
            <text:p>0.033432</text:p>
          </table:table-cell>
          <table:table-cell office:value-type="float" office:value="0.0000008">
            <text:p>0.0000008</text:p>
          </table:table-cell>
          <table:table-cell office:value-type="float" office:value="0.0001191">
            <text:p>0.0001191</text:p>
          </table:table-cell>
          <table:table-cell office:value-type="float" office:value="0.0001144">
            <text:p>0.0001144</text:p>
          </table:table-cell>
          <table:table-cell office:value-type="float" office:value="0.0000005">
            <text:p>0.0000005</text:p>
          </table:table-cell>
          <table:table-cell office:value-type="float" office:value="0.0289031">
            <text:p>0.0289031</text:p>
          </table:table-cell>
          <table:table-cell office:value-type="float" office:value="1.8749922">
            <text:p>1.8749922</text:p>
          </table:table-cell>
          <table:table-cell office:value-type="float" office:value="1.8283956">
            <text:p>1.8283956</text:p>
          </table:table-cell>
          <table:table-cell office:value-type="float" office:value="0.0250777">
            <text:p>0.0250777</text:p>
          </table:table-cell>
          <table:table-cell office:value-type="float" office:value="6.7226519">
            <text:p>6.7226519</text:p>
          </table:table-cell>
          <table:table-cell office:value-type="float" office:value="10.2075405">
            <text:p>10.2075405</text:p>
          </table:table-cell>
          <table:table-cell office:value-type="float" office:value="10.7874024">
            <text:p>10.7874024</text:p>
          </table:table-cell>
          <table:table-cell office:value-type="float" office:value="0.3157473">
            <text:p>0.3157473</text:p>
          </table:table-cell>
          <table:table-cell office:value-type="float" office:value="0.0000316">
            <text:p>0.0000316</text:p>
          </table:table-cell>
          <table:table-cell office:value-type="float" office:value="0.000296">
            <text:p>0.000296</text:p>
          </table:table-cell>
          <table:table-cell office:value-type="float" office:value="0.0003089">
            <text:p>0.0003089</text:p>
          </table:table-cell>
          <table:table-cell office:value-type="float" office:value="0.0000119">
            <text:p>0.0000119</text:p>
          </table:table-cell>
          <table:table-cell office:value-type="float" office:value="0.0000427">
            <text:p>0.0000427</text:p>
          </table:table-cell>
          <table:table-cell office:value-type="float" office:value="0.0005004">
            <text:p>0.0005004</text:p>
          </table:table-cell>
          <table:table-cell office:value-type="float" office:value="0.0005163">
            <text:p>0.0005163</text:p>
          </table:table-cell>
          <table:table-cell office:value-type="float" office:value="0.0000221">
            <text:p>0.0000221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0.0236815">
            <text:p>0.0236815</text:p>
          </table:table-cell>
          <table:table-cell office:value-type="float" office:value="0.025736">
            <text:p>0.025736</text:p>
          </table:table-cell>
          <table:table-cell office:value-type="float" office:value="0.026041">
            <text:p>0.026041</text:p>
          </table:table-cell>
          <table:table-cell office:value-type="float" office:value="0.0341705">
            <text:p>0.0341705</text:p>
          </table:table-cell>
          <table:table-cell office:value-type="float" office:value="0.0000007">
            <text:p>0.0000007</text:p>
          </table:table-cell>
          <table:table-cell office:value-type="float" office:value="0.0001155">
            <text:p>0.0001155</text:p>
          </table:table-cell>
          <table:table-cell office:value-type="float" office:value="0.0001198">
            <text:p>0.0001198</text:p>
          </table:table-cell>
          <table:table-cell office:value-type="float" office:value="0.0000005">
            <text:p>0.0000005</text:p>
          </table:table-cell>
          <table:table-cell office:value-type="float" office:value="0.0295985">
            <text:p>0.0295985</text:p>
          </table:table-cell>
          <table:table-cell office:value-type="float" office:value="1.959978">
            <text:p>1.959978</text:p>
          </table:table-cell>
          <table:table-cell office:value-type="float" office:value="1.9107277">
            <text:p>1.9107277</text:p>
          </table:table-cell>
          <table:table-cell office:value-type="float" office:value="0.0256162">
            <text:p>0.0256162</text:p>
          </table:table-cell>
          <table:table-cell office:value-type="float" office:value="7.1256382">
            <text:p>7.1256382</text:p>
          </table:table-cell>
          <table:table-cell office:value-type="float" office:value="10.6727627">
            <text:p>10.6727627</text:p>
          </table:table-cell>
          <table:table-cell office:value-type="float" office:value="11.3063303">
            <text:p>11.3063303</text:p>
          </table:table-cell>
          <table:table-cell office:value-type="float" office:value="0.3290051">
            <text:p>0.3290051</text:p>
          </table:table-cell>
          <table:table-cell office:value-type="float" office:value="0.000032">
            <text:p>0.000032</text:p>
          </table:table-cell>
          <table:table-cell office:value-type="float" office:value="0.0003049">
            <text:p>0.0003049</text:p>
          </table:table-cell>
          <table:table-cell office:value-type="float" office:value="0.0003154">
            <text:p>0.0003154</text:p>
          </table:table-cell>
          <table:table-cell office:value-type="float" office:value="0.0000123">
            <text:p>0.0000123</text:p>
          </table:table-cell>
          <table:table-cell office:value-type="float" office:value="0.0000452">
            <text:p>0.0000452</text:p>
          </table:table-cell>
          <table:table-cell office:value-type="float" office:value="0.0005117">
            <text:p>0.0005117</text:p>
          </table:table-cell>
          <table:table-cell office:value-type="float" office:value="0.000529">
            <text:p>0.000529</text:p>
          </table:table-cell>
          <table:table-cell office:value-type="float" office:value="0.0000225">
            <text:p>0.0000225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0.0242013">
            <text:p>0.0242013</text:p>
          </table:table-cell>
          <table:table-cell office:value-type="float" office:value="0.0263076">
            <text:p>0.0263076</text:p>
          </table:table-cell>
          <table:table-cell office:value-type="float" office:value="0.0266181">
            <text:p>0.0266181</text:p>
          </table:table-cell>
          <table:table-cell office:value-type="float" office:value="0.0349138">
            <text:p>0.0349138</text:p>
          </table:table-cell>
          <table:table-cell office:value-type="float" office:value="0.0000005">
            <text:p>0.0000005</text:p>
          </table:table-cell>
          <table:table-cell office:value-type="float" office:value="0.0001234">
            <text:p>0.0001234</text:p>
          </table:table-cell>
          <table:table-cell office:value-type="float" office:value="0.0001213">
            <text:p>0.0001213</text:p>
          </table:table-cell>
          <table:table-cell office:value-type="float" office:value="0.0000006">
            <text:p>0.0000006</text:p>
          </table:table-cell>
          <table:table-cell office:value-type="float" office:value="0.0302833">
            <text:p>0.0302833</text:p>
          </table:table-cell>
          <table:table-cell office:value-type="float" office:value="2.0469178">
            <text:p>2.0469178</text:p>
          </table:table-cell>
          <table:table-cell office:value-type="float" office:value="1.9959489">
            <text:p>1.9959489</text:p>
          </table:table-cell>
          <table:table-cell office:value-type="float" office:value="0.0261606">
            <text:p>0.0261606</text:p>
          </table:table-cell>
          <table:table-cell office:value-type="float" office:value="7.550931">
            <text:p>7.550931</text:p>
          </table:table-cell>
          <table:table-cell office:value-type="float" office:value="11.1500533">
            <text:p>11.1500533</text:p>
          </table:table-cell>
          <table:table-cell office:value-type="float" office:value="11.8290822">
            <text:p>11.8290822</text:p>
          </table:table-cell>
          <table:table-cell office:value-type="float" office:value="0.3427204">
            <text:p>0.3427204</text:p>
          </table:table-cell>
          <table:table-cell office:value-type="float" office:value="0.0000334">
            <text:p>0.0000334</text:p>
          </table:table-cell>
          <table:table-cell office:value-type="float" office:value="0.0003134">
            <text:p>0.0003134</text:p>
          </table:table-cell>
          <table:table-cell office:value-type="float" office:value="0.0003164">
            <text:p>0.0003164</text:p>
          </table:table-cell>
          <table:table-cell office:value-type="float" office:value="0.0000124">
            <text:p>0.0000124</text:p>
          </table:table-cell>
          <table:table-cell office:value-type="float" office:value="0.0000626">
            <text:p>0.0000626</text:p>
          </table:table-cell>
          <table:table-cell office:value-type="float" office:value="0.000521">
            <text:p>0.000521</text:p>
          </table:table-cell>
          <table:table-cell office:value-type="float" office:value="0.0005466">
            <text:p>0.0005466</text:p>
          </table:table-cell>
          <table:table-cell office:value-type="float" office:value="0.000023">
            <text:p>0.000023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0.0247255">
            <text:p>0.0247255</text:p>
          </table:table-cell>
          <table:table-cell office:value-type="float" office:value="0.0268853">
            <text:p>0.0268853</text:p>
          </table:table-cell>
          <table:table-cell office:value-type="float" office:value="0.0271901">
            <text:p>0.0271901</text:p>
          </table:table-cell>
          <table:table-cell office:value-type="float" office:value="0.0356544">
            <text:p>0.0356544</text:p>
          </table:table-cell>
          <table:table-cell office:value-type="float" office:value="0.0000005">
            <text:p>0.0000005</text:p>
          </table:table-cell>
          <table:table-cell office:value-type="float" office:value="0.0001263">
            <text:p>0.0001263</text:p>
          </table:table-cell>
          <table:table-cell office:value-type="float" office:value="0.0001194">
            <text:p>0.0001194</text:p>
          </table:table-cell>
          <table:table-cell office:value-type="float" office:value="0.0000005">
            <text:p>0.0000005</text:p>
          </table:table-cell>
          <table:table-cell office:value-type="float" office:value="0.0309768">
            <text:p>0.0309768</text:p>
          </table:table-cell>
          <table:table-cell office:value-type="float" office:value="2.1357635">
            <text:p>2.1357635</text:p>
          </table:table-cell>
          <table:table-cell office:value-type="float" office:value="2.0820084">
            <text:p>2.0820084</text:p>
          </table:table-cell>
          <table:table-cell office:value-type="float" office:value="0.0267035">
            <text:p>0.0267035</text:p>
          </table:table-cell>
          <table:table-cell office:value-type="float" office:value="7.9852353">
            <text:p>7.9852353</text:p>
          </table:table-cell>
          <table:table-cell office:value-type="float" office:value="11.6383138">
            <text:p>11.6383138</text:p>
          </table:table-cell>
          <table:table-cell office:value-type="float" office:value="12.4180682">
            <text:p>12.4180682</text:p>
          </table:table-cell>
          <table:table-cell office:value-type="float" office:value="0.3566684">
            <text:p>0.3566684</text:p>
          </table:table-cell>
          <table:table-cell office:value-type="float" office:value="0.0000335">
            <text:p>0.0000335</text:p>
          </table:table-cell>
          <table:table-cell office:value-type="float" office:value="0.0003207">
            <text:p>0.0003207</text:p>
          </table:table-cell>
          <table:table-cell office:value-type="float" office:value="0.0003283">
            <text:p>0.0003283</text:p>
          </table:table-cell>
          <table:table-cell office:value-type="float" office:value="0.0000127">
            <text:p>0.0000127</text:p>
          </table:table-cell>
          <table:table-cell office:value-type="float" office:value="0.0000409">
            <text:p>0.0000409</text:p>
          </table:table-cell>
          <table:table-cell office:value-type="float" office:value="0.0005343">
            <text:p>0.0005343</text:p>
          </table:table-cell>
          <table:table-cell office:value-type="float" office:value="0.0005566">
            <text:p>0.0005566</text:p>
          </table:table-cell>
          <table:table-cell office:value-type="float" office:value="0.0000231">
            <text:p>0.0000231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0.0252448">
            <text:p>0.0252448</text:p>
          </table:table-cell>
          <table:table-cell office:value-type="float" office:value="0.0274606">
            <text:p>0.0274606</text:p>
          </table:table-cell>
          <table:table-cell office:value-type="float" office:value="0.027775">
            <text:p>0.027775</text:p>
          </table:table-cell>
          <table:table-cell office:value-type="float" office:value="0.0363969">
            <text:p>0.0363969</text:p>
          </table:table-cell>
          <table:table-cell office:value-type="float" office:value="0.0000008">
            <text:p>0.0000008</text:p>
          </table:table-cell>
          <table:table-cell office:value-type="float" office:value="0.0001242">
            <text:p>0.0001242</text:p>
          </table:table-cell>
          <table:table-cell office:value-type="float" office:value="0.0001248">
            <text:p>0.0001248</text:p>
          </table:table-cell>
          <table:table-cell office:value-type="float" office:value="0.0000004">
            <text:p>0.0000004</text:p>
          </table:table-cell>
          <table:table-cell office:value-type="float" office:value="0.0316646">
            <text:p>0.0316646</text:p>
          </table:table-cell>
          <table:table-cell office:value-type="float" office:value="2.2265243">
            <text:p>2.2265243</text:p>
          </table:table-cell>
          <table:table-cell office:value-type="float" office:value="2.1708783">
            <text:p>2.1708783</text:p>
          </table:table-cell>
          <table:table-cell office:value-type="float" office:value="0.0272505">
            <text:p>0.0272505</text:p>
          </table:table-cell>
          <table:table-cell office:value-type="float" office:value="8.436501">
            <text:p>8.436501</text:p>
          </table:table-cell>
          <table:table-cell office:value-type="float" office:value="12.1395314">
            <text:p>12.1395314</text:p>
          </table:table-cell>
          <table:table-cell office:value-type="float" office:value="13.0188575">
            <text:p>13.0188575</text:p>
          </table:table-cell>
          <table:table-cell office:value-type="float" office:value="0.3709586">
            <text:p>0.3709586</text:p>
          </table:table-cell>
          <table:table-cell office:value-type="float" office:value="0.0000348">
            <text:p>0.0000348</text:p>
          </table:table-cell>
          <table:table-cell office:value-type="float" office:value="0.000329">
            <text:p>0.000329</text:p>
          </table:table-cell>
          <table:table-cell office:value-type="float" office:value="0.0003318">
            <text:p>0.0003318</text:p>
          </table:table-cell>
          <table:table-cell office:value-type="float" office:value="0.0000136">
            <text:p>0.0000136</text:p>
          </table:table-cell>
          <table:table-cell office:value-type="float" office:value="0.0000442">
            <text:p>0.0000442</text:p>
          </table:table-cell>
          <table:table-cell office:value-type="float" office:value="0.0005429">
            <text:p>0.0005429</text:p>
          </table:table-cell>
          <table:table-cell office:value-type="float" office:value="0.0005654">
            <text:p>0.0005654</text:p>
          </table:table-cell>
          <table:table-cell office:value-type="float" office:value="0.0000238">
            <text:p>0.0000238</text:p>
          </table:table-cell>
        </table:table-row>
      </table:table>
      <table:table table:name="Graph" table:style-name="ta1">
        <table:shapes>
          <draw:frame draw:z-index="0" draw:style-name="gr1" svg:width="8.7425in" svg:height="2.8681in" svg:x="0.0244in" svg:y="0.0594in">
            <draw:object draw:notify-on-update-of-ranges="Source.A1:Source.A1 Source.A2:Source.A51 Source.B1:Source.B1 Source.B2:Source.B51 Source.C1:Source.C1 Source.C2:Source.C51 Source.D1:Source.D1 Source.D2:Source.D51 Source.E1:Source.E1 Source.E2:Source.E51" xlink:href="./Object 1" xlink:type="simple" xlink:show="embed" xlink:actuate="onLoad"/>
            <draw:image xlink:href="./ObjectReplacements/Object 1" xlink:type="simple" xlink:show="embed" xlink:actuate="onLoad"/>
            <svg:title>sda</svg:title>
          </draw:frame>
          <draw:frame draw:z-index="1" draw:name="clear" draw:style-name="gr1" svg:width="8.7425in" svg:height="2.8681in" svg:x="0in" svg:y="2.9992in">
            <draw:object draw:notify-on-update-of-ranges="Source.A2:Source.A51 Source.F1:Source.F1 Source.F2:Source.F51 Source.G1:Source.G1 Source.G2:Source.G51 Source.H1:Source.H1 Source.H2:Source.H51 Source.I1:Source.I1 Source.I2:Source.I51" xlink:href="./Object 2" xlink:type="simple" xlink:show="embed" xlink:actuate="onLoad"/>
            <draw:image xlink:href="./ObjectReplacements/Object 2" xlink:type="simple" xlink:show="embed" xlink:actuate="onLoad"/>
            <svg:title>clear</svg:title>
          </draw:frame>
          <draw:frame draw:z-index="2" draw:style-name="gr1" svg:width="8.7425in" svg:height="2.8681in" svg:x="0.0248in" svg:y="6.2465in">
            <draw:object draw:notify-on-update-of-ranges="Source.A2:Source.A51 Source.J1:Source.J1 Source.J2:Source.J51 Source.K1:Source.K1 Source.K2:Source.K51 Source.L1:Source.L1 Source.L2:Source.L51 Source.M1:Source.M1 Source.M2:Source.M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7425in" svg:height="2.8681in" svg:x="0.024in" svg:y="9.2575in">
            <draw:object draw:notify-on-update-of-ranges="Source.A2:Source.A51 Source.R1:Source.R1 Source.R2:Source.R51 Source.S1:Source.S1 Source.S2:Source.S51 Source.T1:Source.T1 Source.T2:Source.T51 Source.U1:Source.U1 Source.U2:Source.U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7425in" svg:height="2.8681in" svg:x="0in" svg:y="12.4929in">
            <draw:object draw:notify-on-update-of-ranges="Source.A2:Source.A51 Source.V1:Source.V1 Source.V2:Source.V51 Source.W1:Source.W1 Source.W2:Source.W51 Source.X1:Source.X1 Source.X2:Source.X51 Source.Y1:Source.Y1 Source.Y2:Source.Y5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8.7425in" svg:height="2.8681in" svg:x="0in" svg:y="15.5622in">
            <draw:object draw:notify-on-update-of-ranges="Source.A2:Source.A51 Source.N1:Source.N1 Source.N2:Source.N51 Source.O1:Source.O1 Source.O2:Source.O51 Source.P1:Source.P1 Source.P2:Source.P51 Source.Q1:Source.Q1 Source.Q2:Source.Q5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8.7425in" svg:height="2.8681in" svg:x="0in" svg:y="18.8335in">
            <draw:object draw:notify-on-update-of-ranges="Source.A2:Source.A51 Source.B1:Source.B1 Source.B2:Source.B51 Source.C1:Source.C1 Source.C2:Source.C51 Source.D1:Source.D1 Source.D2:Source.D51 Source.E1:Source.E1 Source.E2:Source.E51 Source.F1:Source.F1 Source.F2:Source.F51 Source.G1:Source.G1 Source.G2:Source.G51 Source.H1:Source.H1 Source.H2:Source.H51 Source.I1:Source.I1 Source.I2:Source.I51 Source.J1:Source.J1 Source.J2:Source.J51 Source.K1:Source.K1 Source.K2:Source.K51 Source.L1:Source.L1 Source.L2:Source.L51 Source.M1:Source.M1 Source.M2:Source.M51 Source.N1:Source.N1 Source.N2:Source.N51 Source.O1:Source.O1 Source.O2:Source.O51 Source.P1:Source.P1 Source.P2:Source.P51 Source.Q1:Source.Q1 Source.Q2:Source.Q51 Source.R1:Source.R1 Source.R2:Source.R51 Source.S1:Source.S1 Source.S2:Source.S51 Source.T1:Source.T1 Source.T2:Source.T51 Source.U1:Source.U1 Source.U2:Source.U51 Source.V1:Source.V1 Source.V2:Source.V51 Source.W1:Source.W1 Source.W2:Source.W51 Source.X1:Source.X1 Source.X2:Source.X51 Source.Y1:Source.Y1 Source.Y2:Source.Y5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1" table:number-columns-repeated="9" table:default-cell-style-name="Default"/>
        <table:table-row table:style-name="ro1">
          <table:table-cell table:number-columns-repeated="9"/>
        </table:table-row>
        <table:table-row table:style-name="ro2" table:number-rows-repeated="33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Meier</meta:initial-creator>
    <meta:creation-date>2012-12-19T19:23:33</meta:creation-date>
    <dc:date>2012-12-26T17:03:10</dc:date>
    <dc:creator>Gerard Meier</dc:creator>
    <meta:editing-duration>PT3H9M10S</meta:editing-duration>
    <meta:editing-cycles>9</meta:editing-cycles>
    <meta:generator>LibreOffice/3.5$Linux_x86 LibreOffice_project/350m1$Build-2</meta:generator>
    <meta:document-statistic meta:table-count="2" meta:cell-count="127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title svg:x="9.935cm" svg:y="0.281cm" chart:style-name="ch2">
          <text:p>constructor</text:p>
        </chart:title>
        <chart:legend chart:legend-position="end" svg:x="16.365cm" svg:y="2.597cm" style:legend-expansion="high" chart:style-name="ch3"/>
        <chart:plot-area chart:style-name="ch4" table:cell-range-address="Source.A1:Source.E51" chart:data-source-has-labels="both" svg:x="0.894cm" svg:y="1.495cm" svg:width="14.583cm" svg:height="5.226cm">
          <chartooo:coordinate-region svg:x="1.992cm" svg:y="1.694cm" svg:width="13.381cm" svg:height="3.982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B2:Source.B51" chart:label-cell-address="Source.B1:Source.B1" chart:class="chart:line">
            <chart:data-point chart:repeated="50"/>
          </chart:series>
          <chart:series chart:style-name="ch8" chart:values-cell-range-address="Source.C2:Source.C51" chart:label-cell-address="Source.C1:Source.C1" chart:class="chart:line">
            <chart:data-point chart:repeated="50"/>
          </chart:series>
          <chart:series chart:style-name="ch9" chart:values-cell-range-address="Source.D2:Source.D51" chart:label-cell-address="Source.D1:Source.D1" chart:class="chart:line">
            <chart:data-point chart:repeated="50"/>
          </chart:series>
          <chart:series chart:style-name="ch10" chart:values-cell-range-address="Source.E2:Source.E51" chart:label-cell-address="Source.E1:Source.E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e(EnumSet&lt;int&gt;) </text:p>
                <draw:g>
                  <svg:desc>Source.B1:Source.B1</svg:desc>
                </draw:g>
              </table:table-cell>
              <table:table-cell office:value-type="string">
                <text:p>allocate(std::set&lt;int&gt;) </text:p>
                <draw:g>
                  <svg:desc>Source.C1:Source.C1</svg:desc>
                </draw:g>
              </table:table-cell>
              <table:table-cell office:value-type="string">
                <text:p>allocate(std::map&lt;int, bool&gt;) </text:p>
                <draw:g>
                  <svg:desc>Source.D1:Source.D1</svg:desc>
                </draw:g>
              </table:table-cell>
              <table:table-cell office:value-type="string">
                <text:p>allocate(std::bitset&lt;5000&gt;) </text:p>
                <draw:g>
                  <svg:desc>Source.E1:Source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6905">
                <text:p>0.0006905</text:p>
                <draw:g>
                  <svg:desc>Source.B2:Source.B51</svg:desc>
                </draw:g>
              </table:table-cell>
              <table:table-cell office:value-type="float" office:value="0.0005096">
                <text:p>0.0005096</text:p>
                <draw:g>
                  <svg:desc>Source.C2:Source.C51</svg:desc>
                </draw:g>
              </table:table-cell>
              <table:table-cell office:value-type="float" office:value="0.000461">
                <text:p>0.000461</text:p>
                <draw:g>
                  <svg:desc>Source.D2:Source.D51</svg:desc>
                </draw:g>
              </table:table-cell>
              <table:table-cell office:value-type="float" office:value="0.0006863">
                <text:p>0.0006863</text:p>
                <draw:g>
                  <svg:desc>Source.E2:Source.E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1517">
                <text:p>0.0011517</text:p>
              </table:table-cell>
              <table:table-cell office:value-type="float" office:value="0.0010105">
                <text:p>0.0010105</text:p>
              </table:table-cell>
              <table:table-cell office:value-type="float" office:value="0.0009375">
                <text:p>0.0009375</text:p>
              </table:table-cell>
              <table:table-cell office:value-type="float" office:value="0.0014365">
                <text:p>0.00143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6199">
                <text:p>0.0016199</text:p>
              </table:table-cell>
              <table:table-cell office:value-type="float" office:value="0.0015283">
                <text:p>0.0015283</text:p>
              </table:table-cell>
              <table:table-cell office:value-type="float" office:value="0.0014578">
                <text:p>0.0014578</text:p>
              </table:table-cell>
              <table:table-cell office:value-type="float" office:value="0.0021699">
                <text:p>0.00216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21062">
                <text:p>0.0021062</text:p>
              </table:table-cell>
              <table:table-cell office:value-type="float" office:value="0.0020569">
                <text:p>0.0020569</text:p>
              </table:table-cell>
              <table:table-cell office:value-type="float" office:value="0.0019804">
                <text:p>0.0019804</text:p>
              </table:table-cell>
              <table:table-cell office:value-type="float" office:value="0.0028843">
                <text:p>0.00288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25993">
                <text:p>0.0025993</text:p>
              </table:table-cell>
              <table:table-cell office:value-type="float" office:value="0.0025746">
                <text:p>0.0025746</text:p>
              </table:table-cell>
              <table:table-cell office:value-type="float" office:value="0.0025063">
                <text:p>0.0025063</text:p>
              </table:table-cell>
              <table:table-cell office:value-type="float" office:value="0.0036153">
                <text:p>0.003615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30967">
                <text:p>0.0030967</text:p>
              </table:table-cell>
              <table:table-cell office:value-type="float" office:value="0.0031005">
                <text:p>0.0031005</text:p>
              </table:table-cell>
              <table:table-cell office:value-type="float" office:value="0.0030388">
                <text:p>0.0030388</text:p>
              </table:table-cell>
              <table:table-cell office:value-type="float" office:value="0.0043291">
                <text:p>0.004329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6272">
                <text:p>0.0036272</text:p>
              </table:table-cell>
              <table:table-cell office:value-type="float" office:value="0.0035779">
                <text:p>0.0035779</text:p>
              </table:table-cell>
              <table:table-cell office:value-type="float" office:value="0.005048">
                <text:p>0.00504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40747">
                <text:p>0.0040747</text:p>
              </table:table-cell>
              <table:table-cell office:value-type="float" office:value="0.0041486">
                <text:p>0.0041486</text:p>
              </table:table-cell>
              <table:table-cell office:value-type="float" office:value="0.0041624">
                <text:p>0.0041624</text:p>
              </table:table-cell>
              <table:table-cell office:value-type="float" office:value="0.0057689">
                <text:p>0.005768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45576">
                <text:p>0.0045576</text:p>
              </table:table-cell>
              <table:table-cell office:value-type="float" office:value="0.0046866">
                <text:p>0.0046866</text:p>
              </table:table-cell>
              <table:table-cell office:value-type="float" office:value="0.0047583">
                <text:p>0.0047583</text:p>
              </table:table-cell>
              <table:table-cell office:value-type="float" office:value="0.0064869">
                <text:p>0.006486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50585">
                <text:p>0.0050585</text:p>
              </table:table-cell>
              <table:table-cell office:value-type="float" office:value="0.0052256">
                <text:p>0.0052256</text:p>
              </table:table-cell>
              <table:table-cell office:value-type="float" office:value="0.0053158">
                <text:p>0.0053158</text:p>
              </table:table-cell>
              <table:table-cell office:value-type="float" office:value="0.0072009">
                <text:p>0.00720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55393">
                <text:p>0.0055393</text:p>
              </table:table-cell>
              <table:table-cell office:value-type="float" office:value="0.0057616">
                <text:p>0.0057616</text:p>
              </table:table-cell>
              <table:table-cell office:value-type="float" office:value="0.0058519">
                <text:p>0.0058519</text:p>
              </table:table-cell>
              <table:table-cell office:value-type="float" office:value="0.007923">
                <text:p>0.00792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60387">
                <text:p>0.0060387</text:p>
              </table:table-cell>
              <table:table-cell office:value-type="float" office:value="0.0062998">
                <text:p>0.0062998</text:p>
              </table:table-cell>
              <table:table-cell office:value-type="float" office:value="0.006398">
                <text:p>0.006398</text:p>
              </table:table-cell>
              <table:table-cell office:value-type="float" office:value="0.0086547">
                <text:p>0.008654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65443">
                <text:p>0.0065443</text:p>
              </table:table-cell>
              <table:table-cell office:value-type="float" office:value="0.0068478">
                <text:p>0.0068478</text:p>
              </table:table-cell>
              <table:table-cell office:value-type="float" office:value="0.006943">
                <text:p>0.006943</text:p>
              </table:table-cell>
              <table:table-cell office:value-type="float" office:value="0.0093735">
                <text:p>0.009373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70421">
                <text:p>0.0070421</text:p>
              </table:table-cell>
              <table:table-cell office:value-type="float" office:value="0.0073966">
                <text:p>0.0073966</text:p>
              </table:table-cell>
              <table:table-cell office:value-type="float" office:value="0.0075023">
                <text:p>0.0075023</text:p>
              </table:table-cell>
              <table:table-cell office:value-type="float" office:value="0.0100974">
                <text:p>0.010097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75381">
                <text:p>0.0075381</text:p>
              </table:table-cell>
              <table:table-cell office:value-type="float" office:value="0.00794">
                <text:p>0.00794</text:p>
              </table:table-cell>
              <table:table-cell office:value-type="float" office:value="0.0080456">
                <text:p>0.0080456</text:p>
              </table:table-cell>
              <table:table-cell office:value-type="float" office:value="0.0108184">
                <text:p>0.010818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80356">
                <text:p>0.0080356</text:p>
              </table:table-cell>
              <table:table-cell office:value-type="float" office:value="0.008492">
                <text:p>0.008492</text:p>
              </table:table-cell>
              <table:table-cell office:value-type="float" office:value="0.0086119">
                <text:p>0.0086119</text:p>
              </table:table-cell>
              <table:table-cell office:value-type="float" office:value="0.0115378">
                <text:p>0.011537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85399">
                <text:p>0.0085399</text:p>
              </table:table-cell>
              <table:table-cell office:value-type="float" office:value="0.0090414">
                <text:p>0.0090414</text:p>
              </table:table-cell>
              <table:table-cell office:value-type="float" office:value="0.0091585">
                <text:p>0.0091585</text:p>
              </table:table-cell>
              <table:table-cell office:value-type="float" office:value="0.012259">
                <text:p>0.01225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90302">
                <text:p>0.0090302</text:p>
              </table:table-cell>
              <table:table-cell office:value-type="float" office:value="0.0095974">
                <text:p>0.0095974</text:p>
              </table:table-cell>
              <table:table-cell office:value-type="float" office:value="0.0097088">
                <text:p>0.0097088</text:p>
              </table:table-cell>
              <table:table-cell office:value-type="float" office:value="0.0129794">
                <text:p>0.012979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95125">
                <text:p>0.0095125</text:p>
              </table:table-cell>
              <table:table-cell office:value-type="float" office:value="0.010149">
                <text:p>0.010149</text:p>
              </table:table-cell>
              <table:table-cell office:value-type="float" office:value="0.0102638">
                <text:p>0.0102638</text:p>
              </table:table-cell>
              <table:table-cell office:value-type="float" office:value="0.0137142">
                <text:p>0.013714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100108">
                <text:p>0.0100108</text:p>
              </table:table-cell>
              <table:table-cell office:value-type="float" office:value="0.0106986">
                <text:p>0.0106986</text:p>
              </table:table-cell>
              <table:table-cell office:value-type="float" office:value="0.0108141">
                <text:p>0.0108141</text:p>
              </table:table-cell>
              <table:table-cell office:value-type="float" office:value="0.0144283">
                <text:p>0.014428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05062">
                <text:p>0.0105062</text:p>
              </table:table-cell>
              <table:table-cell office:value-type="float" office:value="0.0112458">
                <text:p>0.0112458</text:p>
              </table:table-cell>
              <table:table-cell office:value-type="float" office:value="0.0113654">
                <text:p>0.0113654</text:p>
              </table:table-cell>
              <table:table-cell office:value-type="float" office:value="0.0151588">
                <text:p>0.015158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110217">
                <text:p>0.0110217</text:p>
              </table:table-cell>
              <table:table-cell office:value-type="float" office:value="0.0118037">
                <text:p>0.0118037</text:p>
              </table:table-cell>
              <table:table-cell office:value-type="float" office:value="0.0119184">
                <text:p>0.0119184</text:p>
              </table:table-cell>
              <table:table-cell office:value-type="float" office:value="0.0158787">
                <text:p>0.015878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1152">
                <text:p>0.01152</text:p>
              </table:table-cell>
              <table:table-cell office:value-type="float" office:value="0.0123552">
                <text:p>0.0123552</text:p>
              </table:table-cell>
              <table:table-cell office:value-type="float" office:value="0.0124679">
                <text:p>0.0124679</text:p>
              </table:table-cell>
              <table:table-cell office:value-type="float" office:value="0.0166006">
                <text:p>0.016600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120162">
                <text:p>0.0120162</text:p>
              </table:table-cell>
              <table:table-cell office:value-type="float" office:value="0.0129099">
                <text:p>0.0129099</text:p>
              </table:table-cell>
              <table:table-cell office:value-type="float" office:value="0.0130227">
                <text:p>0.0130227</text:p>
              </table:table-cell>
              <table:table-cell office:value-type="float" office:value="0.0173151">
                <text:p>0.017315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125065">
                <text:p>0.0125065</text:p>
              </table:table-cell>
              <table:table-cell office:value-type="float" office:value="0.0134638">
                <text:p>0.0134638</text:p>
              </table:table-cell>
              <table:table-cell office:value-type="float" office:value="0.0135755">
                <text:p>0.0135755</text:p>
              </table:table-cell>
              <table:table-cell office:value-type="float" office:value="0.01804">
                <text:p>0.0180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130045">
                <text:p>0.0130045</text:p>
              </table:table-cell>
              <table:table-cell office:value-type="float" office:value="0.014015">
                <text:p>0.014015</text:p>
              </table:table-cell>
              <table:table-cell office:value-type="float" office:value="0.0141395">
                <text:p>0.0141395</text:p>
              </table:table-cell>
              <table:table-cell office:value-type="float" office:value="0.0187578">
                <text:p>0.018757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134993">
                <text:p>0.0134993</text:p>
              </table:table-cell>
              <table:table-cell office:value-type="float" office:value="0.0145658">
                <text:p>0.0145658</text:p>
              </table:table-cell>
              <table:table-cell office:value-type="float" office:value="0.0146978">
                <text:p>0.0146978</text:p>
              </table:table-cell>
              <table:table-cell office:value-type="float" office:value="0.0194742">
                <text:p>0.019474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139967">
                <text:p>0.0139967</text:p>
              </table:table-cell>
              <table:table-cell office:value-type="float" office:value="0.0151166">
                <text:p>0.0151166</text:p>
              </table:table-cell>
              <table:table-cell office:value-type="float" office:value="0.015252">
                <text:p>0.015252</text:p>
              </table:table-cell>
              <table:table-cell office:value-type="float" office:value="0.020212">
                <text:p>0.02021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144986">
                <text:p>0.0144986</text:p>
              </table:table-cell>
              <table:table-cell office:value-type="float" office:value="0.0156717">
                <text:p>0.0156717</text:p>
              </table:table-cell>
              <table:table-cell office:value-type="float" office:value="0.0158145">
                <text:p>0.0158145</text:p>
              </table:table-cell>
              <table:table-cell office:value-type="float" office:value="0.0209372">
                <text:p>0.020937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149978">
                <text:p>0.0149978</text:p>
              </table:table-cell>
              <table:table-cell office:value-type="float" office:value="0.016227">
                <text:p>0.016227</text:p>
              </table:table-cell>
              <table:table-cell office:value-type="float" office:value="0.0163716">
                <text:p>0.0163716</text:p>
              </table:table-cell>
              <table:table-cell office:value-type="float" office:value="0.0216684">
                <text:p>0.021668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154994">
                <text:p>0.0154994</text:p>
              </table:table-cell>
              <table:table-cell office:value-type="float" office:value="0.0167851">
                <text:p>0.0167851</text:p>
              </table:table-cell>
              <table:table-cell office:value-type="float" office:value="0.0169321">
                <text:p>0.0169321</text:p>
              </table:table-cell>
              <table:table-cell office:value-type="float" office:value="0.0224013">
                <text:p>0.022401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160019">
                <text:p>0.0160019</text:p>
              </table:table-cell>
              <table:table-cell office:value-type="float" office:value="0.0173362">
                <text:p>0.0173362</text:p>
              </table:table-cell>
              <table:table-cell office:value-type="float" office:value="0.0174951">
                <text:p>0.0174951</text:p>
              </table:table-cell>
              <table:table-cell office:value-type="float" office:value="0.0231298">
                <text:p>0.023129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165018">
                <text:p>0.0165018</text:p>
              </table:table-cell>
              <table:table-cell office:value-type="float" office:value="0.0178931">
                <text:p>0.0178931</text:p>
              </table:table-cell>
              <table:table-cell office:value-type="float" office:value="0.0180588">
                <text:p>0.0180588</text:p>
              </table:table-cell>
              <table:table-cell office:value-type="float" office:value="0.0238591">
                <text:p>0.023859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169979">
                <text:p>0.0169979</text:p>
              </table:table-cell>
              <table:table-cell office:value-type="float" office:value="0.0184462">
                <text:p>0.0184462</text:p>
              </table:table-cell>
              <table:table-cell office:value-type="float" office:value="0.0186191">
                <text:p>0.0186191</text:p>
              </table:table-cell>
              <table:table-cell office:value-type="float" office:value="0.0245891">
                <text:p>0.024589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175069">
                <text:p>0.0175069</text:p>
              </table:table-cell>
              <table:table-cell office:value-type="float" office:value="0.0190059">
                <text:p>0.0190059</text:p>
              </table:table-cell>
              <table:table-cell office:value-type="float" office:value="0.0191808">
                <text:p>0.0191808</text:p>
              </table:table-cell>
              <table:table-cell office:value-type="float" office:value="0.0253316">
                <text:p>0.025331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18014">
                <text:p>0.018014</text:p>
              </table:table-cell>
              <table:table-cell office:value-type="float" office:value="0.0195642">
                <text:p>0.0195642</text:p>
              </table:table-cell>
              <table:table-cell office:value-type="float" office:value="0.0197497">
                <text:p>0.0197497</text:p>
              </table:table-cell>
              <table:table-cell office:value-type="float" office:value="0.0260642">
                <text:p>0.026064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185276">
                <text:p>0.0185276</text:p>
              </table:table-cell>
              <table:table-cell office:value-type="float" office:value="0.0201228">
                <text:p>0.0201228</text:p>
              </table:table-cell>
              <table:table-cell office:value-type="float" office:value="0.0203093">
                <text:p>0.0203093</text:p>
              </table:table-cell>
              <table:table-cell office:value-type="float" office:value="0.0268125">
                <text:p>0.0268125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190307">
                <text:p>0.0190307</text:p>
              </table:table-cell>
              <table:table-cell office:value-type="float" office:value="0.0206836">
                <text:p>0.0206836</text:p>
              </table:table-cell>
              <table:table-cell office:value-type="float" office:value="0.0208833">
                <text:p>0.0208833</text:p>
              </table:table-cell>
              <table:table-cell office:value-type="float" office:value="0.02754">
                <text:p>0.0275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195373">
                <text:p>0.0195373</text:p>
              </table:table-cell>
              <table:table-cell office:value-type="float" office:value="0.0212429">
                <text:p>0.0212429</text:p>
              </table:table-cell>
              <table:table-cell office:value-type="float" office:value="0.0214562">
                <text:p>0.0214562</text:p>
              </table:table-cell>
              <table:table-cell office:value-type="float" office:value="0.0282756">
                <text:p>0.028275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200465">
                <text:p>0.0200465</text:p>
              </table:table-cell>
              <table:table-cell office:value-type="float" office:value="0.0217979">
                <text:p>0.0217979</text:p>
              </table:table-cell>
              <table:table-cell office:value-type="float" office:value="0.0220276">
                <text:p>0.0220276</text:p>
              </table:table-cell>
              <table:table-cell office:value-type="float" office:value="0.0290074">
                <text:p>0.029007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205635">
                <text:p>0.0205635</text:p>
              </table:table-cell>
              <table:table-cell office:value-type="float" office:value="0.022357">
                <text:p>0.022357</text:p>
              </table:table-cell>
              <table:table-cell office:value-type="float" office:value="0.0225902">
                <text:p>0.0225902</text:p>
              </table:table-cell>
              <table:table-cell office:value-type="float" office:value="0.0297389">
                <text:p>0.029738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210736">
                <text:p>0.0210736</text:p>
              </table:table-cell>
              <table:table-cell office:value-type="float" office:value="0.0229158">
                <text:p>0.0229158</text:p>
              </table:table-cell>
              <table:table-cell office:value-type="float" office:value="0.0231676">
                <text:p>0.0231676</text:p>
              </table:table-cell>
              <table:table-cell office:value-type="float" office:value="0.0304753">
                <text:p>0.030475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215842">
                <text:p>0.0215842</text:p>
              </table:table-cell>
              <table:table-cell office:value-type="float" office:value="0.0234742">
                <text:p>0.0234742</text:p>
              </table:table-cell>
              <table:table-cell office:value-type="float" office:value="0.0237422">
                <text:p>0.0237422</text:p>
              </table:table-cell>
              <table:table-cell office:value-type="float" office:value="0.0312096">
                <text:p>0.0312096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221169">
                <text:p>0.0221169</text:p>
              </table:table-cell>
              <table:table-cell office:value-type="float" office:value="0.0240381">
                <text:p>0.0240381</text:p>
              </table:table-cell>
              <table:table-cell office:value-type="float" office:value="0.0243221">
                <text:p>0.0243221</text:p>
              </table:table-cell>
              <table:table-cell office:value-type="float" office:value="0.0319507">
                <text:p>0.031950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226375">
                <text:p>0.0226375</text:p>
              </table:table-cell>
              <table:table-cell office:value-type="float" office:value="0.0245995">
                <text:p>0.0245995</text:p>
              </table:table-cell>
              <table:table-cell office:value-type="float" office:value="0.024896">
                <text:p>0.024896</text:p>
              </table:table-cell>
              <table:table-cell office:value-type="float" office:value="0.032691">
                <text:p>0.032691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231557">
                <text:p>0.0231557</text:p>
              </table:table-cell>
              <table:table-cell office:value-type="float" office:value="0.0251688">
                <text:p>0.0251688</text:p>
              </table:table-cell>
              <table:table-cell office:value-type="float" office:value="0.0254721">
                <text:p>0.0254721</text:p>
              </table:table-cell>
              <table:table-cell office:value-type="float" office:value="0.033432">
                <text:p>0.03343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236815">
                <text:p>0.0236815</text:p>
              </table:table-cell>
              <table:table-cell office:value-type="float" office:value="0.025736">
                <text:p>0.025736</text:p>
              </table:table-cell>
              <table:table-cell office:value-type="float" office:value="0.026041">
                <text:p>0.026041</text:p>
              </table:table-cell>
              <table:table-cell office:value-type="float" office:value="0.0341705">
                <text:p>0.034170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242013">
                <text:p>0.0242013</text:p>
              </table:table-cell>
              <table:table-cell office:value-type="float" office:value="0.0263076">
                <text:p>0.0263076</text:p>
              </table:table-cell>
              <table:table-cell office:value-type="float" office:value="0.0266181">
                <text:p>0.0266181</text:p>
              </table:table-cell>
              <table:table-cell office:value-type="float" office:value="0.0349138">
                <text:p>0.034913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247255">
                <text:p>0.0247255</text:p>
              </table:table-cell>
              <table:table-cell office:value-type="float" office:value="0.0268853">
                <text:p>0.0268853</text:p>
              </table:table-cell>
              <table:table-cell office:value-type="float" office:value="0.0271901">
                <text:p>0.0271901</text:p>
              </table:table-cell>
              <table:table-cell office:value-type="float" office:value="0.0356544">
                <text:p>0.035654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252448">
                <text:p>0.0252448</text:p>
              </table:table-cell>
              <table:table-cell office:value-type="float" office:value="0.0274606">
                <text:p>0.0274606</text:p>
              </table:table-cell>
              <table:table-cell office:value-type="float" office:value="0.027775">
                <text:p>0.027775</text:p>
              </table:table-cell>
              <table:table-cell office:value-type="float" office:value="0.0363969">
                <text:p>0.0363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title svg:x="10.543cm" svg:y="0.281cm" chart:style-name="ch2">
          <text:p>clear</text:p>
        </chart:title>
        <chart:legend chart:legend-position="end" svg:x="16.815cm" svg:y="2.597cm" style:legend-expansion="high" chart:style-name="ch3"/>
        <chart:plot-area chart:style-name="ch4" table:cell-range-address="Source.A2:Source.A51 Source.F1:Source.I51" chart:data-source-has-labels="both" svg:x="0.894cm" svg:y="1.495cm" svg:width="15.033cm" svg:height="5.226cm">
          <chartooo:coordinate-region svg:x="2.362cm" svg:y="1.694cm" svg:width="13.463cm" svg:height="3.982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F2:Source.F51" chart:label-cell-address="Source.F1:Source.F1" chart:class="chart:line">
            <chart:data-point chart:repeated="50"/>
          </chart:series>
          <chart:series chart:style-name="ch8" chart:values-cell-range-address="Source.G2:Source.G51" chart:label-cell-address="Source.G1:Source.G1" chart:class="chart:line">
            <chart:data-point chart:repeated="50"/>
          </chart:series>
          <chart:series chart:style-name="ch9" chart:values-cell-range-address="Source.H2:Source.H51" chart:label-cell-address="Source.H1:Source.H1" chart:class="chart:line">
            <chart:data-point chart:repeated="50"/>
          </chart:series>
          <chart:series chart:style-name="ch10" chart:values-cell-range-address="Source.I2:Source.I51" chart:label-cell-address="Source.I1:Source.I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ear(EnumSet&lt;int&gt;) </text:p>
                <draw:g>
                  <svg:desc>Source.F1:Source.F1</svg:desc>
                </draw:g>
              </table:table-cell>
              <table:table-cell office:value-type="string">
                <text:p>clear(std::set&lt;int&gt;) </text:p>
                <draw:g>
                  <svg:desc>Source.G1:Source.G1</svg:desc>
                </draw:g>
              </table:table-cell>
              <table:table-cell office:value-type="string">
                <text:p>clear(std::map&lt;int, bool&gt;) </text:p>
                <draw:g>
                  <svg:desc>Source.H1:Source.H1</svg:desc>
                </draw:g>
              </table:table-cell>
              <table:table-cell office:value-type="string">
                <text:p>clear(std::bitset&lt;5000&gt;) </text:p>
                <draw:g>
                  <svg:desc>Source.I1:Source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007">
                <text:p>0.0000007</text:p>
                <draw:g>
                  <svg:desc>Source.F2:Source.F51</svg:desc>
                </draw:g>
              </table:table-cell>
              <table:table-cell office:value-type="float" office:value="0.0000005">
                <text:p>0.0000005</text:p>
                <draw:g>
                  <svg:desc>Source.G2:Source.G51</svg:desc>
                </draw:g>
              </table:table-cell>
              <table:table-cell office:value-type="float" office:value="0.0000004">
                <text:p>0.0000004</text:p>
                <draw:g>
                  <svg:desc>Source.H2:Source.H51</svg:desc>
                </draw:g>
              </table:table-cell>
              <table:table-cell office:value-type="float" office:value="0.0000006">
                <text:p>0.0000006</text:p>
                <draw:g>
                  <svg:desc>Source.I2:Source.I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29">
                <text:p>0.00000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55">
                <text:p>0.0000055</text:p>
              </table:table-cell>
              <table:table-cell office:value-type="float" office:value="0.0000052">
                <text:p>0.0000052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103">
                <text:p>0.0000103</text:p>
              </table:table-cell>
              <table:table-cell office:value-type="float" office:value="0.0000106">
                <text:p>0.0000106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131">
                <text:p>0.0000131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183">
                <text:p>0.0000183</text:p>
              </table:table-cell>
              <table:table-cell office:value-type="float" office:value="0.0000178">
                <text:p>0.0000178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203">
                <text:p>0.0000203</text:p>
              </table:table-cell>
              <table:table-cell office:value-type="float" office:value="0.0000202">
                <text:p>0.0000202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237">
                <text:p>0.0000237</text:p>
              </table:table-cell>
              <table:table-cell office:value-type="float" office:value="0.0000229">
                <text:p>0.0000229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261">
                <text:p>0.0000261</text:p>
              </table:table-cell>
              <table:table-cell office:value-type="float" office:value="0.0000252">
                <text:p>0.0000252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286">
                <text:p>0.0000286</text:p>
              </table:table-cell>
              <table:table-cell office:value-type="float" office:value="0.0000274">
                <text:p>0.0000274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309">
                <text:p>0.0000309</text:p>
              </table:table-cell>
              <table:table-cell office:value-type="float" office:value="0.0000324">
                <text:p>0.0000324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343">
                <text:p>0.0000343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368">
                <text:p>0.0000368</text:p>
              </table:table-cell>
              <table:table-cell office:value-type="float" office:value="0.0000364">
                <text:p>0.0000364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394">
                <text:p>0.0000394</text:p>
              </table:table-cell>
              <table:table-cell office:value-type="float" office:value="0.0000383">
                <text:p>0.0000383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403">
                <text:p>0.0000403</text:p>
              </table:table-cell>
              <table:table-cell office:value-type="float" office:value="0.0000406">
                <text:p>0.0000406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449">
                <text:p>0.0000449</text:p>
              </table:table-cell>
              <table:table-cell office:value-type="float" office:value="0.0000433">
                <text:p>0.0000433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453">
                <text:p>0.0000453</text:p>
              </table:table-cell>
              <table:table-cell office:value-type="float" office:value="0.0000462">
                <text:p>0.0000462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479">
                <text:p>0.0000479</text:p>
              </table:table-cell>
              <table:table-cell office:value-type="float" office:value="0.0000487">
                <text:p>0.0000487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549">
                <text:p>0.0000549</text:p>
              </table:table-cell>
              <table:table-cell office:value-type="float" office:value="0.0000509">
                <text:p>0.0000509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554">
                <text:p>0.0000554</text:p>
              </table:table-cell>
              <table:table-cell office:value-type="float" office:value="0.0000534">
                <text:p>0.0000534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553">
                <text:p>0.0000553</text:p>
              </table:table-cell>
              <table:table-cell office:value-type="float" office:value="0.0000553">
                <text:p>0.0000553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601">
                <text:p>0.0000601</text:p>
              </table:table-cell>
              <table:table-cell office:value-type="float" office:value="0.000059">
                <text:p>0.000059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604">
                <text:p>0.0000604</text:p>
              </table:table-cell>
              <table:table-cell office:value-type="float" office:value="0.0000597">
                <text:p>0.0000597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661">
                <text:p>0.0000661</text:p>
              </table:table-cell>
              <table:table-cell office:value-type="float" office:value="0.0000633">
                <text:p>0.0000633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674">
                <text:p>0.0000674</text:p>
              </table:table-cell>
              <table:table-cell office:value-type="float" office:value="0.0000647">
                <text:p>0.0000647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696">
                <text:p>0.0000696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735">
                <text:p>0.0000735</text:p>
              </table:table-cell>
              <table:table-cell office:value-type="float" office:value="0.0000698">
                <text:p>0.0000698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769">
                <text:p>0.0000769</text:p>
              </table:table-cell>
              <table:table-cell office:value-type="float" office:value="0.0000735">
                <text:p>0.0000735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755">
                <text:p>0.0000755</text:p>
              </table:table-cell>
              <table:table-cell office:value-type="float" office:value="0.0000775">
                <text:p>0.0000775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814">
                <text:p>0.0000814</text:p>
              </table:table-cell>
              <table:table-cell office:value-type="float" office:value="0.0000799">
                <text:p>0.0000799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805">
                <text:p>0.0000805</text:p>
              </table:table-cell>
              <table:table-cell office:value-type="float" office:value="0.0000821">
                <text:p>0.0000821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877">
                <text:p>0.0000877</text:p>
              </table:table-cell>
              <table:table-cell office:value-type="float" office:value="0.0000838">
                <text:p>0.0000838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876">
                <text:p>0.0000876</text:p>
              </table:table-cell>
              <table:table-cell office:value-type="float" office:value="0.0000872">
                <text:p>0.0000872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922">
                <text:p>0.0000922</text:p>
              </table:table-cell>
              <table:table-cell office:value-type="float" office:value="0.0000902">
                <text:p>0.0000902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945">
                <text:p>0.0000945</text:p>
              </table:table-cell>
              <table:table-cell office:value-type="float" office:value="0.0000918">
                <text:p>0.0000918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997">
                <text:p>0.0000997</text:p>
              </table:table-cell>
              <table:table-cell office:value-type="float" office:value="0.0000958">
                <text:p>0.0000958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983">
                <text:p>0.0000983</text:p>
              </table:table-cell>
              <table:table-cell office:value-type="float" office:value="0.0001007">
                <text:p>0.0001007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007">
                <text:p>0.0001007</text:p>
              </table:table-cell>
              <table:table-cell office:value-type="float" office:value="0.0001021">
                <text:p>0.0001021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1089">
                <text:p>0.0001089</text:p>
              </table:table-cell>
              <table:table-cell office:value-type="float" office:value="0.0001043">
                <text:p>0.0001043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1051">
                <text:p>0.0001051</text:p>
              </table:table-cell>
              <table:table-cell office:value-type="float" office:value="0.0001076">
                <text:p>0.0001076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1105">
                <text:p>0.0001105</text:p>
              </table:table-cell>
              <table:table-cell office:value-type="float" office:value="0.000111">
                <text:p>0.000111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158">
                <text:p>0.0001158</text:p>
              </table:table-cell>
              <table:table-cell office:value-type="float" office:value="0.0001094">
                <text:p>0.0001094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1191">
                <text:p>0.0001191</text:p>
              </table:table-cell>
              <table:table-cell office:value-type="float" office:value="0.0001144">
                <text:p>0.0001144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1198">
                <text:p>0.0001198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234">
                <text:p>0.0001234</text:p>
              </table:table-cell>
              <table:table-cell office:value-type="float" office:value="0.0001213">
                <text:p>0.0001213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263">
                <text:p>0.0001263</text:p>
              </table:table-cell>
              <table:table-cell office:value-type="float" office:value="0.0001194">
                <text:p>0.0001194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1242">
                <text:p>0.0001242</text:p>
              </table:table-cell>
              <table:table-cell office:value-type="float" office:value="0.0001248">
                <text:p>0.0001248</text:p>
              </table:table-cell>
              <table:table-cell office:value-type="float" office:value="0.0000004">
                <text:p>0.0000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title svg:x="10.054cm" svg:y="0.281cm" chart:style-name="ch2">
          <text:p>destructor</text:p>
        </chart:title>
        <chart:legend chart:legend-position="end" svg:x="16.312cm" svg:y="2.597cm" style:legend-expansion="high" chart:style-name="ch3"/>
        <chart:plot-area chart:style-name="ch4" table:cell-range-address="Source.A2:Source.A51 Source.J1:Source.M51" chart:data-source-has-labels="both" svg:x="0.894cm" svg:y="1.495cm" svg:width="14.53cm" svg:height="5.226cm">
          <chartooo:coordinate-region svg:x="1.621cm" svg:y="1.695cm" svg:width="13.706cm" svg:height="3.981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J2:Source.J51" chart:label-cell-address="Source.J1:Source.J1" chart:class="chart:line">
            <chart:data-point chart:repeated="50"/>
          </chart:series>
          <chart:series chart:style-name="ch8" chart:values-cell-range-address="Source.K2:Source.K51" chart:label-cell-address="Source.K1:Source.K1" chart:class="chart:line">
            <chart:data-point chart:repeated="50"/>
          </chart:series>
          <chart:series chart:style-name="ch9" chart:values-cell-range-address="Source.L2:Source.L51" chart:label-cell-address="Source.L1:Source.L1" chart:class="chart:line">
            <chart:data-point chart:repeated="50"/>
          </chart:series>
          <chart:series chart:style-name="ch10" chart:values-cell-range-address="Source.M2:Source.M51" chart:label-cell-address="Source.M1:Source.M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truct(EnumSet&lt;int&gt;) </text:p>
                <draw:g>
                  <svg:desc>Source.J1:Source.J1</svg:desc>
                </draw:g>
              </table:table-cell>
              <table:table-cell office:value-type="string">
                <text:p>destruct(std::set&lt;int&gt;) </text:p>
                <draw:g>
                  <svg:desc>Source.K1:Source.K1</svg:desc>
                </draw:g>
              </table:table-cell>
              <table:table-cell office:value-type="string">
                <text:p>destruct(std::map&lt;int, bool&gt;) </text:p>
                <draw:g>
                  <svg:desc>Source.L1:Source.L1</svg:desc>
                </draw:g>
              </table:table-cell>
              <table:table-cell office:value-type="string">
                <text:p>destruct(std::bitset&lt;5000&gt;) </text:p>
                <draw:g>
                  <svg:desc>Source.M1:Source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8107">
                <text:p>0.0008107</text:p>
                <draw:g>
                  <svg:desc>Source.J2:Source.J51</svg:desc>
                </draw:g>
              </table:table-cell>
              <table:table-cell office:value-type="float" office:value="0.0005548">
                <text:p>0.0005548</text:p>
                <draw:g>
                  <svg:desc>Source.K2:Source.K51</svg:desc>
                </draw:g>
              </table:table-cell>
              <table:table-cell office:value-type="float" office:value="0.0005438">
                <text:p>0.0005438</text:p>
                <draw:g>
                  <svg:desc>Source.L2:Source.L51</svg:desc>
                </draw:g>
              </table:table-cell>
              <table:table-cell office:value-type="float" office:value="0.000531">
                <text:p>0.000531</text:p>
                <draw:g>
                  <svg:desc>Source.M2:Source.M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3639">
                <text:p>0.0013639</text:p>
              </table:table-cell>
              <table:table-cell office:value-type="float" office:value="0.0028317">
                <text:p>0.0028317</text:p>
              </table:table-cell>
              <table:table-cell office:value-type="float" office:value="0.002732">
                <text:p>0.002732</text:p>
              </table:table-cell>
              <table:table-cell office:value-type="float" office:value="0.0012729">
                <text:p>0.001272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088">
                <text:p>0.0019088</text:p>
              </table:table-cell>
              <table:table-cell office:value-type="float" office:value="0.0068194">
                <text:p>0.0068194</text:p>
              </table:table-cell>
              <table:table-cell office:value-type="float" office:value="0.0065524">
                <text:p>0.0065524</text:p>
              </table:table-cell>
              <table:table-cell office:value-type="float" office:value="0.0018134">
                <text:p>0.001813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24338">
                <text:p>0.0024338</text:p>
              </table:table-cell>
              <table:table-cell office:value-type="float" office:value="0.0125041">
                <text:p>0.0125041</text:p>
              </table:table-cell>
              <table:table-cell office:value-type="float" office:value="0.0120008">
                <text:p>0.0120008</text:p>
              </table:table-cell>
              <table:table-cell office:value-type="float" office:value="0.0023469">
                <text:p>0.002346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29592">
                <text:p>0.0029592</text:p>
              </table:table-cell>
              <table:table-cell office:value-type="float" office:value="0.0199367">
                <text:p>0.0199367</text:p>
              </table:table-cell>
              <table:table-cell office:value-type="float" office:value="0.019054">
                <text:p>0.019054</text:p>
              </table:table-cell>
              <table:table-cell office:value-type="float" office:value="0.0028721">
                <text:p>0.00287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35081">
                <text:p>0.0035081</text:p>
              </table:table-cell>
              <table:table-cell office:value-type="float" office:value="0.0290801">
                <text:p>0.0290801</text:p>
              </table:table-cell>
              <table:table-cell office:value-type="float" office:value="0.027767">
                <text:p>0.027767</text:p>
              </table:table-cell>
              <table:table-cell office:value-type="float" office:value="0.0033981">
                <text:p>0.003398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40704">
                <text:p>0.0040704</text:p>
              </table:table-cell>
              <table:table-cell office:value-type="float" office:value="0.0399664">
                <text:p>0.0399664</text:p>
              </table:table-cell>
              <table:table-cell office:value-type="float" office:value="0.0380657">
                <text:p>0.0380657</text:p>
              </table:table-cell>
              <table:table-cell office:value-type="float" office:value="0.0039367">
                <text:p>0.003936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46317">
                <text:p>0.0046317</text:p>
              </table:table-cell>
              <table:table-cell office:value-type="float" office:value="0.0526115">
                <text:p>0.0526115</text:p>
              </table:table-cell>
              <table:table-cell office:value-type="float" office:value="0.0500939">
                <text:p>0.0500939</text:p>
              </table:table-cell>
              <table:table-cell office:value-type="float" office:value="0.0044757">
                <text:p>0.004475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52116">
                <text:p>0.0052116</text:p>
              </table:table-cell>
              <table:table-cell office:value-type="float" office:value="0.067006">
                <text:p>0.067006</text:p>
              </table:table-cell>
              <table:table-cell office:value-type="float" office:value="0.0637173">
                <text:p>0.0637173</text:p>
              </table:table-cell>
              <table:table-cell office:value-type="float" office:value="0.0050131">
                <text:p>0.005013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57688">
                <text:p>0.0057688</text:p>
              </table:table-cell>
              <table:table-cell office:value-type="float" office:value="0.0831021">
                <text:p>0.0831021</text:p>
              </table:table-cell>
              <table:table-cell office:value-type="float" office:value="0.0790097">
                <text:p>0.0790097</text:p>
              </table:table-cell>
              <table:table-cell office:value-type="float" office:value="0.0055559">
                <text:p>0.00555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63216">
                <text:p>0.0063216</text:p>
              </table:table-cell>
              <table:table-cell office:value-type="float" office:value="0.1008405">
                <text:p>0.1008405</text:p>
              </table:table-cell>
              <table:table-cell office:value-type="float" office:value="0.0958141">
                <text:p>0.0958141</text:p>
              </table:table-cell>
              <table:table-cell office:value-type="float" office:value="0.0060834">
                <text:p>0.006083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68655">
                <text:p>0.0068655</text:p>
              </table:table-cell>
              <table:table-cell office:value-type="float" office:value="0.1202992">
                <text:p>0.1202992</text:p>
              </table:table-cell>
              <table:table-cell office:value-type="float" office:value="0.1143415">
                <text:p>0.1143415</text:p>
              </table:table-cell>
              <table:table-cell office:value-type="float" office:value="0.0066337">
                <text:p>0.006633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74353">
                <text:p>0.0074353</text:p>
              </table:table-cell>
              <table:table-cell office:value-type="float" office:value="0.1414697">
                <text:p>0.1414697</text:p>
              </table:table-cell>
              <table:table-cell office:value-type="float" office:value="0.1344168">
                <text:p>0.1344168</text:p>
              </table:table-cell>
              <table:table-cell office:value-type="float" office:value="0.0071602">
                <text:p>0.007160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79991">
                <text:p>0.0079991</text:p>
              </table:table-cell>
              <table:table-cell office:value-type="float" office:value="0.1644039">
                <text:p>0.1644039</text:p>
              </table:table-cell>
              <table:table-cell office:value-type="float" office:value="0.1562956">
                <text:p>0.1562956</text:p>
              </table:table-cell>
              <table:table-cell office:value-type="float" office:value="0.0076985">
                <text:p>0.007698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85838">
                <text:p>0.0085838</text:p>
              </table:table-cell>
              <table:table-cell office:value-type="float" office:value="0.1890451">
                <text:p>0.1890451</text:p>
              </table:table-cell>
              <table:table-cell office:value-type="float" office:value="0.179745">
                <text:p>0.179745</text:p>
              </table:table-cell>
              <table:table-cell office:value-type="float" office:value="0.0082348">
                <text:p>0.008234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91434">
                <text:p>0.0091434</text:p>
              </table:table-cell>
              <table:table-cell office:value-type="float" office:value="0.2154643">
                <text:p>0.2154643</text:p>
              </table:table-cell>
              <table:table-cell office:value-type="float" office:value="0.2051729">
                <text:p>0.2051729</text:p>
              </table:table-cell>
              <table:table-cell office:value-type="float" office:value="0.0087809">
                <text:p>0.008780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97549">
                <text:p>0.0097549</text:p>
              </table:table-cell>
              <table:table-cell office:value-type="float" office:value="0.243579">
                <text:p>0.243579</text:p>
              </table:table-cell>
              <table:table-cell office:value-type="float" office:value="0.2321693">
                <text:p>0.2321693</text:p>
              </table:table-cell>
              <table:table-cell office:value-type="float" office:value="0.0093175">
                <text:p>0.009317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104075">
                <text:p>0.0104075</text:p>
              </table:table-cell>
              <table:table-cell office:value-type="float" office:value="0.2734841">
                <text:p>0.2734841</text:p>
              </table:table-cell>
              <table:table-cell office:value-type="float" office:value="0.2612622">
                <text:p>0.2612622</text:p>
              </table:table-cell>
              <table:table-cell office:value-type="float" office:value="0.0098555">
                <text:p>0.009855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110401">
                <text:p>0.0110401</text:p>
              </table:table-cell>
              <table:table-cell office:value-type="float" office:value="0.3051329">
                <text:p>0.3051329</text:p>
              </table:table-cell>
              <table:table-cell office:value-type="float" office:value="0.2919517">
                <text:p>0.2919517</text:p>
              </table:table-cell>
              <table:table-cell office:value-type="float" office:value="0.0103888">
                <text:p>0.010388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116172">
                <text:p>0.0116172</text:p>
              </table:table-cell>
              <table:table-cell office:value-type="float" office:value="0.3385377">
                <text:p>0.3385377</text:p>
              </table:table-cell>
              <table:table-cell office:value-type="float" office:value="0.3247494">
                <text:p>0.3247494</text:p>
              </table:table-cell>
              <table:table-cell office:value-type="float" office:value="0.0109366">
                <text:p>0.01093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22284">
                <text:p>0.0122284</text:p>
              </table:table-cell>
              <table:table-cell office:value-type="float" office:value="0.3737187">
                <text:p>0.3737187</text:p>
              </table:table-cell>
              <table:table-cell office:value-type="float" office:value="0.359191">
                <text:p>0.359191</text:p>
              </table:table-cell>
              <table:table-cell office:value-type="float" office:value="0.0114693">
                <text:p>0.011469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127982">
                <text:p>0.0127982</text:p>
              </table:table-cell>
              <table:table-cell office:value-type="float" office:value="0.4107424">
                <text:p>0.4107424</text:p>
              </table:table-cell>
              <table:table-cell office:value-type="float" office:value="0.3957854">
                <text:p>0.3957854</text:p>
              </table:table-cell>
              <table:table-cell office:value-type="float" office:value="0.0120085">
                <text:p>0.01200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134016">
                <text:p>0.0134016</text:p>
              </table:table-cell>
              <table:table-cell office:value-type="float" office:value="0.4496722">
                <text:p>0.4496722</text:p>
              </table:table-cell>
              <table:table-cell office:value-type="float" office:value="0.4338844">
                <text:p>0.4338844</text:p>
              </table:table-cell>
              <table:table-cell office:value-type="float" office:value="0.0125506">
                <text:p>0.012550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140448">
                <text:p>0.0140448</text:p>
              </table:table-cell>
              <table:table-cell office:value-type="float" office:value="0.4904972">
                <text:p>0.4904972</text:p>
              </table:table-cell>
              <table:table-cell office:value-type="float" office:value="0.4742369">
                <text:p>0.4742369</text:p>
              </table:table-cell>
              <table:table-cell office:value-type="float" office:value="0.0130913">
                <text:p>0.013091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146354">
                <text:p>0.0146354</text:p>
              </table:table-cell>
              <table:table-cell office:value-type="float" office:value="0.5332314">
                <text:p>0.5332314</text:p>
              </table:table-cell>
              <table:table-cell office:value-type="float" office:value="0.5160182">
                <text:p>0.5160182</text:p>
              </table:table-cell>
              <table:table-cell office:value-type="float" office:value="0.01363">
                <text:p>0.0136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152165">
                <text:p>0.0152165</text:p>
              </table:table-cell>
              <table:table-cell office:value-type="float" office:value="0.5779007">
                <text:p>0.5779007</text:p>
              </table:table-cell>
              <table:table-cell office:value-type="float" office:value="0.5602247">
                <text:p>0.5602247</text:p>
              </table:table-cell>
              <table:table-cell office:value-type="float" office:value="0.0141842">
                <text:p>0.014184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15904">
                <text:p>0.015904</text:p>
              </table:table-cell>
              <table:table-cell office:value-type="float" office:value="0.6244654">
                <text:p>0.6244654</text:p>
              </table:table-cell>
              <table:table-cell office:value-type="float" office:value="0.6057167">
                <text:p>0.6057167</text:p>
              </table:table-cell>
              <table:table-cell office:value-type="float" office:value="0.0147285">
                <text:p>0.014728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165734">
                <text:p>0.0165734</text:p>
              </table:table-cell>
              <table:table-cell office:value-type="float" office:value="0.6730001">
                <text:p>0.6730001</text:p>
              </table:table-cell>
              <table:table-cell office:value-type="float" office:value="0.6536048">
                <text:p>0.6536048</text:p>
              </table:table-cell>
              <table:table-cell office:value-type="float" office:value="0.0152684">
                <text:p>0.015268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172543">
                <text:p>0.0172543</text:p>
              </table:table-cell>
              <table:table-cell office:value-type="float" office:value="0.723412">
                <text:p>0.723412</text:p>
              </table:table-cell>
              <table:table-cell office:value-type="float" office:value="0.7028325">
                <text:p>0.7028325</text:p>
              </table:table-cell>
              <table:table-cell office:value-type="float" office:value="0.0158225">
                <text:p>0.015822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179319">
                <text:p>0.0179319</text:p>
              </table:table-cell>
              <table:table-cell office:value-type="float" office:value="0.7757246">
                <text:p>0.7757246</text:p>
              </table:table-cell>
              <table:table-cell office:value-type="float" office:value="0.7544438">
                <text:p>0.7544438</text:p>
              </table:table-cell>
              <table:table-cell office:value-type="float" office:value="0.0163745">
                <text:p>0.016374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18607">
                <text:p>0.018607</text:p>
              </table:table-cell>
              <table:table-cell office:value-type="float" office:value="0.8300783">
                <text:p>0.8300783</text:p>
              </table:table-cell>
              <table:table-cell office:value-type="float" office:value="0.8073949">
                <text:p>0.8073949</text:p>
              </table:table-cell>
              <table:table-cell office:value-type="float" office:value="0.0169162">
                <text:p>0.016916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192898">
                <text:p>0.0192898</text:p>
              </table:table-cell>
              <table:table-cell office:value-type="float" office:value="0.8862828">
                <text:p>0.8862828</text:p>
              </table:table-cell>
              <table:table-cell office:value-type="float" office:value="0.86279">
                <text:p>0.86279</text:p>
              </table:table-cell>
              <table:table-cell office:value-type="float" office:value="0.0174673">
                <text:p>0.017467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199773">
                <text:p>0.0199773</text:p>
              </table:table-cell>
              <table:table-cell office:value-type="float" office:value="0.94443">
                <text:p>0.94443</text:p>
              </table:table-cell>
              <table:table-cell office:value-type="float" office:value="0.9194016">
                <text:p>0.9194016</text:p>
              </table:table-cell>
              <table:table-cell office:value-type="float" office:value="0.0180053">
                <text:p>0.0180053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20667">
                <text:p>0.020667</text:p>
              </table:table-cell>
              <table:table-cell office:value-type="float" office:value="1.0044696">
                <text:p>1.0044696</text:p>
              </table:table-cell>
              <table:table-cell office:value-type="float" office:value="0.9785197">
                <text:p>0.9785197</text:p>
              </table:table-cell>
              <table:table-cell office:value-type="float" office:value="0.0185565">
                <text:p>0.018556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21347">
                <text:p>0.021347</text:p>
              </table:table-cell>
              <table:table-cell office:value-type="float" office:value="1.0664054">
                <text:p>1.0664054</text:p>
              </table:table-cell>
              <table:table-cell office:value-type="float" office:value="1.0387885">
                <text:p>1.0387885</text:p>
              </table:table-cell>
              <table:table-cell office:value-type="float" office:value="0.0190992">
                <text:p>0.019099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220335">
                <text:p>0.0220335</text:p>
              </table:table-cell>
              <table:table-cell office:value-type="float" office:value="1.1303251">
                <text:p>1.1303251</text:p>
              </table:table-cell>
              <table:table-cell office:value-type="float" office:value="1.1016538">
                <text:p>1.1016538</text:p>
              </table:table-cell>
              <table:table-cell office:value-type="float" office:value="0.0196494">
                <text:p>0.019649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227112">
                <text:p>0.0227112</text:p>
              </table:table-cell>
              <table:table-cell office:value-type="float" office:value="1.1961437">
                <text:p>1.1961437</text:p>
              </table:table-cell>
              <table:table-cell office:value-type="float" office:value="1.165592">
                <text:p>1.165592</text:p>
              </table:table-cell>
              <table:table-cell office:value-type="float" office:value="0.0201874">
                <text:p>0.020187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234036">
                <text:p>0.0234036</text:p>
              </table:table-cell>
              <table:table-cell office:value-type="float" office:value="1.2638788">
                <text:p>1.2638788</text:p>
              </table:table-cell>
              <table:table-cell office:value-type="float" office:value="1.2321767">
                <text:p>1.2321767</text:p>
              </table:table-cell>
              <table:table-cell office:value-type="float" office:value="0.0207311">
                <text:p>0.020731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240893">
                <text:p>0.0240893</text:p>
              </table:table-cell>
              <table:table-cell office:value-type="float" office:value="1.3335431">
                <text:p>1.3335431</text:p>
              </table:table-cell>
              <table:table-cell office:value-type="float" office:value="1.2998461">
                <text:p>1.2998461</text:p>
              </table:table-cell>
              <table:table-cell office:value-type="float" office:value="0.0212837">
                <text:p>0.021283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247747">
                <text:p>0.0247747</text:p>
              </table:table-cell>
              <table:table-cell office:value-type="float" office:value="1.4051055">
                <text:p>1.4051055</text:p>
              </table:table-cell>
              <table:table-cell office:value-type="float" office:value="1.3701617">
                <text:p>1.3701617</text:p>
              </table:table-cell>
              <table:table-cell office:value-type="float" office:value="0.0218297">
                <text:p>0.021829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254638">
                <text:p>0.0254638</text:p>
              </table:table-cell>
              <table:table-cell office:value-type="float" office:value="1.4786883">
                <text:p>1.4786883</text:p>
              </table:table-cell>
              <table:table-cell office:value-type="float" office:value="1.4414706">
                <text:p>1.4414706</text:p>
              </table:table-cell>
              <table:table-cell office:value-type="float" office:value="0.0223813">
                <text:p>0.022381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261455">
                <text:p>0.0261455</text:p>
              </table:table-cell>
              <table:table-cell office:value-type="float" office:value="1.5541302">
                <text:p>1.5541302</text:p>
              </table:table-cell>
              <table:table-cell office:value-type="float" office:value="1.515475">
                <text:p>1.515475</text:p>
              </table:table-cell>
              <table:table-cell office:value-type="float" office:value="0.0229292">
                <text:p>0.022929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268284">
                <text:p>0.0268284</text:p>
              </table:table-cell>
              <table:table-cell office:value-type="float" office:value="1.6314566">
                <text:p>1.6314566</text:p>
              </table:table-cell>
              <table:table-cell office:value-type="float" office:value="1.5904679">
                <text:p>1.5904679</text:p>
              </table:table-cell>
              <table:table-cell office:value-type="float" office:value="0.0234673">
                <text:p>0.023467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275217">
                <text:p>0.0275217</text:p>
              </table:table-cell>
              <table:table-cell office:value-type="float" office:value="1.7107394">
                <text:p>1.7107394</text:p>
              </table:table-cell>
              <table:table-cell office:value-type="float" office:value="1.6682479">
                <text:p>1.6682479</text:p>
              </table:table-cell>
              <table:table-cell office:value-type="float" office:value="0.0239917">
                <text:p>0.023991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28206">
                <text:p>0.028206</text:p>
              </table:table-cell>
              <table:table-cell office:value-type="float" office:value="1.7918952">
                <text:p>1.7918952</text:p>
              </table:table-cell>
              <table:table-cell office:value-type="float" office:value="1.7469113">
                <text:p>1.7469113</text:p>
              </table:table-cell>
              <table:table-cell office:value-type="float" office:value="0.0245346">
                <text:p>0.024534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289031">
                <text:p>0.0289031</text:p>
              </table:table-cell>
              <table:table-cell office:value-type="float" office:value="1.8749922">
                <text:p>1.8749922</text:p>
              </table:table-cell>
              <table:table-cell office:value-type="float" office:value="1.8283956">
                <text:p>1.8283956</text:p>
              </table:table-cell>
              <table:table-cell office:value-type="float" office:value="0.0250777">
                <text:p>0.025077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295985">
                <text:p>0.0295985</text:p>
              </table:table-cell>
              <table:table-cell office:value-type="float" office:value="1.959978">
                <text:p>1.959978</text:p>
              </table:table-cell>
              <table:table-cell office:value-type="float" office:value="1.9107277">
                <text:p>1.9107277</text:p>
              </table:table-cell>
              <table:table-cell office:value-type="float" office:value="0.0256162">
                <text:p>0.025616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302833">
                <text:p>0.0302833</text:p>
              </table:table-cell>
              <table:table-cell office:value-type="float" office:value="2.0469178">
                <text:p>2.0469178</text:p>
              </table:table-cell>
              <table:table-cell office:value-type="float" office:value="1.9959489">
                <text:p>1.9959489</text:p>
              </table:table-cell>
              <table:table-cell office:value-type="float" office:value="0.0261606">
                <text:p>0.026160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309768">
                <text:p>0.0309768</text:p>
              </table:table-cell>
              <table:table-cell office:value-type="float" office:value="2.1357635">
                <text:p>2.1357635</text:p>
              </table:table-cell>
              <table:table-cell office:value-type="float" office:value="2.0820084">
                <text:p>2.0820084</text:p>
              </table:table-cell>
              <table:table-cell office:value-type="float" office:value="0.0267035">
                <text:p>0.026703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316646">
                <text:p>0.0316646</text:p>
              </table:table-cell>
              <table:table-cell office:value-type="float" office:value="2.2265243">
                <text:p>2.2265243</text:p>
              </table:table-cell>
              <table:table-cell office:value-type="float" office:value="2.1708783">
                <text:p>2.1708783</text:p>
              </table:table-cell>
              <table:table-cell office:value-type="float" office:value="0.0272505">
                <text:p>0.02725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title svg:x="8.691cm" svg:y="0.281cm" chart:style-name="ch2">
          <text:p>getting random numbers</text:p>
        </chart:title>
        <chart:legend chart:legend-position="end" svg:x="15.862cm" svg:y="2.597cm" style:legend-expansion="high" chart:style-name="ch3"/>
        <chart:plot-area chart:style-name="ch4" table:cell-range-address="Source.A2:Source.A51 Source.R1:Source.U51" chart:data-source-has-labels="both" svg:x="0.894cm" svg:y="1.495cm" svg:width="14.08cm" svg:height="5.226cm">
          <chartooo:coordinate-region svg:x="2.362cm" svg:y="1.694cm" svg:width="12.49cm" svg:height="3.982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R2:Source.R51" chart:label-cell-address="Source.R1:Source.R1" chart:class="chart:line">
            <chart:data-point chart:repeated="50"/>
          </chart:series>
          <chart:series chart:style-name="ch8" chart:values-cell-range-address="Source.S2:Source.S51" chart:label-cell-address="Source.S1:Source.S1" chart:class="chart:line">
            <chart:data-point chart:repeated="50"/>
          </chart:series>
          <chart:series chart:style-name="ch9" chart:values-cell-range-address="Source.T2:Source.T51" chart:label-cell-address="Source.T1:Source.T1" chart:class="chart:line">
            <chart:data-point chart:repeated="50"/>
          </chart:series>
          <chart:series chart:style-name="ch10" chart:values-cell-range-address="Source.U2:Source.U51" chart:label-cell-address="Source.U1:Source.U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Get(EnumSet&lt;int&gt;) </text:p>
                <draw:g>
                  <svg:desc>Source.R1:Source.R1</svg:desc>
                </draw:g>
              </table:table-cell>
              <table:table-cell office:value-type="string">
                <text:p>randomGet(std::set&lt;int&gt;) </text:p>
                <draw:g>
                  <svg:desc>Source.S1:Source.S1</svg:desc>
                </draw:g>
              </table:table-cell>
              <table:table-cell office:value-type="string">
                <text:p>randomGet(std::map&lt;int, bool&gt;) </text:p>
                <draw:g>
                  <svg:desc>Source.T1:Source.T1</svg:desc>
                </draw:g>
              </table:table-cell>
              <table:table-cell office:value-type="string">
                <text:p>randomGet(std::bitset&lt;5000&gt;) </text:p>
                <draw:g>
                  <svg:desc>Source.U1:Source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006">
                <text:p>0.0000006</text:p>
                <draw:g>
                  <svg:desc>Source.R2:Source.R51</svg:desc>
                </draw:g>
              </table:table-cell>
              <table:table-cell office:value-type="float" office:value="0.0000005">
                <text:p>0.0000005</text:p>
                <draw:g>
                  <svg:desc>Source.S2:Source.S51</svg:desc>
                </draw:g>
              </table:table-cell>
              <table:table-cell office:value-type="float" office:value="0.0000004">
                <text:p>0.0000004</text:p>
                <draw:g>
                  <svg:desc>Source.T2:Source.T51</svg:desc>
                </draw:g>
              </table:table-cell>
              <table:table-cell office:value-type="float" office:value="0.0000005">
                <text:p>0.0000005</text:p>
                <draw:g>
                  <svg:desc>Source.U2:Source.U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12">
                <text:p>0.0000012</text:p>
              </table:table-cell>
              <table:table-cell office:value-type="float" office:value="0.0000035">
                <text:p>0.0000035</text:p>
              </table:table-cell>
              <table:table-cell office:value-type="float" office:value="0.0000035">
                <text:p>0.0000035</text:p>
              </table:table-cell>
              <table:table-cell office:value-type="float" office:value="0.0000007">
                <text:p>0.00000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000078">
                <text:p>0.0000078</text:p>
              </table:table-cell>
              <table:table-cell office:value-type="float" office:value="0.0000076">
                <text:p>0.0000076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27">
                <text:p>0.0000027</text:p>
              </table:table-cell>
              <table:table-cell office:value-type="float" office:value="0.0000119">
                <text:p>0.0000119</text:p>
              </table:table-cell>
              <table:table-cell office:value-type="float" office:value="0.0000116">
                <text:p>0.0000116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32">
                <text:p>0.0000032</text:p>
              </table:table-cell>
              <table:table-cell office:value-type="float" office:value="0.0000172">
                <text:p>0.0000172</text:p>
              </table:table-cell>
              <table:table-cell office:value-type="float" office:value="0.0000168">
                <text:p>0.0000168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11">
                <text:p>0.0000211</text:p>
              </table:table-cell>
              <table:table-cell office:value-type="float" office:value="0.0000211">
                <text:p>0.0000211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48">
                <text:p>0.0000048</text:p>
              </table:table-cell>
              <table:table-cell office:value-type="float" office:value="0.0000266">
                <text:p>0.0000266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55">
                <text:p>0.0000055</text:p>
              </table:table-cell>
              <table:table-cell office:value-type="float" office:value="0.0000317">
                <text:p>0.0000317</text:p>
              </table:table-cell>
              <table:table-cell office:value-type="float" office:value="0.0000323">
                <text:p>0.0000323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62">
                <text:p>0.0000062</text:p>
              </table:table-cell>
              <table:table-cell office:value-type="float" office:value="0.0000366">
                <text:p>0.0000366</text:p>
              </table:table-cell>
              <table:table-cell office:value-type="float" office:value="0.0000372">
                <text:p>0.0000372</text:p>
              </table:table-cell>
              <table:table-cell office:value-type="float" office:value="0.0000024">
                <text:p>0.000002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69">
                <text:p>0.0000069</text:p>
              </table:table-cell>
              <table:table-cell office:value-type="float" office:value="0.0000416">
                <text:p>0.0000416</text:p>
              </table:table-cell>
              <table:table-cell office:value-type="float" office:value="0.0000423">
                <text:p>0.0000423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75">
                <text:p>0.0000075</text:p>
              </table:table-cell>
              <table:table-cell office:value-type="float" office:value="0.0000475">
                <text:p>0.0000475</text:p>
              </table:table-cell>
              <table:table-cell office:value-type="float" office:value="0.0000478">
                <text:p>0.000047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517">
                <text:p>0.0000517</text:p>
              </table:table-cell>
              <table:table-cell office:value-type="float" office:value="0.0000517">
                <text:p>0.0000517</text:p>
              </table:table-cell>
              <table:table-cell office:value-type="float" office:value="0.0000032">
                <text:p>0.000003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0609">
                <text:p>0.0000609</text:p>
              </table:table-cell>
              <table:table-cell office:value-type="float" office:value="0.0000593">
                <text:p>0.0000593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097">
                <text:p>0.0000097</text:p>
              </table:table-cell>
              <table:table-cell office:value-type="float" office:value="0.0000637">
                <text:p>0.0000637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039">
                <text:p>0.000003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103">
                <text:p>0.0000103</text:p>
              </table:table-cell>
              <table:table-cell office:value-type="float" office:value="0.0000705">
                <text:p>0.0000705</text:p>
              </table:table-cell>
              <table:table-cell office:value-type="float" office:value="0.0000694">
                <text:p>0.0000694</text:p>
              </table:table-cell>
              <table:table-cell office:value-type="float" office:value="0.0000041">
                <text:p>0.00000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755">
                <text:p>0.0000755</text:p>
              </table:table-cell>
              <table:table-cell office:value-type="float" office:value="0.0000786">
                <text:p>0.0000786</text:p>
              </table:table-cell>
              <table:table-cell office:value-type="float" office:value="0.0000044">
                <text:p>0.000004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117">
                <text:p>0.0000117</text:p>
              </table:table-cell>
              <table:table-cell office:value-type="float" office:value="0.0000811">
                <text:p>0.0000811</text:p>
              </table:table-cell>
              <table:table-cell office:value-type="float" office:value="0.0000809">
                <text:p>0.0000809</text:p>
              </table:table-cell>
              <table:table-cell office:value-type="float" office:value="0.0000046">
                <text:p>0.000004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124">
                <text:p>0.0000124</text:p>
              </table:table-cell>
              <table:table-cell office:value-type="float" office:value="0.0000879">
                <text:p>0.0000879</text:p>
              </table:table-cell>
              <table:table-cell office:value-type="float" office:value="0.0000883">
                <text:p>0.0000883</text:p>
              </table:table-cell>
              <table:table-cell office:value-type="float" office:value="0.0000047">
                <text:p>0.000004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131">
                <text:p>0.0000131</text:p>
              </table:table-cell>
              <table:table-cell office:value-type="float" office:value="0.0000938">
                <text:p>0.0000938</text:p>
              </table:table-cell>
              <table:table-cell office:value-type="float" office:value="0.0000969">
                <text:p>0.000096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139">
                <text:p>0.0000139</text:p>
              </table:table-cell>
              <table:table-cell office:value-type="float" office:value="0.0000998">
                <text:p>0.0000998</text:p>
              </table:table-cell>
              <table:table-cell office:value-type="float" office:value="0.0001004">
                <text:p>0.0001004</text:p>
              </table:table-cell>
              <table:table-cell office:value-type="float" office:value="0.0000053">
                <text:p>0.000005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146">
                <text:p>0.0000146</text:p>
              </table:table-cell>
              <table:table-cell office:value-type="float" office:value="0.0001063">
                <text:p>0.0001063</text:p>
              </table:table-cell>
              <table:table-cell office:value-type="float" office:value="0.0001071">
                <text:p>0.0001071</text:p>
              </table:table-cell>
              <table:table-cell office:value-type="float" office:value="0.0000056">
                <text:p>0.000005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153">
                <text:p>0.0000153</text:p>
              </table:table-cell>
              <table:table-cell office:value-type="float" office:value="0.0001131">
                <text:p>0.0001131</text:p>
              </table:table-cell>
              <table:table-cell office:value-type="float" office:value="0.0001146">
                <text:p>0.0001146</text:p>
              </table:table-cell>
              <table:table-cell office:value-type="float" office:value="0.0000058">
                <text:p>0.000005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1191">
                <text:p>0.0001191</text:p>
              </table:table-cell>
              <table:table-cell office:value-type="float" office:value="0.0001247">
                <text:p>0.0001247</text:p>
              </table:table-cell>
              <table:table-cell office:value-type="float" office:value="0.0000061">
                <text:p>0.000006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164">
                <text:p>0.0000164</text:p>
              </table:table-cell>
              <table:table-cell office:value-type="float" office:value="0.0001272">
                <text:p>0.0001272</text:p>
              </table:table-cell>
              <table:table-cell office:value-type="float" office:value="0.0001329">
                <text:p>0.0001329</text:p>
              </table:table-cell>
              <table:table-cell office:value-type="float" office:value="0.0000063">
                <text:p>0.000006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172">
                <text:p>0.0000172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1347">
                <text:p>0.0001347</text:p>
              </table:table-cell>
              <table:table-cell office:value-type="float" office:value="0.0000066">
                <text:p>0.000006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179">
                <text:p>0.0000179</text:p>
              </table:table-cell>
              <table:table-cell office:value-type="float" office:value="0.0001389">
                <text:p>0.0001389</text:p>
              </table:table-cell>
              <table:table-cell office:value-type="float" office:value="0.0001415">
                <text:p>0.0001415</text:p>
              </table:table-cell>
              <table:table-cell office:value-type="float" office:value="0.0000067">
                <text:p>0.000006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187">
                <text:p>0.0000187</text:p>
              </table:table-cell>
              <table:table-cell office:value-type="float" office:value="0.0001456">
                <text:p>0.0001456</text:p>
              </table:table-cell>
              <table:table-cell office:value-type="float" office:value="0.0001487">
                <text:p>0.000148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194">
                <text:p>0.0000194</text:p>
              </table:table-cell>
              <table:table-cell office:value-type="float" office:value="0.0001537">
                <text:p>0.0001537</text:p>
              </table:table-cell>
              <table:table-cell office:value-type="float" office:value="0.0001582">
                <text:p>0.0001582</text:p>
              </table:table-cell>
              <table:table-cell office:value-type="float" office:value="0.0000072">
                <text:p>0.000007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2">
                <text:p>0.00002</text:p>
              </table:table-cell>
              <table:table-cell office:value-type="float" office:value="0.0001615">
                <text:p>0.0001615</text:p>
              </table:table-cell>
              <table:table-cell office:value-type="float" office:value="0.0001649">
                <text:p>0.0001649</text:p>
              </table:table-cell>
              <table:table-cell office:value-type="float" office:value="0.0000076">
                <text:p>0.000007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208">
                <text:p>0.0000208</text:p>
              </table:table-cell>
              <table:table-cell office:value-type="float" office:value="0.0001688">
                <text:p>0.0001688</text:p>
              </table:table-cell>
              <table:table-cell office:value-type="float" office:value="0.0001726">
                <text:p>0.0001726</text:p>
              </table:table-cell>
              <table:table-cell office:value-type="float" office:value="0.0000079">
                <text:p>0.000007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215">
                <text:p>0.0000215</text:p>
              </table:table-cell>
              <table:table-cell office:value-type="float" office:value="0.0001757">
                <text:p>0.0001757</text:p>
              </table:table-cell>
              <table:table-cell office:value-type="float" office:value="0.0001788">
                <text:p>0.0001788</text:p>
              </table:table-cell>
              <table:table-cell office:value-type="float" office:value="0.0000082">
                <text:p>0.000008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222">
                <text:p>0.0000222</text:p>
              </table:table-cell>
              <table:table-cell office:value-type="float" office:value="0.0001836">
                <text:p>0.0001836</text:p>
              </table:table-cell>
              <table:table-cell office:value-type="float" office:value="0.0001872">
                <text:p>0.0001872</text:p>
              </table:table-cell>
              <table:table-cell office:value-type="float" office:value="0.0000083">
                <text:p>0.000008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229">
                <text:p>0.0000229</text:p>
              </table:table-cell>
              <table:table-cell office:value-type="float" office:value="0.0001899">
                <text:p>0.0001899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0086">
                <text:p>0.000008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236">
                <text:p>0.0000236</text:p>
              </table:table-cell>
              <table:table-cell office:value-type="float" office:value="0.0001999">
                <text:p>0.0001999</text:p>
              </table:table-cell>
              <table:table-cell office:value-type="float" office:value="0.0002072">
                <text:p>0.0002072</text:p>
              </table:table-cell>
              <table:table-cell office:value-type="float" office:value="0.0000089">
                <text:p>0.000008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242">
                <text:p>0.0000242</text:p>
              </table:table-cell>
              <table:table-cell office:value-type="float" office:value="0.0002057">
                <text:p>0.0002057</text:p>
              </table:table-cell>
              <table:table-cell office:value-type="float" office:value="0.0002142">
                <text:p>0.0002142</text:p>
              </table:table-cell>
              <table:table-cell office:value-type="float" office:value="0.0000091">
                <text:p>0.000009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2134">
                <text:p>0.0002134</text:p>
              </table:table-cell>
              <table:table-cell office:value-type="float" office:value="0.0002226">
                <text:p>0.0002226</text:p>
              </table:table-cell>
              <table:table-cell office:value-type="float" office:value="0.0000094">
                <text:p>0.000009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253">
                <text:p>0.0000253</text:p>
              </table:table-cell>
              <table:table-cell office:value-type="float" office:value="0.0002235">
                <text:p>0.0002235</text:p>
              </table:table-cell>
              <table:table-cell office:value-type="float" office:value="0.0002276">
                <text:p>0.0002276</text:p>
              </table:table-cell>
              <table:table-cell office:value-type="float" office:value="0.0000103">
                <text:p>0.000010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263">
                <text:p>0.0000263</text:p>
              </table:table-cell>
              <table:table-cell office:value-type="float" office:value="0.0002287">
                <text:p>0.0002287</text:p>
              </table:table-cell>
              <table:table-cell office:value-type="float" office:value="0.0002389">
                <text:p>0.0002389</text:p>
              </table:table-cell>
              <table:table-cell office:value-type="float" office:value="0.0000097">
                <text:p>0.000009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2399">
                <text:p>0.0002399</text:p>
              </table:table-cell>
              <table:table-cell office:value-type="float" office:value="0.0002447">
                <text:p>0.0002447</text:p>
              </table:table-cell>
              <table:table-cell office:value-type="float" office:value="0.0000102">
                <text:p>0.000010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277">
                <text:p>0.0000277</text:p>
              </table:table-cell>
              <table:table-cell office:value-type="float" office:value="0.0002451">
                <text:p>0.0002451</text:p>
              </table:table-cell>
              <table:table-cell office:value-type="float" office:value="0.0002548">
                <text:p>0.0002548</text:p>
              </table:table-cell>
              <table:table-cell office:value-type="float" office:value="0.0000103">
                <text:p>0.000010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286">
                <text:p>0.0000286</text:p>
              </table:table-cell>
              <table:table-cell office:value-type="float" office:value="0.0002555">
                <text:p>0.0002555</text:p>
              </table:table-cell>
              <table:table-cell office:value-type="float" office:value="0.0002611">
                <text:p>0.0002611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292">
                <text:p>0.0000292</text:p>
              </table:table-cell>
              <table:table-cell office:value-type="float" office:value="0.0002624">
                <text:p>0.0002624</text:p>
              </table:table-cell>
              <table:table-cell office:value-type="float" office:value="0.0002726">
                <text:p>0.0002726</text:p>
              </table:table-cell>
              <table:table-cell office:value-type="float" office:value="0.0000109">
                <text:p>0.000010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299">
                <text:p>0.0000299</text:p>
              </table:table-cell>
              <table:table-cell office:value-type="float" office:value="0.0002677">
                <text:p>0.0002677</text:p>
              </table:table-cell>
              <table:table-cell office:value-type="float" office:value="0.0002811">
                <text:p>0.0002811</text:p>
              </table:table-cell>
              <table:table-cell office:value-type="float" office:value="0.0000112">
                <text:p>0.000011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305">
                <text:p>0.0000305</text:p>
              </table:table-cell>
              <table:table-cell office:value-type="float" office:value="0.0002779">
                <text:p>0.0002779</text:p>
              </table:table-cell>
              <table:table-cell office:value-type="float" office:value="0.0002826">
                <text:p>0.0002826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313">
                <text:p>0.0000313</text:p>
              </table:table-cell>
              <table:table-cell office:value-type="float" office:value="0.0002866">
                <text:p>0.0002866</text:p>
              </table:table-cell>
              <table:table-cell office:value-type="float" office:value="0.0002958">
                <text:p>0.0002958</text:p>
              </table:table-cell>
              <table:table-cell office:value-type="float" office:value="0.0000117">
                <text:p>0.000011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316">
                <text:p>0.0000316</text:p>
              </table:table-cell>
              <table:table-cell office:value-type="float" office:value="0.000296">
                <text:p>0.000296</text:p>
              </table:table-cell>
              <table:table-cell office:value-type="float" office:value="0.0003089">
                <text:p>0.0003089</text:p>
              </table:table-cell>
              <table:table-cell office:value-type="float" office:value="0.0000119">
                <text:p>0.000011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3049">
                <text:p>0.0003049</text:p>
              </table:table-cell>
              <table:table-cell office:value-type="float" office:value="0.0003154">
                <text:p>0.0003154</text:p>
              </table:table-cell>
              <table:table-cell office:value-type="float" office:value="0.0000123">
                <text:p>0.000012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334">
                <text:p>0.0000334</text:p>
              </table:table-cell>
              <table:table-cell office:value-type="float" office:value="0.0003134">
                <text:p>0.0003134</text:p>
              </table:table-cell>
              <table:table-cell office:value-type="float" office:value="0.0003164">
                <text:p>0.0003164</text:p>
              </table:table-cell>
              <table:table-cell office:value-type="float" office:value="0.0000124">
                <text:p>0.000012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335">
                <text:p>0.0000335</text:p>
              </table:table-cell>
              <table:table-cell office:value-type="float" office:value="0.0003207">
                <text:p>0.0003207</text:p>
              </table:table-cell>
              <table:table-cell office:value-type="float" office:value="0.0003283">
                <text:p>0.0003283</text:p>
              </table:table-cell>
              <table:table-cell office:value-type="float" office:value="0.0000127">
                <text:p>0.000012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348">
                <text:p>0.0000348</text:p>
              </table:table-cell>
              <table:table-cell office:value-type="float" office:value="0.000329">
                <text:p>0.000329</text:p>
              </table:table-cell>
              <table:table-cell office:value-type="float" office:value="0.0003318">
                <text:p>0.0003318</text:p>
              </table:table-cell>
              <table:table-cell office:value-type="float" office:value="0.0000136">
                <text:p>0.00001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title svg:x="8.506cm" svg:y="0.281cm" chart:style-name="ch2">
          <text:p>inserting random numbers</text:p>
        </chart:title>
        <chart:legend chart:legend-position="end" svg:x="15.571cm" svg:y="2.597cm" style:legend-expansion="high" chart:style-name="ch3"/>
        <chart:plot-area chart:style-name="ch4" table:cell-range-address="Source.A2:Source.A51 Source.V1:Source.Y51" chart:data-source-has-labels="both" svg:x="0.894cm" svg:y="1.495cm" svg:width="13.789cm" svg:height="5.226cm">
          <chartooo:coordinate-region svg:x="2.177cm" svg:y="1.694cm" svg:width="12.382cm" svg:height="3.982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V2:Source.V51" chart:label-cell-address="Source.V1:Source.V1" chart:class="chart:line">
            <chart:data-point chart:repeated="50"/>
          </chart:series>
          <chart:series chart:style-name="ch8" chart:values-cell-range-address="Source.W2:Source.W51" chart:label-cell-address="Source.W1:Source.W1" chart:class="chart:line">
            <chart:data-point chart:repeated="50"/>
          </chart:series>
          <chart:series chart:style-name="ch9" chart:values-cell-range-address="Source.X2:Source.X51" chart:label-cell-address="Source.X1:Source.X1" chart:class="chart:line">
            <chart:data-point chart:repeated="50"/>
          </chart:series>
          <chart:series chart:style-name="ch10" chart:values-cell-range-address="Source.Y2:Source.Y51" chart:label-cell-address="Source.Y1:Source.Y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Insert(EnumSet&lt;int&gt;) </text:p>
                <draw:g>
                  <svg:desc>Source.V1:Source.V1</svg:desc>
                </draw:g>
              </table:table-cell>
              <table:table-cell office:value-type="string">
                <text:p>randomInsert(std::set&lt;int&gt;) </text:p>
                <draw:g>
                  <svg:desc>Source.W1:Source.W1</svg:desc>
                </draw:g>
              </table:table-cell>
              <table:table-cell office:value-type="string">
                <text:p>randomInsert(std::map&lt;int, bool&gt;) </text:p>
                <draw:g>
                  <svg:desc>Source.X1:Source.X1</svg:desc>
                </draw:g>
              </table:table-cell>
              <table:table-cell office:value-type="string">
                <text:p>randomInsert(std::bitset&lt;5000&gt;) </text:p>
                <draw:g>
                  <svg:desc>Source.Y1:Source.Y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007">
                <text:p>0.0000007</text:p>
                <draw:g>
                  <svg:desc>Source.V2:Source.V51</svg:desc>
                </draw:g>
              </table:table-cell>
              <table:table-cell office:value-type="float" office:value="0.0000005">
                <text:p>0.0000005</text:p>
                <draw:g>
                  <svg:desc>Source.W2:Source.W51</svg:desc>
                </draw:g>
              </table:table-cell>
              <table:table-cell office:value-type="float" office:value="0.0000004">
                <text:p>0.0000004</text:p>
                <draw:g>
                  <svg:desc>Source.X2:Source.X51</svg:desc>
                </draw:g>
              </table:table-cell>
              <table:table-cell office:value-type="float" office:value="0.0000005">
                <text:p>0.0000005</text:p>
                <draw:g>
                  <svg:desc>Source.Y2:Source.Y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16">
                <text:p>0.0000016</text:p>
              </table:table-cell>
              <table:table-cell office:value-type="float" office:value="0.0000083">
                <text:p>0.0000083</text:p>
              </table:table-cell>
              <table:table-cell office:value-type="float" office:value="0.0000085">
                <text:p>0.0000085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23">
                <text:p>0.0000023</text:p>
              </table:table-cell>
              <table:table-cell office:value-type="float" office:value="0.0000171">
                <text:p>0.0000171</text:p>
              </table:table-cell>
              <table:table-cell office:value-type="float" office:value="0.0000182">
                <text:p>0.0000182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33">
                <text:p>0.0000033</text:p>
              </table:table-cell>
              <table:table-cell office:value-type="float" office:value="0.0000257">
                <text:p>0.0000257</text:p>
              </table:table-cell>
              <table:table-cell office:value-type="float" office:value="0.0000272">
                <text:p>0.0000272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37">
                <text:p>0.0000037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87">
                <text:p>0.0000387</text:p>
              </table:table-cell>
              <table:table-cell office:value-type="float" office:value="0.0000019">
                <text:p>0.00000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57">
                <text:p>0.0000057</text:p>
              </table:table-cell>
              <table:table-cell office:value-type="float" office:value="0.0000436">
                <text:p>0.0000436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026">
                <text:p>0.000002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65">
                <text:p>0.0000065</text:p>
              </table:table-cell>
              <table:table-cell office:value-type="float" office:value="0.0000539">
                <text:p>0.0000539</text:p>
              </table:table-cell>
              <table:table-cell office:value-type="float" office:value="0.0000574">
                <text:p>0.0000574</text:p>
              </table:table-cell>
              <table:table-cell office:value-type="float" office:value="0.0000032">
                <text:p>0.000003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68">
                <text:p>0.0000068</text:p>
              </table:table-cell>
              <table:table-cell office:value-type="float" office:value="0.0000648">
                <text:p>0.0000648</text:p>
              </table:table-cell>
              <table:table-cell office:value-type="float" office:value="0.0000682">
                <text:p>0.0000682</text:p>
              </table:table-cell>
              <table:table-cell office:value-type="float" office:value="0.0000033">
                <text:p>0.00000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728">
                <text:p>0.0000728</text:p>
              </table:table-cell>
              <table:table-cell office:value-type="float" office:value="0.0000768">
                <text:p>0.0000768</text:p>
              </table:table-cell>
              <table:table-cell office:value-type="float" office:value="0.0000039">
                <text:p>0.000003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84">
                <text:p>0.0000084</text:p>
              </table:table-cell>
              <table:table-cell office:value-type="float" office:value="0.0000817">
                <text:p>0.0000817</text:p>
              </table:table-cell>
              <table:table-cell office:value-type="float" office:value="0.0000897">
                <text:p>0.0000897</text:p>
              </table:table-cell>
              <table:table-cell office:value-type="float" office:value="0.0000044">
                <text:p>0.00000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104">
                <text:p>0.0000104</text:p>
              </table:table-cell>
              <table:table-cell office:value-type="float" office:value="0.0000937">
                <text:p>0.0000937</text:p>
              </table:table-cell>
              <table:table-cell office:value-type="float" office:value="0.0000983">
                <text:p>0.0000983</text:p>
              </table:table-cell>
              <table:table-cell office:value-type="float" office:value="0.0000047">
                <text:p>0.000004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107">
                <text:p>0.0000107</text:p>
              </table:table-cell>
              <table:table-cell office:value-type="float" office:value="0.000101">
                <text:p>0.000101</text:p>
              </table:table-cell>
              <table:table-cell office:value-type="float" office:value="0.0001069">
                <text:p>0.0001069</text:p>
              </table:table-cell>
              <table:table-cell office:value-type="float" office:value="0.0000054">
                <text:p>0.000005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117">
                <text:p>0.0000117</text:p>
              </table:table-cell>
              <table:table-cell office:value-type="float" office:value="0.0001138">
                <text:p>0.0001138</text:p>
              </table:table-cell>
              <table:table-cell office:value-type="float" office:value="0.0001204">
                <text:p>0.0001204</text:p>
              </table:table-cell>
              <table:table-cell office:value-type="float" office:value="0.0000054">
                <text:p>0.000005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132">
                <text:p>0.0000132</text:p>
              </table:table-cell>
              <table:table-cell office:value-type="float" office:value="0.0001232">
                <text:p>0.0001232</text:p>
              </table:table-cell>
              <table:table-cell office:value-type="float" office:value="0.0001286">
                <text:p>0.0001286</text:p>
              </table:table-cell>
              <table:table-cell office:value-type="float" office:value="0.0000063">
                <text:p>0.00000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127">
                <text:p>0.0000127</text:p>
              </table:table-cell>
              <table:table-cell office:value-type="float" office:value="0.0001367">
                <text:p>0.0001367</text:p>
              </table:table-cell>
              <table:table-cell office:value-type="float" office:value="0.0001424">
                <text:p>0.0001424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157">
                <text:p>0.0000157</text:p>
              </table:table-cell>
              <table:table-cell office:value-type="float" office:value="0.0001443">
                <text:p>0.0001443</text:p>
              </table:table-cell>
              <table:table-cell office:value-type="float" office:value="0.0001493">
                <text:p>0.000149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157">
                <text:p>0.0000157</text:p>
              </table:table-cell>
              <table:table-cell office:value-type="float" office:value="0.0001529">
                <text:p>0.0001529</text:p>
              </table:table-cell>
              <table:table-cell office:value-type="float" office:value="0.0001609">
                <text:p>0.0001609</text:p>
              </table:table-cell>
              <table:table-cell office:value-type="float" office:value="0.0000075">
                <text:p>0.000007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642">
                <text:p>0.0001642</text:p>
              </table:table-cell>
              <table:table-cell office:value-type="float" office:value="0.0001709">
                <text:p>0.0001709</text:p>
              </table:table-cell>
              <table:table-cell office:value-type="float" office:value="0.0000083">
                <text:p>0.000008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181">
                <text:p>0.0000181</text:p>
              </table:table-cell>
              <table:table-cell office:value-type="float" office:value="0.0001771">
                <text:p>0.0001771</text:p>
              </table:table-cell>
              <table:table-cell office:value-type="float" office:value="0.0001857">
                <text:p>0.0001857</text:p>
              </table:table-cell>
              <table:table-cell office:value-type="float" office:value="0.0000087">
                <text:p>0.000008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196">
                <text:p>0.0000196</text:p>
              </table:table-cell>
              <table:table-cell office:value-type="float" office:value="0.0001864">
                <text:p>0.0001864</text:p>
              </table:table-cell>
              <table:table-cell office:value-type="float" office:value="0.0001932">
                <text:p>0.0001932</text:p>
              </table:table-cell>
              <table:table-cell office:value-type="float" office:value="0.0000088">
                <text:p>0.00000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208">
                <text:p>0.0000208</text:p>
              </table:table-cell>
              <table:table-cell office:value-type="float" office:value="0.0001997">
                <text:p>0.0001997</text:p>
              </table:table-cell>
              <table:table-cell office:value-type="float" office:value="0.0002064">
                <text:p>0.0002064</text:p>
              </table:table-cell>
              <table:table-cell office:value-type="float" office:value="0.0000098">
                <text:p>0.000009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193">
                <text:p>0.0000193</text:p>
              </table:table-cell>
              <table:table-cell office:value-type="float" office:value="0.0002105">
                <text:p>0.0002105</text:p>
              </table:table-cell>
              <table:table-cell office:value-type="float" office:value="0.0002174">
                <text:p>0.000217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222">
                <text:p>0.0000222</text:p>
              </table:table-cell>
              <table:table-cell office:value-type="float" office:value="0.0002195">
                <text:p>0.0002195</text:p>
              </table:table-cell>
              <table:table-cell office:value-type="float" office:value="0.0002291">
                <text:p>0.0002291</text:p>
              </table:table-cell>
              <table:table-cell office:value-type="float" office:value="0.0000105">
                <text:p>0.000010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221">
                <text:p>0.0000221</text:p>
              </table:table-cell>
              <table:table-cell office:value-type="float" office:value="0.0002316">
                <text:p>0.0002316</text:p>
              </table:table-cell>
              <table:table-cell office:value-type="float" office:value="0.0002421">
                <text:p>0.0002421</text:p>
              </table:table-cell>
              <table:table-cell office:value-type="float" office:value="0.0000117">
                <text:p>0.000011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202">
                <text:p>0.0000202</text:p>
              </table:table-cell>
              <table:table-cell office:value-type="float" office:value="0.0002445">
                <text:p>0.0002445</text:p>
              </table:table-cell>
              <table:table-cell office:value-type="float" office:value="0.0002581">
                <text:p>0.0002581</text:p>
              </table:table-cell>
              <table:table-cell office:value-type="float" office:value="0.0000112">
                <text:p>0.000011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246">
                <text:p>0.0000246</text:p>
              </table:table-cell>
              <table:table-cell office:value-type="float" office:value="0.0002517">
                <text:p>0.0002517</text:p>
              </table:table-cell>
              <table:table-cell office:value-type="float" office:value="0.0002624">
                <text:p>0.000262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255">
                <text:p>0.0000255</text:p>
              </table:table-cell>
              <table:table-cell office:value-type="float" office:value="0.0002618">
                <text:p>0.0002618</text:p>
              </table:table-cell>
              <table:table-cell office:value-type="float" office:value="0.0002747">
                <text:p>0.0002747</text:p>
              </table:table-cell>
              <table:table-cell office:value-type="float" office:value="0.0000128">
                <text:p>0.000012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391">
                <text:p>0.0000391</text:p>
              </table:table-cell>
              <table:table-cell office:value-type="float" office:value="0.0002748">
                <text:p>0.0002748</text:p>
              </table:table-cell>
              <table:table-cell office:value-type="float" office:value="0.0002888">
                <text:p>0.000288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2864">
                <text:p>0.0002864</text:p>
              </table:table-cell>
              <table:table-cell office:value-type="float" office:value="0.0002981">
                <text:p>0.0002981</text:p>
              </table:table-cell>
              <table:table-cell office:value-type="float" office:value="0.0000143">
                <text:p>0.000014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308">
                <text:p>0.0000308</text:p>
              </table:table-cell>
              <table:table-cell office:value-type="float" office:value="0.0002984">
                <text:p>0.0002984</text:p>
              </table:table-cell>
              <table:table-cell office:value-type="float" office:value="0.000312">
                <text:p>0.000312</text:p>
              </table:table-cell>
              <table:table-cell office:value-type="float" office:value="0.0000144">
                <text:p>0.000014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323">
                <text:p>0.0000323</text:p>
              </table:table-cell>
              <table:table-cell office:value-type="float" office:value="0.000309">
                <text:p>0.000309</text:p>
              </table:table-cell>
              <table:table-cell office:value-type="float" office:value="0.0003244">
                <text:p>0.0003244</text:p>
              </table:table-cell>
              <table:table-cell office:value-type="float" office:value="0.0000149">
                <text:p>0.000014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291">
                <text:p>0.0000291</text:p>
              </table:table-cell>
              <table:table-cell office:value-type="float" office:value="0.0003209">
                <text:p>0.0003209</text:p>
              </table:table-cell>
              <table:table-cell office:value-type="float" office:value="0.0003397">
                <text:p>0.0003397</text:p>
              </table:table-cell>
              <table:table-cell office:value-type="float" office:value="0.0000152">
                <text:p>0.000015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319">
                <text:p>0.0000319</text:p>
              </table:table-cell>
              <table:table-cell office:value-type="float" office:value="0.0003338">
                <text:p>0.0003338</text:p>
              </table:table-cell>
              <table:table-cell office:value-type="float" office:value="0.0003429">
                <text:p>0.0003429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315">
                <text:p>0.0000315</text:p>
              </table:table-cell>
              <table:table-cell office:value-type="float" office:value="0.000345">
                <text:p>0.000345</text:p>
              </table:table-cell>
              <table:table-cell office:value-type="float" office:value="0.000359">
                <text:p>0.000359</text:p>
              </table:table-cell>
              <table:table-cell office:value-type="float" office:value="0.0000162">
                <text:p>0.000016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292">
                <text:p>0.0000292</text:p>
              </table:table-cell>
              <table:table-cell office:value-type="float" office:value="0.0003542">
                <text:p>0.0003542</text:p>
              </table:table-cell>
              <table:table-cell office:value-type="float" office:value="0.0003711">
                <text:p>0.0003711</text:p>
              </table:table-cell>
              <table:table-cell office:value-type="float" office:value="0.0000174">
                <text:p>0.000017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325">
                <text:p>0.0000325</text:p>
              </table:table-cell>
              <table:table-cell office:value-type="float" office:value="0.0003722">
                <text:p>0.0003722</text:p>
              </table:table-cell>
              <table:table-cell office:value-type="float" office:value="0.0003824">
                <text:p>0.0003824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365">
                <text:p>0.0000365</text:p>
              </table:table-cell>
              <table:table-cell office:value-type="float" office:value="0.0003839">
                <text:p>0.0003839</text:p>
              </table:table-cell>
              <table:table-cell office:value-type="float" office:value="0.000397">
                <text:p>0.000397</text:p>
              </table:table-cell>
              <table:table-cell office:value-type="float" office:value="0.0000167">
                <text:p>0.0000167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497">
                <text:p>0.0000497</text:p>
              </table:table-cell>
              <table:table-cell office:value-type="float" office:value="0.0003956">
                <text:p>0.0003956</text:p>
              </table:table-cell>
              <table:table-cell office:value-type="float" office:value="0.0004158">
                <text:p>0.0004158</text:p>
              </table:table-cell>
              <table:table-cell office:value-type="float" office:value="0.0000182">
                <text:p>0.000018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4053">
                <text:p>0.0004053</text:p>
              </table:table-cell>
              <table:table-cell office:value-type="float" office:value="0.000427">
                <text:p>0.000427</text:p>
              </table:table-cell>
              <table:table-cell office:value-type="float" office:value="0.0000173">
                <text:p>0.000017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396">
                <text:p>0.0000396</text:p>
              </table:table-cell>
              <table:table-cell office:value-type="float" office:value="0.0004124">
                <text:p>0.0004124</text:p>
              </table:table-cell>
              <table:table-cell office:value-type="float" office:value="0.0004337">
                <text:p>0.0004337</text:p>
              </table:table-cell>
              <table:table-cell office:value-type="float" office:value="0.0000197">
                <text:p>0.000019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359">
                <text:p>0.0000359</text:p>
              </table:table-cell>
              <table:table-cell office:value-type="float" office:value="0.0004267">
                <text:p>0.0004267</text:p>
              </table:table-cell>
              <table:table-cell office:value-type="float" office:value="0.0004469">
                <text:p>0.0004469</text:p>
              </table:table-cell>
              <table:table-cell office:value-type="float" office:value="0.0000198">
                <text:p>0.000019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405">
                <text:p>0.0000405</text:p>
              </table:table-cell>
              <table:table-cell office:value-type="float" office:value="0.0004494">
                <text:p>0.0004494</text:p>
              </table:table-cell>
              <table:table-cell office:value-type="float" office:value="0.0004682">
                <text:p>0.0004682</text:p>
              </table:table-cell>
              <table:table-cell office:value-type="float" office:value="0.0000195">
                <text:p>0.000019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412">
                <text:p>0.0000412</text:p>
              </table:table-cell>
              <table:table-cell office:value-type="float" office:value="0.0004521">
                <text:p>0.0004521</text:p>
              </table:table-cell>
              <table:table-cell office:value-type="float" office:value="0.0004692">
                <text:p>0.0004692</text:p>
              </table:table-cell>
              <table:table-cell office:value-type="float" office:value="0.0000207">
                <text:p>0.0000207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427">
                <text:p>0.0000427</text:p>
              </table:table-cell>
              <table:table-cell office:value-type="float" office:value="0.0004687">
                <text:p>0.0004687</text:p>
              </table:table-cell>
              <table:table-cell office:value-type="float" office:value="0.0004908">
                <text:p>0.0004908</text:p>
              </table:table-cell>
              <table:table-cell office:value-type="float" office:value="0.0000202">
                <text:p>0.000020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401">
                <text:p>0.0000401</text:p>
              </table:table-cell>
              <table:table-cell office:value-type="float" office:value="0.0004823">
                <text:p>0.0004823</text:p>
              </table:table-cell>
              <table:table-cell office:value-type="float" office:value="0.0004987">
                <text:p>0.0004987</text:p>
              </table:table-cell>
              <table:table-cell office:value-type="float" office:value="0.0000212">
                <text:p>0.000021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427">
                <text:p>0.0000427</text:p>
              </table:table-cell>
              <table:table-cell office:value-type="float" office:value="0.0005004">
                <text:p>0.0005004</text:p>
              </table:table-cell>
              <table:table-cell office:value-type="float" office:value="0.0005163">
                <text:p>0.0005163</text:p>
              </table:table-cell>
              <table:table-cell office:value-type="float" office:value="0.0000221">
                <text:p>0.000022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452">
                <text:p>0.0000452</text:p>
              </table:table-cell>
              <table:table-cell office:value-type="float" office:value="0.0005117">
                <text:p>0.0005117</text:p>
              </table:table-cell>
              <table:table-cell office:value-type="float" office:value="0.000529">
                <text:p>0.000529</text:p>
              </table:table-cell>
              <table:table-cell office:value-type="float" office:value="0.0000225">
                <text:p>0.000022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626">
                <text:p>0.0000626</text:p>
              </table:table-cell>
              <table:table-cell office:value-type="float" office:value="0.000521">
                <text:p>0.000521</text:p>
              </table:table-cell>
              <table:table-cell office:value-type="float" office:value="0.0005466">
                <text:p>0.0005466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409">
                <text:p>0.0000409</text:p>
              </table:table-cell>
              <table:table-cell office:value-type="float" office:value="0.0005343">
                <text:p>0.0005343</text:p>
              </table:table-cell>
              <table:table-cell office:value-type="float" office:value="0.0005566">
                <text:p>0.0005566</text:p>
              </table:table-cell>
              <table:table-cell office:value-type="float" office:value="0.0000231">
                <text:p>0.000023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442">
                <text:p>0.0000442</text:p>
              </table:table-cell>
              <table:table-cell office:value-type="float" office:value="0.0005429">
                <text:p>0.0005429</text:p>
              </table:table-cell>
              <table:table-cell office:value-type="float" office:value="0.0005654">
                <text:p>0.0005654</text:p>
              </table:table-cell>
              <table:table-cell office:value-type="float" office:value="0.0000238">
                <text:p>0.00002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title svg:x="7.223cm" svg:y="0.281cm" chart:style-name="ch2">
          <text:p>inserting ordered sequence of numbers</text:p>
        </chart:title>
        <chart:legend chart:legend-position="end" svg:x="15.571cm" svg:y="2.597cm" style:legend-expansion="high" chart:style-name="ch3"/>
        <chart:plot-area chart:style-name="ch4" table:cell-range-address="Source.A2:Source.A51 Source.N1:Source.Q51" chart:data-source-has-labels="both" svg:x="0.894cm" svg:y="1.495cm" svg:width="13.789cm" svg:height="5.226cm">
          <chartooo:coordinate-region svg:x="1.515cm" svg:y="1.694cm" svg:width="13.058cm" svg:height="3.982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N2:Source.N51" chart:label-cell-address="Source.N1:Source.N1" chart:class="chart:line">
            <chart:data-point chart:repeated="50"/>
          </chart:series>
          <chart:series chart:style-name="ch8" chart:values-cell-range-address="Source.O2:Source.O51" chart:label-cell-address="Source.O1:Source.O1" chart:class="chart:line">
            <chart:data-point chart:repeated="50"/>
          </chart:series>
          <chart:series chart:style-name="ch9" chart:values-cell-range-address="Source.P2:Source.P51" chart:label-cell-address="Source.P1:Source.P1" chart:class="chart:line">
            <chart:data-point chart:repeated="50"/>
          </chart:series>
          <chart:series chart:style-name="ch10" chart:values-cell-range-address="Source.Q2:Source.Q51" chart:label-cell-address="Source.Q1:Source.Q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redInsert(EnumSet&lt;int&gt;) </text:p>
                <draw:g>
                  <svg:desc>Source.N1:Source.N1</svg:desc>
                </draw:g>
              </table:table-cell>
              <table:table-cell office:value-type="string">
                <text:p>orderedInsert(std::set&lt;int&gt;) </text:p>
                <draw:g>
                  <svg:desc>Source.O1:Source.O1</svg:desc>
                </draw:g>
              </table:table-cell>
              <table:table-cell office:value-type="string">
                <text:p>orderedInsert(std::map&lt;int, bool&gt;) </text:p>
                <draw:g>
                  <svg:desc>Source.P1:Source.P1</svg:desc>
                </draw:g>
              </table:table-cell>
              <table:table-cell office:value-type="string">
                <text:p>orderedInsert(std::bitset&lt;5000&gt;) </text:p>
                <draw:g>
                  <svg:desc>Source.Q1:Source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6943">
                <text:p>0.0006943</text:p>
                <draw:g>
                  <svg:desc>Source.N2:Source.N51</svg:desc>
                </draw:g>
              </table:table-cell>
              <table:table-cell office:value-type="float" office:value="0.0004957">
                <text:p>0.0004957</text:p>
                <draw:g>
                  <svg:desc>Source.O2:Source.O51</svg:desc>
                </draw:g>
              </table:table-cell>
              <table:table-cell office:value-type="float" office:value="0.0004706">
                <text:p>0.0004706</text:p>
                <draw:g>
                  <svg:desc>Source.P2:Source.P51</svg:desc>
                </draw:g>
              </table:table-cell>
              <table:table-cell office:value-type="float" office:value="0.000466">
                <text:p>0.000466</text:p>
                <draw:g>
                  <svg:desc>Source.Q2:Source.Q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29031">
                <text:p>0.0029031</text:p>
              </table:table-cell>
              <table:table-cell office:value-type="float" office:value="0.0084407">
                <text:p>0.0084407</text:p>
              </table:table-cell>
              <table:table-cell office:value-type="float" office:value="0.0086391">
                <text:p>0.0086391</text:p>
              </table:table-cell>
              <table:table-cell office:value-type="float" office:value="0.0012487">
                <text:p>0.001248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70266">
                <text:p>0.0070266</text:p>
              </table:table-cell>
              <table:table-cell office:value-type="float" office:value="0.02608">
                <text:p>0.02608</text:p>
              </table:table-cell>
              <table:table-cell office:value-type="float" office:value="0.0267216">
                <text:p>0.0267216</text:p>
              </table:table-cell>
              <table:table-cell office:value-type="float" office:value="0.0023408">
                <text:p>0.002340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35011">
                <text:p>0.0135011</text:p>
              </table:table-cell>
              <table:table-cell office:value-type="float" office:value="0.0524158">
                <text:p>0.0524158</text:p>
              </table:table-cell>
              <table:table-cell office:value-type="float" office:value="0.0541199">
                <text:p>0.0541199</text:p>
              </table:table-cell>
              <table:table-cell office:value-type="float" office:value="0.0037012">
                <text:p>0.003701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22461">
                <text:p>0.022461</text:p>
              </table:table-cell>
              <table:table-cell office:value-type="float" office:value="0.0888387">
                <text:p>0.0888387</text:p>
              </table:table-cell>
              <table:table-cell office:value-type="float" office:value="0.0910164">
                <text:p>0.0910164</text:p>
              </table:table-cell>
              <table:table-cell office:value-type="float" office:value="0.0053526">
                <text:p>0.00535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347299">
                <text:p>0.0347299</text:p>
              </table:table-cell>
              <table:table-cell office:value-type="float" office:value="0.1348053">
                <text:p>0.1348053</text:p>
              </table:table-cell>
              <table:table-cell office:value-type="float" office:value="0.1383515">
                <text:p>0.1383515</text:p>
              </table:table-cell>
              <table:table-cell office:value-type="float" office:value="0.0072643">
                <text:p>0.007264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508072">
                <text:p>0.0508072</text:p>
              </table:table-cell>
              <table:table-cell office:value-type="float" office:value="0.1895289">
                <text:p>0.1895289</text:p>
              </table:table-cell>
              <table:table-cell office:value-type="float" office:value="0.194637">
                <text:p>0.194637</text:p>
              </table:table-cell>
              <table:table-cell office:value-type="float" office:value="0.0094503">
                <text:p>0.009450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710645">
                <text:p>0.0710645</text:p>
              </table:table-cell>
              <table:table-cell office:value-type="float" office:value="0.2526915">
                <text:p>0.2526915</text:p>
              </table:table-cell>
              <table:table-cell office:value-type="float" office:value="0.2594233">
                <text:p>0.2594233</text:p>
              </table:table-cell>
              <table:table-cell office:value-type="float" office:value="0.0119989">
                <text:p>0.011998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958361">
                <text:p>0.0958361</text:p>
              </table:table-cell>
              <table:table-cell office:value-type="float" office:value="0.3265338">
                <text:p>0.3265338</text:p>
              </table:table-cell>
              <table:table-cell office:value-type="float" office:value="0.335282">
                <text:p>0.335282</text:p>
              </table:table-cell>
              <table:table-cell office:value-type="float" office:value="0.0148221">
                <text:p>0.014822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254301">
                <text:p>0.1254301</text:p>
              </table:table-cell>
              <table:table-cell office:value-type="float" office:value="0.410838">
                <text:p>0.410838</text:p>
              </table:table-cell>
              <table:table-cell office:value-type="float" office:value="0.4210425">
                <text:p>0.4210425</text:p>
              </table:table-cell>
              <table:table-cell office:value-type="float" office:value="0.0179152">
                <text:p>0.017915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97637">
                <text:p>0.1597637</text:p>
              </table:table-cell>
              <table:table-cell office:value-type="float" office:value="0.503059">
                <text:p>0.503059</text:p>
              </table:table-cell>
              <table:table-cell office:value-type="float" office:value="0.5170032">
                <text:p>0.5170032</text:p>
              </table:table-cell>
              <table:table-cell office:value-type="float" office:value="0.0212996">
                <text:p>0.021299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997132">
                <text:p>0.1997132</text:p>
              </table:table-cell>
              <table:table-cell office:value-type="float" office:value="0.6061285">
                <text:p>0.6061285</text:p>
              </table:table-cell>
              <table:table-cell office:value-type="float" office:value="0.6227634">
                <text:p>0.6227634</text:p>
              </table:table-cell>
              <table:table-cell office:value-type="float" office:value="0.0249482">
                <text:p>0.02494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2451428">
                <text:p>0.2451428</text:p>
              </table:table-cell>
              <table:table-cell office:value-type="float" office:value="0.7185117">
                <text:p>0.7185117</text:p>
              </table:table-cell>
              <table:table-cell office:value-type="float" office:value="0.7381515">
                <text:p>0.7381515</text:p>
              </table:table-cell>
              <table:table-cell office:value-type="float" office:value="0.0289121">
                <text:p>0.028912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966912">
                <text:p>0.2966912</text:p>
              </table:table-cell>
              <table:table-cell office:value-type="float" office:value="0.8412794">
                <text:p>0.8412794</text:p>
              </table:table-cell>
              <table:table-cell office:value-type="float" office:value="0.8644638">
                <text:p>0.8644638</text:p>
              </table:table-cell>
              <table:table-cell office:value-type="float" office:value="0.0331321">
                <text:p>0.033132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3541007">
                <text:p>0.3541007</text:p>
              </table:table-cell>
              <table:table-cell office:value-type="float" office:value="0.9739229">
                <text:p>0.9739229</text:p>
              </table:table-cell>
              <table:table-cell office:value-type="float" office:value="0.9992947">
                <text:p>0.9992947</text:p>
              </table:table-cell>
              <table:table-cell office:value-type="float" office:value="0.0376358">
                <text:p>0.037635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41823">
                <text:p>0.41823</text:p>
              </table:table-cell>
              <table:table-cell office:value-type="float" office:value="1.1172265">
                <text:p>1.1172265</text:p>
              </table:table-cell>
              <table:table-cell office:value-type="float" office:value="1.141894">
                <text:p>1.141894</text:p>
              </table:table-cell>
              <table:table-cell office:value-type="float" office:value="0.0424192">
                <text:p>0.042419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488819">
                <text:p>0.488819</text:p>
              </table:table-cell>
              <table:table-cell office:value-type="float" office:value="1.2706152">
                <text:p>1.2706152</text:p>
              </table:table-cell>
              <table:table-cell office:value-type="float" office:value="1.2977986">
                <text:p>1.2977986</text:p>
              </table:table-cell>
              <table:table-cell office:value-type="float" office:value="0.0475849">
                <text:p>0.047584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5666587">
                <text:p>0.5666587</text:p>
              </table:table-cell>
              <table:table-cell office:value-type="float" office:value="1.4332583">
                <text:p>1.4332583</text:p>
              </table:table-cell>
              <table:table-cell office:value-type="float" office:value="1.463578">
                <text:p>1.463578</text:p>
              </table:table-cell>
              <table:table-cell office:value-type="float" office:value="0.0529384">
                <text:p>0.052938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6515578">
                <text:p>0.6515578</text:p>
              </table:table-cell>
              <table:table-cell office:value-type="float" office:value="1.6069494">
                <text:p>1.6069494</text:p>
              </table:table-cell>
              <table:table-cell office:value-type="float" office:value="1.6436829">
                <text:p>1.6436829</text:p>
              </table:table-cell>
              <table:table-cell office:value-type="float" office:value="0.0585738">
                <text:p>0.058573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7441958">
                <text:p>0.7441958</text:p>
              </table:table-cell>
              <table:table-cell office:value-type="float" office:value="1.790544">
                <text:p>1.790544</text:p>
              </table:table-cell>
              <table:table-cell office:value-type="float" office:value="1.8275907">
                <text:p>1.8275907</text:p>
              </table:table-cell>
              <table:table-cell office:value-type="float" office:value="0.0644816">
                <text:p>0.064481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8444975">
                <text:p>0.8444975</text:p>
              </table:table-cell>
              <table:table-cell office:value-type="float" office:value="1.984415">
                <text:p>1.984415</text:p>
              </table:table-cell>
              <table:table-cell office:value-type="float" office:value="2.0239525">
                <text:p>2.0239525</text:p>
              </table:table-cell>
              <table:table-cell office:value-type="float" office:value="0.0707076">
                <text:p>0.070707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9530803">
                <text:p>0.9530803</text:p>
              </table:table-cell>
              <table:table-cell office:value-type="float" office:value="2.1899806">
                <text:p>2.1899806</text:p>
              </table:table-cell>
              <table:table-cell office:value-type="float" office:value="2.2317832">
                <text:p>2.2317832</text:p>
              </table:table-cell>
              <table:table-cell office:value-type="float" office:value="0.0771765">
                <text:p>0.077176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.0696977">
                <text:p>1.0696977</text:p>
              </table:table-cell>
              <table:table-cell office:value-type="float" office:value="2.4046365">
                <text:p>2.4046365</text:p>
              </table:table-cell>
              <table:table-cell office:value-type="float" office:value="2.4487681">
                <text:p>2.4487681</text:p>
              </table:table-cell>
              <table:table-cell office:value-type="float" office:value="0.0839179">
                <text:p>0.083917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.1953181">
                <text:p>1.1953181</text:p>
              </table:table-cell>
              <table:table-cell office:value-type="float" office:value="2.6297301">
                <text:p>2.6297301</text:p>
              </table:table-cell>
              <table:table-cell office:value-type="float" office:value="2.6700649">
                <text:p>2.6700649</text:p>
              </table:table-cell>
              <table:table-cell office:value-type="float" office:value="0.0910004">
                <text:p>0.091000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.329413">
                <text:p>1.329413</text:p>
              </table:table-cell>
              <table:table-cell office:value-type="float" office:value="2.8652994">
                <text:p>2.8652994</text:p>
              </table:table-cell>
              <table:table-cell office:value-type="float" office:value="2.9094876">
                <text:p>2.9094876</text:p>
              </table:table-cell>
              <table:table-cell office:value-type="float" office:value="0.0983167">
                <text:p>0.098316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4731879">
                <text:p>1.4731879</text:p>
              </table:table-cell>
              <table:table-cell office:value-type="float" office:value="3.1113998">
                <text:p>3.1113998</text:p>
              </table:table-cell>
              <table:table-cell office:value-type="float" office:value="3.1548807">
                <text:p>3.1548807</text:p>
              </table:table-cell>
              <table:table-cell office:value-type="float" office:value="0.1059098">
                <text:p>0.105909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.6262463">
                <text:p>1.6262463</text:p>
              </table:table-cell>
              <table:table-cell office:value-type="float" office:value="3.3669247">
                <text:p>3.3669247</text:p>
              </table:table-cell>
              <table:table-cell office:value-type="float" office:value="3.4136431">
                <text:p>3.4136431</text:p>
              </table:table-cell>
              <table:table-cell office:value-type="float" office:value="0.1137619">
                <text:p>0.113761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7905419">
                <text:p>1.7905419</text:p>
              </table:table-cell>
              <table:table-cell office:value-type="float" office:value="3.6319015">
                <text:p>3.6319015</text:p>
              </table:table-cell>
              <table:table-cell office:value-type="float" office:value="3.6827123">
                <text:p>3.6827123</text:p>
              </table:table-cell>
              <table:table-cell office:value-type="float" office:value="0.1219498">
                <text:p>0.121949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.9630907">
                <text:p>1.9630907</text:p>
              </table:table-cell>
              <table:table-cell office:value-type="float" office:value="3.9093095">
                <text:p>3.9093095</text:p>
              </table:table-cell>
              <table:table-cell office:value-type="float" office:value="3.9771601">
                <text:p>3.9771601</text:p>
              </table:table-cell>
              <table:table-cell office:value-type="float" office:value="0.1303773">
                <text:p>0.130377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.1463846">
                <text:p>2.1463846</text:p>
              </table:table-cell>
              <table:table-cell office:value-type="float" office:value="4.1963025">
                <text:p>4.1963025</text:p>
              </table:table-cell>
              <table:table-cell office:value-type="float" office:value="4.2895474">
                <text:p>4.2895474</text:p>
              </table:table-cell>
              <table:table-cell office:value-type="float" office:value="0.1391305">
                <text:p>0.13913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3430286">
                <text:p>2.3430286</text:p>
              </table:table-cell>
              <table:table-cell office:value-type="float" office:value="4.4928273">
                <text:p>4.4928273</text:p>
              </table:table-cell>
              <table:table-cell office:value-type="float" office:value="4.60964">
                <text:p>4.60964</text:p>
              </table:table-cell>
              <table:table-cell office:value-type="float" office:value="0.1481627">
                <text:p>0.1481627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.5475972">
                <text:p>2.5475972</text:p>
              </table:table-cell>
              <table:table-cell office:value-type="float" office:value="4.7997985">
                <text:p>4.7997985</text:p>
              </table:table-cell>
              <table:table-cell office:value-type="float" office:value="4.9140155">
                <text:p>4.9140155</text:p>
              </table:table-cell>
              <table:table-cell office:value-type="float" office:value="0.1574109">
                <text:p>0.157410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.7629255">
                <text:p>2.7629255</text:p>
              </table:table-cell>
              <table:table-cell office:value-type="float" office:value="5.1174381">
                <text:p>5.1174381</text:p>
              </table:table-cell>
              <table:table-cell office:value-type="float" office:value="5.2387223">
                <text:p>5.2387223</text:p>
              </table:table-cell>
              <table:table-cell office:value-type="float" office:value="0.1670454">
                <text:p>0.167045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.9901921">
                <text:p>2.9901921</text:p>
              </table:table-cell>
              <table:table-cell office:value-type="float" office:value="5.4458657">
                <text:p>5.4458657</text:p>
              </table:table-cell>
              <table:table-cell office:value-type="float" office:value="5.5729892">
                <text:p>5.5729892</text:p>
              </table:table-cell>
              <table:table-cell office:value-type="float" office:value="0.1769167">
                <text:p>0.176916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.2287104">
                <text:p>3.2287104</text:p>
              </table:table-cell>
              <table:table-cell office:value-type="float" office:value="5.7844153">
                <text:p>5.7844153</text:p>
              </table:table-cell>
              <table:table-cell office:value-type="float" office:value="5.9236657">
                <text:p>5.9236657</text:p>
              </table:table-cell>
              <table:table-cell office:value-type="float" office:value="0.1870937">
                <text:p>0.187093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.4794054">
                <text:p>3.4794054</text:p>
              </table:table-cell>
              <table:table-cell office:value-type="float" office:value="6.1338636">
                <text:p>6.1338636</text:p>
              </table:table-cell>
              <table:table-cell office:value-type="float" office:value="6.2841494">
                <text:p>6.2841494</text:p>
              </table:table-cell>
              <table:table-cell office:value-type="float" office:value="0.1974671">
                <text:p>0.197467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.7423297">
                <text:p>3.7423297</text:p>
              </table:table-cell>
              <table:table-cell office:value-type="float" office:value="6.4961698">
                <text:p>6.4961698</text:p>
              </table:table-cell>
              <table:table-cell office:value-type="float" office:value="6.6913745">
                <text:p>6.6913745</text:p>
              </table:table-cell>
              <table:table-cell office:value-type="float" office:value="0.2081867">
                <text:p>0.2081867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4.0219752">
                <text:p>4.0219752</text:p>
              </table:table-cell>
              <table:table-cell office:value-type="float" office:value="6.8677731">
                <text:p>6.8677731</text:p>
              </table:table-cell>
              <table:table-cell office:value-type="float" office:value="7.0875319">
                <text:p>7.0875319</text:p>
              </table:table-cell>
              <table:table-cell office:value-type="float" office:value="0.2189682">
                <text:p>0.218968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4.3104627">
                <text:p>4.3104627</text:p>
              </table:table-cell>
              <table:table-cell office:value-type="float" office:value="7.2494359">
                <text:p>7.2494359</text:p>
              </table:table-cell>
              <table:table-cell office:value-type="float" office:value="7.5242922">
                <text:p>7.5242922</text:p>
              </table:table-cell>
              <table:table-cell office:value-type="float" office:value="0.2300984">
                <text:p>0.230098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4.6120099">
                <text:p>4.6120099</text:p>
              </table:table-cell>
              <table:table-cell office:value-type="float" office:value="7.6422002">
                <text:p>7.6422002</text:p>
              </table:table-cell>
              <table:table-cell office:value-type="float" office:value="7.9737715">
                <text:p>7.9737715</text:p>
              </table:table-cell>
              <table:table-cell office:value-type="float" office:value="0.2416515">
                <text:p>0.24165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.9313616">
                <text:p>4.9313616</text:p>
              </table:table-cell>
              <table:table-cell office:value-type="float" office:value="8.0413884">
                <text:p>8.0413884</text:p>
              </table:table-cell>
              <table:table-cell office:value-type="float" office:value="8.4047734">
                <text:p>8.4047734</text:p>
              </table:table-cell>
              <table:table-cell office:value-type="float" office:value="0.2533077">
                <text:p>0.253307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5.2608511">
                <text:p>5.2608511</text:p>
              </table:table-cell>
              <table:table-cell office:value-type="float" office:value="8.4536486">
                <text:p>8.4536486</text:p>
              </table:table-cell>
              <table:table-cell office:value-type="float" office:value="8.847035">
                <text:p>8.847035</text:p>
              </table:table-cell>
              <table:table-cell office:value-type="float" office:value="0.2653328">
                <text:p>0.265332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5.6039393">
                <text:p>5.6039393</text:p>
              </table:table-cell>
              <table:table-cell office:value-type="float" office:value="8.8744905">
                <text:p>8.8744905</text:p>
              </table:table-cell>
              <table:table-cell office:value-type="float" office:value="9.3090851">
                <text:p>9.3090851</text:p>
              </table:table-cell>
              <table:table-cell office:value-type="float" office:value="0.2774241">
                <text:p>0.277424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5.9619597">
                <text:p>5.9619597</text:p>
              </table:table-cell>
              <table:table-cell office:value-type="float" office:value="9.3060022">
                <text:p>9.3060022</text:p>
              </table:table-cell>
              <table:table-cell office:value-type="float" office:value="9.783472">
                <text:p>9.783472</text:p>
              </table:table-cell>
              <table:table-cell office:value-type="float" office:value="0.2898913">
                <text:p>0.289891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6.3343785">
                <text:p>6.3343785</text:p>
              </table:table-cell>
              <table:table-cell office:value-type="float" office:value="9.7513339">
                <text:p>9.7513339</text:p>
              </table:table-cell>
              <table:table-cell office:value-type="float" office:value="10.2757867">
                <text:p>10.2757867</text:p>
              </table:table-cell>
              <table:table-cell office:value-type="float" office:value="0.3027202">
                <text:p>0.302720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6.7226519">
                <text:p>6.7226519</text:p>
              </table:table-cell>
              <table:table-cell office:value-type="float" office:value="10.2075405">
                <text:p>10.2075405</text:p>
              </table:table-cell>
              <table:table-cell office:value-type="float" office:value="10.7874024">
                <text:p>10.7874024</text:p>
              </table:table-cell>
              <table:table-cell office:value-type="float" office:value="0.3157473">
                <text:p>0.315747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7.1256382">
                <text:p>7.1256382</text:p>
              </table:table-cell>
              <table:table-cell office:value-type="float" office:value="10.6727627">
                <text:p>10.6727627</text:p>
              </table:table-cell>
              <table:table-cell office:value-type="float" office:value="11.3063303">
                <text:p>11.3063303</text:p>
              </table:table-cell>
              <table:table-cell office:value-type="float" office:value="0.3290051">
                <text:p>0.329005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7.550931">
                <text:p>7.550931</text:p>
              </table:table-cell>
              <table:table-cell office:value-type="float" office:value="11.1500533">
                <text:p>11.1500533</text:p>
              </table:table-cell>
              <table:table-cell office:value-type="float" office:value="11.8290822">
                <text:p>11.8290822</text:p>
              </table:table-cell>
              <table:table-cell office:value-type="float" office:value="0.3427204">
                <text:p>0.342720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7.9852353">
                <text:p>7.9852353</text:p>
              </table:table-cell>
              <table:table-cell office:value-type="float" office:value="11.6383138">
                <text:p>11.6383138</text:p>
              </table:table-cell>
              <table:table-cell office:value-type="float" office:value="12.4180682">
                <text:p>12.4180682</text:p>
              </table:table-cell>
              <table:table-cell office:value-type="float" office:value="0.3566684">
                <text:p>0.356668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8.436501">
                <text:p>8.436501</text:p>
              </table:table-cell>
              <table:table-cell office:value-type="float" office:value="12.1395314">
                <text:p>12.1395314</text:p>
              </table:table-cell>
              <table:table-cell office:value-type="float" office:value="13.0188575">
                <text:p>13.0188575</text:p>
              </table:table-cell>
              <table:table-cell office:value-type="float" office:value="0.3709586">
                <text:p>0.37095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title svg:x="9.472cm" svg:y="0.281cm" chart:style-name="ch2">
          <text:p>all in one graph.</text:p>
        </chart:title>
        <chart:legend chart:legend-position="end" svg:x="3.01cm" svg:y="1.601cm" style:legend-expansion="high" chart:style-name="ch3"/>
        <chart:plot-area chart:style-name="ch4" table:cell-range-address="Source.A1:Source.Y51" chart:data-source-has-labels="both" svg:x="0.894cm" svg:y="1.495cm" svg:width="1.228cm" svg:height="5.226cm">
          <chartooo:coordinate-region svg:x="1.515cm" svg:y="1.694cm" svg:width="0.436cm" svg:height="3.982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B2:Source.B51" chart:label-cell-address="Source.B1:Source.B1" chart:class="chart:line">
            <chart:data-point chart:repeated="50"/>
          </chart:series>
          <chart:series chart:style-name="ch8" chart:values-cell-range-address="Source.C2:Source.C51" chart:label-cell-address="Source.C1:Source.C1" chart:class="chart:line">
            <chart:data-point chart:repeated="50"/>
          </chart:series>
          <chart:series chart:style-name="ch9" chart:values-cell-range-address="Source.D2:Source.D51" chart:label-cell-address="Source.D1:Source.D1" chart:class="chart:line">
            <chart:data-point chart:repeated="50"/>
          </chart:series>
          <chart:series chart:style-name="ch10" chart:values-cell-range-address="Source.E2:Source.E51" chart:label-cell-address="Source.E1:Source.E1" chart:class="chart:line">
            <chart:data-point chart:repeated="50"/>
          </chart:series>
          <chart:series chart:style-name="ch11" chart:values-cell-range-address="Source.F2:Source.F51" chart:label-cell-address="Source.F1:Source.F1" chart:class="chart:line">
            <chart:data-point chart:repeated="50"/>
          </chart:series>
          <chart:series chart:style-name="ch12" chart:values-cell-range-address="Source.G2:Source.G51" chart:label-cell-address="Source.G1:Source.G1" chart:class="chart:line">
            <chart:data-point chart:repeated="50"/>
          </chart:series>
          <chart:series chart:style-name="ch13" chart:values-cell-range-address="Source.H2:Source.H51" chart:label-cell-address="Source.H1:Source.H1" chart:class="chart:line">
            <chart:data-point chart:repeated="50"/>
          </chart:series>
          <chart:series chart:style-name="ch14" chart:values-cell-range-address="Source.I2:Source.I51" chart:label-cell-address="Source.I1:Source.I1" chart:class="chart:line">
            <chart:data-point chart:repeated="50"/>
          </chart:series>
          <chart:series chart:style-name="ch15" chart:values-cell-range-address="Source.J2:Source.J51" chart:label-cell-address="Source.J1:Source.J1" chart:class="chart:line">
            <chart:data-point chart:repeated="50"/>
          </chart:series>
          <chart:series chart:style-name="ch16" chart:values-cell-range-address="Source.K2:Source.K51" chart:label-cell-address="Source.K1:Source.K1" chart:class="chart:line">
            <chart:data-point chart:repeated="50"/>
          </chart:series>
          <chart:series chart:style-name="ch17" chart:values-cell-range-address="Source.L2:Source.L51" chart:label-cell-address="Source.L1:Source.L1" chart:class="chart:line">
            <chart:data-point chart:repeated="50"/>
          </chart:series>
          <chart:series chart:style-name="ch18" chart:values-cell-range-address="Source.M2:Source.M51" chart:label-cell-address="Source.M1:Source.M1" chart:class="chart:line">
            <chart:data-point chart:repeated="50"/>
          </chart:series>
          <chart:series chart:style-name="ch7" chart:values-cell-range-address="Source.N2:Source.N51" chart:label-cell-address="Source.N1:Source.N1" chart:class="chart:line">
            <chart:data-point chart:repeated="50"/>
          </chart:series>
          <chart:series chart:style-name="ch8" chart:values-cell-range-address="Source.O2:Source.O51" chart:label-cell-address="Source.O1:Source.O1" chart:class="chart:line">
            <chart:data-point chart:repeated="50"/>
          </chart:series>
          <chart:series chart:style-name="ch9" chart:values-cell-range-address="Source.P2:Source.P51" chart:label-cell-address="Source.P1:Source.P1" chart:class="chart:line">
            <chart:data-point chart:repeated="50"/>
          </chart:series>
          <chart:series chart:style-name="ch10" chart:values-cell-range-address="Source.Q2:Source.Q51" chart:label-cell-address="Source.Q1:Source.Q1" chart:class="chart:line">
            <chart:data-point chart:repeated="50"/>
          </chart:series>
          <chart:series chart:style-name="ch11" chart:values-cell-range-address="Source.R2:Source.R51" chart:label-cell-address="Source.R1:Source.R1" chart:class="chart:line">
            <chart:data-point chart:repeated="50"/>
          </chart:series>
          <chart:series chart:style-name="ch12" chart:values-cell-range-address="Source.S2:Source.S51" chart:label-cell-address="Source.S1:Source.S1" chart:class="chart:line">
            <chart:data-point chart:repeated="50"/>
          </chart:series>
          <chart:series chart:style-name="ch13" chart:values-cell-range-address="Source.T2:Source.T51" chart:label-cell-address="Source.T1:Source.T1" chart:class="chart:line">
            <chart:data-point chart:repeated="50"/>
          </chart:series>
          <chart:series chart:style-name="ch14" chart:values-cell-range-address="Source.U2:Source.U51" chart:label-cell-address="Source.U1:Source.U1" chart:class="chart:line">
            <chart:data-point chart:repeated="50"/>
          </chart:series>
          <chart:series chart:style-name="ch15" chart:values-cell-range-address="Source.V2:Source.V51" chart:label-cell-address="Source.V1:Source.V1" chart:class="chart:line">
            <chart:data-point chart:repeated="50"/>
          </chart:series>
          <chart:series chart:style-name="ch16" chart:values-cell-range-address="Source.W2:Source.W51" chart:label-cell-address="Source.W1:Source.W1" chart:class="chart:line">
            <chart:data-point chart:repeated="50"/>
          </chart:series>
          <chart:series chart:style-name="ch17" chart:values-cell-range-address="Source.X2:Source.X51" chart:label-cell-address="Source.X1:Source.X1" chart:class="chart:line">
            <chart:data-point chart:repeated="50"/>
          </chart:series>
          <chart:series chart:style-name="ch18" chart:values-cell-range-address="Source.Y2:Source.Y51" chart:label-cell-address="Source.Y1:Source.Y1" chart:class="chart:line">
            <chart:data-point chart:repeated="5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e(EnumSet&lt;int&gt;) </text:p>
                <draw:g>
                  <svg:desc>Source.B1:Source.B1</svg:desc>
                </draw:g>
              </table:table-cell>
              <table:table-cell office:value-type="string">
                <text:p>allocate(std::set&lt;int&gt;) </text:p>
                <draw:g>
                  <svg:desc>Source.C1:Source.C1</svg:desc>
                </draw:g>
              </table:table-cell>
              <table:table-cell office:value-type="string">
                <text:p>allocate(std::map&lt;int, bool&gt;) </text:p>
                <draw:g>
                  <svg:desc>Source.D1:Source.D1</svg:desc>
                </draw:g>
              </table:table-cell>
              <table:table-cell office:value-type="string">
                <text:p>allocate(std::bitset&lt;5000&gt;) </text:p>
                <draw:g>
                  <svg:desc>Source.E1:Source.E1</svg:desc>
                </draw:g>
              </table:table-cell>
              <table:table-cell office:value-type="string">
                <text:p>clear(EnumSet&lt;int&gt;) </text:p>
                <draw:g>
                  <svg:desc>Source.F1:Source.F1</svg:desc>
                </draw:g>
              </table:table-cell>
              <table:table-cell office:value-type="string">
                <text:p>clear(std::set&lt;int&gt;) </text:p>
                <draw:g>
                  <svg:desc>Source.G1:Source.G1</svg:desc>
                </draw:g>
              </table:table-cell>
              <table:table-cell office:value-type="string">
                <text:p>clear(std::map&lt;int, bool&gt;) </text:p>
                <draw:g>
                  <svg:desc>Source.H1:Source.H1</svg:desc>
                </draw:g>
              </table:table-cell>
              <table:table-cell office:value-type="string">
                <text:p>clear(std::bitset&lt;5000&gt;) </text:p>
                <draw:g>
                  <svg:desc>Source.I1:Source.I1</svg:desc>
                </draw:g>
              </table:table-cell>
              <table:table-cell office:value-type="string">
                <text:p>destruct(EnumSet&lt;int&gt;) </text:p>
                <draw:g>
                  <svg:desc>Source.J1:Source.J1</svg:desc>
                </draw:g>
              </table:table-cell>
              <table:table-cell office:value-type="string">
                <text:p>destruct(std::set&lt;int&gt;) </text:p>
                <draw:g>
                  <svg:desc>Source.K1:Source.K1</svg:desc>
                </draw:g>
              </table:table-cell>
              <table:table-cell office:value-type="string">
                <text:p>destruct(std::map&lt;int, bool&gt;) </text:p>
                <draw:g>
                  <svg:desc>Source.L1:Source.L1</svg:desc>
                </draw:g>
              </table:table-cell>
              <table:table-cell office:value-type="string">
                <text:p>destruct(std::bitset&lt;5000&gt;) </text:p>
                <draw:g>
                  <svg:desc>Source.M1:Source.M1</svg:desc>
                </draw:g>
              </table:table-cell>
              <table:table-cell office:value-type="string">
                <text:p>orderedInsert(EnumSet&lt;int&gt;) </text:p>
                <draw:g>
                  <svg:desc>Source.N1:Source.N1</svg:desc>
                </draw:g>
              </table:table-cell>
              <table:table-cell office:value-type="string">
                <text:p>orderedInsert(std::set&lt;int&gt;) </text:p>
                <draw:g>
                  <svg:desc>Source.O1:Source.O1</svg:desc>
                </draw:g>
              </table:table-cell>
              <table:table-cell office:value-type="string">
                <text:p>orderedInsert(std::map&lt;int, bool&gt;) </text:p>
                <draw:g>
                  <svg:desc>Source.P1:Source.P1</svg:desc>
                </draw:g>
              </table:table-cell>
              <table:table-cell office:value-type="string">
                <text:p>orderedInsert(std::bitset&lt;5000&gt;) </text:p>
                <draw:g>
                  <svg:desc>Source.Q1:Source.Q1</svg:desc>
                </draw:g>
              </table:table-cell>
              <table:table-cell office:value-type="string">
                <text:p>randomGet(EnumSet&lt;int&gt;) </text:p>
                <draw:g>
                  <svg:desc>Source.R1:Source.R1</svg:desc>
                </draw:g>
              </table:table-cell>
              <table:table-cell office:value-type="string">
                <text:p>randomGet(std::set&lt;int&gt;) </text:p>
                <draw:g>
                  <svg:desc>Source.S1:Source.S1</svg:desc>
                </draw:g>
              </table:table-cell>
              <table:table-cell office:value-type="string">
                <text:p>randomGet(std::map&lt;int, bool&gt;) </text:p>
                <draw:g>
                  <svg:desc>Source.T1:Source.T1</svg:desc>
                </draw:g>
              </table:table-cell>
              <table:table-cell office:value-type="string">
                <text:p>randomGet(std::bitset&lt;5000&gt;) </text:p>
                <draw:g>
                  <svg:desc>Source.U1:Source.U1</svg:desc>
                </draw:g>
              </table:table-cell>
              <table:table-cell office:value-type="string">
                <text:p>randomInsert(EnumSet&lt;int&gt;) </text:p>
                <draw:g>
                  <svg:desc>Source.V1:Source.V1</svg:desc>
                </draw:g>
              </table:table-cell>
              <table:table-cell office:value-type="string">
                <text:p>randomInsert(std::set&lt;int&gt;) </text:p>
                <draw:g>
                  <svg:desc>Source.W1:Source.W1</svg:desc>
                </draw:g>
              </table:table-cell>
              <table:table-cell office:value-type="string">
                <text:p>randomInsert(std::map&lt;int, bool&gt;) </text:p>
                <draw:g>
                  <svg:desc>Source.X1:Source.X1</svg:desc>
                </draw:g>
              </table:table-cell>
              <table:table-cell office:value-type="string">
                <text:p>randomInsert(std::bitset&lt;5000&gt;) </text:p>
                <draw:g>
                  <svg:desc>Source.Y1:Source.Y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6905">
                <text:p>0.0006905</text:p>
                <draw:g>
                  <svg:desc>Source.B2:Source.B51</svg:desc>
                </draw:g>
              </table:table-cell>
              <table:table-cell office:value-type="float" office:value="0.0005096">
                <text:p>0.0005096</text:p>
                <draw:g>
                  <svg:desc>Source.C2:Source.C51</svg:desc>
                </draw:g>
              </table:table-cell>
              <table:table-cell office:value-type="float" office:value="0.000461">
                <text:p>0.000461</text:p>
                <draw:g>
                  <svg:desc>Source.D2:Source.D51</svg:desc>
                </draw:g>
              </table:table-cell>
              <table:table-cell office:value-type="float" office:value="0.0006863">
                <text:p>0.0006863</text:p>
                <draw:g>
                  <svg:desc>Source.E2:Source.E51</svg:desc>
                </draw:g>
              </table:table-cell>
              <table:table-cell office:value-type="float" office:value="0.0000007">
                <text:p>0.0000007</text:p>
                <draw:g>
                  <svg:desc>Source.F2:Source.F51</svg:desc>
                </draw:g>
              </table:table-cell>
              <table:table-cell office:value-type="float" office:value="0.0000005">
                <text:p>0.0000005</text:p>
                <draw:g>
                  <svg:desc>Source.G2:Source.G51</svg:desc>
                </draw:g>
              </table:table-cell>
              <table:table-cell office:value-type="float" office:value="0.0000004">
                <text:p>0.0000004</text:p>
                <draw:g>
                  <svg:desc>Source.H2:Source.H51</svg:desc>
                </draw:g>
              </table:table-cell>
              <table:table-cell office:value-type="float" office:value="0.0000006">
                <text:p>0.0000006</text:p>
                <draw:g>
                  <svg:desc>Source.I2:Source.I51</svg:desc>
                </draw:g>
              </table:table-cell>
              <table:table-cell office:value-type="float" office:value="0.0008107">
                <text:p>0.0008107</text:p>
                <draw:g>
                  <svg:desc>Source.J2:Source.J51</svg:desc>
                </draw:g>
              </table:table-cell>
              <table:table-cell office:value-type="float" office:value="0.0005548">
                <text:p>0.0005548</text:p>
                <draw:g>
                  <svg:desc>Source.K2:Source.K51</svg:desc>
                </draw:g>
              </table:table-cell>
              <table:table-cell office:value-type="float" office:value="0.0005438">
                <text:p>0.0005438</text:p>
                <draw:g>
                  <svg:desc>Source.L2:Source.L51</svg:desc>
                </draw:g>
              </table:table-cell>
              <table:table-cell office:value-type="float" office:value="0.000531">
                <text:p>0.000531</text:p>
                <draw:g>
                  <svg:desc>Source.M2:Source.M51</svg:desc>
                </draw:g>
              </table:table-cell>
              <table:table-cell office:value-type="float" office:value="0.0006943">
                <text:p>0.0006943</text:p>
                <draw:g>
                  <svg:desc>Source.N2:Source.N51</svg:desc>
                </draw:g>
              </table:table-cell>
              <table:table-cell office:value-type="float" office:value="0.0004957">
                <text:p>0.0004957</text:p>
                <draw:g>
                  <svg:desc>Source.O2:Source.O51</svg:desc>
                </draw:g>
              </table:table-cell>
              <table:table-cell office:value-type="float" office:value="0.0004706">
                <text:p>0.0004706</text:p>
                <draw:g>
                  <svg:desc>Source.P2:Source.P51</svg:desc>
                </draw:g>
              </table:table-cell>
              <table:table-cell office:value-type="float" office:value="0.000466">
                <text:p>0.000466</text:p>
                <draw:g>
                  <svg:desc>Source.Q2:Source.Q51</svg:desc>
                </draw:g>
              </table:table-cell>
              <table:table-cell office:value-type="float" office:value="0.0000006">
                <text:p>0.0000006</text:p>
                <draw:g>
                  <svg:desc>Source.R2:Source.R51</svg:desc>
                </draw:g>
              </table:table-cell>
              <table:table-cell office:value-type="float" office:value="0.0000005">
                <text:p>0.0000005</text:p>
                <draw:g>
                  <svg:desc>Source.S2:Source.S51</svg:desc>
                </draw:g>
              </table:table-cell>
              <table:table-cell office:value-type="float" office:value="0.0000004">
                <text:p>0.0000004</text:p>
                <draw:g>
                  <svg:desc>Source.T2:Source.T51</svg:desc>
                </draw:g>
              </table:table-cell>
              <table:table-cell office:value-type="float" office:value="0.0000005">
                <text:p>0.0000005</text:p>
                <draw:g>
                  <svg:desc>Source.U2:Source.U51</svg:desc>
                </draw:g>
              </table:table-cell>
              <table:table-cell office:value-type="float" office:value="0.0000007">
                <text:p>0.0000007</text:p>
                <draw:g>
                  <svg:desc>Source.V2:Source.V51</svg:desc>
                </draw:g>
              </table:table-cell>
              <table:table-cell office:value-type="float" office:value="0.0000005">
                <text:p>0.0000005</text:p>
                <draw:g>
                  <svg:desc>Source.W2:Source.W51</svg:desc>
                </draw:g>
              </table:table-cell>
              <table:table-cell office:value-type="float" office:value="0.0000004">
                <text:p>0.0000004</text:p>
                <draw:g>
                  <svg:desc>Source.X2:Source.X51</svg:desc>
                </draw:g>
              </table:table-cell>
              <table:table-cell office:value-type="float" office:value="0.0000005">
                <text:p>0.0000005</text:p>
                <draw:g>
                  <svg:desc>Source.Y2:Source.Y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1517">
                <text:p>0.0011517</text:p>
              </table:table-cell>
              <table:table-cell office:value-type="float" office:value="0.0010105">
                <text:p>0.0010105</text:p>
              </table:table-cell>
              <table:table-cell office:value-type="float" office:value="0.0009375">
                <text:p>0.0009375</text:p>
              </table:table-cell>
              <table:table-cell office:value-type="float" office:value="0.0014365">
                <text:p>0.0014365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29">
                <text:p>0.00000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13639">
                <text:p>0.0013639</text:p>
              </table:table-cell>
              <table:table-cell office:value-type="float" office:value="0.0028317">
                <text:p>0.0028317</text:p>
              </table:table-cell>
              <table:table-cell office:value-type="float" office:value="0.002732">
                <text:p>0.002732</text:p>
              </table:table-cell>
              <table:table-cell office:value-type="float" office:value="0.0012729">
                <text:p>0.0012729</text:p>
              </table:table-cell>
              <table:table-cell office:value-type="float" office:value="0.0029031">
                <text:p>0.0029031</text:p>
              </table:table-cell>
              <table:table-cell office:value-type="float" office:value="0.0084407">
                <text:p>0.0084407</text:p>
              </table:table-cell>
              <table:table-cell office:value-type="float" office:value="0.0086391">
                <text:p>0.0086391</text:p>
              </table:table-cell>
              <table:table-cell office:value-type="float" office:value="0.0012487">
                <text:p>0.0012487</text:p>
              </table:table-cell>
              <table:table-cell office:value-type="float" office:value="0.0000012">
                <text:p>0.0000012</text:p>
              </table:table-cell>
              <table:table-cell office:value-type="float" office:value="0.0000035">
                <text:p>0.0000035</text:p>
              </table:table-cell>
              <table:table-cell office:value-type="float" office:value="0.0000035">
                <text:p>0.0000035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016">
                <text:p>0.0000016</text:p>
              </table:table-cell>
              <table:table-cell office:value-type="float" office:value="0.0000083">
                <text:p>0.0000083</text:p>
              </table:table-cell>
              <table:table-cell office:value-type="float" office:value="0.0000085">
                <text:p>0.0000085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6199">
                <text:p>0.0016199</text:p>
              </table:table-cell>
              <table:table-cell office:value-type="float" office:value="0.0015283">
                <text:p>0.0015283</text:p>
              </table:table-cell>
              <table:table-cell office:value-type="float" office:value="0.0014578">
                <text:p>0.0014578</text:p>
              </table:table-cell>
              <table:table-cell office:value-type="float" office:value="0.0021699">
                <text:p>0.0021699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55">
                <text:p>0.0000055</text:p>
              </table:table-cell>
              <table:table-cell office:value-type="float" office:value="0.0000052">
                <text:p>0.0000052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19088">
                <text:p>0.0019088</text:p>
              </table:table-cell>
              <table:table-cell office:value-type="float" office:value="0.0068194">
                <text:p>0.0068194</text:p>
              </table:table-cell>
              <table:table-cell office:value-type="float" office:value="0.0065524">
                <text:p>0.0065524</text:p>
              </table:table-cell>
              <table:table-cell office:value-type="float" office:value="0.0018134">
                <text:p>0.0018134</text:p>
              </table:table-cell>
              <table:table-cell office:value-type="float" office:value="0.0070266">
                <text:p>0.0070266</text:p>
              </table:table-cell>
              <table:table-cell office:value-type="float" office:value="0.02608">
                <text:p>0.02608</text:p>
              </table:table-cell>
              <table:table-cell office:value-type="float" office:value="0.0267216">
                <text:p>0.0267216</text:p>
              </table:table-cell>
              <table:table-cell office:value-type="float" office:value="0.0023408">
                <text:p>0.0023408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000078">
                <text:p>0.0000078</text:p>
              </table:table-cell>
              <table:table-cell office:value-type="float" office:value="0.0000076">
                <text:p>0.0000076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23">
                <text:p>0.0000023</text:p>
              </table:table-cell>
              <table:table-cell office:value-type="float" office:value="0.0000171">
                <text:p>0.0000171</text:p>
              </table:table-cell>
              <table:table-cell office:value-type="float" office:value="0.0000182">
                <text:p>0.0000182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21062">
                <text:p>0.0021062</text:p>
              </table:table-cell>
              <table:table-cell office:value-type="float" office:value="0.0020569">
                <text:p>0.0020569</text:p>
              </table:table-cell>
              <table:table-cell office:value-type="float" office:value="0.0019804">
                <text:p>0.0019804</text:p>
              </table:table-cell>
              <table:table-cell office:value-type="float" office:value="0.0028843">
                <text:p>0.0028843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24338">
                <text:p>0.0024338</text:p>
              </table:table-cell>
              <table:table-cell office:value-type="float" office:value="0.0125041">
                <text:p>0.0125041</text:p>
              </table:table-cell>
              <table:table-cell office:value-type="float" office:value="0.0120008">
                <text:p>0.0120008</text:p>
              </table:table-cell>
              <table:table-cell office:value-type="float" office:value="0.0023469">
                <text:p>0.0023469</text:p>
              </table:table-cell>
              <table:table-cell office:value-type="float" office:value="0.0135011">
                <text:p>0.0135011</text:p>
              </table:table-cell>
              <table:table-cell office:value-type="float" office:value="0.0524158">
                <text:p>0.0524158</text:p>
              </table:table-cell>
              <table:table-cell office:value-type="float" office:value="0.0541199">
                <text:p>0.0541199</text:p>
              </table:table-cell>
              <table:table-cell office:value-type="float" office:value="0.0037012">
                <text:p>0.0037012</text:p>
              </table:table-cell>
              <table:table-cell office:value-type="float" office:value="0.0000027">
                <text:p>0.0000027</text:p>
              </table:table-cell>
              <table:table-cell office:value-type="float" office:value="0.0000119">
                <text:p>0.0000119</text:p>
              </table:table-cell>
              <table:table-cell office:value-type="float" office:value="0.0000116">
                <text:p>0.0000116</text:p>
              </table:table-cell>
              <table:table-cell office:value-type="float" office:value="0.0000013">
                <text:p>0.0000013</text:p>
              </table:table-cell>
              <table:table-cell office:value-type="float" office:value="0.0000033">
                <text:p>0.0000033</text:p>
              </table:table-cell>
              <table:table-cell office:value-type="float" office:value="0.0000257">
                <text:p>0.0000257</text:p>
              </table:table-cell>
              <table:table-cell office:value-type="float" office:value="0.0000272">
                <text:p>0.0000272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25993">
                <text:p>0.0025993</text:p>
              </table:table-cell>
              <table:table-cell office:value-type="float" office:value="0.0025746">
                <text:p>0.0025746</text:p>
              </table:table-cell>
              <table:table-cell office:value-type="float" office:value="0.0025063">
                <text:p>0.0025063</text:p>
              </table:table-cell>
              <table:table-cell office:value-type="float" office:value="0.0036153">
                <text:p>0.0036153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103">
                <text:p>0.0000103</text:p>
              </table:table-cell>
              <table:table-cell office:value-type="float" office:value="0.0000106">
                <text:p>0.0000106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29592">
                <text:p>0.0029592</text:p>
              </table:table-cell>
              <table:table-cell office:value-type="float" office:value="0.0199367">
                <text:p>0.0199367</text:p>
              </table:table-cell>
              <table:table-cell office:value-type="float" office:value="0.019054">
                <text:p>0.019054</text:p>
              </table:table-cell>
              <table:table-cell office:value-type="float" office:value="0.0028721">
                <text:p>0.0028721</text:p>
              </table:table-cell>
              <table:table-cell office:value-type="float" office:value="0.022461">
                <text:p>0.022461</text:p>
              </table:table-cell>
              <table:table-cell office:value-type="float" office:value="0.0888387">
                <text:p>0.0888387</text:p>
              </table:table-cell>
              <table:table-cell office:value-type="float" office:value="0.0910164">
                <text:p>0.0910164</text:p>
              </table:table-cell>
              <table:table-cell office:value-type="float" office:value="0.0053526">
                <text:p>0.0053526</text:p>
              </table:table-cell>
              <table:table-cell office:value-type="float" office:value="0.0000032">
                <text:p>0.0000032</text:p>
              </table:table-cell>
              <table:table-cell office:value-type="float" office:value="0.0000172">
                <text:p>0.0000172</text:p>
              </table:table-cell>
              <table:table-cell office:value-type="float" office:value="0.0000168">
                <text:p>0.0000168</text:p>
              </table:table-cell>
              <table:table-cell office:value-type="float" office:value="0.0000015">
                <text:p>0.0000015</text:p>
              </table:table-cell>
              <table:table-cell office:value-type="float" office:value="0.0000037">
                <text:p>0.0000037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87">
                <text:p>0.0000387</text:p>
              </table:table-cell>
              <table:table-cell office:value-type="float" office:value="0.0000019">
                <text:p>0.00000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30967">
                <text:p>0.0030967</text:p>
              </table:table-cell>
              <table:table-cell office:value-type="float" office:value="0.0031005">
                <text:p>0.0031005</text:p>
              </table:table-cell>
              <table:table-cell office:value-type="float" office:value="0.0030388">
                <text:p>0.0030388</text:p>
              </table:table-cell>
              <table:table-cell office:value-type="float" office:value="0.0043291">
                <text:p>0.0043291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131">
                <text:p>0.0000131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35081">
                <text:p>0.0035081</text:p>
              </table:table-cell>
              <table:table-cell office:value-type="float" office:value="0.0290801">
                <text:p>0.0290801</text:p>
              </table:table-cell>
              <table:table-cell office:value-type="float" office:value="0.027767">
                <text:p>0.027767</text:p>
              </table:table-cell>
              <table:table-cell office:value-type="float" office:value="0.0033981">
                <text:p>0.0033981</text:p>
              </table:table-cell>
              <table:table-cell office:value-type="float" office:value="0.0347299">
                <text:p>0.0347299</text:p>
              </table:table-cell>
              <table:table-cell office:value-type="float" office:value="0.1348053">
                <text:p>0.1348053</text:p>
              </table:table-cell>
              <table:table-cell office:value-type="float" office:value="0.1383515">
                <text:p>0.1383515</text:p>
              </table:table-cell>
              <table:table-cell office:value-type="float" office:value="0.0072643">
                <text:p>0.007264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11">
                <text:p>0.0000211</text:p>
              </table:table-cell>
              <table:table-cell office:value-type="float" office:value="0.0000211">
                <text:p>0.0000211</text:p>
              </table:table-cell>
              <table:table-cell office:value-type="float" office:value="0.0000017">
                <text:p>0.0000017</text:p>
              </table:table-cell>
              <table:table-cell office:value-type="float" office:value="0.0000057">
                <text:p>0.0000057</text:p>
              </table:table-cell>
              <table:table-cell office:value-type="float" office:value="0.0000436">
                <text:p>0.0000436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026">
                <text:p>0.000002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6272">
                <text:p>0.0036272</text:p>
              </table:table-cell>
              <table:table-cell office:value-type="float" office:value="0.0035779">
                <text:p>0.0035779</text:p>
              </table:table-cell>
              <table:table-cell office:value-type="float" office:value="0.005048">
                <text:p>0.005048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40704">
                <text:p>0.0040704</text:p>
              </table:table-cell>
              <table:table-cell office:value-type="float" office:value="0.0399664">
                <text:p>0.0399664</text:p>
              </table:table-cell>
              <table:table-cell office:value-type="float" office:value="0.0380657">
                <text:p>0.0380657</text:p>
              </table:table-cell>
              <table:table-cell office:value-type="float" office:value="0.0039367">
                <text:p>0.0039367</text:p>
              </table:table-cell>
              <table:table-cell office:value-type="float" office:value="0.0508072">
                <text:p>0.0508072</text:p>
              </table:table-cell>
              <table:table-cell office:value-type="float" office:value="0.1895289">
                <text:p>0.1895289</text:p>
              </table:table-cell>
              <table:table-cell office:value-type="float" office:value="0.194637">
                <text:p>0.194637</text:p>
              </table:table-cell>
              <table:table-cell office:value-type="float" office:value="0.0094503">
                <text:p>0.0094503</text:p>
              </table:table-cell>
              <table:table-cell office:value-type="float" office:value="0.0000048">
                <text:p>0.0000048</text:p>
              </table:table-cell>
              <table:table-cell office:value-type="float" office:value="0.0000266">
                <text:p>0.0000266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22">
                <text:p>0.0000022</text:p>
              </table:table-cell>
              <table:table-cell office:value-type="float" office:value="0.0000065">
                <text:p>0.0000065</text:p>
              </table:table-cell>
              <table:table-cell office:value-type="float" office:value="0.0000539">
                <text:p>0.0000539</text:p>
              </table:table-cell>
              <table:table-cell office:value-type="float" office:value="0.0000574">
                <text:p>0.0000574</text:p>
              </table:table-cell>
              <table:table-cell office:value-type="float" office:value="0.0000032">
                <text:p>0.000003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40747">
                <text:p>0.0040747</text:p>
              </table:table-cell>
              <table:table-cell office:value-type="float" office:value="0.0041486">
                <text:p>0.0041486</text:p>
              </table:table-cell>
              <table:table-cell office:value-type="float" office:value="0.0041624">
                <text:p>0.0041624</text:p>
              </table:table-cell>
              <table:table-cell office:value-type="float" office:value="0.0057689">
                <text:p>0.0057689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183">
                <text:p>0.0000183</text:p>
              </table:table-cell>
              <table:table-cell office:value-type="float" office:value="0.0000178">
                <text:p>0.0000178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46317">
                <text:p>0.0046317</text:p>
              </table:table-cell>
              <table:table-cell office:value-type="float" office:value="0.0526115">
                <text:p>0.0526115</text:p>
              </table:table-cell>
              <table:table-cell office:value-type="float" office:value="0.0500939">
                <text:p>0.0500939</text:p>
              </table:table-cell>
              <table:table-cell office:value-type="float" office:value="0.0044757">
                <text:p>0.0044757</text:p>
              </table:table-cell>
              <table:table-cell office:value-type="float" office:value="0.0710645">
                <text:p>0.0710645</text:p>
              </table:table-cell>
              <table:table-cell office:value-type="float" office:value="0.2526915">
                <text:p>0.2526915</text:p>
              </table:table-cell>
              <table:table-cell office:value-type="float" office:value="0.2594233">
                <text:p>0.2594233</text:p>
              </table:table-cell>
              <table:table-cell office:value-type="float" office:value="0.0119989">
                <text:p>0.0119989</text:p>
              </table:table-cell>
              <table:table-cell office:value-type="float" office:value="0.0000055">
                <text:p>0.0000055</text:p>
              </table:table-cell>
              <table:table-cell office:value-type="float" office:value="0.0000317">
                <text:p>0.0000317</text:p>
              </table:table-cell>
              <table:table-cell office:value-type="float" office:value="0.0000323">
                <text:p>0.0000323</text:p>
              </table:table-cell>
              <table:table-cell office:value-type="float" office:value="0.0000022">
                <text:p>0.0000022</text:p>
              </table:table-cell>
              <table:table-cell office:value-type="float" office:value="0.0000068">
                <text:p>0.0000068</text:p>
              </table:table-cell>
              <table:table-cell office:value-type="float" office:value="0.0000648">
                <text:p>0.0000648</text:p>
              </table:table-cell>
              <table:table-cell office:value-type="float" office:value="0.0000682">
                <text:p>0.0000682</text:p>
              </table:table-cell>
              <table:table-cell office:value-type="float" office:value="0.0000033">
                <text:p>0.00000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45576">
                <text:p>0.0045576</text:p>
              </table:table-cell>
              <table:table-cell office:value-type="float" office:value="0.0046866">
                <text:p>0.0046866</text:p>
              </table:table-cell>
              <table:table-cell office:value-type="float" office:value="0.0047583">
                <text:p>0.0047583</text:p>
              </table:table-cell>
              <table:table-cell office:value-type="float" office:value="0.0064869">
                <text:p>0.0064869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203">
                <text:p>0.0000203</text:p>
              </table:table-cell>
              <table:table-cell office:value-type="float" office:value="0.0000202">
                <text:p>0.0000202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52116">
                <text:p>0.0052116</text:p>
              </table:table-cell>
              <table:table-cell office:value-type="float" office:value="0.067006">
                <text:p>0.067006</text:p>
              </table:table-cell>
              <table:table-cell office:value-type="float" office:value="0.0637173">
                <text:p>0.0637173</text:p>
              </table:table-cell>
              <table:table-cell office:value-type="float" office:value="0.0050131">
                <text:p>0.0050131</text:p>
              </table:table-cell>
              <table:table-cell office:value-type="float" office:value="0.0958361">
                <text:p>0.0958361</text:p>
              </table:table-cell>
              <table:table-cell office:value-type="float" office:value="0.3265338">
                <text:p>0.3265338</text:p>
              </table:table-cell>
              <table:table-cell office:value-type="float" office:value="0.335282">
                <text:p>0.335282</text:p>
              </table:table-cell>
              <table:table-cell office:value-type="float" office:value="0.0148221">
                <text:p>0.0148221</text:p>
              </table:table-cell>
              <table:table-cell office:value-type="float" office:value="0.0000062">
                <text:p>0.0000062</text:p>
              </table:table-cell>
              <table:table-cell office:value-type="float" office:value="0.0000366">
                <text:p>0.0000366</text:p>
              </table:table-cell>
              <table:table-cell office:value-type="float" office:value="0.0000372">
                <text:p>0.0000372</text:p>
              </table:table-cell>
              <table:table-cell office:value-type="float" office:value="0.0000024">
                <text:p>0.000002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728">
                <text:p>0.0000728</text:p>
              </table:table-cell>
              <table:table-cell office:value-type="float" office:value="0.0000768">
                <text:p>0.0000768</text:p>
              </table:table-cell>
              <table:table-cell office:value-type="float" office:value="0.0000039">
                <text:p>0.000003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50585">
                <text:p>0.0050585</text:p>
              </table:table-cell>
              <table:table-cell office:value-type="float" office:value="0.0052256">
                <text:p>0.0052256</text:p>
              </table:table-cell>
              <table:table-cell office:value-type="float" office:value="0.0053158">
                <text:p>0.0053158</text:p>
              </table:table-cell>
              <table:table-cell office:value-type="float" office:value="0.0072009">
                <text:p>0.0072009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237">
                <text:p>0.0000237</text:p>
              </table:table-cell>
              <table:table-cell office:value-type="float" office:value="0.0000229">
                <text:p>0.0000229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57688">
                <text:p>0.0057688</text:p>
              </table:table-cell>
              <table:table-cell office:value-type="float" office:value="0.0831021">
                <text:p>0.0831021</text:p>
              </table:table-cell>
              <table:table-cell office:value-type="float" office:value="0.0790097">
                <text:p>0.0790097</text:p>
              </table:table-cell>
              <table:table-cell office:value-type="float" office:value="0.0055559">
                <text:p>0.0055559</text:p>
              </table:table-cell>
              <table:table-cell office:value-type="float" office:value="0.1254301">
                <text:p>0.1254301</text:p>
              </table:table-cell>
              <table:table-cell office:value-type="float" office:value="0.410838">
                <text:p>0.410838</text:p>
              </table:table-cell>
              <table:table-cell office:value-type="float" office:value="0.4210425">
                <text:p>0.4210425</text:p>
              </table:table-cell>
              <table:table-cell office:value-type="float" office:value="0.0179152">
                <text:p>0.0179152</text:p>
              </table:table-cell>
              <table:table-cell office:value-type="float" office:value="0.0000069">
                <text:p>0.0000069</text:p>
              </table:table-cell>
              <table:table-cell office:value-type="float" office:value="0.0000416">
                <text:p>0.0000416</text:p>
              </table:table-cell>
              <table:table-cell office:value-type="float" office:value="0.0000423">
                <text:p>0.0000423</text:p>
              </table:table-cell>
              <table:table-cell office:value-type="float" office:value="0.0000028">
                <text:p>0.0000028</text:p>
              </table:table-cell>
              <table:table-cell office:value-type="float" office:value="0.0000084">
                <text:p>0.0000084</text:p>
              </table:table-cell>
              <table:table-cell office:value-type="float" office:value="0.0000817">
                <text:p>0.0000817</text:p>
              </table:table-cell>
              <table:table-cell office:value-type="float" office:value="0.0000897">
                <text:p>0.0000897</text:p>
              </table:table-cell>
              <table:table-cell office:value-type="float" office:value="0.0000044">
                <text:p>0.00000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55393">
                <text:p>0.0055393</text:p>
              </table:table-cell>
              <table:table-cell office:value-type="float" office:value="0.0057616">
                <text:p>0.0057616</text:p>
              </table:table-cell>
              <table:table-cell office:value-type="float" office:value="0.0058519">
                <text:p>0.0058519</text:p>
              </table:table-cell>
              <table:table-cell office:value-type="float" office:value="0.007923">
                <text:p>0.007923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261">
                <text:p>0.0000261</text:p>
              </table:table-cell>
              <table:table-cell office:value-type="float" office:value="0.0000252">
                <text:p>0.0000252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63216">
                <text:p>0.0063216</text:p>
              </table:table-cell>
              <table:table-cell office:value-type="float" office:value="0.1008405">
                <text:p>0.1008405</text:p>
              </table:table-cell>
              <table:table-cell office:value-type="float" office:value="0.0958141">
                <text:p>0.0958141</text:p>
              </table:table-cell>
              <table:table-cell office:value-type="float" office:value="0.0060834">
                <text:p>0.0060834</text:p>
              </table:table-cell>
              <table:table-cell office:value-type="float" office:value="0.1597637">
                <text:p>0.1597637</text:p>
              </table:table-cell>
              <table:table-cell office:value-type="float" office:value="0.503059">
                <text:p>0.503059</text:p>
              </table:table-cell>
              <table:table-cell office:value-type="float" office:value="0.5170032">
                <text:p>0.5170032</text:p>
              </table:table-cell>
              <table:table-cell office:value-type="float" office:value="0.0212996">
                <text:p>0.0212996</text:p>
              </table:table-cell>
              <table:table-cell office:value-type="float" office:value="0.0000075">
                <text:p>0.0000075</text:p>
              </table:table-cell>
              <table:table-cell office:value-type="float" office:value="0.0000475">
                <text:p>0.0000475</text:p>
              </table:table-cell>
              <table:table-cell office:value-type="float" office:value="0.0000478">
                <text:p>0.000047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04">
                <text:p>0.0000104</text:p>
              </table:table-cell>
              <table:table-cell office:value-type="float" office:value="0.0000937">
                <text:p>0.0000937</text:p>
              </table:table-cell>
              <table:table-cell office:value-type="float" office:value="0.0000983">
                <text:p>0.0000983</text:p>
              </table:table-cell>
              <table:table-cell office:value-type="float" office:value="0.0000047">
                <text:p>0.000004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60387">
                <text:p>0.0060387</text:p>
              </table:table-cell>
              <table:table-cell office:value-type="float" office:value="0.0062998">
                <text:p>0.0062998</text:p>
              </table:table-cell>
              <table:table-cell office:value-type="float" office:value="0.006398">
                <text:p>0.006398</text:p>
              </table:table-cell>
              <table:table-cell office:value-type="float" office:value="0.0086547">
                <text:p>0.0086547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286">
                <text:p>0.0000286</text:p>
              </table:table-cell>
              <table:table-cell office:value-type="float" office:value="0.0000274">
                <text:p>0.0000274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68655">
                <text:p>0.0068655</text:p>
              </table:table-cell>
              <table:table-cell office:value-type="float" office:value="0.1202992">
                <text:p>0.1202992</text:p>
              </table:table-cell>
              <table:table-cell office:value-type="float" office:value="0.1143415">
                <text:p>0.1143415</text:p>
              </table:table-cell>
              <table:table-cell office:value-type="float" office:value="0.0066337">
                <text:p>0.0066337</text:p>
              </table:table-cell>
              <table:table-cell office:value-type="float" office:value="0.1997132">
                <text:p>0.1997132</text:p>
              </table:table-cell>
              <table:table-cell office:value-type="float" office:value="0.6061285">
                <text:p>0.6061285</text:p>
              </table:table-cell>
              <table:table-cell office:value-type="float" office:value="0.6227634">
                <text:p>0.6227634</text:p>
              </table:table-cell>
              <table:table-cell office:value-type="float" office:value="0.0249482">
                <text:p>0.0249482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517">
                <text:p>0.0000517</text:p>
              </table:table-cell>
              <table:table-cell office:value-type="float" office:value="0.0000517">
                <text:p>0.0000517</text:p>
              </table:table-cell>
              <table:table-cell office:value-type="float" office:value="0.0000032">
                <text:p>0.0000032</text:p>
              </table:table-cell>
              <table:table-cell office:value-type="float" office:value="0.0000107">
                <text:p>0.0000107</text:p>
              </table:table-cell>
              <table:table-cell office:value-type="float" office:value="0.000101">
                <text:p>0.000101</text:p>
              </table:table-cell>
              <table:table-cell office:value-type="float" office:value="0.0001069">
                <text:p>0.0001069</text:p>
              </table:table-cell>
              <table:table-cell office:value-type="float" office:value="0.0000054">
                <text:p>0.000005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65443">
                <text:p>0.0065443</text:p>
              </table:table-cell>
              <table:table-cell office:value-type="float" office:value="0.0068478">
                <text:p>0.0068478</text:p>
              </table:table-cell>
              <table:table-cell office:value-type="float" office:value="0.006943">
                <text:p>0.006943</text:p>
              </table:table-cell>
              <table:table-cell office:value-type="float" office:value="0.0093735">
                <text:p>0.0093735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309">
                <text:p>0.0000309</text:p>
              </table:table-cell>
              <table:table-cell office:value-type="float" office:value="0.0000324">
                <text:p>0.0000324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74353">
                <text:p>0.0074353</text:p>
              </table:table-cell>
              <table:table-cell office:value-type="float" office:value="0.1414697">
                <text:p>0.1414697</text:p>
              </table:table-cell>
              <table:table-cell office:value-type="float" office:value="0.1344168">
                <text:p>0.1344168</text:p>
              </table:table-cell>
              <table:table-cell office:value-type="float" office:value="0.0071602">
                <text:p>0.0071602</text:p>
              </table:table-cell>
              <table:table-cell office:value-type="float" office:value="0.2451428">
                <text:p>0.2451428</text:p>
              </table:table-cell>
              <table:table-cell office:value-type="float" office:value="0.7185117">
                <text:p>0.7185117</text:p>
              </table:table-cell>
              <table:table-cell office:value-type="float" office:value="0.7381515">
                <text:p>0.7381515</text:p>
              </table:table-cell>
              <table:table-cell office:value-type="float" office:value="0.0289121">
                <text:p>0.0289121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0609">
                <text:p>0.0000609</text:p>
              </table:table-cell>
              <table:table-cell office:value-type="float" office:value="0.0000593">
                <text:p>0.0000593</text:p>
              </table:table-cell>
              <table:table-cell office:value-type="float" office:value="0.0000035">
                <text:p>0.0000035</text:p>
              </table:table-cell>
              <table:table-cell office:value-type="float" office:value="0.0000117">
                <text:p>0.0000117</text:p>
              </table:table-cell>
              <table:table-cell office:value-type="float" office:value="0.0001138">
                <text:p>0.0001138</text:p>
              </table:table-cell>
              <table:table-cell office:value-type="float" office:value="0.0001204">
                <text:p>0.0001204</text:p>
              </table:table-cell>
              <table:table-cell office:value-type="float" office:value="0.0000054">
                <text:p>0.000005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70421">
                <text:p>0.0070421</text:p>
              </table:table-cell>
              <table:table-cell office:value-type="float" office:value="0.0073966">
                <text:p>0.0073966</text:p>
              </table:table-cell>
              <table:table-cell office:value-type="float" office:value="0.0075023">
                <text:p>0.0075023</text:p>
              </table:table-cell>
              <table:table-cell office:value-type="float" office:value="0.0100974">
                <text:p>0.010097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343">
                <text:p>0.0000343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79991">
                <text:p>0.0079991</text:p>
              </table:table-cell>
              <table:table-cell office:value-type="float" office:value="0.1644039">
                <text:p>0.1644039</text:p>
              </table:table-cell>
              <table:table-cell office:value-type="float" office:value="0.1562956">
                <text:p>0.1562956</text:p>
              </table:table-cell>
              <table:table-cell office:value-type="float" office:value="0.0076985">
                <text:p>0.0076985</text:p>
              </table:table-cell>
              <table:table-cell office:value-type="float" office:value="0.2966912">
                <text:p>0.2966912</text:p>
              </table:table-cell>
              <table:table-cell office:value-type="float" office:value="0.8412794">
                <text:p>0.8412794</text:p>
              </table:table-cell>
              <table:table-cell office:value-type="float" office:value="0.8644638">
                <text:p>0.8644638</text:p>
              </table:table-cell>
              <table:table-cell office:value-type="float" office:value="0.0331321">
                <text:p>0.0331321</text:p>
              </table:table-cell>
              <table:table-cell office:value-type="float" office:value="0.0000097">
                <text:p>0.0000097</text:p>
              </table:table-cell>
              <table:table-cell office:value-type="float" office:value="0.0000637">
                <text:p>0.0000637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132">
                <text:p>0.0000132</text:p>
              </table:table-cell>
              <table:table-cell office:value-type="float" office:value="0.0001232">
                <text:p>0.0001232</text:p>
              </table:table-cell>
              <table:table-cell office:value-type="float" office:value="0.0001286">
                <text:p>0.0001286</text:p>
              </table:table-cell>
              <table:table-cell office:value-type="float" office:value="0.0000063">
                <text:p>0.00000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75381">
                <text:p>0.0075381</text:p>
              </table:table-cell>
              <table:table-cell office:value-type="float" office:value="0.00794">
                <text:p>0.00794</text:p>
              </table:table-cell>
              <table:table-cell office:value-type="float" office:value="0.0080456">
                <text:p>0.0080456</text:p>
              </table:table-cell>
              <table:table-cell office:value-type="float" office:value="0.0108184">
                <text:p>0.010818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368">
                <text:p>0.0000368</text:p>
              </table:table-cell>
              <table:table-cell office:value-type="float" office:value="0.0000364">
                <text:p>0.000036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85838">
                <text:p>0.0085838</text:p>
              </table:table-cell>
              <table:table-cell office:value-type="float" office:value="0.1890451">
                <text:p>0.1890451</text:p>
              </table:table-cell>
              <table:table-cell office:value-type="float" office:value="0.179745">
                <text:p>0.179745</text:p>
              </table:table-cell>
              <table:table-cell office:value-type="float" office:value="0.0082348">
                <text:p>0.0082348</text:p>
              </table:table-cell>
              <table:table-cell office:value-type="float" office:value="0.3541007">
                <text:p>0.3541007</text:p>
              </table:table-cell>
              <table:table-cell office:value-type="float" office:value="0.9739229">
                <text:p>0.9739229</text:p>
              </table:table-cell>
              <table:table-cell office:value-type="float" office:value="0.9992947">
                <text:p>0.9992947</text:p>
              </table:table-cell>
              <table:table-cell office:value-type="float" office:value="0.0376358">
                <text:p>0.0376358</text:p>
              </table:table-cell>
              <table:table-cell office:value-type="float" office:value="0.0000103">
                <text:p>0.0000103</text:p>
              </table:table-cell>
              <table:table-cell office:value-type="float" office:value="0.0000705">
                <text:p>0.0000705</text:p>
              </table:table-cell>
              <table:table-cell office:value-type="float" office:value="0.0000694">
                <text:p>0.0000694</text:p>
              </table:table-cell>
              <table:table-cell office:value-type="float" office:value="0.0000041">
                <text:p>0.0000041</text:p>
              </table:table-cell>
              <table:table-cell office:value-type="float" office:value="0.0000127">
                <text:p>0.0000127</text:p>
              </table:table-cell>
              <table:table-cell office:value-type="float" office:value="0.0001367">
                <text:p>0.0001367</text:p>
              </table:table-cell>
              <table:table-cell office:value-type="float" office:value="0.0001424">
                <text:p>0.0001424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80356">
                <text:p>0.0080356</text:p>
              </table:table-cell>
              <table:table-cell office:value-type="float" office:value="0.008492">
                <text:p>0.008492</text:p>
              </table:table-cell>
              <table:table-cell office:value-type="float" office:value="0.0086119">
                <text:p>0.0086119</text:p>
              </table:table-cell>
              <table:table-cell office:value-type="float" office:value="0.0115378">
                <text:p>0.0115378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394">
                <text:p>0.0000394</text:p>
              </table:table-cell>
              <table:table-cell office:value-type="float" office:value="0.0000383">
                <text:p>0.0000383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91434">
                <text:p>0.0091434</text:p>
              </table:table-cell>
              <table:table-cell office:value-type="float" office:value="0.2154643">
                <text:p>0.2154643</text:p>
              </table:table-cell>
              <table:table-cell office:value-type="float" office:value="0.2051729">
                <text:p>0.2051729</text:p>
              </table:table-cell>
              <table:table-cell office:value-type="float" office:value="0.0087809">
                <text:p>0.0087809</text:p>
              </table:table-cell>
              <table:table-cell office:value-type="float" office:value="0.41823">
                <text:p>0.41823</text:p>
              </table:table-cell>
              <table:table-cell office:value-type="float" office:value="1.1172265">
                <text:p>1.1172265</text:p>
              </table:table-cell>
              <table:table-cell office:value-type="float" office:value="1.141894">
                <text:p>1.141894</text:p>
              </table:table-cell>
              <table:table-cell office:value-type="float" office:value="0.0424192">
                <text:p>0.0424192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755">
                <text:p>0.0000755</text:p>
              </table:table-cell>
              <table:table-cell office:value-type="float" office:value="0.0000786">
                <text:p>0.0000786</text:p>
              </table:table-cell>
              <table:table-cell office:value-type="float" office:value="0.0000044">
                <text:p>0.0000044</text:p>
              </table:table-cell>
              <table:table-cell office:value-type="float" office:value="0.0000157">
                <text:p>0.0000157</text:p>
              </table:table-cell>
              <table:table-cell office:value-type="float" office:value="0.0001443">
                <text:p>0.0001443</text:p>
              </table:table-cell>
              <table:table-cell office:value-type="float" office:value="0.0001493">
                <text:p>0.000149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85399">
                <text:p>0.0085399</text:p>
              </table:table-cell>
              <table:table-cell office:value-type="float" office:value="0.0090414">
                <text:p>0.0090414</text:p>
              </table:table-cell>
              <table:table-cell office:value-type="float" office:value="0.0091585">
                <text:p>0.0091585</text:p>
              </table:table-cell>
              <table:table-cell office:value-type="float" office:value="0.012259">
                <text:p>0.012259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403">
                <text:p>0.0000403</text:p>
              </table:table-cell>
              <table:table-cell office:value-type="float" office:value="0.0000406">
                <text:p>0.0000406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97549">
                <text:p>0.0097549</text:p>
              </table:table-cell>
              <table:table-cell office:value-type="float" office:value="0.243579">
                <text:p>0.243579</text:p>
              </table:table-cell>
              <table:table-cell office:value-type="float" office:value="0.2321693">
                <text:p>0.2321693</text:p>
              </table:table-cell>
              <table:table-cell office:value-type="float" office:value="0.0093175">
                <text:p>0.0093175</text:p>
              </table:table-cell>
              <table:table-cell office:value-type="float" office:value="0.488819">
                <text:p>0.488819</text:p>
              </table:table-cell>
              <table:table-cell office:value-type="float" office:value="1.2706152">
                <text:p>1.2706152</text:p>
              </table:table-cell>
              <table:table-cell office:value-type="float" office:value="1.2977986">
                <text:p>1.2977986</text:p>
              </table:table-cell>
              <table:table-cell office:value-type="float" office:value="0.0475849">
                <text:p>0.0475849</text:p>
              </table:table-cell>
              <table:table-cell office:value-type="float" office:value="0.0000117">
                <text:p>0.0000117</text:p>
              </table:table-cell>
              <table:table-cell office:value-type="float" office:value="0.0000811">
                <text:p>0.0000811</text:p>
              </table:table-cell>
              <table:table-cell office:value-type="float" office:value="0.0000809">
                <text:p>0.0000809</text:p>
              </table:table-cell>
              <table:table-cell office:value-type="float" office:value="0.0000046">
                <text:p>0.0000046</text:p>
              </table:table-cell>
              <table:table-cell office:value-type="float" office:value="0.0000157">
                <text:p>0.0000157</text:p>
              </table:table-cell>
              <table:table-cell office:value-type="float" office:value="0.0001529">
                <text:p>0.0001529</text:p>
              </table:table-cell>
              <table:table-cell office:value-type="float" office:value="0.0001609">
                <text:p>0.0001609</text:p>
              </table:table-cell>
              <table:table-cell office:value-type="float" office:value="0.0000075">
                <text:p>0.000007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90302">
                <text:p>0.0090302</text:p>
              </table:table-cell>
              <table:table-cell office:value-type="float" office:value="0.0095974">
                <text:p>0.0095974</text:p>
              </table:table-cell>
              <table:table-cell office:value-type="float" office:value="0.0097088">
                <text:p>0.0097088</text:p>
              </table:table-cell>
              <table:table-cell office:value-type="float" office:value="0.0129794">
                <text:p>0.0129794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449">
                <text:p>0.0000449</text:p>
              </table:table-cell>
              <table:table-cell office:value-type="float" office:value="0.0000433">
                <text:p>0.0000433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104075">
                <text:p>0.0104075</text:p>
              </table:table-cell>
              <table:table-cell office:value-type="float" office:value="0.2734841">
                <text:p>0.2734841</text:p>
              </table:table-cell>
              <table:table-cell office:value-type="float" office:value="0.2612622">
                <text:p>0.2612622</text:p>
              </table:table-cell>
              <table:table-cell office:value-type="float" office:value="0.0098555">
                <text:p>0.0098555</text:p>
              </table:table-cell>
              <table:table-cell office:value-type="float" office:value="0.5666587">
                <text:p>0.5666587</text:p>
              </table:table-cell>
              <table:table-cell office:value-type="float" office:value="1.4332583">
                <text:p>1.4332583</text:p>
              </table:table-cell>
              <table:table-cell office:value-type="float" office:value="1.463578">
                <text:p>1.463578</text:p>
              </table:table-cell>
              <table:table-cell office:value-type="float" office:value="0.0529384">
                <text:p>0.0529384</text:p>
              </table:table-cell>
              <table:table-cell office:value-type="float" office:value="0.0000124">
                <text:p>0.0000124</text:p>
              </table:table-cell>
              <table:table-cell office:value-type="float" office:value="0.0000879">
                <text:p>0.0000879</text:p>
              </table:table-cell>
              <table:table-cell office:value-type="float" office:value="0.0000883">
                <text:p>0.0000883</text:p>
              </table:table-cell>
              <table:table-cell office:value-type="float" office:value="0.0000047">
                <text:p>0.0000047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642">
                <text:p>0.0001642</text:p>
              </table:table-cell>
              <table:table-cell office:value-type="float" office:value="0.0001709">
                <text:p>0.0001709</text:p>
              </table:table-cell>
              <table:table-cell office:value-type="float" office:value="0.0000083">
                <text:p>0.000008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95125">
                <text:p>0.0095125</text:p>
              </table:table-cell>
              <table:table-cell office:value-type="float" office:value="0.010149">
                <text:p>0.010149</text:p>
              </table:table-cell>
              <table:table-cell office:value-type="float" office:value="0.0102638">
                <text:p>0.0102638</text:p>
              </table:table-cell>
              <table:table-cell office:value-type="float" office:value="0.0137142">
                <text:p>0.0137142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453">
                <text:p>0.0000453</text:p>
              </table:table-cell>
              <table:table-cell office:value-type="float" office:value="0.0000462">
                <text:p>0.0000462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110401">
                <text:p>0.0110401</text:p>
              </table:table-cell>
              <table:table-cell office:value-type="float" office:value="0.3051329">
                <text:p>0.3051329</text:p>
              </table:table-cell>
              <table:table-cell office:value-type="float" office:value="0.2919517">
                <text:p>0.2919517</text:p>
              </table:table-cell>
              <table:table-cell office:value-type="float" office:value="0.0103888">
                <text:p>0.0103888</text:p>
              </table:table-cell>
              <table:table-cell office:value-type="float" office:value="0.6515578">
                <text:p>0.6515578</text:p>
              </table:table-cell>
              <table:table-cell office:value-type="float" office:value="1.6069494">
                <text:p>1.6069494</text:p>
              </table:table-cell>
              <table:table-cell office:value-type="float" office:value="1.6436829">
                <text:p>1.6436829</text:p>
              </table:table-cell>
              <table:table-cell office:value-type="float" office:value="0.0585738">
                <text:p>0.0585738</text:p>
              </table:table-cell>
              <table:table-cell office:value-type="float" office:value="0.0000131">
                <text:p>0.0000131</text:p>
              </table:table-cell>
              <table:table-cell office:value-type="float" office:value="0.0000938">
                <text:p>0.0000938</text:p>
              </table:table-cell>
              <table:table-cell office:value-type="float" office:value="0.0000969">
                <text:p>0.000096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81">
                <text:p>0.0000181</text:p>
              </table:table-cell>
              <table:table-cell office:value-type="float" office:value="0.0001771">
                <text:p>0.0001771</text:p>
              </table:table-cell>
              <table:table-cell office:value-type="float" office:value="0.0001857">
                <text:p>0.0001857</text:p>
              </table:table-cell>
              <table:table-cell office:value-type="float" office:value="0.0000087">
                <text:p>0.000008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100108">
                <text:p>0.0100108</text:p>
              </table:table-cell>
              <table:table-cell office:value-type="float" office:value="0.0106986">
                <text:p>0.0106986</text:p>
              </table:table-cell>
              <table:table-cell office:value-type="float" office:value="0.0108141">
                <text:p>0.0108141</text:p>
              </table:table-cell>
              <table:table-cell office:value-type="float" office:value="0.0144283">
                <text:p>0.0144283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479">
                <text:p>0.0000479</text:p>
              </table:table-cell>
              <table:table-cell office:value-type="float" office:value="0.0000487">
                <text:p>0.0000487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116172">
                <text:p>0.0116172</text:p>
              </table:table-cell>
              <table:table-cell office:value-type="float" office:value="0.3385377">
                <text:p>0.3385377</text:p>
              </table:table-cell>
              <table:table-cell office:value-type="float" office:value="0.3247494">
                <text:p>0.3247494</text:p>
              </table:table-cell>
              <table:table-cell office:value-type="float" office:value="0.0109366">
                <text:p>0.0109366</text:p>
              </table:table-cell>
              <table:table-cell office:value-type="float" office:value="0.7441958">
                <text:p>0.7441958</text:p>
              </table:table-cell>
              <table:table-cell office:value-type="float" office:value="1.790544">
                <text:p>1.790544</text:p>
              </table:table-cell>
              <table:table-cell office:value-type="float" office:value="1.8275907">
                <text:p>1.8275907</text:p>
              </table:table-cell>
              <table:table-cell office:value-type="float" office:value="0.0644816">
                <text:p>0.0644816</text:p>
              </table:table-cell>
              <table:table-cell office:value-type="float" office:value="0.0000139">
                <text:p>0.0000139</text:p>
              </table:table-cell>
              <table:table-cell office:value-type="float" office:value="0.0000998">
                <text:p>0.0000998</text:p>
              </table:table-cell>
              <table:table-cell office:value-type="float" office:value="0.0001004">
                <text:p>0.0001004</text:p>
              </table:table-cell>
              <table:table-cell office:value-type="float" office:value="0.0000053">
                <text:p>0.0000053</text:p>
              </table:table-cell>
              <table:table-cell office:value-type="float" office:value="0.0000196">
                <text:p>0.0000196</text:p>
              </table:table-cell>
              <table:table-cell office:value-type="float" office:value="0.0001864">
                <text:p>0.0001864</text:p>
              </table:table-cell>
              <table:table-cell office:value-type="float" office:value="0.0001932">
                <text:p>0.0001932</text:p>
              </table:table-cell>
              <table:table-cell office:value-type="float" office:value="0.0000088">
                <text:p>0.00000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05062">
                <text:p>0.0105062</text:p>
              </table:table-cell>
              <table:table-cell office:value-type="float" office:value="0.0112458">
                <text:p>0.0112458</text:p>
              </table:table-cell>
              <table:table-cell office:value-type="float" office:value="0.0113654">
                <text:p>0.0113654</text:p>
              </table:table-cell>
              <table:table-cell office:value-type="float" office:value="0.0151588">
                <text:p>0.015158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549">
                <text:p>0.0000549</text:p>
              </table:table-cell>
              <table:table-cell office:value-type="float" office:value="0.0000509">
                <text:p>0.0000509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122284">
                <text:p>0.0122284</text:p>
              </table:table-cell>
              <table:table-cell office:value-type="float" office:value="0.3737187">
                <text:p>0.3737187</text:p>
              </table:table-cell>
              <table:table-cell office:value-type="float" office:value="0.359191">
                <text:p>0.359191</text:p>
              </table:table-cell>
              <table:table-cell office:value-type="float" office:value="0.0114693">
                <text:p>0.0114693</text:p>
              </table:table-cell>
              <table:table-cell office:value-type="float" office:value="0.8444975">
                <text:p>0.8444975</text:p>
              </table:table-cell>
              <table:table-cell office:value-type="float" office:value="1.984415">
                <text:p>1.984415</text:p>
              </table:table-cell>
              <table:table-cell office:value-type="float" office:value="2.0239525">
                <text:p>2.0239525</text:p>
              </table:table-cell>
              <table:table-cell office:value-type="float" office:value="0.0707076">
                <text:p>0.0707076</text:p>
              </table:table-cell>
              <table:table-cell office:value-type="float" office:value="0.0000146">
                <text:p>0.0000146</text:p>
              </table:table-cell>
              <table:table-cell office:value-type="float" office:value="0.0001063">
                <text:p>0.0001063</text:p>
              </table:table-cell>
              <table:table-cell office:value-type="float" office:value="0.0001071">
                <text:p>0.0001071</text:p>
              </table:table-cell>
              <table:table-cell office:value-type="float" office:value="0.0000056">
                <text:p>0.0000056</text:p>
              </table:table-cell>
              <table:table-cell office:value-type="float" office:value="0.0000208">
                <text:p>0.0000208</text:p>
              </table:table-cell>
              <table:table-cell office:value-type="float" office:value="0.0001997">
                <text:p>0.0001997</text:p>
              </table:table-cell>
              <table:table-cell office:value-type="float" office:value="0.0002064">
                <text:p>0.0002064</text:p>
              </table:table-cell>
              <table:table-cell office:value-type="float" office:value="0.0000098">
                <text:p>0.000009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110217">
                <text:p>0.0110217</text:p>
              </table:table-cell>
              <table:table-cell office:value-type="float" office:value="0.0118037">
                <text:p>0.0118037</text:p>
              </table:table-cell>
              <table:table-cell office:value-type="float" office:value="0.0119184">
                <text:p>0.0119184</text:p>
              </table:table-cell>
              <table:table-cell office:value-type="float" office:value="0.0158787">
                <text:p>0.0158787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554">
                <text:p>0.0000554</text:p>
              </table:table-cell>
              <table:table-cell office:value-type="float" office:value="0.0000534">
                <text:p>0.000053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127982">
                <text:p>0.0127982</text:p>
              </table:table-cell>
              <table:table-cell office:value-type="float" office:value="0.4107424">
                <text:p>0.4107424</text:p>
              </table:table-cell>
              <table:table-cell office:value-type="float" office:value="0.3957854">
                <text:p>0.3957854</text:p>
              </table:table-cell>
              <table:table-cell office:value-type="float" office:value="0.0120085">
                <text:p>0.0120085</text:p>
              </table:table-cell>
              <table:table-cell office:value-type="float" office:value="0.9530803">
                <text:p>0.9530803</text:p>
              </table:table-cell>
              <table:table-cell office:value-type="float" office:value="2.1899806">
                <text:p>2.1899806</text:p>
              </table:table-cell>
              <table:table-cell office:value-type="float" office:value="2.2317832">
                <text:p>2.2317832</text:p>
              </table:table-cell>
              <table:table-cell office:value-type="float" office:value="0.0771765">
                <text:p>0.0771765</text:p>
              </table:table-cell>
              <table:table-cell office:value-type="float" office:value="0.0000153">
                <text:p>0.0000153</text:p>
              </table:table-cell>
              <table:table-cell office:value-type="float" office:value="0.0001131">
                <text:p>0.0001131</text:p>
              </table:table-cell>
              <table:table-cell office:value-type="float" office:value="0.0001146">
                <text:p>0.0001146</text:p>
              </table:table-cell>
              <table:table-cell office:value-type="float" office:value="0.0000058">
                <text:p>0.0000058</text:p>
              </table:table-cell>
              <table:table-cell office:value-type="float" office:value="0.0000193">
                <text:p>0.0000193</text:p>
              </table:table-cell>
              <table:table-cell office:value-type="float" office:value="0.0002105">
                <text:p>0.0002105</text:p>
              </table:table-cell>
              <table:table-cell office:value-type="float" office:value="0.0002174">
                <text:p>0.000217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1152">
                <text:p>0.01152</text:p>
              </table:table-cell>
              <table:table-cell office:value-type="float" office:value="0.0123552">
                <text:p>0.0123552</text:p>
              </table:table-cell>
              <table:table-cell office:value-type="float" office:value="0.0124679">
                <text:p>0.0124679</text:p>
              </table:table-cell>
              <table:table-cell office:value-type="float" office:value="0.0166006">
                <text:p>0.0166006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553">
                <text:p>0.0000553</text:p>
              </table:table-cell>
              <table:table-cell office:value-type="float" office:value="0.0000553">
                <text:p>0.0000553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134016">
                <text:p>0.0134016</text:p>
              </table:table-cell>
              <table:table-cell office:value-type="float" office:value="0.4496722">
                <text:p>0.4496722</text:p>
              </table:table-cell>
              <table:table-cell office:value-type="float" office:value="0.4338844">
                <text:p>0.4338844</text:p>
              </table:table-cell>
              <table:table-cell office:value-type="float" office:value="0.0125506">
                <text:p>0.0125506</text:p>
              </table:table-cell>
              <table:table-cell office:value-type="float" office:value="1.0696977">
                <text:p>1.0696977</text:p>
              </table:table-cell>
              <table:table-cell office:value-type="float" office:value="2.4046365">
                <text:p>2.4046365</text:p>
              </table:table-cell>
              <table:table-cell office:value-type="float" office:value="2.4487681">
                <text:p>2.4487681</text:p>
              </table:table-cell>
              <table:table-cell office:value-type="float" office:value="0.0839179">
                <text:p>0.0839179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1191">
                <text:p>0.0001191</text:p>
              </table:table-cell>
              <table:table-cell office:value-type="float" office:value="0.0001247">
                <text:p>0.0001247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0222">
                <text:p>0.0000222</text:p>
              </table:table-cell>
              <table:table-cell office:value-type="float" office:value="0.0002195">
                <text:p>0.0002195</text:p>
              </table:table-cell>
              <table:table-cell office:value-type="float" office:value="0.0002291">
                <text:p>0.0002291</text:p>
              </table:table-cell>
              <table:table-cell office:value-type="float" office:value="0.0000105">
                <text:p>0.000010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120162">
                <text:p>0.0120162</text:p>
              </table:table-cell>
              <table:table-cell office:value-type="float" office:value="0.0129099">
                <text:p>0.0129099</text:p>
              </table:table-cell>
              <table:table-cell office:value-type="float" office:value="0.0130227">
                <text:p>0.0130227</text:p>
              </table:table-cell>
              <table:table-cell office:value-type="float" office:value="0.0173151">
                <text:p>0.0173151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601">
                <text:p>0.0000601</text:p>
              </table:table-cell>
              <table:table-cell office:value-type="float" office:value="0.000059">
                <text:p>0.000059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140448">
                <text:p>0.0140448</text:p>
              </table:table-cell>
              <table:table-cell office:value-type="float" office:value="0.4904972">
                <text:p>0.4904972</text:p>
              </table:table-cell>
              <table:table-cell office:value-type="float" office:value="0.4742369">
                <text:p>0.4742369</text:p>
              </table:table-cell>
              <table:table-cell office:value-type="float" office:value="0.0130913">
                <text:p>0.0130913</text:p>
              </table:table-cell>
              <table:table-cell office:value-type="float" office:value="1.1953181">
                <text:p>1.1953181</text:p>
              </table:table-cell>
              <table:table-cell office:value-type="float" office:value="2.6297301">
                <text:p>2.6297301</text:p>
              </table:table-cell>
              <table:table-cell office:value-type="float" office:value="2.6700649">
                <text:p>2.6700649</text:p>
              </table:table-cell>
              <table:table-cell office:value-type="float" office:value="0.0910004">
                <text:p>0.0910004</text:p>
              </table:table-cell>
              <table:table-cell office:value-type="float" office:value="0.0000164">
                <text:p>0.0000164</text:p>
              </table:table-cell>
              <table:table-cell office:value-type="float" office:value="0.0001272">
                <text:p>0.0001272</text:p>
              </table:table-cell>
              <table:table-cell office:value-type="float" office:value="0.0001329">
                <text:p>0.0001329</text:p>
              </table:table-cell>
              <table:table-cell office:value-type="float" office:value="0.0000063">
                <text:p>0.0000063</text:p>
              </table:table-cell>
              <table:table-cell office:value-type="float" office:value="0.0000221">
                <text:p>0.0000221</text:p>
              </table:table-cell>
              <table:table-cell office:value-type="float" office:value="0.0002316">
                <text:p>0.0002316</text:p>
              </table:table-cell>
              <table:table-cell office:value-type="float" office:value="0.0002421">
                <text:p>0.0002421</text:p>
              </table:table-cell>
              <table:table-cell office:value-type="float" office:value="0.0000117">
                <text:p>0.000011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125065">
                <text:p>0.0125065</text:p>
              </table:table-cell>
              <table:table-cell office:value-type="float" office:value="0.0134638">
                <text:p>0.0134638</text:p>
              </table:table-cell>
              <table:table-cell office:value-type="float" office:value="0.0135755">
                <text:p>0.0135755</text:p>
              </table:table-cell>
              <table:table-cell office:value-type="float" office:value="0.01804">
                <text:p>0.01804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604">
                <text:p>0.0000604</text:p>
              </table:table-cell>
              <table:table-cell office:value-type="float" office:value="0.0000597">
                <text:p>0.0000597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146354">
                <text:p>0.0146354</text:p>
              </table:table-cell>
              <table:table-cell office:value-type="float" office:value="0.5332314">
                <text:p>0.5332314</text:p>
              </table:table-cell>
              <table:table-cell office:value-type="float" office:value="0.5160182">
                <text:p>0.5160182</text:p>
              </table:table-cell>
              <table:table-cell office:value-type="float" office:value="0.01363">
                <text:p>0.01363</text:p>
              </table:table-cell>
              <table:table-cell office:value-type="float" office:value="1.329413">
                <text:p>1.329413</text:p>
              </table:table-cell>
              <table:table-cell office:value-type="float" office:value="2.8652994">
                <text:p>2.8652994</text:p>
              </table:table-cell>
              <table:table-cell office:value-type="float" office:value="2.9094876">
                <text:p>2.9094876</text:p>
              </table:table-cell>
              <table:table-cell office:value-type="float" office:value="0.0983167">
                <text:p>0.0983167</text:p>
              </table:table-cell>
              <table:table-cell office:value-type="float" office:value="0.0000172">
                <text:p>0.0000172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1347">
                <text:p>0.0001347</text:p>
              </table:table-cell>
              <table:table-cell office:value-type="float" office:value="0.0000066">
                <text:p>0.0000066</text:p>
              </table:table-cell>
              <table:table-cell office:value-type="float" office:value="0.0000202">
                <text:p>0.0000202</text:p>
              </table:table-cell>
              <table:table-cell office:value-type="float" office:value="0.0002445">
                <text:p>0.0002445</text:p>
              </table:table-cell>
              <table:table-cell office:value-type="float" office:value="0.0002581">
                <text:p>0.0002581</text:p>
              </table:table-cell>
              <table:table-cell office:value-type="float" office:value="0.0000112">
                <text:p>0.000011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130045">
                <text:p>0.0130045</text:p>
              </table:table-cell>
              <table:table-cell office:value-type="float" office:value="0.014015">
                <text:p>0.014015</text:p>
              </table:table-cell>
              <table:table-cell office:value-type="float" office:value="0.0141395">
                <text:p>0.0141395</text:p>
              </table:table-cell>
              <table:table-cell office:value-type="float" office:value="0.0187578">
                <text:p>0.018757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661">
                <text:p>0.0000661</text:p>
              </table:table-cell>
              <table:table-cell office:value-type="float" office:value="0.0000633">
                <text:p>0.0000633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152165">
                <text:p>0.0152165</text:p>
              </table:table-cell>
              <table:table-cell office:value-type="float" office:value="0.5779007">
                <text:p>0.5779007</text:p>
              </table:table-cell>
              <table:table-cell office:value-type="float" office:value="0.5602247">
                <text:p>0.5602247</text:p>
              </table:table-cell>
              <table:table-cell office:value-type="float" office:value="0.0141842">
                <text:p>0.0141842</text:p>
              </table:table-cell>
              <table:table-cell office:value-type="float" office:value="1.4731879">
                <text:p>1.4731879</text:p>
              </table:table-cell>
              <table:table-cell office:value-type="float" office:value="3.1113998">
                <text:p>3.1113998</text:p>
              </table:table-cell>
              <table:table-cell office:value-type="float" office:value="3.1548807">
                <text:p>3.1548807</text:p>
              </table:table-cell>
              <table:table-cell office:value-type="float" office:value="0.1059098">
                <text:p>0.1059098</text:p>
              </table:table-cell>
              <table:table-cell office:value-type="float" office:value="0.0000179">
                <text:p>0.0000179</text:p>
              </table:table-cell>
              <table:table-cell office:value-type="float" office:value="0.0001389">
                <text:p>0.0001389</text:p>
              </table:table-cell>
              <table:table-cell office:value-type="float" office:value="0.0001415">
                <text:p>0.0001415</text:p>
              </table:table-cell>
              <table:table-cell office:value-type="float" office:value="0.0000067">
                <text:p>0.0000067</text:p>
              </table:table-cell>
              <table:table-cell office:value-type="float" office:value="0.0000246">
                <text:p>0.0000246</text:p>
              </table:table-cell>
              <table:table-cell office:value-type="float" office:value="0.0002517">
                <text:p>0.0002517</text:p>
              </table:table-cell>
              <table:table-cell office:value-type="float" office:value="0.0002624">
                <text:p>0.000262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134993">
                <text:p>0.0134993</text:p>
              </table:table-cell>
              <table:table-cell office:value-type="float" office:value="0.0145658">
                <text:p>0.0145658</text:p>
              </table:table-cell>
              <table:table-cell office:value-type="float" office:value="0.0146978">
                <text:p>0.0146978</text:p>
              </table:table-cell>
              <table:table-cell office:value-type="float" office:value="0.0194742">
                <text:p>0.0194742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674">
                <text:p>0.0000674</text:p>
              </table:table-cell>
              <table:table-cell office:value-type="float" office:value="0.0000647">
                <text:p>0.0000647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15904">
                <text:p>0.015904</text:p>
              </table:table-cell>
              <table:table-cell office:value-type="float" office:value="0.6244654">
                <text:p>0.6244654</text:p>
              </table:table-cell>
              <table:table-cell office:value-type="float" office:value="0.6057167">
                <text:p>0.6057167</text:p>
              </table:table-cell>
              <table:table-cell office:value-type="float" office:value="0.0147285">
                <text:p>0.0147285</text:p>
              </table:table-cell>
              <table:table-cell office:value-type="float" office:value="1.6262463">
                <text:p>1.6262463</text:p>
              </table:table-cell>
              <table:table-cell office:value-type="float" office:value="3.3669247">
                <text:p>3.3669247</text:p>
              </table:table-cell>
              <table:table-cell office:value-type="float" office:value="3.4136431">
                <text:p>3.4136431</text:p>
              </table:table-cell>
              <table:table-cell office:value-type="float" office:value="0.1137619">
                <text:p>0.1137619</text:p>
              </table:table-cell>
              <table:table-cell office:value-type="float" office:value="0.0000187">
                <text:p>0.0000187</text:p>
              </table:table-cell>
              <table:table-cell office:value-type="float" office:value="0.0001456">
                <text:p>0.0001456</text:p>
              </table:table-cell>
              <table:table-cell office:value-type="float" office:value="0.0001487">
                <text:p>0.000148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255">
                <text:p>0.0000255</text:p>
              </table:table-cell>
              <table:table-cell office:value-type="float" office:value="0.0002618">
                <text:p>0.0002618</text:p>
              </table:table-cell>
              <table:table-cell office:value-type="float" office:value="0.0002747">
                <text:p>0.0002747</text:p>
              </table:table-cell>
              <table:table-cell office:value-type="float" office:value="0.0000128">
                <text:p>0.000012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139967">
                <text:p>0.0139967</text:p>
              </table:table-cell>
              <table:table-cell office:value-type="float" office:value="0.0151166">
                <text:p>0.0151166</text:p>
              </table:table-cell>
              <table:table-cell office:value-type="float" office:value="0.015252">
                <text:p>0.015252</text:p>
              </table:table-cell>
              <table:table-cell office:value-type="float" office:value="0.020212">
                <text:p>0.020212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696">
                <text:p>0.0000696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165734">
                <text:p>0.0165734</text:p>
              </table:table-cell>
              <table:table-cell office:value-type="float" office:value="0.6730001">
                <text:p>0.6730001</text:p>
              </table:table-cell>
              <table:table-cell office:value-type="float" office:value="0.6536048">
                <text:p>0.6536048</text:p>
              </table:table-cell>
              <table:table-cell office:value-type="float" office:value="0.0152684">
                <text:p>0.0152684</text:p>
              </table:table-cell>
              <table:table-cell office:value-type="float" office:value="1.7905419">
                <text:p>1.7905419</text:p>
              </table:table-cell>
              <table:table-cell office:value-type="float" office:value="3.6319015">
                <text:p>3.6319015</text:p>
              </table:table-cell>
              <table:table-cell office:value-type="float" office:value="3.6827123">
                <text:p>3.6827123</text:p>
              </table:table-cell>
              <table:table-cell office:value-type="float" office:value="0.1219498">
                <text:p>0.1219498</text:p>
              </table:table-cell>
              <table:table-cell office:value-type="float" office:value="0.0000194">
                <text:p>0.0000194</text:p>
              </table:table-cell>
              <table:table-cell office:value-type="float" office:value="0.0001537">
                <text:p>0.0001537</text:p>
              </table:table-cell>
              <table:table-cell office:value-type="float" office:value="0.0001582">
                <text:p>0.0001582</text:p>
              </table:table-cell>
              <table:table-cell office:value-type="float" office:value="0.0000072">
                <text:p>0.0000072</text:p>
              </table:table-cell>
              <table:table-cell office:value-type="float" office:value="0.0000391">
                <text:p>0.0000391</text:p>
              </table:table-cell>
              <table:table-cell office:value-type="float" office:value="0.0002748">
                <text:p>0.0002748</text:p>
              </table:table-cell>
              <table:table-cell office:value-type="float" office:value="0.0002888">
                <text:p>0.000288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144986">
                <text:p>0.0144986</text:p>
              </table:table-cell>
              <table:table-cell office:value-type="float" office:value="0.0156717">
                <text:p>0.0156717</text:p>
              </table:table-cell>
              <table:table-cell office:value-type="float" office:value="0.0158145">
                <text:p>0.0158145</text:p>
              </table:table-cell>
              <table:table-cell office:value-type="float" office:value="0.0209372">
                <text:p>0.0209372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735">
                <text:p>0.0000735</text:p>
              </table:table-cell>
              <table:table-cell office:value-type="float" office:value="0.0000698">
                <text:p>0.000069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172543">
                <text:p>0.0172543</text:p>
              </table:table-cell>
              <table:table-cell office:value-type="float" office:value="0.723412">
                <text:p>0.723412</text:p>
              </table:table-cell>
              <table:table-cell office:value-type="float" office:value="0.7028325">
                <text:p>0.7028325</text:p>
              </table:table-cell>
              <table:table-cell office:value-type="float" office:value="0.0158225">
                <text:p>0.0158225</text:p>
              </table:table-cell>
              <table:table-cell office:value-type="float" office:value="1.9630907">
                <text:p>1.9630907</text:p>
              </table:table-cell>
              <table:table-cell office:value-type="float" office:value="3.9093095">
                <text:p>3.9093095</text:p>
              </table:table-cell>
              <table:table-cell office:value-type="float" office:value="3.9771601">
                <text:p>3.9771601</text:p>
              </table:table-cell>
              <table:table-cell office:value-type="float" office:value="0.1303773">
                <text:p>0.1303773</text:p>
              </table:table-cell>
              <table:table-cell office:value-type="float" office:value="0.00002">
                <text:p>0.00002</text:p>
              </table:table-cell>
              <table:table-cell office:value-type="float" office:value="0.0001615">
                <text:p>0.0001615</text:p>
              </table:table-cell>
              <table:table-cell office:value-type="float" office:value="0.0001649">
                <text:p>0.0001649</text:p>
              </table:table-cell>
              <table:table-cell office:value-type="float" office:value="0.0000076">
                <text:p>0.0000076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2864">
                <text:p>0.0002864</text:p>
              </table:table-cell>
              <table:table-cell office:value-type="float" office:value="0.0002981">
                <text:p>0.0002981</text:p>
              </table:table-cell>
              <table:table-cell office:value-type="float" office:value="0.0000143">
                <text:p>0.000014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149978">
                <text:p>0.0149978</text:p>
              </table:table-cell>
              <table:table-cell office:value-type="float" office:value="0.016227">
                <text:p>0.016227</text:p>
              </table:table-cell>
              <table:table-cell office:value-type="float" office:value="0.0163716">
                <text:p>0.0163716</text:p>
              </table:table-cell>
              <table:table-cell office:value-type="float" office:value="0.0216684">
                <text:p>0.0216684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769">
                <text:p>0.0000769</text:p>
              </table:table-cell>
              <table:table-cell office:value-type="float" office:value="0.0000735">
                <text:p>0.0000735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179319">
                <text:p>0.0179319</text:p>
              </table:table-cell>
              <table:table-cell office:value-type="float" office:value="0.7757246">
                <text:p>0.7757246</text:p>
              </table:table-cell>
              <table:table-cell office:value-type="float" office:value="0.7544438">
                <text:p>0.7544438</text:p>
              </table:table-cell>
              <table:table-cell office:value-type="float" office:value="0.0163745">
                <text:p>0.0163745</text:p>
              </table:table-cell>
              <table:table-cell office:value-type="float" office:value="2.1463846">
                <text:p>2.1463846</text:p>
              </table:table-cell>
              <table:table-cell office:value-type="float" office:value="4.1963025">
                <text:p>4.1963025</text:p>
              </table:table-cell>
              <table:table-cell office:value-type="float" office:value="4.2895474">
                <text:p>4.2895474</text:p>
              </table:table-cell>
              <table:table-cell office:value-type="float" office:value="0.1391305">
                <text:p>0.1391305</text:p>
              </table:table-cell>
              <table:table-cell office:value-type="float" office:value="0.0000208">
                <text:p>0.0000208</text:p>
              </table:table-cell>
              <table:table-cell office:value-type="float" office:value="0.0001688">
                <text:p>0.0001688</text:p>
              </table:table-cell>
              <table:table-cell office:value-type="float" office:value="0.0001726">
                <text:p>0.0001726</text:p>
              </table:table-cell>
              <table:table-cell office:value-type="float" office:value="0.0000079">
                <text:p>0.0000079</text:p>
              </table:table-cell>
              <table:table-cell office:value-type="float" office:value="0.0000308">
                <text:p>0.0000308</text:p>
              </table:table-cell>
              <table:table-cell office:value-type="float" office:value="0.0002984">
                <text:p>0.0002984</text:p>
              </table:table-cell>
              <table:table-cell office:value-type="float" office:value="0.000312">
                <text:p>0.000312</text:p>
              </table:table-cell>
              <table:table-cell office:value-type="float" office:value="0.0000144">
                <text:p>0.000014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154994">
                <text:p>0.0154994</text:p>
              </table:table-cell>
              <table:table-cell office:value-type="float" office:value="0.0167851">
                <text:p>0.0167851</text:p>
              </table:table-cell>
              <table:table-cell office:value-type="float" office:value="0.0169321">
                <text:p>0.0169321</text:p>
              </table:table-cell>
              <table:table-cell office:value-type="float" office:value="0.0224013">
                <text:p>0.0224013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755">
                <text:p>0.0000755</text:p>
              </table:table-cell>
              <table:table-cell office:value-type="float" office:value="0.0000775">
                <text:p>0.0000775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18607">
                <text:p>0.018607</text:p>
              </table:table-cell>
              <table:table-cell office:value-type="float" office:value="0.8300783">
                <text:p>0.8300783</text:p>
              </table:table-cell>
              <table:table-cell office:value-type="float" office:value="0.8073949">
                <text:p>0.8073949</text:p>
              </table:table-cell>
              <table:table-cell office:value-type="float" office:value="0.0169162">
                <text:p>0.0169162</text:p>
              </table:table-cell>
              <table:table-cell office:value-type="float" office:value="2.3430286">
                <text:p>2.3430286</text:p>
              </table:table-cell>
              <table:table-cell office:value-type="float" office:value="4.4928273">
                <text:p>4.4928273</text:p>
              </table:table-cell>
              <table:table-cell office:value-type="float" office:value="4.60964">
                <text:p>4.60964</text:p>
              </table:table-cell>
              <table:table-cell office:value-type="float" office:value="0.1481627">
                <text:p>0.1481627</text:p>
              </table:table-cell>
              <table:table-cell office:value-type="float" office:value="0.0000215">
                <text:p>0.0000215</text:p>
              </table:table-cell>
              <table:table-cell office:value-type="float" office:value="0.0001757">
                <text:p>0.0001757</text:p>
              </table:table-cell>
              <table:table-cell office:value-type="float" office:value="0.0001788">
                <text:p>0.0001788</text:p>
              </table:table-cell>
              <table:table-cell office:value-type="float" office:value="0.0000082">
                <text:p>0.0000082</text:p>
              </table:table-cell>
              <table:table-cell office:value-type="float" office:value="0.0000323">
                <text:p>0.0000323</text:p>
              </table:table-cell>
              <table:table-cell office:value-type="float" office:value="0.000309">
                <text:p>0.000309</text:p>
              </table:table-cell>
              <table:table-cell office:value-type="float" office:value="0.0003244">
                <text:p>0.0003244</text:p>
              </table:table-cell>
              <table:table-cell office:value-type="float" office:value="0.0000149">
                <text:p>0.000014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160019">
                <text:p>0.0160019</text:p>
              </table:table-cell>
              <table:table-cell office:value-type="float" office:value="0.0173362">
                <text:p>0.0173362</text:p>
              </table:table-cell>
              <table:table-cell office:value-type="float" office:value="0.0174951">
                <text:p>0.0174951</text:p>
              </table:table-cell>
              <table:table-cell office:value-type="float" office:value="0.0231298">
                <text:p>0.023129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814">
                <text:p>0.0000814</text:p>
              </table:table-cell>
              <table:table-cell office:value-type="float" office:value="0.0000799">
                <text:p>0.0000799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192898">
                <text:p>0.0192898</text:p>
              </table:table-cell>
              <table:table-cell office:value-type="float" office:value="0.8862828">
                <text:p>0.8862828</text:p>
              </table:table-cell>
              <table:table-cell office:value-type="float" office:value="0.86279">
                <text:p>0.86279</text:p>
              </table:table-cell>
              <table:table-cell office:value-type="float" office:value="0.0174673">
                <text:p>0.0174673</text:p>
              </table:table-cell>
              <table:table-cell office:value-type="float" office:value="2.5475972">
                <text:p>2.5475972</text:p>
              </table:table-cell>
              <table:table-cell office:value-type="float" office:value="4.7997985">
                <text:p>4.7997985</text:p>
              </table:table-cell>
              <table:table-cell office:value-type="float" office:value="4.9140155">
                <text:p>4.9140155</text:p>
              </table:table-cell>
              <table:table-cell office:value-type="float" office:value="0.1574109">
                <text:p>0.1574109</text:p>
              </table:table-cell>
              <table:table-cell office:value-type="float" office:value="0.0000222">
                <text:p>0.0000222</text:p>
              </table:table-cell>
              <table:table-cell office:value-type="float" office:value="0.0001836">
                <text:p>0.0001836</text:p>
              </table:table-cell>
              <table:table-cell office:value-type="float" office:value="0.0001872">
                <text:p>0.0001872</text:p>
              </table:table-cell>
              <table:table-cell office:value-type="float" office:value="0.0000083">
                <text:p>0.0000083</text:p>
              </table:table-cell>
              <table:table-cell office:value-type="float" office:value="0.0000291">
                <text:p>0.0000291</text:p>
              </table:table-cell>
              <table:table-cell office:value-type="float" office:value="0.0003209">
                <text:p>0.0003209</text:p>
              </table:table-cell>
              <table:table-cell office:value-type="float" office:value="0.0003397">
                <text:p>0.0003397</text:p>
              </table:table-cell>
              <table:table-cell office:value-type="float" office:value="0.0000152">
                <text:p>0.000015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165018">
                <text:p>0.0165018</text:p>
              </table:table-cell>
              <table:table-cell office:value-type="float" office:value="0.0178931">
                <text:p>0.0178931</text:p>
              </table:table-cell>
              <table:table-cell office:value-type="float" office:value="0.0180588">
                <text:p>0.0180588</text:p>
              </table:table-cell>
              <table:table-cell office:value-type="float" office:value="0.0238591">
                <text:p>0.0238591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805">
                <text:p>0.0000805</text:p>
              </table:table-cell>
              <table:table-cell office:value-type="float" office:value="0.0000821">
                <text:p>0.0000821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199773">
                <text:p>0.0199773</text:p>
              </table:table-cell>
              <table:table-cell office:value-type="float" office:value="0.94443">
                <text:p>0.94443</text:p>
              </table:table-cell>
              <table:table-cell office:value-type="float" office:value="0.9194016">
                <text:p>0.9194016</text:p>
              </table:table-cell>
              <table:table-cell office:value-type="float" office:value="0.0180053">
                <text:p>0.0180053</text:p>
              </table:table-cell>
              <table:table-cell office:value-type="float" office:value="2.7629255">
                <text:p>2.7629255</text:p>
              </table:table-cell>
              <table:table-cell office:value-type="float" office:value="5.1174381">
                <text:p>5.1174381</text:p>
              </table:table-cell>
              <table:table-cell office:value-type="float" office:value="5.2387223">
                <text:p>5.2387223</text:p>
              </table:table-cell>
              <table:table-cell office:value-type="float" office:value="0.1670454">
                <text:p>0.1670454</text:p>
              </table:table-cell>
              <table:table-cell office:value-type="float" office:value="0.0000229">
                <text:p>0.0000229</text:p>
              </table:table-cell>
              <table:table-cell office:value-type="float" office:value="0.0001899">
                <text:p>0.0001899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0086">
                <text:p>0.0000086</text:p>
              </table:table-cell>
              <table:table-cell office:value-type="float" office:value="0.0000319">
                <text:p>0.0000319</text:p>
              </table:table-cell>
              <table:table-cell office:value-type="float" office:value="0.0003338">
                <text:p>0.0003338</text:p>
              </table:table-cell>
              <table:table-cell office:value-type="float" office:value="0.0003429">
                <text:p>0.0003429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169979">
                <text:p>0.0169979</text:p>
              </table:table-cell>
              <table:table-cell office:value-type="float" office:value="0.0184462">
                <text:p>0.0184462</text:p>
              </table:table-cell>
              <table:table-cell office:value-type="float" office:value="0.0186191">
                <text:p>0.0186191</text:p>
              </table:table-cell>
              <table:table-cell office:value-type="float" office:value="0.0245891">
                <text:p>0.0245891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877">
                <text:p>0.0000877</text:p>
              </table:table-cell>
              <table:table-cell office:value-type="float" office:value="0.0000838">
                <text:p>0.0000838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20667">
                <text:p>0.020667</text:p>
              </table:table-cell>
              <table:table-cell office:value-type="float" office:value="1.0044696">
                <text:p>1.0044696</text:p>
              </table:table-cell>
              <table:table-cell office:value-type="float" office:value="0.9785197">
                <text:p>0.9785197</text:p>
              </table:table-cell>
              <table:table-cell office:value-type="float" office:value="0.0185565">
                <text:p>0.0185565</text:p>
              </table:table-cell>
              <table:table-cell office:value-type="float" office:value="2.9901921">
                <text:p>2.9901921</text:p>
              </table:table-cell>
              <table:table-cell office:value-type="float" office:value="5.4458657">
                <text:p>5.4458657</text:p>
              </table:table-cell>
              <table:table-cell office:value-type="float" office:value="5.5729892">
                <text:p>5.5729892</text:p>
              </table:table-cell>
              <table:table-cell office:value-type="float" office:value="0.1769167">
                <text:p>0.1769167</text:p>
              </table:table-cell>
              <table:table-cell office:value-type="float" office:value="0.0000236">
                <text:p>0.0000236</text:p>
              </table:table-cell>
              <table:table-cell office:value-type="float" office:value="0.0001999">
                <text:p>0.0001999</text:p>
              </table:table-cell>
              <table:table-cell office:value-type="float" office:value="0.0002072">
                <text:p>0.0002072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0315">
                <text:p>0.0000315</text:p>
              </table:table-cell>
              <table:table-cell office:value-type="float" office:value="0.000345">
                <text:p>0.000345</text:p>
              </table:table-cell>
              <table:table-cell office:value-type="float" office:value="0.000359">
                <text:p>0.000359</text:p>
              </table:table-cell>
              <table:table-cell office:value-type="float" office:value="0.0000162">
                <text:p>0.000016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175069">
                <text:p>0.0175069</text:p>
              </table:table-cell>
              <table:table-cell office:value-type="float" office:value="0.0190059">
                <text:p>0.0190059</text:p>
              </table:table-cell>
              <table:table-cell office:value-type="float" office:value="0.0191808">
                <text:p>0.0191808</text:p>
              </table:table-cell>
              <table:table-cell office:value-type="float" office:value="0.0253316">
                <text:p>0.0253316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876">
                <text:p>0.0000876</text:p>
              </table:table-cell>
              <table:table-cell office:value-type="float" office:value="0.0000872">
                <text:p>0.0000872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21347">
                <text:p>0.021347</text:p>
              </table:table-cell>
              <table:table-cell office:value-type="float" office:value="1.0664054">
                <text:p>1.0664054</text:p>
              </table:table-cell>
              <table:table-cell office:value-type="float" office:value="1.0387885">
                <text:p>1.0387885</text:p>
              </table:table-cell>
              <table:table-cell office:value-type="float" office:value="0.0190992">
                <text:p>0.0190992</text:p>
              </table:table-cell>
              <table:table-cell office:value-type="float" office:value="3.2287104">
                <text:p>3.2287104</text:p>
              </table:table-cell>
              <table:table-cell office:value-type="float" office:value="5.7844153">
                <text:p>5.7844153</text:p>
              </table:table-cell>
              <table:table-cell office:value-type="float" office:value="5.9236657">
                <text:p>5.9236657</text:p>
              </table:table-cell>
              <table:table-cell office:value-type="float" office:value="0.1870937">
                <text:p>0.1870937</text:p>
              </table:table-cell>
              <table:table-cell office:value-type="float" office:value="0.0000242">
                <text:p>0.0000242</text:p>
              </table:table-cell>
              <table:table-cell office:value-type="float" office:value="0.0002057">
                <text:p>0.0002057</text:p>
              </table:table-cell>
              <table:table-cell office:value-type="float" office:value="0.0002142">
                <text:p>0.0002142</text:p>
              </table:table-cell>
              <table:table-cell office:value-type="float" office:value="0.0000091">
                <text:p>0.0000091</text:p>
              </table:table-cell>
              <table:table-cell office:value-type="float" office:value="0.0000292">
                <text:p>0.0000292</text:p>
              </table:table-cell>
              <table:table-cell office:value-type="float" office:value="0.0003542">
                <text:p>0.0003542</text:p>
              </table:table-cell>
              <table:table-cell office:value-type="float" office:value="0.0003711">
                <text:p>0.0003711</text:p>
              </table:table-cell>
              <table:table-cell office:value-type="float" office:value="0.0000174">
                <text:p>0.000017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18014">
                <text:p>0.018014</text:p>
              </table:table-cell>
              <table:table-cell office:value-type="float" office:value="0.0195642">
                <text:p>0.0195642</text:p>
              </table:table-cell>
              <table:table-cell office:value-type="float" office:value="0.0197497">
                <text:p>0.0197497</text:p>
              </table:table-cell>
              <table:table-cell office:value-type="float" office:value="0.0260642">
                <text:p>0.0260642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922">
                <text:p>0.0000922</text:p>
              </table:table-cell>
              <table:table-cell office:value-type="float" office:value="0.0000902">
                <text:p>0.0000902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220335">
                <text:p>0.0220335</text:p>
              </table:table-cell>
              <table:table-cell office:value-type="float" office:value="1.1303251">
                <text:p>1.1303251</text:p>
              </table:table-cell>
              <table:table-cell office:value-type="float" office:value="1.1016538">
                <text:p>1.1016538</text:p>
              </table:table-cell>
              <table:table-cell office:value-type="float" office:value="0.0196494">
                <text:p>0.0196494</text:p>
              </table:table-cell>
              <table:table-cell office:value-type="float" office:value="3.4794054">
                <text:p>3.4794054</text:p>
              </table:table-cell>
              <table:table-cell office:value-type="float" office:value="6.1338636">
                <text:p>6.1338636</text:p>
              </table:table-cell>
              <table:table-cell office:value-type="float" office:value="6.2841494">
                <text:p>6.2841494</text:p>
              </table:table-cell>
              <table:table-cell office:value-type="float" office:value="0.1974671">
                <text:p>0.1974671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2134">
                <text:p>0.0002134</text:p>
              </table:table-cell>
              <table:table-cell office:value-type="float" office:value="0.0002226">
                <text:p>0.0002226</text:p>
              </table:table-cell>
              <table:table-cell office:value-type="float" office:value="0.0000094">
                <text:p>0.0000094</text:p>
              </table:table-cell>
              <table:table-cell office:value-type="float" office:value="0.0000325">
                <text:p>0.0000325</text:p>
              </table:table-cell>
              <table:table-cell office:value-type="float" office:value="0.0003722">
                <text:p>0.0003722</text:p>
              </table:table-cell>
              <table:table-cell office:value-type="float" office:value="0.0003824">
                <text:p>0.0003824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185276">
                <text:p>0.0185276</text:p>
              </table:table-cell>
              <table:table-cell office:value-type="float" office:value="0.0201228">
                <text:p>0.0201228</text:p>
              </table:table-cell>
              <table:table-cell office:value-type="float" office:value="0.0203093">
                <text:p>0.0203093</text:p>
              </table:table-cell>
              <table:table-cell office:value-type="float" office:value="0.0268125">
                <text:p>0.0268125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945">
                <text:p>0.0000945</text:p>
              </table:table-cell>
              <table:table-cell office:value-type="float" office:value="0.0000918">
                <text:p>0.0000918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227112">
                <text:p>0.0227112</text:p>
              </table:table-cell>
              <table:table-cell office:value-type="float" office:value="1.1961437">
                <text:p>1.1961437</text:p>
              </table:table-cell>
              <table:table-cell office:value-type="float" office:value="1.165592">
                <text:p>1.165592</text:p>
              </table:table-cell>
              <table:table-cell office:value-type="float" office:value="0.0201874">
                <text:p>0.0201874</text:p>
              </table:table-cell>
              <table:table-cell office:value-type="float" office:value="3.7423297">
                <text:p>3.7423297</text:p>
              </table:table-cell>
              <table:table-cell office:value-type="float" office:value="6.4961698">
                <text:p>6.4961698</text:p>
              </table:table-cell>
              <table:table-cell office:value-type="float" office:value="6.6913745">
                <text:p>6.6913745</text:p>
              </table:table-cell>
              <table:table-cell office:value-type="float" office:value="0.2081867">
                <text:p>0.2081867</text:p>
              </table:table-cell>
              <table:table-cell office:value-type="float" office:value="0.0000253">
                <text:p>0.0000253</text:p>
              </table:table-cell>
              <table:table-cell office:value-type="float" office:value="0.0002235">
                <text:p>0.0002235</text:p>
              </table:table-cell>
              <table:table-cell office:value-type="float" office:value="0.0002276">
                <text:p>0.0002276</text:p>
              </table:table-cell>
              <table:table-cell office:value-type="float" office:value="0.0000103">
                <text:p>0.0000103</text:p>
              </table:table-cell>
              <table:table-cell office:value-type="float" office:value="0.0000365">
                <text:p>0.0000365</text:p>
              </table:table-cell>
              <table:table-cell office:value-type="float" office:value="0.0003839">
                <text:p>0.0003839</text:p>
              </table:table-cell>
              <table:table-cell office:value-type="float" office:value="0.000397">
                <text:p>0.000397</text:p>
              </table:table-cell>
              <table:table-cell office:value-type="float" office:value="0.0000167">
                <text:p>0.0000167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190307">
                <text:p>0.0190307</text:p>
              </table:table-cell>
              <table:table-cell office:value-type="float" office:value="0.0206836">
                <text:p>0.0206836</text:p>
              </table:table-cell>
              <table:table-cell office:value-type="float" office:value="0.0208833">
                <text:p>0.0208833</text:p>
              </table:table-cell>
              <table:table-cell office:value-type="float" office:value="0.02754">
                <text:p>0.02754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234036">
                <text:p>0.0234036</text:p>
              </table:table-cell>
              <table:table-cell office:value-type="float" office:value="1.2638788">
                <text:p>1.2638788</text:p>
              </table:table-cell>
              <table:table-cell office:value-type="float" office:value="1.2321767">
                <text:p>1.2321767</text:p>
              </table:table-cell>
              <table:table-cell office:value-type="float" office:value="0.0207311">
                <text:p>0.0207311</text:p>
              </table:table-cell>
              <table:table-cell office:value-type="float" office:value="4.0219752">
                <text:p>4.0219752</text:p>
              </table:table-cell>
              <table:table-cell office:value-type="float" office:value="6.8677731">
                <text:p>6.8677731</text:p>
              </table:table-cell>
              <table:table-cell office:value-type="float" office:value="7.0875319">
                <text:p>7.0875319</text:p>
              </table:table-cell>
              <table:table-cell office:value-type="float" office:value="0.2189682">
                <text:p>0.2189682</text:p>
              </table:table-cell>
              <table:table-cell office:value-type="float" office:value="0.0000263">
                <text:p>0.0000263</text:p>
              </table:table-cell>
              <table:table-cell office:value-type="float" office:value="0.0002287">
                <text:p>0.0002287</text:p>
              </table:table-cell>
              <table:table-cell office:value-type="float" office:value="0.0002389">
                <text:p>0.0002389</text:p>
              </table:table-cell>
              <table:table-cell office:value-type="float" office:value="0.0000097">
                <text:p>0.0000097</text:p>
              </table:table-cell>
              <table:table-cell office:value-type="float" office:value="0.0000497">
                <text:p>0.0000497</text:p>
              </table:table-cell>
              <table:table-cell office:value-type="float" office:value="0.0003956">
                <text:p>0.0003956</text:p>
              </table:table-cell>
              <table:table-cell office:value-type="float" office:value="0.0004158">
                <text:p>0.0004158</text:p>
              </table:table-cell>
              <table:table-cell office:value-type="float" office:value="0.0000182">
                <text:p>0.000018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195373">
                <text:p>0.0195373</text:p>
              </table:table-cell>
              <table:table-cell office:value-type="float" office:value="0.0212429">
                <text:p>0.0212429</text:p>
              </table:table-cell>
              <table:table-cell office:value-type="float" office:value="0.0214562">
                <text:p>0.0214562</text:p>
              </table:table-cell>
              <table:table-cell office:value-type="float" office:value="0.0282756">
                <text:p>0.0282756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997">
                <text:p>0.0000997</text:p>
              </table:table-cell>
              <table:table-cell office:value-type="float" office:value="0.0000958">
                <text:p>0.0000958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240893">
                <text:p>0.0240893</text:p>
              </table:table-cell>
              <table:table-cell office:value-type="float" office:value="1.3335431">
                <text:p>1.3335431</text:p>
              </table:table-cell>
              <table:table-cell office:value-type="float" office:value="1.2998461">
                <text:p>1.2998461</text:p>
              </table:table-cell>
              <table:table-cell office:value-type="float" office:value="0.0212837">
                <text:p>0.0212837</text:p>
              </table:table-cell>
              <table:table-cell office:value-type="float" office:value="4.3104627">
                <text:p>4.3104627</text:p>
              </table:table-cell>
              <table:table-cell office:value-type="float" office:value="7.2494359">
                <text:p>7.2494359</text:p>
              </table:table-cell>
              <table:table-cell office:value-type="float" office:value="7.5242922">
                <text:p>7.5242922</text:p>
              </table:table-cell>
              <table:table-cell office:value-type="float" office:value="0.2300984">
                <text:p>0.2300984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2399">
                <text:p>0.0002399</text:p>
              </table:table-cell>
              <table:table-cell office:value-type="float" office:value="0.0002447">
                <text:p>0.0002447</text:p>
              </table:table-cell>
              <table:table-cell office:value-type="float" office:value="0.0000102">
                <text:p>0.0000102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4053">
                <text:p>0.0004053</text:p>
              </table:table-cell>
              <table:table-cell office:value-type="float" office:value="0.000427">
                <text:p>0.000427</text:p>
              </table:table-cell>
              <table:table-cell office:value-type="float" office:value="0.0000173">
                <text:p>0.000017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200465">
                <text:p>0.0200465</text:p>
              </table:table-cell>
              <table:table-cell office:value-type="float" office:value="0.0217979">
                <text:p>0.0217979</text:p>
              </table:table-cell>
              <table:table-cell office:value-type="float" office:value="0.0220276">
                <text:p>0.0220276</text:p>
              </table:table-cell>
              <table:table-cell office:value-type="float" office:value="0.0290074">
                <text:p>0.0290074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983">
                <text:p>0.0000983</text:p>
              </table:table-cell>
              <table:table-cell office:value-type="float" office:value="0.0001007">
                <text:p>0.0001007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247747">
                <text:p>0.0247747</text:p>
              </table:table-cell>
              <table:table-cell office:value-type="float" office:value="1.4051055">
                <text:p>1.4051055</text:p>
              </table:table-cell>
              <table:table-cell office:value-type="float" office:value="1.3701617">
                <text:p>1.3701617</text:p>
              </table:table-cell>
              <table:table-cell office:value-type="float" office:value="0.0218297">
                <text:p>0.0218297</text:p>
              </table:table-cell>
              <table:table-cell office:value-type="float" office:value="4.6120099">
                <text:p>4.6120099</text:p>
              </table:table-cell>
              <table:table-cell office:value-type="float" office:value="7.6422002">
                <text:p>7.6422002</text:p>
              </table:table-cell>
              <table:table-cell office:value-type="float" office:value="7.9737715">
                <text:p>7.9737715</text:p>
              </table:table-cell>
              <table:table-cell office:value-type="float" office:value="0.2416515">
                <text:p>0.2416515</text:p>
              </table:table-cell>
              <table:table-cell office:value-type="float" office:value="0.0000277">
                <text:p>0.0000277</text:p>
              </table:table-cell>
              <table:table-cell office:value-type="float" office:value="0.0002451">
                <text:p>0.0002451</text:p>
              </table:table-cell>
              <table:table-cell office:value-type="float" office:value="0.0002548">
                <text:p>0.0002548</text:p>
              </table:table-cell>
              <table:table-cell office:value-type="float" office:value="0.0000103">
                <text:p>0.0000103</text:p>
              </table:table-cell>
              <table:table-cell office:value-type="float" office:value="0.0000396">
                <text:p>0.0000396</text:p>
              </table:table-cell>
              <table:table-cell office:value-type="float" office:value="0.0004124">
                <text:p>0.0004124</text:p>
              </table:table-cell>
              <table:table-cell office:value-type="float" office:value="0.0004337">
                <text:p>0.0004337</text:p>
              </table:table-cell>
              <table:table-cell office:value-type="float" office:value="0.0000197">
                <text:p>0.000019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205635">
                <text:p>0.0205635</text:p>
              </table:table-cell>
              <table:table-cell office:value-type="float" office:value="0.022357">
                <text:p>0.022357</text:p>
              </table:table-cell>
              <table:table-cell office:value-type="float" office:value="0.0225902">
                <text:p>0.0225902</text:p>
              </table:table-cell>
              <table:table-cell office:value-type="float" office:value="0.0297389">
                <text:p>0.0297389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007">
                <text:p>0.0001007</text:p>
              </table:table-cell>
              <table:table-cell office:value-type="float" office:value="0.0001021">
                <text:p>0.0001021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254638">
                <text:p>0.0254638</text:p>
              </table:table-cell>
              <table:table-cell office:value-type="float" office:value="1.4786883">
                <text:p>1.4786883</text:p>
              </table:table-cell>
              <table:table-cell office:value-type="float" office:value="1.4414706">
                <text:p>1.4414706</text:p>
              </table:table-cell>
              <table:table-cell office:value-type="float" office:value="0.0223813">
                <text:p>0.0223813</text:p>
              </table:table-cell>
              <table:table-cell office:value-type="float" office:value="4.9313616">
                <text:p>4.9313616</text:p>
              </table:table-cell>
              <table:table-cell office:value-type="float" office:value="8.0413884">
                <text:p>8.0413884</text:p>
              </table:table-cell>
              <table:table-cell office:value-type="float" office:value="8.4047734">
                <text:p>8.4047734</text:p>
              </table:table-cell>
              <table:table-cell office:value-type="float" office:value="0.2533077">
                <text:p>0.2533077</text:p>
              </table:table-cell>
              <table:table-cell office:value-type="float" office:value="0.0000286">
                <text:p>0.0000286</text:p>
              </table:table-cell>
              <table:table-cell office:value-type="float" office:value="0.0002555">
                <text:p>0.0002555</text:p>
              </table:table-cell>
              <table:table-cell office:value-type="float" office:value="0.0002611">
                <text:p>0.0002611</text:p>
              </table:table-cell>
              <table:table-cell office:value-type="float" office:value="0.0000107">
                <text:p>0.0000107</text:p>
              </table:table-cell>
              <table:table-cell office:value-type="float" office:value="0.0000359">
                <text:p>0.0000359</text:p>
              </table:table-cell>
              <table:table-cell office:value-type="float" office:value="0.0004267">
                <text:p>0.0004267</text:p>
              </table:table-cell>
              <table:table-cell office:value-type="float" office:value="0.0004469">
                <text:p>0.0004469</text:p>
              </table:table-cell>
              <table:table-cell office:value-type="float" office:value="0.0000198">
                <text:p>0.000019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210736">
                <text:p>0.0210736</text:p>
              </table:table-cell>
              <table:table-cell office:value-type="float" office:value="0.0229158">
                <text:p>0.0229158</text:p>
              </table:table-cell>
              <table:table-cell office:value-type="float" office:value="0.0231676">
                <text:p>0.0231676</text:p>
              </table:table-cell>
              <table:table-cell office:value-type="float" office:value="0.0304753">
                <text:p>0.0304753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1089">
                <text:p>0.0001089</text:p>
              </table:table-cell>
              <table:table-cell office:value-type="float" office:value="0.0001043">
                <text:p>0.0001043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261455">
                <text:p>0.0261455</text:p>
              </table:table-cell>
              <table:table-cell office:value-type="float" office:value="1.5541302">
                <text:p>1.5541302</text:p>
              </table:table-cell>
              <table:table-cell office:value-type="float" office:value="1.515475">
                <text:p>1.515475</text:p>
              </table:table-cell>
              <table:table-cell office:value-type="float" office:value="0.0229292">
                <text:p>0.0229292</text:p>
              </table:table-cell>
              <table:table-cell office:value-type="float" office:value="5.2608511">
                <text:p>5.2608511</text:p>
              </table:table-cell>
              <table:table-cell office:value-type="float" office:value="8.4536486">
                <text:p>8.4536486</text:p>
              </table:table-cell>
              <table:table-cell office:value-type="float" office:value="8.847035">
                <text:p>8.847035</text:p>
              </table:table-cell>
              <table:table-cell office:value-type="float" office:value="0.2653328">
                <text:p>0.2653328</text:p>
              </table:table-cell>
              <table:table-cell office:value-type="float" office:value="0.0000292">
                <text:p>0.0000292</text:p>
              </table:table-cell>
              <table:table-cell office:value-type="float" office:value="0.0002624">
                <text:p>0.0002624</text:p>
              </table:table-cell>
              <table:table-cell office:value-type="float" office:value="0.0002726">
                <text:p>0.0002726</text:p>
              </table:table-cell>
              <table:table-cell office:value-type="float" office:value="0.0000109">
                <text:p>0.0000109</text:p>
              </table:table-cell>
              <table:table-cell office:value-type="float" office:value="0.0000405">
                <text:p>0.0000405</text:p>
              </table:table-cell>
              <table:table-cell office:value-type="float" office:value="0.0004494">
                <text:p>0.0004494</text:p>
              </table:table-cell>
              <table:table-cell office:value-type="float" office:value="0.0004682">
                <text:p>0.0004682</text:p>
              </table:table-cell>
              <table:table-cell office:value-type="float" office:value="0.0000195">
                <text:p>0.000019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215842">
                <text:p>0.0215842</text:p>
              </table:table-cell>
              <table:table-cell office:value-type="float" office:value="0.0234742">
                <text:p>0.0234742</text:p>
              </table:table-cell>
              <table:table-cell office:value-type="float" office:value="0.0237422">
                <text:p>0.0237422</text:p>
              </table:table-cell>
              <table:table-cell office:value-type="float" office:value="0.0312096">
                <text:p>0.0312096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1051">
                <text:p>0.0001051</text:p>
              </table:table-cell>
              <table:table-cell office:value-type="float" office:value="0.0001076">
                <text:p>0.0001076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268284">
                <text:p>0.0268284</text:p>
              </table:table-cell>
              <table:table-cell office:value-type="float" office:value="1.6314566">
                <text:p>1.6314566</text:p>
              </table:table-cell>
              <table:table-cell office:value-type="float" office:value="1.5904679">
                <text:p>1.5904679</text:p>
              </table:table-cell>
              <table:table-cell office:value-type="float" office:value="0.0234673">
                <text:p>0.0234673</text:p>
              </table:table-cell>
              <table:table-cell office:value-type="float" office:value="5.6039393">
                <text:p>5.6039393</text:p>
              </table:table-cell>
              <table:table-cell office:value-type="float" office:value="8.8744905">
                <text:p>8.8744905</text:p>
              </table:table-cell>
              <table:table-cell office:value-type="float" office:value="9.3090851">
                <text:p>9.3090851</text:p>
              </table:table-cell>
              <table:table-cell office:value-type="float" office:value="0.2774241">
                <text:p>0.2774241</text:p>
              </table:table-cell>
              <table:table-cell office:value-type="float" office:value="0.0000299">
                <text:p>0.0000299</text:p>
              </table:table-cell>
              <table:table-cell office:value-type="float" office:value="0.0002677">
                <text:p>0.0002677</text:p>
              </table:table-cell>
              <table:table-cell office:value-type="float" office:value="0.0002811">
                <text:p>0.0002811</text:p>
              </table:table-cell>
              <table:table-cell office:value-type="float" office:value="0.0000112">
                <text:p>0.0000112</text:p>
              </table:table-cell>
              <table:table-cell office:value-type="float" office:value="0.0000412">
                <text:p>0.0000412</text:p>
              </table:table-cell>
              <table:table-cell office:value-type="float" office:value="0.0004521">
                <text:p>0.0004521</text:p>
              </table:table-cell>
              <table:table-cell office:value-type="float" office:value="0.0004692">
                <text:p>0.0004692</text:p>
              </table:table-cell>
              <table:table-cell office:value-type="float" office:value="0.0000207">
                <text:p>0.0000207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221169">
                <text:p>0.0221169</text:p>
              </table:table-cell>
              <table:table-cell office:value-type="float" office:value="0.0240381">
                <text:p>0.0240381</text:p>
              </table:table-cell>
              <table:table-cell office:value-type="float" office:value="0.0243221">
                <text:p>0.0243221</text:p>
              </table:table-cell>
              <table:table-cell office:value-type="float" office:value="0.0319507">
                <text:p>0.0319507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1105">
                <text:p>0.0001105</text:p>
              </table:table-cell>
              <table:table-cell office:value-type="float" office:value="0.000111">
                <text:p>0.000111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275217">
                <text:p>0.0275217</text:p>
              </table:table-cell>
              <table:table-cell office:value-type="float" office:value="1.7107394">
                <text:p>1.7107394</text:p>
              </table:table-cell>
              <table:table-cell office:value-type="float" office:value="1.6682479">
                <text:p>1.6682479</text:p>
              </table:table-cell>
              <table:table-cell office:value-type="float" office:value="0.0239917">
                <text:p>0.0239917</text:p>
              </table:table-cell>
              <table:table-cell office:value-type="float" office:value="5.9619597">
                <text:p>5.9619597</text:p>
              </table:table-cell>
              <table:table-cell office:value-type="float" office:value="9.3060022">
                <text:p>9.3060022</text:p>
              </table:table-cell>
              <table:table-cell office:value-type="float" office:value="9.783472">
                <text:p>9.783472</text:p>
              </table:table-cell>
              <table:table-cell office:value-type="float" office:value="0.2898913">
                <text:p>0.2898913</text:p>
              </table:table-cell>
              <table:table-cell office:value-type="float" office:value="0.0000305">
                <text:p>0.0000305</text:p>
              </table:table-cell>
              <table:table-cell office:value-type="float" office:value="0.0002779">
                <text:p>0.0002779</text:p>
              </table:table-cell>
              <table:table-cell office:value-type="float" office:value="0.0002826">
                <text:p>0.000282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427">
                <text:p>0.0000427</text:p>
              </table:table-cell>
              <table:table-cell office:value-type="float" office:value="0.0004687">
                <text:p>0.0004687</text:p>
              </table:table-cell>
              <table:table-cell office:value-type="float" office:value="0.0004908">
                <text:p>0.0004908</text:p>
              </table:table-cell>
              <table:table-cell office:value-type="float" office:value="0.0000202">
                <text:p>0.000020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226375">
                <text:p>0.0226375</text:p>
              </table:table-cell>
              <table:table-cell office:value-type="float" office:value="0.0245995">
                <text:p>0.0245995</text:p>
              </table:table-cell>
              <table:table-cell office:value-type="float" office:value="0.024896">
                <text:p>0.024896</text:p>
              </table:table-cell>
              <table:table-cell office:value-type="float" office:value="0.032691">
                <text:p>0.032691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158">
                <text:p>0.0001158</text:p>
              </table:table-cell>
              <table:table-cell office:value-type="float" office:value="0.0001094">
                <text:p>0.0001094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28206">
                <text:p>0.028206</text:p>
              </table:table-cell>
              <table:table-cell office:value-type="float" office:value="1.7918952">
                <text:p>1.7918952</text:p>
              </table:table-cell>
              <table:table-cell office:value-type="float" office:value="1.7469113">
                <text:p>1.7469113</text:p>
              </table:table-cell>
              <table:table-cell office:value-type="float" office:value="0.0245346">
                <text:p>0.0245346</text:p>
              </table:table-cell>
              <table:table-cell office:value-type="float" office:value="6.3343785">
                <text:p>6.3343785</text:p>
              </table:table-cell>
              <table:table-cell office:value-type="float" office:value="9.7513339">
                <text:p>9.7513339</text:p>
              </table:table-cell>
              <table:table-cell office:value-type="float" office:value="10.2757867">
                <text:p>10.2757867</text:p>
              </table:table-cell>
              <table:table-cell office:value-type="float" office:value="0.3027202">
                <text:p>0.3027202</text:p>
              </table:table-cell>
              <table:table-cell office:value-type="float" office:value="0.0000313">
                <text:p>0.0000313</text:p>
              </table:table-cell>
              <table:table-cell office:value-type="float" office:value="0.0002866">
                <text:p>0.0002866</text:p>
              </table:table-cell>
              <table:table-cell office:value-type="float" office:value="0.0002958">
                <text:p>0.0002958</text:p>
              </table:table-cell>
              <table:table-cell office:value-type="float" office:value="0.0000117">
                <text:p>0.0000117</text:p>
              </table:table-cell>
              <table:table-cell office:value-type="float" office:value="0.0000401">
                <text:p>0.0000401</text:p>
              </table:table-cell>
              <table:table-cell office:value-type="float" office:value="0.0004823">
                <text:p>0.0004823</text:p>
              </table:table-cell>
              <table:table-cell office:value-type="float" office:value="0.0004987">
                <text:p>0.0004987</text:p>
              </table:table-cell>
              <table:table-cell office:value-type="float" office:value="0.0000212">
                <text:p>0.000021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231557">
                <text:p>0.0231557</text:p>
              </table:table-cell>
              <table:table-cell office:value-type="float" office:value="0.0251688">
                <text:p>0.0251688</text:p>
              </table:table-cell>
              <table:table-cell office:value-type="float" office:value="0.0254721">
                <text:p>0.0254721</text:p>
              </table:table-cell>
              <table:table-cell office:value-type="float" office:value="0.033432">
                <text:p>0.033432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1191">
                <text:p>0.0001191</text:p>
              </table:table-cell>
              <table:table-cell office:value-type="float" office:value="0.0001144">
                <text:p>0.000114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289031">
                <text:p>0.0289031</text:p>
              </table:table-cell>
              <table:table-cell office:value-type="float" office:value="1.8749922">
                <text:p>1.8749922</text:p>
              </table:table-cell>
              <table:table-cell office:value-type="float" office:value="1.8283956">
                <text:p>1.8283956</text:p>
              </table:table-cell>
              <table:table-cell office:value-type="float" office:value="0.0250777">
                <text:p>0.0250777</text:p>
              </table:table-cell>
              <table:table-cell office:value-type="float" office:value="6.7226519">
                <text:p>6.7226519</text:p>
              </table:table-cell>
              <table:table-cell office:value-type="float" office:value="10.2075405">
                <text:p>10.2075405</text:p>
              </table:table-cell>
              <table:table-cell office:value-type="float" office:value="10.7874024">
                <text:p>10.7874024</text:p>
              </table:table-cell>
              <table:table-cell office:value-type="float" office:value="0.3157473">
                <text:p>0.3157473</text:p>
              </table:table-cell>
              <table:table-cell office:value-type="float" office:value="0.0000316">
                <text:p>0.0000316</text:p>
              </table:table-cell>
              <table:table-cell office:value-type="float" office:value="0.000296">
                <text:p>0.000296</text:p>
              </table:table-cell>
              <table:table-cell office:value-type="float" office:value="0.0003089">
                <text:p>0.0003089</text:p>
              </table:table-cell>
              <table:table-cell office:value-type="float" office:value="0.0000119">
                <text:p>0.0000119</text:p>
              </table:table-cell>
              <table:table-cell office:value-type="float" office:value="0.0000427">
                <text:p>0.0000427</text:p>
              </table:table-cell>
              <table:table-cell office:value-type="float" office:value="0.0005004">
                <text:p>0.0005004</text:p>
              </table:table-cell>
              <table:table-cell office:value-type="float" office:value="0.0005163">
                <text:p>0.0005163</text:p>
              </table:table-cell>
              <table:table-cell office:value-type="float" office:value="0.0000221">
                <text:p>0.000022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236815">
                <text:p>0.0236815</text:p>
              </table:table-cell>
              <table:table-cell office:value-type="float" office:value="0.025736">
                <text:p>0.025736</text:p>
              </table:table-cell>
              <table:table-cell office:value-type="float" office:value="0.026041">
                <text:p>0.026041</text:p>
              </table:table-cell>
              <table:table-cell office:value-type="float" office:value="0.0341705">
                <text:p>0.0341705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1198">
                <text:p>0.000119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295985">
                <text:p>0.0295985</text:p>
              </table:table-cell>
              <table:table-cell office:value-type="float" office:value="1.959978">
                <text:p>1.959978</text:p>
              </table:table-cell>
              <table:table-cell office:value-type="float" office:value="1.9107277">
                <text:p>1.9107277</text:p>
              </table:table-cell>
              <table:table-cell office:value-type="float" office:value="0.0256162">
                <text:p>0.0256162</text:p>
              </table:table-cell>
              <table:table-cell office:value-type="float" office:value="7.1256382">
                <text:p>7.1256382</text:p>
              </table:table-cell>
              <table:table-cell office:value-type="float" office:value="10.6727627">
                <text:p>10.6727627</text:p>
              </table:table-cell>
              <table:table-cell office:value-type="float" office:value="11.3063303">
                <text:p>11.3063303</text:p>
              </table:table-cell>
              <table:table-cell office:value-type="float" office:value="0.3290051">
                <text:p>0.3290051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3049">
                <text:p>0.0003049</text:p>
              </table:table-cell>
              <table:table-cell office:value-type="float" office:value="0.0003154">
                <text:p>0.0003154</text:p>
              </table:table-cell>
              <table:table-cell office:value-type="float" office:value="0.0000123">
                <text:p>0.0000123</text:p>
              </table:table-cell>
              <table:table-cell office:value-type="float" office:value="0.0000452">
                <text:p>0.0000452</text:p>
              </table:table-cell>
              <table:table-cell office:value-type="float" office:value="0.0005117">
                <text:p>0.0005117</text:p>
              </table:table-cell>
              <table:table-cell office:value-type="float" office:value="0.000529">
                <text:p>0.000529</text:p>
              </table:table-cell>
              <table:table-cell office:value-type="float" office:value="0.0000225">
                <text:p>0.000022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242013">
                <text:p>0.0242013</text:p>
              </table:table-cell>
              <table:table-cell office:value-type="float" office:value="0.0263076">
                <text:p>0.0263076</text:p>
              </table:table-cell>
              <table:table-cell office:value-type="float" office:value="0.0266181">
                <text:p>0.0266181</text:p>
              </table:table-cell>
              <table:table-cell office:value-type="float" office:value="0.0349138">
                <text:p>0.034913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234">
                <text:p>0.0001234</text:p>
              </table:table-cell>
              <table:table-cell office:value-type="float" office:value="0.0001213">
                <text:p>0.0001213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302833">
                <text:p>0.0302833</text:p>
              </table:table-cell>
              <table:table-cell office:value-type="float" office:value="2.0469178">
                <text:p>2.0469178</text:p>
              </table:table-cell>
              <table:table-cell office:value-type="float" office:value="1.9959489">
                <text:p>1.9959489</text:p>
              </table:table-cell>
              <table:table-cell office:value-type="float" office:value="0.0261606">
                <text:p>0.0261606</text:p>
              </table:table-cell>
              <table:table-cell office:value-type="float" office:value="7.550931">
                <text:p>7.550931</text:p>
              </table:table-cell>
              <table:table-cell office:value-type="float" office:value="11.1500533">
                <text:p>11.1500533</text:p>
              </table:table-cell>
              <table:table-cell office:value-type="float" office:value="11.8290822">
                <text:p>11.8290822</text:p>
              </table:table-cell>
              <table:table-cell office:value-type="float" office:value="0.3427204">
                <text:p>0.3427204</text:p>
              </table:table-cell>
              <table:table-cell office:value-type="float" office:value="0.0000334">
                <text:p>0.0000334</text:p>
              </table:table-cell>
              <table:table-cell office:value-type="float" office:value="0.0003134">
                <text:p>0.0003134</text:p>
              </table:table-cell>
              <table:table-cell office:value-type="float" office:value="0.0003164">
                <text:p>0.0003164</text:p>
              </table:table-cell>
              <table:table-cell office:value-type="float" office:value="0.0000124">
                <text:p>0.0000124</text:p>
              </table:table-cell>
              <table:table-cell office:value-type="float" office:value="0.0000626">
                <text:p>0.0000626</text:p>
              </table:table-cell>
              <table:table-cell office:value-type="float" office:value="0.000521">
                <text:p>0.000521</text:p>
              </table:table-cell>
              <table:table-cell office:value-type="float" office:value="0.0005466">
                <text:p>0.0005466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247255">
                <text:p>0.0247255</text:p>
              </table:table-cell>
              <table:table-cell office:value-type="float" office:value="0.0268853">
                <text:p>0.0268853</text:p>
              </table:table-cell>
              <table:table-cell office:value-type="float" office:value="0.0271901">
                <text:p>0.0271901</text:p>
              </table:table-cell>
              <table:table-cell office:value-type="float" office:value="0.0356544">
                <text:p>0.035654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263">
                <text:p>0.0001263</text:p>
              </table:table-cell>
              <table:table-cell office:value-type="float" office:value="0.0001194">
                <text:p>0.000119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309768">
                <text:p>0.0309768</text:p>
              </table:table-cell>
              <table:table-cell office:value-type="float" office:value="2.1357635">
                <text:p>2.1357635</text:p>
              </table:table-cell>
              <table:table-cell office:value-type="float" office:value="2.0820084">
                <text:p>2.0820084</text:p>
              </table:table-cell>
              <table:table-cell office:value-type="float" office:value="0.0267035">
                <text:p>0.0267035</text:p>
              </table:table-cell>
              <table:table-cell office:value-type="float" office:value="7.9852353">
                <text:p>7.9852353</text:p>
              </table:table-cell>
              <table:table-cell office:value-type="float" office:value="11.6383138">
                <text:p>11.6383138</text:p>
              </table:table-cell>
              <table:table-cell office:value-type="float" office:value="12.4180682">
                <text:p>12.4180682</text:p>
              </table:table-cell>
              <table:table-cell office:value-type="float" office:value="0.3566684">
                <text:p>0.3566684</text:p>
              </table:table-cell>
              <table:table-cell office:value-type="float" office:value="0.0000335">
                <text:p>0.0000335</text:p>
              </table:table-cell>
              <table:table-cell office:value-type="float" office:value="0.0003207">
                <text:p>0.0003207</text:p>
              </table:table-cell>
              <table:table-cell office:value-type="float" office:value="0.0003283">
                <text:p>0.0003283</text:p>
              </table:table-cell>
              <table:table-cell office:value-type="float" office:value="0.0000127">
                <text:p>0.0000127</text:p>
              </table:table-cell>
              <table:table-cell office:value-type="float" office:value="0.0000409">
                <text:p>0.0000409</text:p>
              </table:table-cell>
              <table:table-cell office:value-type="float" office:value="0.0005343">
                <text:p>0.0005343</text:p>
              </table:table-cell>
              <table:table-cell office:value-type="float" office:value="0.0005566">
                <text:p>0.0005566</text:p>
              </table:table-cell>
              <table:table-cell office:value-type="float" office:value="0.0000231">
                <text:p>0.000023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252448">
                <text:p>0.0252448</text:p>
              </table:table-cell>
              <table:table-cell office:value-type="float" office:value="0.0274606">
                <text:p>0.0274606</text:p>
              </table:table-cell>
              <table:table-cell office:value-type="float" office:value="0.027775">
                <text:p>0.027775</text:p>
              </table:table-cell>
              <table:table-cell office:value-type="float" office:value="0.0363969">
                <text:p>0.0363969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1242">
                <text:p>0.0001242</text:p>
              </table:table-cell>
              <table:table-cell office:value-type="float" office:value="0.0001248">
                <text:p>0.0001248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316646">
                <text:p>0.0316646</text:p>
              </table:table-cell>
              <table:table-cell office:value-type="float" office:value="2.2265243">
                <text:p>2.2265243</text:p>
              </table:table-cell>
              <table:table-cell office:value-type="float" office:value="2.1708783">
                <text:p>2.1708783</text:p>
              </table:table-cell>
              <table:table-cell office:value-type="float" office:value="0.0272505">
                <text:p>0.0272505</text:p>
              </table:table-cell>
              <table:table-cell office:value-type="float" office:value="8.436501">
                <text:p>8.436501</text:p>
              </table:table-cell>
              <table:table-cell office:value-type="float" office:value="12.1395314">
                <text:p>12.1395314</text:p>
              </table:table-cell>
              <table:table-cell office:value-type="float" office:value="13.0188575">
                <text:p>13.0188575</text:p>
              </table:table-cell>
              <table:table-cell office:value-type="float" office:value="0.3709586">
                <text:p>0.3709586</text:p>
              </table:table-cell>
              <table:table-cell office:value-type="float" office:value="0.0000348">
                <text:p>0.0000348</text:p>
              </table:table-cell>
              <table:table-cell office:value-type="float" office:value="0.000329">
                <text:p>0.000329</text:p>
              </table:table-cell>
              <table:table-cell office:value-type="float" office:value="0.0003318">
                <text:p>0.0003318</text:p>
              </table:table-cell>
              <table:table-cell office:value-type="float" office:value="0.0000136">
                <text:p>0.0000136</text:p>
              </table:table-cell>
              <table:table-cell office:value-type="float" office:value="0.0000442">
                <text:p>0.0000442</text:p>
              </table:table-cell>
              <table:table-cell office:value-type="float" office:value="0.0005429">
                <text:p>0.0005429</text:p>
              </table:table-cell>
              <table:table-cell office:value-type="float" office:value="0.0005654">
                <text:p>0.0005654</text:p>
              </table:table-cell>
              <table:table-cell office:value-type="float" office:value="0.0000238">
                <text:p>0.00002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